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31.999cm"/>
    </style:style>
    <style:style style:name="co3" style:family="table-column">
      <style:table-column-properties fo:break-before="auto" style:column-width="7.597cm"/>
    </style:style>
    <style:style style:name="co4" style:family="table-column">
      <style:table-column-properties fo:break-before="auto" style:column-width="9.23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3.567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3.431cm"/>
    </style:style>
    <style:style style:name="co10" style:family="table-column">
      <style:table-column-properties fo:break-before="auto" style:column-width="3.321cm"/>
    </style:style>
    <style:style style:name="co11" style:family="table-column">
      <style:table-column-properties fo:break-before="auto" style:column-width="34.258cm"/>
    </style:style>
    <style:style style:name="co12" style:family="table-column">
      <style:table-column-properties fo:break-before="auto" style:column-width="6.699cm"/>
    </style:style>
    <style:style style:name="co13" style:family="table-column">
      <style:table-column-properties fo:break-before="auto" style:column-width="3.812cm"/>
    </style:style>
    <style:style style:name="co14" style:family="table-column">
      <style:table-column-properties fo:break-before="auto" style:column-width="2.514cm"/>
    </style:style>
    <style:style style:name="co15" style:family="table-column">
      <style:table-column-properties fo:break-before="auto" style:column-width="29.639cm"/>
    </style:style>
    <style:style style:name="co16" style:family="table-column">
      <style:table-column-properties fo:break-before="auto" style:column-width="3.466cm"/>
    </style:style>
    <style:style style:name="co17" style:family="table-column">
      <style:table-column-properties fo:break-before="auto" style:column-width="0.878cm"/>
    </style:style>
    <style:style style:name="co18" style:family="table-column">
      <style:table-column-properties fo:break-before="auto" style:column-width="12.227cm"/>
    </style:style>
    <style:style style:name="co19" style:family="table-column">
      <style:table-column-properties fo:break-before="auto" style:column-width="8.551cm"/>
    </style:style>
    <style:style style:name="co20" style:family="table-column">
      <style:table-column-properties fo:break-before="auto" style:column-width="8.114cm"/>
    </style:style>
    <style:style style:name="co21" style:family="table-column">
      <style:table-column-properties fo:break-before="auto" style:column-width="12.3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rted chromoso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0230940107675851" calcext:value-type="float">
            <text:p>0,02309401076758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0230940107675851" calcext:value-type="float">
            <text:p>0,02309401076758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4" calcext:value-type="float">
            <text:p>0,0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1,-2,-2,2,-3,-1,2,1,-1,2,-1,-3,2,0,-1,-2,-2,-1,2,-1,0,-3,2,1,1,-1,-2,-3,-2,-3,0,-2,-2,2,-2,1,1,0,0,2,-2,1,-1,-3,-1,2,-1,-3,-1,-1,0,2,-1,1,-2,-2,2,-3,1,2,-3,1,1,-3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0565685424949239" calcext:value-type="float">
            <text:p>0,0565685424949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653197264742182" calcext:value-type="float">
            <text:p>0,06531972647421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3,-1,1,-1,-3,2,-2,1,0,-2,2,1,0,0,-3,0,2,1,-3,1,0,0,2,-1,-3,-1,-1,0,-3,1,1,-2,-2,1,-3,1,2,-3,1,1,-1,0,0,1,2,-3,2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692820323027552" calcext:value-type="float">
            <text:p>0,06928203230275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-2,0,-3,1,-3,2,-1,1,-1,-2,2,-2,1,0,-2,2,-1,0,2,-1,0,-2,1,-3,1,0,-1,2,-1,-2,-1,-1,0,2,-2,1,-3,-2,2,-3,1,2,-3,1,1,-1,0,0,1,2,-3,2]</text:p>
          </table:table-cell>
          <table:table-cell office:value-type="float" office:value="0.0692820323027552" calcext:value-type="float">
            <text:p>0,06928203230275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765941686205071" calcext:value-type="float">
            <text:p>0,07659416862050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08" calcext:value-type="float">
            <text:p>0,0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0800000000000001" calcext:value-type="float">
            <text:p>0,0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-1,-1,1,-1,0,1,0,-3,1,-3,2,-1,1,-1,-2,2,-2,1,0,-2,2,-1,0,2,-1,0,0,1,-3,1,0,0,2,-1,-3,-1,-2,-1,1,2,0,-3,1,1,-1,1,-3,-3,1,-2,-1,1,1,-3,-3,2,0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1,3,-1,2,1,-1,-2,-3,-3,2,0,-1,-2,-2,2,2,-1,0,-2,-3,2,-1,1,-1,-3,2,-2,1,0,-2,2,1,0,1,3,0,-3,1,-3,1,0,0,2,-1,-3,-1,-1,0,-3,1,1,-2,-2,1,-3,1,1,-3,1,1,-1,-1,0,1,2,-3,2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-1,2,-1,-2,-1,-1,0,2,-2,1,-3,-2,2,-3,1,2,-3,1,1,-1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-2,-1,2,-1,-3,-1,-1,0,2,-1,1,-2,-2,1,-3,1,2,-3,1,1,-1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864098759787716" calcext:value-type="float">
            <text:p>0,08640987597877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1,-3,-3,2,0,-1,-2,-1,0,-2,0,-3,1,-2,2,-1,1,-1,-2,2,-2,1,0,-2,2,-1,0,2,-1,0,2,1,-3,1,0,0,2,-1,-3,3,-1,0,-3,1,1,-2,-2,1,-3,1,2,-3,1,1,-1,0,0,1,2,-3,2]</text:p>
          </table:table-cell>
          <table:table-cell office:value-type="float" office:value="0.0952190457139046" calcext:value-type="float">
            <text:p>0,09521904571390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1,-3,1,2,-3,1,1,-1,0,0,1,2,-3,2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1,-3,2,-2,3,-1,2,1,1,-2,-3,-3,2,1,-1,-2,-2,2,2,0,-3,1,-3,2,-1,1,-1,-2,2,-2,0,0,-2,2,-1,0,2,-1,0,-2,1,-3,1,0,-1,2,-1,-2,-1,-1,0,2,-2,1,-3,-2,2,-3,1,2,-3,1,1,-3,0,0,1,2,-3,2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3,-2,-3,-3,2,0,-1,-2,-2,2,2,-1,0,1,-3,2,-1,1,-1,-3,2,-2,1,0,-2,2,1,0,0,-3,0,2,1,-3,1,0,0,2,-1,-3,-1,-1,0,-3,1,1,-2,-2,1,-3,1,2,-3,1,1,-1,0,0,1,2,-3,2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0979795897113271" calcext:value-type="float">
            <text:p>0,09797958971132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1,-1,2,1,-1,-2,-3,-3,2,-1,-1,1,-1,0,1,0,-3,1,-3,2,-1,1,-1,-2,2,-2,1,0,-2,2,-1,0,2,-1,2,0,1,-3,1,0,-1,2,-1,-3,-1,-1,0,2,-1,1,-2,-2,2,-3,1,2,-3,1,1,-3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2,-2,-1,-3,2,-2,-1,2,-2,1,-1,-3,2,-1,1,2,-3,0,-2,0,-2,-2,0,-1,2,2,0,0,1,-3,2,1,-3,1,0,0,2,-1,-3,-1,-1,0,-3,1,1,-2,-2,1,-3,1,2,-3,1,1,-1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-1,2,-1,-2,-1,-1,0,2,-2,1,-3,-2,2,-3,1,2,-3,1,1,-1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00664459136943" calcext:value-type="float">
            <text:p>0,10066445913694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00664459136943" calcext:value-type="float">
            <text:p>0,10066445913694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1,0,2,-1,0,1,-3,2,-1,1,-1,-2,2,-2,1,0,-2,2,1,0,0,-3,0,2,1,-3,1,0,0,2,-1,-3,-1,-1,0,-3,1,1,-2,-2,1,-3,1,2,-3,1,1,-1,0,0,1,2,-3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3,0,-1,2,2,0,0,1,-3,-1,-1,2,-2,-2,2,0,-3,-3,-1,-2,-1,1,2,0,3,1,1,-2,-3,-3,-2,1,3,-1,1,1,-3,-3,2,0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3,-2,-3,-3,2,0,-1,-2,-2,2,2,-1,0,1,-3,2,-1,1,-1,-3,2,-2,1,0,-2,2,1,0,0,-3,0,2,1,-3,1,0,0,2,-1,-3,-1,-1,0,-3,1,1,-2,-2,1,-3,1,2,-3,1,1,-1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1,-3,2,-2,3,-1,2,1,1,-2,-3,-3,2,1,-1,-2,-2,2,2,0,-3,1,-3,2,-1,1,-1,-2,2,-2,0,0,-2,2,-1,0,2,-1,0,-2,1,-3,1,0,-1,2,-1,-2,-1,-1,0,2,-2,1,-3,-2,2,-3,1,2,-3,1,1,-3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08320512061813" calcext:value-type="float">
            <text:p>0,10832051206181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08320512061813" calcext:value-type="float">
            <text:p>0,10832051206181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1,2,-1,1,1,-3,1,0,-1,-3,0,2,2,0,-1,-2,-2,-1,2,-1,2,-2,0,1,-1,1,1,1,-3,-1,2,1,2,-3,0,-1,-2,0,-2,-3,2,-3,-3,2,1,2,1,-3,-2,-1,0,0,-2,2,-2,-3,2,-1,0,-3,2,-2,1,2,-2,2,1,-3,0,-1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2,2,-2,1,0,-2,2,1,0,0,-3,0,2,1,-3,1,0,0,2,-1,-3,-1,-1,0,-3,1,1,-2,-2,1,-3,1,2,-3,1,1,-1,0,0,1,2,-3,2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0,-3,1,-3,1,-3,1,1,2,-2,-1,-3,2,-2,-1,0,0,1,0,-3,1,-3,2,-1,1,-1,-2,2,-2,1,0,-2,2,1,0,0,1,-3,-1,-1,2,-2,-2,2,0,1,-3,-1,-2,-1,1,2,0,3,1,1,-1,-3,1,-2,1,3,-1,1,1,-3,-3,2,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-2,-2,3,-1,2,1,-2,-2,-3,-3,2,0,-1,-2,-2,2,2,-1,0,1,-3,2,-1,0,-1,-3,2,-2,-2,0,-2,2,1,0,0,-3,0,2,1,-3,1,0,0,2,-1,-3,-1,-1,0,-3,1,1,-2,-2,1,-3,1,2,-3,1,1,-1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2,-3,1,2,-3,1,1,-3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2" calcext:value-type="float">
            <text:p>0,1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3,-1,0,-2,0,-3,1,-2,2,-1,1,-1,-2,2,-2,1,0,-2,2,-1,0,2,-1,0,0,1,-3,1,0,-1,2,-1,-3,-1,-1,0,2,-1,1,-2,-2,2,-3,1,2,-3,1,1,-3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1,-3,-3,2,0,-1,-2,-1,0,-2,0,-3,1,-2,2,-1,1,-1,-2,2,-2,1,0,-2,2,-1,0,2,-1,0,2,1,-3,1,0,0,2,-1,-3,3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-1,2,-3,-2,-3,-2,-1,-2,-2,2,-3,-1,2,1,-1,2,-1,-3,2,0,-1,-2,-2,-1,2,-1,0,-3,2,0,1,-1,-2,-3,-2,-3,-2,0,-1,2,2,0,0,1,-3,-1,-1,2,-2,-2,2,0,-3,-3,-1,-2,-1,1,2,0,3,1,1,-1,-3,-3,-2,1,3,-1,1,1,-3,-3,2,0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3,2,-3,-2,1,-2,-3,-3,2,-2,0,-1,2,1,-1,-2,-3,-3,0,-1,-1,1,-1,0,1,-1,-3,1,-3,2,-1,1,-1,-2,2,-2,1,0,-2,2,-1,0,2,-1,0,0,1,-3,1,0,-1,2,-1,-3,-1,-1,0,2,-1,1,-2,-2,2,-3,1,2,-3,-1,1,-3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30639452948436" calcext:value-type="float">
            <text:p>0,13063945294843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-1,0,1,0,-3,1,-3,2,-1,1,-1,-2,2,-2,1,0,-2,2,1,0,0,1,-3,-1,-1,2,-2,-2,2,0,-3,-3,-1,-2,-1,1,2,0,3,1,1,-1,-3,-3,-2,1,3,-1,1,1,-3,-3,2,0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1,-3,1,2,-3,1,1,-1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-2,-2,2,2,1,0,1,-3,2,-1,1,-1,-3,2,-2,1,0,-2,2,1,0,0,-3,0,2,1,-3,1,0,0,2,-1,-3,-1,-1,0,-3,1,1,-2,-2,1,-3,1,2,-3,1,1,-1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1,-3,1,0,-1,2,-1,-3,-1,-1,0,2,-1,1,-2,-2,2,-3,1,2,-3,1,1,-3,1,1,-3,-3,2,0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-1,2,-3,-2,-3,-2,1,-2,-3,1,-3,1,-3,1,1,2,-2,-1,-3,2,-2,-1,2,-2,1,-1,-3,2,-1,1,1,-1,-2,-3,-2,-3,-2,0,-1,2,2,0,0,1,-3,-1,-1,2,-2,-2,2,0,-3,-3,-1,-2,-1,1,2,0,3,1,1,-1,-3,-3,-2,1,3,-1,1,1,-3,-3,2,0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0,-3,1,-3,1,-3,1,1,2,-2,-1,-3,2,-2,-1,0,0,1,0,-3,1,-3,2,-1,1,-1,-2,2,-2,1,0,-2,2,1,0,0,1,-3,-1,-1,2,-2,-2,2,0,1,-3,-1,-2,-1,1,2,0,3,1,1,-1,-3,1,-2,1,3,-1,1,1,-3,-3,2,1]</text:p>
          </table:table-cell>
          <table:table-cell office:value-type="float" office:value="0.134660065844828" calcext:value-type="float">
            <text:p>0,13466006584482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2,3,-1,2,1,1,-2,-3,0,2,0,-2,-2,-2,2,2,-1,0,1,-3,2,-1,1,-1,-2,2,-2,1,0,-2,2,1,0,0,-3,0,2,1,-3,1,0,3,2,-1,-3,-1,-1,0,-3,1,1,-2,-2,0,-1,1,2,-3,1,1,-1,0,0,1,2,-3,2]</text:p>
          </table:table-cell>
          <table:table-cell office:value-type="float" office:value="0.134660065844828" calcext:value-type="float">
            <text:p>0,13466006584482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34660065844828" calcext:value-type="float">
            <text:p>0,1346600658448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-1,2,-1,-2,-1,-1,0,2,-2,1,-3,-2,2,-3,1,2,-3,1,1,-1,0,0,1,2,-3,2]</text:p>
          </table:table-cell>
          <table:table-cell office:value-type="float" office:value="0.134660065844828" calcext:value-type="float">
            <text:p>0,13466006584482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36626010212795" calcext:value-type="float">
            <text:p>0,1366260102127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-1,2,-1,-2,-1,-1,0,2,-2,1,-3,-2,2,-3,1,2,-3,1,1,-1,0,0,1,2,-3,2]</text:p>
          </table:table-cell>
          <table:table-cell office:value-type="float" office:value="0.136626010212795" calcext:value-type="float">
            <text:p>0,13662601021279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1,-1,2,0,3,-2,-3,-3,2,0,-1,-2,-2,2,2,-1,0,1,-3,2,-1,1,-1,-3,2,-2,1,0,-2,2,1,0,0,-3,0,2,1,-3,1,0,0,2,-1,-3,-2,-1,0,-3,1,1,-1,-2,1,-3,1,2,-3,1,1,-1,0,0,1,2,-3,2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-3,2,-1,-1,1,-1,0,1,0,-3,1,-3,2,-1,1,-1,-2,2,-2,1,0,-2,2,-1,0,2,-2,0,2,1,-3,1,0,-1,2,-1,-3,-1,-1,0,2,-1,1,-2,-2,2,-3,1,1,-3,1,1,-3,0,0,1,2,-3,2]</text:p>
          </table:table-cell>
          <table:table-cell office:value-type="float" office:value="0.14047538337137" calcext:value-type="float">
            <text:p>0,1404753833713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3,2,-3,-2,1,-2,-3,-3,2,-2,0,-1,2,1,-1,-2,-3,-3,0,-1,-1,1,-1,0,1,-1,-3,1,-3,2,-1,1,-1,-2,2,-2,1,0,-2,2,-1,0,2,-1,0,0,1,-3,1,0,-1,2,-1,-3,-1,-1,0,2,-1,1,-2,-2,2,-3,1,2,-3,-1,1,-3,0,0,1,2,-3,2]</text:p>
          </table:table-cell>
          <table:table-cell office:value-type="float" office:value="0.14047538337137" calcext:value-type="float">
            <text:p>0,1404753833713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-3,-2,1,-2,-3,1,-2,1,-3,1,1,2,-2,-1,-3,2,-2,-1,2,3,1,-1,-3,2,-1,1,2,-3,0,-2,0,-2,-2,0,-1,2,2,0,0,1,-3,-1,-1,2,-2,-2,2,0,-3,-3,-1,-2,-1,1,2,-1,3,1,1,-1,-3,-3,-2,1,3,-1,1,1,-3,-3,2,0]</text:p>
          </table:table-cell>
          <table:table-cell office:value-type="float" office:value="0.14047538337137" calcext:value-type="float">
            <text:p>0,1404753833713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3,2,-2,3,-1,2,1,1,-2,-3,-3,2,-1,-1,1,-1,0,1,0,-3,1,-3,2,-1,1,-1,-2,2,-2,1,0,-2,2,-1,0,2,-1,0,0,1,-3,1,0,-1,2,-1,-3,-1,-1,0,2,-1,1,-2,-2,2,-3,1,2,-3,1,1,-3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0,2,0,-3,-3,-1,-2,-1,1,2,0,3,1,1,-1,-3,-3,-2,1,3,-1,1,1,-3,-3,2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-2,-3,-2,-3,0,-2,-2,2,-2,1,1,0,0,-1,-1,2,-2,-2,2,0,-3,-3,-1,-2,-1,1,2,0,3,1,1,-1,-3,-3,-2,1,3,-1,1,1,-3,-3,2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2,1,-2,-2,2,-3,1,2,-3,1,1,-3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3,2,-2,1,-1,-3,2,-1,1,2,-3,0,-2,0,-2,-2,0,-2,2,2,0,0,1,-3,-1,-1,2,-2,-2,2,0,-3,-3,-1,-2,-1,1,2,0,3,1,1,-1,-3,-3,-2,1,3,-1,1,1,-3,-3,2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2,3,-1,2,1,1,-2,-3,0,2,0,-2,-2,-2,2,2,-1,0,1,-3,2,-1,1,-1,-2,2,-2,1,0,-2,2,1,0,0,-3,0,2,1,-3,1,0,3,2,-1,-3,-1,-1,0,-3,1,1,-2,-2,0,-1,1,2,-3,1,1,-1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1,-3,2,1,-2,-2,-3,-3,-3,2,-2,3,-1,2,1,1,-2,-3,-3,2,0,-2,-2,-2,2,2,-1,0,1,-3,2,-1,1,-1,-3,2,-2,1,0,-2,2,1,0,0,-3,0,2,1,-3,1,0,0,2,-1,-3,-1,-1,0,-3,1,1,-2,-2,1,-3,1,2,-3,-1,-1,-1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0,-1,-2,-2,2,2,-1,0,1,-3,2,-1,1,-1,-2,2,-2,1,0,-2,2,1,0,0,-3,-3,-1,-1,2,-2,-2,2,0,-3,-3,-1,-2,-1,-1,2,0,3,1,1,-1,-3,-3,-2,1,3,-1,1,1,-3,-3,2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-1,-3,-1,-1,2,-2,-2,2,0,2,-3,-1,-2,-1,1,2,0,3,1,1,-1,-3,-3,-2,1,3,-1,1,1,-3,-3,2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-1,-1,1,-1,0,1,0,-3,1,-3,2,-1,1,-1,-2,2,-2,1,0,-2,2,1,0,0,1,-3,-1,-1,2,-2,-2,2,0,-3,-3,-1,-2,-1,1,2,0,3,1,1,-1,-3,-3,-2,1,3,-1,1,1,-3,-3,2,0]</text:p>
          </table:table-cell>
          <table:table-cell office:value-type="float" office:value="0.149666295470958" calcext:value-type="float">
            <text:p>0,14966629547095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-3,-2,1,-2,-3,1,-2,1,-3,1,1,2,-2,-1,-3,2,-2,-1,2,3,1,-1,-3,2,-1,1,2,-3,0,-2,0,-2,-2,0,-1,2,2,0,0,1,-3,-1,-1,2,-2,-2,2,0,-3,-3,-1,-2,-1,1,2,-1,3,1,1,-1,-3,-3,-2,1,3,-1,1,1,-3,-3,2,0]</text:p>
          </table:table-cell>
          <table:table-cell office:value-type="float" office:value="0.149666295470958" calcext:value-type="float">
            <text:p>0,14966629547095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1,-3,-3,2,0,-1,-2,-2,2,2,-1,0,1,-3,2,-1,1,-1,-3,2,-2,1,0,-2,2,3,0,0,-3,0,2,1,-3,1,0,0,2,-1,-3,3,-1,0,-3,1,1,-2,-2,1,-3,1,2,-3,1,1,-1,0,0,1,2,-3,2]</text:p>
          </table:table-cell>
          <table:table-cell office:value-type="float" office:value="0.149666295470958" calcext:value-type="float">
            <text:p>0,14966629547095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49666295470958" calcext:value-type="float">
            <text:p>0,14966629547095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49666295470958" calcext:value-type="float">
            <text:p>0,14966629547095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51437555888007" calcext:value-type="float">
            <text:p>0,15143755588800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2,1,1,-2,-2,1,-3,1,2,-3,1,1,-1,0,0,1,2,-3,1]</text:p>
          </table:table-cell>
          <table:table-cell office:value-type="float" office:value="0.151437555888007" calcext:value-type="float">
            <text:p>0,15143755588800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53188337241014" calcext:value-type="float">
            <text:p>0,15318833724101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-2,2,-2,1,0,-2,2,1,0,0,-3,0,2,1,-3,1,0,0,2,-1,-3,-1,-1,0,-3,1,1,-2,-2,1,-3,1,2,-3,1,1,-1,0,0,1,2,-3,2]</text:p>
          </table:table-cell>
          <table:table-cell office:value-type="float" office:value="0.153188337241014" calcext:value-type="float">
            <text:p>0,15318833724101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53188337241014" calcext:value-type="float">
            <text:p>0,15318833724101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-1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2,-2,1,-1,-2,-1,2,2,-1,2,-1,-3,-1,0,-3,-3,-3,-2,2,-3,1,-2,1,-3,-2,0,2,-2,0,1,-2,-1,-2,1,2,1,2,-3,0,0,-1,-3,-3,0,-3,0,2,-1,1,1,-1,0,1,2,1,2,0,1,-2,1,0,0,-2,0,1,2,2,0,1,-1,-2,-3,1,-1,0,1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3,-2,-3,-3,2,0,-1,-2,-2,2,2,-1,0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3,3,-1,2,0,1,-2,-3,-3,2,0,-1,-2,-2,2,2,-1,0,1,-3,2,-1,2,-1,-2,2,-2,1,0,-2,2,1,0,0,-3,0,2,1,-3,1,0,0,2,-1,-3,-1,-1,0,-3,1,1,-2,-2,-1,-3,1,2,-3,1,1,-1,0,0,1,2,-3,2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3,-3,2,-2,3,-1,1,1,1,-2,-3,-3,2,1,-1,-2,-2,2,2,0,-3,1,-3,2,-1,1,-1,-2,2,-2,1,0,-2,2,1,0,0,-3,0,2,1,-3,1,0,2,2,-1,-3,-1,-1,0,-3,1,1,-2,-2,1,-3,1,2,-3,1,-2,-3,0,0,1,2,-3,2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1,1,1,-3,1,-3,-2,-3,1,1,2,-2,-1,-3,2,-2,-1,2,-2,1,-1,-3,2,-1,1,2,-3,-2,-2,0,-2,-2,0,-1,2,2,0,0,1,-3,-1,-1,2,-2,-2,2,0,-3,-3,-1,-2,-1,1,2,0,3,-3,1,-1,-3,-3,-2,1,3,-1,1,1,-3,-3,2,0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3,0,-1,2,2,0,0,1,-3,-1,-1,2,-2,-2,2,0,-3,-3,-1,-2,-1,1,2,0,3,1,1,-2,-3,-3,-2,1,3,-1,1,1,-3,-3,2,0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61658075373095" calcext:value-type="float">
            <text:p>0,1616580753730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1658075373095" calcext:value-type="float">
            <text:p>0,16165807537309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61658075373095" calcext:value-type="float">
            <text:p>0,1616580753730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61658075373095" calcext:value-type="float">
            <text:p>0,16165807537309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-1,-1,1,-1,0,1,0,-3,1,-3,2,-1,1,-1,-2,2,-2,1,0,-2,2,-1,0,2,-1,0,0,1,-3,1,0,0,2,-1,-3,-1,-2,-1,1,2,0,-3,1,1,-1,1,-3,-3,1,-2,-1,1,1,-3,-3,2,0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3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-1,0,0,1,-3,-1,-1,2,-2,-2,2,0,-3,-3,-1,-2,-1,1,2,0,3,1,1,-1,-3,-3,-2,1,3,-1,1,1,-3,-3,2,0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1,-3,-3,-2,-2,3,-1,2,1,1,-2,-3,-3,2,-1,-1,1,-1,0,1,0,-3,1,-3,2,-1,1,-1,-2,2,-2,1,0,-2,2,-1,0,2,-1,0,0,1,-3,1,0,-1,2,-1,-3,-1,-1,0,2,-1,1,-2,-2,2,-3,1,2,-3,1,1,-3,0,0,1,2,-3,2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3,-2,0,-3,-3,2,2,-2,3,-1,2,1,1,-2,-3,-3,2,0,-1,-2,-2,2,2,-1,0,1,-3,2,-1,1,-1,-2,2,-2,1,0,-2,2,1,0,0,-3,0,2,1,-3,1,0,0,2,-1,-3,-1,-1,0,-3,1,1,-2,-2,1,-3,1,2,-3,1,1,-1,0,0,1,2,-3,2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0,-1,-2,-2,2,2,-1,0,1,-3,2,-1,1,-1,-3,2,-2,1,0,-2,2,-1,0,2,-1,0,0,1,-3,1,0,-1,2,-1,-3,-1,-1,0,2,-1,1,-2,-2,1,-3,1,2,-3,1,1,-3,0,0,1,2,-3,2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1,0,0,2,-1,-3,-1,-1,0,-3,1,1,-2,-2,1,-3,1,2,-3,1,1,-1,0,0,1,2,-3,0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1,0,-2,-2,1,-2,-2,2,-3,-1,2,1,-1,2,-1,-3,2,0,-1,-2,-2,-1,2,-1,0,-3,2,1,1,-1,-2,-3,-2,-3,0,-2,-2,2,-2,1,1,0,0,2,-2,1,-1,-3,-1,-3,2,1,-3,-2,0,1,1,-2,-2,-3,1,0,0,1,0,-2,0,2,2,0,0,0,2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-1,1,-2,-2,-3,-3,-3,2,-2,3,-1,2,0,3,-2,-3,-3,2,0,-1,-2,-2,2,2,-1,0,1,-3,2,-1,1,-1,-3,2,-2,1,0,-2,2,1,0,0,-3,0,2,1,-3,1,0,2,2,-1,-3,-1,-1,0,-3,1,1,-2,-2,1,-3,1,2,-3,1,1,-1,0,0,3,2,-3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0,1,1,-1,0,0,-2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-2,-1,2,-1,-3,-1,-1,0,2,-1,1,-2,-2,1,-3,1,2,-3,1,1,-1,0,0,1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3,-3,-3,2,-2,3,-1,2,1,1,-2,-3,-3,2,-1,-1,1,-1,0,1,0,-3,1,-3,2,-1,1,-1,-2,2,-2,1,3,-2,2,1,0,0,-3,0,2,1,-3,1,0,0,2,-1,-3,-1,-1,0,-3,1,1,-2,-2,1,-3,1,2,-3,1,1,-1,0,0,1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1,-3,2,1,-2,-2,-3,-3,-3,2,-2,3,-1,2,0,3,-2,-3,-3,2,0,-1,-2,-2,2,2,-1,0,1,-3,2,-1,1,-1,-3,2,-2,1,0,-2,2,1,0,0,-3,0,2,1,-3,1,0,0,2,-1,-3,-1,-1,0,-3,1,1,-2,-2,1,-3,1,2,-3,-1,-1,-1,0,0,1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0,2,0,-3,-3,-1,-2,-1,1,2,0,3,1,1,-1,-3,-3,-2,1,3,-1,1,1,-3,-3,2,0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172819751957543" calcext:value-type="float">
            <text:p>0,17281975195754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1,1,-2,-2,-3,-3,-3,2,-2,3,-1,2,1,1,-2,-3,-3,2,0,-1,-2,-2,2,2,-1,0,1,-3,2,-1,1,-1,-2,2,-2,1,0,-2,2,1,0,0,-3,0,2,1,-3,1,0,2,2,-1,-3,-1,-1,0,-3,1,1,-2,-2,1,-3,1,2,-3,1,1,-1,0,0,1,2,-3,2]</text:p>
          </table:table-cell>
          <table:table-cell office:value-type="float" office:value="0.172819751957543" calcext:value-type="float">
            <text:p>0,17281975195754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3,2,1,1,-2,-3,-3,2,-1,-1,1,-1,0,1,0,-3,1,1,2,-1,2,-1,-1,2,-2,1,0,-2,2,1,0,0,-3,0,2,1,-3,-2,-2,2,0,0,-3,-1,-2,-1,1,2,0,3,1,-2,-1,-3,-3,-2,1,3,-1,1,1,-3,-3,2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2,0,-1,-2,-2,-1,2,-1,2,-2,0,1,-1,-2,1,1,-3,-1,2,1,2,-3,0,-1,-2,0,-2,-3,2,-3,-3,2,1,2,-3,-3,-2,-1,0,0,-2,2,1,-3,2,-1,0,-3,2,-2,1,2,-2,2,1,-3,0,-1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75878746110306" calcext:value-type="float">
            <text:p>0,17587874611030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0,2,1,-2,-2,-2,-3,-3,2,-2,0,-1,2,1,-1,-2,-3,-3,2,-1,-1,1,-1,0,1,-3,-3,1,-3,2,-1,1,-1,-2,2,-2,1,0,-2,2,-1,0,2,-1,0,0,1,-3,1,0,-1,2,-1,-3,-1,-1,0,2,-1,1,-2,-2,2,-3,1,2,-3,1,1,-3,0,0,1,2,-3,2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1,2,-2,1,-3,1,1,-3,-2,2,2,-2,2,2,-3,-2,-2,2,-2,0,1,-3,2,-3,-3,-2,0,-2,2,-1,-1,-2,-3,0,1,1,0,-3,-2,-1,-1,0,-3,-3,1,0,-1,1,2,-1,0,-2,-1,2,-1,0,2,-3,0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1,1,-3,1,-3,1,1,2,-2,-1,-3,2,-2,-1,2,-2,1,-1,-3,2,-1,1,2,-3,0,-2,0,-2,-2,0,-1,2,2,0,0,1,-3,-1,-1,2,-2,-2,2,0,-3,-3,-1,-2,-1,1,2,0,3,1,1,-1,-3,-3,-2,1,3,-1,1,1,-3,-3,2,0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1,-2,-3,-3,2,-1,-1,1,-1,0,1,0,-3,1,-3,2,-1,2,-1,-2,2,-2,1,0,-2,2,1,0,0,-3,0,2,1,-3,-2,-2,2,0,-3,-3,-1,-2,-1,1,2,0,3,1,-2,-1,-3,-3,-2,1,3,-1,1,1,-3,-3,2,2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0,-1,-2,-2,2,2,-1,0,1,-3,2,-1,1,-1,-2,2,-2,1,0,-2,2,-1,0,2,-1,0,0,1,-3,1,0,-1,2,-1,-3,-1,-1,0,2,-1,1,-2,-2,2,-3,1,2,-3,1,1,-3,0,0,1,2,-3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2,1,-2,-2,-3,-3,-3,2,-2,3,-1,2,1,1,-2,-3,-3,2,-1,-1,1,-1,0,1,0,-3,1,-3,2,-1,1,1,-2,2,-2,1,0,3,2,1,0,0,-3,0,2,1,-3,1,0,-1,2,-1,-3,-1,-1,0,-3,1,1,-2,-2,1,-3,1,2,-3,1,1,-1,0,0,1,2,-3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-2,2,-2,1,0,-2,2,1,0,0,-3,0,2,1,-3,1,0,0,2,-1,-3,-1,-1,0,-3,1,1,-2,-2,1,-3,1,2,-3,1,1,-1,0,0,1,2,-3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-2,-1,2,-1,-3,-1,-1,0,-2,-1,1,-2,-2,1,-3,1,2,-3,1,1,-1,0,0,1,2,1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-3,2,-1,-1,1,-1,0,1,0,-3,1,-3,2,-1,1,-1,-2,2,-2,1,0,-2,2,1,0,0,-3,0,2,1,-3,1,0,0,2,-1,-3,-1,-1,0,-3,1,1,-2,-2,1,-3,1,2,-3,1,1,-1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-2,-1,-2,2,-2,1,0,-2,2,-1,0,2,-1,0,0,1,-3,1,0,-1,2,-1,-3,-1,-1,0,2,-1,1,-2,-2,2,-3,1,2,-3,1,1,-3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3,-1,2,1,1,-2,-3,-3,2,-1,2,1,-1,0,1,0,-3,1,-3,2,-1,1,-1,-2,2,-2,1,0,-2,2,-1,0,2,-1,1,0,2,-3,1,0,-1,2,-1,-3,-1,-1,0,2,-1,1,-2,-2,2,-3,1,1,-3,1,1,-3,0,0,1,2,-3,1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3,2,-3,2,1,-2,-2,-3,-3,-3,2,-2,3,-1,2,1,1,-2,-3,-3,2,0,-1,-2,-2,2,2,-1,0,1,2,2,-1,1,-1,0,2,-2,1,0,-2,2,1,0,0,-3,0,2,1,-3,1,0,0,-3,-1,-3,-1,-1,-2,-3,1,1,-1,-2,1,-3,1,2,-2,0,1,-1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2,-2,-2,2,2,-1,0,1,-3,2,-1,1,-1,-3,2,-2,1,0,-2,2,1,0,0,-3,0,2,1,-3,1,0,0,2,-1,-3,-1,-1,0,-3,1,1,-2,-2,1,-3,1,2,-3,1,1,-1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1,-2,-2,2,2,-1,0,1,-3,2,-1,1,-1,-2,2,-2,1,0,-2,2,1,0,0,-3,0,2,1,-3,1,0,0,2,-1,-3,-1,-1,0,-3,1,1,-2,-2,1,-3,1,2,-3,1,1,-3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-3,1,1,2,-2,-1,-3,2,-2,-1,2,-2,1,-1,-3,2,-1,1,2,-3,0,-2,0,-2,-2,0,-2,2,1,0,0,-3,0,2,1,-3,1,0,0,2,-1,-3,-1,-1,0,-3,1,1,-2,-2,1,-3,1,2,-3,1,1,-1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8475208614068" calcext:value-type="float">
            <text:p>0,1847520861406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3,-1,2,1,1,-2,-3,-3,2,-1,-1,1,-1,0,1,0,-3,1,-3,2,-1,1,-1,-2,2,-2,1,0,-2,2,-1,0,2,-1,0,0,1,-3,1,0,-1,2,-1,-3,-1,-1,0,2,-1,1,-2,-2,2,-3,1,1,-3,1,1,-3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2,0,-1,-2,-2,-1,2,-1,2,-2,0,1,-1,-2,1,1,-3,-1,2,1,2,-3,0,-1,-2,0,-2,-3,2,-3,-3,2,1,2,-3,-3,-2,-1,0,0,-2,2,1,-3,2,-1,0,-3,2,-2,1,2,-2,2,1,-3,0,-1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-2,-2,3,-1,2,1,-2,-2,-3,-3,2,0,-1,-2,-2,2,2,-1,0,1,-3,2,-1,0,-1,-3,2,-2,-2,0,-2,2,1,0,0,-3,0,2,1,-3,1,0,0,2,-1,-3,-1,-1,0,-3,1,1,-2,-2,1,-3,1,2,-3,1,1,-1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1,-2,-2,2,-3,-1,2,1,-1,2,-1,-3,2,0,-1,-2,-2,-1,2,-1,0,-3,2,0,1,-1,-2,-3,-2,-3,0,-2,-2,2,-2,1,1,0,0,2,-2,1,-1,-3,-1,-3,2,1,-3,0,0,1,-2,-1,-2,-3,1,-1,0,1,1,-2,0,2,2,0,0,0,2,2]</text:p>
          </table:table-cell>
          <table:table-cell office:value-type="float" office:value="0.186189867250253" calcext:value-type="float">
            <text:p>0,18618986725025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86189867250253" calcext:value-type="float">
            <text:p>0,18618986725025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-2,-1,-2,-3,1,0,0,1,1,-2,0,2,2,0,0,0,2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0,1,1,-1,0,0,-2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0,-3,1,-3,1,-3,1,1,2,-2,-1,-3,2,-2,-1,0,0,1,0,-3,1,-3,2,-1,1,-1,-2,2,-2,1,0,-2,2,1,0,0,1,-3,-1,-1,2,-2,-2,2,0,1,-3,-1,-2,-1,1,2,0,3,1,1,-1,-3,1,-2,1,3,-1,1,1,-3,-3,2,1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2,-2,-2,0,-1,2,2,0,0,1,-3,-1,-1,2,-2,-2,2,0,-3,-3,-1,-2,-1,1,2,0,3,1,1,-1,-3,-3,-2,1,3,-1,1,1,-3,-3,-3,0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9032625050104" calcext:value-type="float">
            <text:p>0,18903262505010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2,-2,2,0,-1,-2,-2,2,2,-1,0,1,-3,0,2,1,-3,-2,2,-2,1,0,-2,2,1,0,0,-3,0,2,1,-3,1,0,0,2,-1,1,-1,-1,0,-3,2,1,-2,-2,1,-3,3,2,-3,1,1,-1,0,0,1,2,-3,2]</text:p>
          </table:table-cell>
          <table:table-cell office:value-type="float" office:value="0.189032625050104" calcext:value-type="float">
            <text:p>0,18903262505010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0,-2,-2,0,-1,2,-1,0,0,-3,0,2,1,-3,1,0,0,2,-1,-3,-1,-1,0,-3,1,1,-2,-2,1,-3,1,2,-3,1,1,-1,0,0,1,2,-3,2]</text:p>
          </table:table-cell>
          <table:table-cell office:value-type="float" office:value="0.189032625050104" calcext:value-type="float">
            <text:p>0,18903262505010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9032625050104" calcext:value-type="float">
            <text:p>0,18903262505010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89032625050104" calcext:value-type="float">
            <text:p>0,18903262505010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1,-3,-3,2,0,-1,-2,-2,2,2,-1,0,1,-3,2,-1,1,-1,-3,2,-2,1,0,-2,2,3,0,0,-3,0,2,1,-3,1,0,0,2,-1,-3,3,-1,0,-3,1,1,-2,-2,1,-3,1,2,-3,1,1,-1,0,0,1,2,-3,2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-1,-2,-3,-3,2,0,-1,-2,-2,2,2,-1,0,1,-3,2,-1,1,-1,-3,2,-2,1,0,-2,2,1,0,1,-3,0,2,1,-3,1,0,0,2,-1,-3,-1,-1,0,-3,1,1,-2,-2,1,-3,1,2,-3,1,1,-1,-1,0,1,2,-3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1,-3,-3,-2,-2,3,-1,2,1,1,-2,-3,-3,2,0,-1,0,-2,2,2,-1,0,1,-3,2,-1,1,-1,-2,2,-2,1,0,-2,2,1,0,0,-3,0,2,1,-3,1,0,0,2,-1,-3,-1,-1,0,-3,1,1,-2,-2,1,-3,1,2,-3,1,1,-1,0,0,1,2,-3,2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95959179422654" calcext:value-type="float">
            <text:p>0,19595917942265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95959179422654" calcext:value-type="float">
            <text:p>0,19595917942265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-1,-3,-1,-1,2,-2,-2,2,0,2,-3,-1,-2,-1,1,2,0,3,1,1,-1,-3,-3,-2,1,3,-1,1,1,-3,-3,2,0]</text:p>
          </table:table-cell>
          <table:table-cell office:value-type="float" office:value="0.195959179422654" calcext:value-type="float">
            <text:p>0,19595917942265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9731531449265" calcext:value-type="float">
            <text:p>0,1973153144926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9731531449265" calcext:value-type="float">
            <text:p>0,1973153144926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9731531449265" calcext:value-type="float">
            <text:p>0,1973153144926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9731531449265" calcext:value-type="float">
            <text:p>0,1973153144926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9731531449265" calcext:value-type="float">
            <text:p>0,1973153144926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1,-3,-3,2,0,-1,-2,-2,2,2,-1,0,1,-3,2,-1,1,-1,-3,2,-2,1,0,-2,2,1,0,0,-3,0,2,1,-3,1,0,0,2,-1,-3,-1,-1,0,-3,1,1,-2,-2,1,-3,1,2,-3,1,1,-1,0,0,1,2,-3,2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-1,-1,1,-1,0,1,0,-3,1,-3,2,-1,1,-1,-2,2,-2,1,0,-2,2,-1,0,2,-1,0,0,1,-3,1,0,0,2,-1,-3,-1,-2,-1,1,2,0,-3,1,1,-1,1,-3,-3,1,-2,-1,1,1,-3,-3,2,0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2,0,-1,-2,-2,-1,2,-1,2,-2,0,1,-1,-2,1,1,-3,-1,-2,0,-1,2,2,0,0,1,-3,-1,-1,2,-2,-2,2,0,-3,-3,-1,-2,-1,1,2,0,3,1,1,-1,-3,-3,-2,1,3,-1,1,1,-3,-3,2,0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-1,1,3,-1,2,1,1,-2,-3,-3,2,-1,-1,1,-1,0,1,0,-3,1,-3,2,-1,1,-1,-2,2,-2,1,0,-2,2,1,0,0,-3,0,2,1,-1,1,0,0,2,-1,-3,-1,-1,0,-3,1,1,-2,-3,1,-3,1,2,-3,1,1,-1,0,0,1,2,-3,2]</text:p>
          </table:table-cell>
          <table:table-cell office:value-type="float" office:value="0.2" calcext:value-type="float">
            <text:p>0,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" calcext:value-type="float">
            <text:p>0,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" calcext:value-type="float">
            <text:p>0,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3,1,-1,2,1,1,-3,-3,-3,2,0,-1,-2,-2,2,2,-1,0,1,-3,2,-1,1,-1,-3,2,-2,1,0,-2,2,1,0,0,-3,0,2,1,-3,-1,0,0,2,-1,-3,-1,-1,0,-3,1,1,-2,-2,1,-3,1,2,2,1,1,-1,0,0,1,2,-3,2]</text:p>
          </table:table-cell>
          <table:table-cell office:value-type="float" office:value="0.2" calcext:value-type="float">
            <text:p>0,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" calcext:value-type="float">
            <text:p>0,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" calcext:value-type="float">
            <text:p>0,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01328918273887" calcext:value-type="float">
            <text:p>0,20132891827388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01328918273887" calcext:value-type="float">
            <text:p>0,20132891827388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2,2,1,0,-3,1,-3,2,-1,1,-1,-2,2,-2,1,0,-2,2,1,0,0,-3,0,2,1,-3,1,0,0,2,-1,-3,-1,-1,0,-3,1,1,-2,-2,1,-3,1,2,-3,1,1,-1,0,0,1,2,-3,2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0,-1,2,1,-1,-2,-3,-3,2,-1,-1,1,-1,0,1,0,-3,1,-3,2,-1,1,-1,-2,2,-2,1,0,-2,2,-1,0,2,-1,0,0,1,-3,1,0,-1,2,-1,-3,-1,-1,0,2,-1,1,-2,-2,2,-3,1,2,-3,1,1,-3,0,0,1,2,-3,2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-3,-2,1,-2,-3,1,-2,1,-3,1,1,2,-2,-1,-3,2,-2,-1,2,3,1,-1,-3,2,-1,1,2,-3,0,-2,0,-2,-2,0,-1,2,2,0,0,1,-3,-1,-1,2,-2,-2,2,0,-3,-3,-1,-2,-1,1,2,-1,3,1,1,-1,-3,-3,-2,1,3,-1,1,1,-3,-3,2,0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-1,-2,-2,2,-3,-1,2,1,-1,2,-1,-3,2,0,-1,-2,-2,-1,2,-1,0,-3,2,0,2,-3,0,-2,0,-2,-2,0,-1,2,2,0,0,1,-3,-1,-1,2,-2,-2,2,0,-3,-3,-1,-2,-1,1,2,0,3,1,1,-1,-3,-3,-2,1,3,-1,1,1,-3,-3,2,0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206559111797729" calcext:value-type="float">
            <text:p>0,20655911179772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1,-3,1,2,-3,1,1,-3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1,-1,2,0,3,-2,-3,-3,2,0,-1,-2,-2,2,2,-1,0,1,-3,2,-1,1,-1,-3,2,-2,1,0,-2,2,1,0,0,-3,0,2,1,-3,1,0,0,2,-1,-3,-2,-1,0,-3,1,1,-1,-2,1,-3,1,2,-3,1,1,-1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-3,2,-1,-1,-2,-2,-1,2,-1,0,-3,2,0,1,-1,-2,-3,-2,-3,0,-2,-2,2,-2,1,1,0,0,2,-2,1,-1,-3,-1,-3,2,1,-3,0,0,-3,1,1,-2,-2,1,-3,1,2,-3,1,1,-1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1,-3,1,2,-3,1,1,-1,0,0,1,2,-3,2]</text:p>
          </table:table-cell>
          <table:table-cell office:value-type="float" office:value="0.209125161884775" calcext:value-type="float">
            <text:p>0,20912516188477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09125161884775" calcext:value-type="float">
            <text:p>0,20912516188477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09125161884775" calcext:value-type="float">
            <text:p>0,20912516188477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09125161884775" calcext:value-type="float">
            <text:p>0,20912516188477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211660104885167" calcext:value-type="float">
            <text:p>0,21166010488516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11660104885167" calcext:value-type="float">
            <text:p>0,21166010488516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12916258968951" calcext:value-type="float">
            <text:p>0,2129162589689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1,2,-1,1,1,-3,1,0,-1,-3,0,2,2,0,-1,-2,-2,-1,2,-1,2,-2,0,1,-1,1,1,1,-3,-1,2,1,2,-3,0,-1,-2,0,-2,-3,2,-3,-3,2,1,2,1,-3,-2,-1,0,0,-2,2,-2,-3,2,-1,0,-3,2,-2,1,2,-2,2,1,-3,0,-1]</text:p>
          </table:table-cell>
          <table:table-cell office:value-type="float" office:value="0.212916258968951" calcext:value-type="float">
            <text:p>0,21291625896895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1,-1,2,0,3,-2,-3,-3,2,0,-1,-2,-2,2,2,-1,0,1,-3,2,-1,1,-1,-3,2,-2,1,0,-2,2,1,0,0,-3,0,2,1,-3,1,0,0,2,-1,-3,-2,-1,0,-3,1,1,-1,-2,1,-3,1,2,-3,1,1,-1,0,0,1,2,-3,2]</text:p>
          </table:table-cell>
          <table:table-cell office:value-type="float" office:value="0.212916258968951" calcext:value-type="float">
            <text:p>0,21291625896895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3,-2,1,-2,-3,1,-3,1,-3,1,1,2,-2,-1,-3,2,-2,-1,2,-2,1,-1,-3,2,0,1,2,-3,0,-2,0,-2,-2,0,-1,2,2,0,-1,1,-3,-1,-1,2,-2,-2,2,0,-3,-3,-1,-2,-1,1,2,0,3,1,1,-1,-3,-3,-2,1,3,-1,1,1,-3,-3,2,0]</text:p>
          </table:table-cell>
          <table:table-cell office:value-type="float" office:value="0.212916258968951" calcext:value-type="float">
            <text:p>0,21291625896895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0,-2,-2,0,-1,2,-1,0,0,-3,0,2,1,-3,1,0,0,2,-1,-3,-1,-1,0,-3,1,1,-2,-2,1,-3,1,2,-3,1,1,-1,0,0,1,2,-3,2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0,-2,2,1,-2,-2,-3,-3,-3,2,-2,3,-1,2,1,-1,-2,-3,-3,2,0,-1,-2,-2,2,2,-1,0,1,-3,2,-1,1,-1,-2,2,-2,1,0,-2,2,1,0,0,-3,0,2,1,-2,1,0,-2,2,-1,-3,-1,-1,0,-3,1,1,-2,-2,1,-3,1,2,-3,1,2,-1,0,0,1,2,-3,2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-3,-3,2,1,0,2,-2,-1,2,1,-2,0,0,-3,2,0,-1,2,-3,-1,-3,1,-1,1,-2,2,-1,2,-2,0,1,-1,-2,1,1,-3,-1,2,1,-1,-1,1,0,-1,-3,-2,0,1,-1,1,1,-1,-3,-3,-2,-2,1,-3,-1,1,0,0,-2,2,-2,0,-3,-2,-3,1,-1,2,0,2,0,2,-3]</text:p>
          </table:table-cell>
          <table:table-cell office:value-type="float" office:value="0.214165045389454" calcext:value-type="float">
            <text:p>0,21416504538945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16641024123626" calcext:value-type="float">
            <text:p>0,21664102412362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-1,1,3,-1,2,1,1,-2,-3,-3,2,-1,-1,1,-1,0,1,0,-3,1,-3,2,-1,1,-1,-2,2,-2,1,0,-2,2,1,0,0,-3,0,2,1,-1,1,0,0,2,-1,-3,-1,-1,0,-3,1,1,-2,-3,1,-3,1,2,-3,1,1,-1,0,0,1,2,-3,2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1,-1,2,1,-1,-2,-3,-3,2,-1,-1,1,-1,0,1,0,-3,1,-3,2,-1,1,-1,-2,2,-2,1,0,-2,2,-1,0,2,-1,2,0,1,-3,1,0,-1,2,-1,-3,-1,-1,0,2,-1,1,-2,-2,2,-3,1,2,-3,1,1,-3,0,0,1,2,-3,2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-1,2,-2,-2,2,0,-3,-3,-1,-2,-1,1,2,0,3,1,1,-1,-3,-3,-2,1,3,-1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-2,-1,-3,2,-1,1,2,-3,0,-2,0,-2,-2,0,-1,2,2,0,0,1,-3,-1,-2,2,-2,-2,2,0,-3,-2,-1,-2,-1,2,2,0,3,1,1,-1,-3,-3,-2,1,3,-1,1,1,-3,-3,2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0,-2,-3,1,1,0,1,-2,2,-3,-3,0,1,1,-1,-2,-2,-2,2,-2,-2,-2,-1,-2,2,1,0,-2,2,-1,-3,1,0,0,2,-1,-3,-1,-1,0,-3,1,1,-2,-2,1,0,0,1,1,-2,-2,-1,2,-1,0,2,-3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0,-2,2,-3,1,2,1,1,1,-3,0,0,1,2,-3,3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1,0,0,-3,0,2,1,-3,1,0,0,2,-1,-3,-1,-1,0,-3,1,1,-2,-2,1,-3,1,2,-3,1,1,-1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2,3,-1,2,1,1,-2,-3,0,2,0,-2,-2,-2,2,2,-1,0,1,-3,2,-1,1,-1,-2,2,-2,1,0,-2,2,1,0,0,-3,0,2,1,-3,1,0,3,2,-1,-3,-1,-1,0,-3,1,1,-2,-2,0,-1,1,2,-3,1,1,-1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1,1,-2,-2,-3,-3,-3,2,-2,3,-1,2,1,1,-2,-3,-3,2,0,-1,-2,-2,2,2,-1,0,1,-3,2,-1,1,-1,-2,2,-2,1,0,-2,2,1,0,0,-3,0,2,1,-3,1,0,2,2,-1,-3,-1,-1,0,-3,1,1,-2,-2,1,-3,1,2,-3,1,1,-1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0,1,0,-2,-2,1,-3,-2,1,-2,-3,1,-3,1,-3,1,-2,2,-1,-3,2,0,-1,-2,-2,2,2,-1,0,-3,2,-2,2,-3,0,-2,0,-2,-2,0,-1,2,2,0,0,1,-3,-1,-1,3,2,-2,2,0,-3,-3,-1,-2,-1,1,2,0,3,1,1,-1,-3,-3,-2,1,3,-1,1,1,-3,-3,2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20302821891444" calcext:value-type="float">
            <text:p>0,22030282189144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22710574513201" calcext:value-type="float">
            <text:p>0,22271057451320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22710574513201" calcext:value-type="float">
            <text:p>0,22271057451320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0,-1,2,-1,-3,2,0,-1,-2,-2,-1,2,-1,2,-2,0,1,-1,-2,1,1,-3,-1,2,1,-1,-1,1,0,-1,-3,-2,0,1,-1,1,1,-1,-3,-3,-2,-3,-2,0,1,1,-2,-2,-3,1,-1,-3,-3,-2,1,3,-1,1,1,-3,-3,2,0]</text:p>
          </table:table-cell>
          <table:table-cell office:value-type="float" office:value="0.222710574513201" calcext:value-type="float">
            <text:p>0,22271057451320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23904741649955" calcext:value-type="float">
            <text:p>0,22390474164995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0,-1,-2,-2,2,2,-1,0,1,-3,2,-1,1,-1,-3,2,-2,1,0,-2,2,-1,0,2,-1,0,0,1,-3,1,0,-1,2,-1,-3,-1,-1,0,2,-1,1,-2,-2,1,-3,1,2,-3,1,1,-3,0,0,1,2,-3,2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-1,2,-1,-2,-1,-1,0,2,-2,1,-3,-2,2,-3,1,2,-3,1,1,-1,0,0,1,2,-3,2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26274169979695" calcext:value-type="float">
            <text:p>0,2262741699796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26274169979695" calcext:value-type="float">
            <text:p>0,2262741699796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3,0,-1,2,2,0,0,1,-3,-1,-1,2,-2,-2,2,0,-3,-3,-1,-2,-1,1,2,0,3,1,1,-2,-3,-3,-2,1,3,-1,1,1,-3,-3,2,0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3,0,-2,2,1,-3,-2,1,-2,-3,1,-3,1,-3,1,1,2,-3,-3,2,-1,-1,1,-1,0,1,0,-3,1,-3,2,-1,1,-1,-2,2,-2,1,0,-2,2,-1,0,2,-1,0,0,1,-3,1,0,-1,2,-1,-3,-1,-1,0,2,-1,0,3,1,-1,-1,-3,-3,-2,1,3,-1,1,-3,-3,-3,2,0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1,-2,-2,2,-3,-1,2,1,-1,2,-1,-3,2,0,-1,-2,-2,-1,2,-1,0,-3,2,0,1,-1,-2,-3,-2,-3,0,-2,-2,2,-2,1,1,0,0,2,-2,1,-1,-3,-1,-3,2,1,-3,0,0,1,-2,-1,-2,-3,1,-1,0,1,1,-2,0,2,2,0,0,0,2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1,-3,-1,2,1,1,-2,-3,-3,2,0,-1,-2,-2,2,2,-1,0,1,-3,2,-1,1,-1,-2,2,-2,1,0,-2,2,1,0,0,-3,0,2,1,-3,1,0,0,2,-1,-3,-1,-1,0,-3,1,1,-2,-2,1,-3,1,2,-3,1,1,-1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3,2,-3,2,-2,-2,-2,-2,1,-2,-2,2,-3,-1,2,1,-1,2,-1,-3,2,0,-1,-2,-2,-1,2,-1,2,-3,2,1,1,-1,-2,-3,-2,-3,0,-2,-2,2,-2,1,1,0,0,2,-2,1,-1,-3,-1,2,-1,-3,-1,-1,0,2,-1,1,-2,-2,2,-3,1,2,-3,3,1,-3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29782505861521" calcext:value-type="float">
            <text:p>0,22978250586152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0,-2,2,2,-1,0,1,-3,2,-1,1,-1,-2,2,-2,1,0,-2,2,1,0,0,-3,0,2,1,-3,1,0,0,2,-1,-3,-1,-1,0,-3,1,1,-2,-2,1,-3,1,2,-3,1,1,-1,0,0,1,2,-3,2]</text:p>
          </table:table-cell>
          <table:table-cell office:value-type="float" office:value="0.229782505861521" calcext:value-type="float">
            <text:p>0,22978250586152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-3,1,2,-3,1,0,2,2,0,0,0,2,2]</text:p>
          </table:table-cell>
          <table:table-cell office:value-type="float" office:value="0.229782505861521" calcext:value-type="float">
            <text:p>0,22978250586152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-2,-3,-2,-3,0,-2,-2,2,-2,1,1,0,0,-1,-1,2,-2,-2,2,0,-3,-3,-1,-2,-1,1,2,0,3,1,1,-1,-3,-3,-2,1,3,-1,1,1,-3,-3,2,0]</text:p>
          </table:table-cell>
          <table:table-cell office:value-type="float" office:value="0.229782505861521" calcext:value-type="float">
            <text:p>0,22978250586152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-1,2,-3,-2,-3,-2,-1,-2,-2,2,-3,-1,-3,1,-1,2,-1,-3,2,0,-1,-2,-2,-1,2,-1,0,-3,2,0,1,-1,-2,-3,-2,-3,-2,0,-1,2,2,0,0,1,-3,-1,-1,2,-2,-2,2,0,-3,-3,-1,-2,-1,1,2,0,3,1,1,-3,-3,-3,-2,3,3,-1,1,1,-3,-3,2,0]</text:p>
          </table:table-cell>
          <table:table-cell office:value-type="float" office:value="0.229782505861521" calcext:value-type="float">
            <text:p>0,22978250586152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-1,-1,1,-1,0,1,0,-3,1,-3,2,-1,1,-1,-2,2,-2,1,0,-2,2,1,0,0,-3,0,2,1,-3,1,0,0,2,-1,-3,-1,-1,0,-3,1,1,-2,-2,1,-3,1,2,-3,1,1,-1,0,0,1,2,-3,2]</text:p>
          </table:table-cell>
          <table:table-cell office:value-type="float" office:value="0.230358900031719" calcext:value-type="float">
            <text:p>0,23035890003171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094010767585" calcext:value-type="float">
            <text:p>0,2309401076758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3094010767585" calcext:value-type="float">
            <text:p>0,2309401076758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2,3,-3,2,1,1,-2,-3,-3,2,0,-1,-2,-2,2,2,-1,0,1,-3,2,-1,1,-1,-2,2,-2,1,0,-2,2,1,0,0,-3,0,2,1,-3,1,0,0,2,-1,-3,-1,-1,0,-3,1,1,-2,-2,1,-3,1,2,-3,1,1,-1,0,0,1,0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0,1,-3,1,0,-1,2,-1,-3,-1,-1,0,2,-1,1,-2,-2,2,-3,1,2,-3,1,1,-3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1,-3,2,1,-2,-2,-3,-3,-3,2,-2,3,-1,2,1,1,-2,-3,-3,2,0,-2,-2,-2,2,2,-1,0,1,-3,2,-1,1,-1,-3,2,-2,1,0,-2,2,1,0,0,-3,0,2,1,-3,1,0,0,2,-1,-3,-1,-1,0,-3,1,1,-2,-2,1,-3,1,2,-3,-1,-1,-1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1,-1,1,-1,0,1,0,-3,1,-3,2,-1,1,-1,-2,2,-2,1,0,-2,2,-1,0,2,-1,0,0,1,-3,1,0,-1,2,-1,-3,-1,-1,0,2,-1,1,-2,-2,2,-3,1,2,-3,1,1,-3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1,-2,-2,2,2,-1,0,1,-3,2,-1,1,-1,-2,2,-2,1,0,-2,2,1,0,0,-3,0,2,1,-3,1,0,0,2,-1,-3,-1,-1,0,-3,1,1,-2,-2,2,-3,1,2,-3,1,1,-3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1,-2,-3,-3,-3,2,-2,3,-1,2,0,1,-2,-3,-3,2,0,-1,-2,-2,2,2,-1,0,1,-3,2,-1,1,-1,0,-2,-2,1,0,-2,2,1,0,0,-3,0,2,1,-3,1,0,0,2,-1,-3,-1,-1,0,-3,1,1,-2,-2,1,-3,1,2,-3,2,1,-1,0,0,1,2,-3,2]</text:p>
          </table:table-cell>
          <table:table-cell office:value-type="float" office:value="0.233238075793812" calcext:value-type="float">
            <text:p>0,23323807579381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3,0,-1,2,2,0,0,1,-3,-1,-1,2,-2,-2,2,0,-3,-3,-1,-2,-1,1,2,0,3,1,1,-2,-3,-3,-2,1,3,-1,1,1,-3,-3,2,0]</text:p>
          </table:table-cell>
          <table:table-cell office:value-type="float" office:value="0.235513623102076" calcext:value-type="float">
            <text:p>0,23551362310207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-2,-2,2,0,-3,-3,-1,-2,-1,1,2,0,3,1,1,-1,-3,-3,-2,1,3,-1,1,1,-3,-3,2,2]</text:p>
          </table:table-cell>
          <table:table-cell office:value-type="float" office:value="0.235513623102076" calcext:value-type="float">
            <text:p>0,23551362310207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235513623102076" calcext:value-type="float">
            <text:p>0,23551362310207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0,1,0,-3,1,-3,2,-1,1,-1,-2,2,-2,1,0,-2,2,-1,0,2,-1,0,0,1,-3,1,0,-1,2,-1,-3,-1,-1,0,2,-1,1,-2,-2,2,-3,1,2,-3,1,1,-3,1,1,-3,-3,2,0]</text:p>
          </table:table-cell>
          <table:table-cell office:value-type="float" office:value="0.235513623102076" calcext:value-type="float">
            <text:p>0,23551362310207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236643191323985" calcext:value-type="float">
            <text:p>0,23664319132398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6643191323985" calcext:value-type="float">
            <text:p>0,23664319132398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36643191323985" calcext:value-type="float">
            <text:p>0,23664319132398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2,-3,1,2,-3,1,1,-1,0,0,1,2,-3,2]</text:p>
          </table:table-cell>
          <table:table-cell office:value-type="float" office:value="0.236643191323985" calcext:value-type="float">
            <text:p>0,23664319132398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37767393335027" calcext:value-type="float">
            <text:p>0,23776739333502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-3,-2,1,-2,-3,1,-2,1,-3,1,1,2,-2,-1,-3,2,-2,-1,2,3,1,-1,-3,2,-1,1,2,-3,0,-2,0,-2,-2,0,-1,2,2,0,0,1,-3,-1,-1,2,-2,-2,2,0,-3,-3,-1,-2,-1,1,2,-1,3,1,1,-1,-3,-3,-2,1,3,-1,1,1,-3,-3,2,0]</text:p>
          </table:table-cell>
          <table:table-cell office:value-type="float" office:value="0.237767393335027" calcext:value-type="float">
            <text:p>0,23776739333502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3,-3,2,-2,3,-1,2,1,1,-2,-3,-3,2,1,-1,-2,-2,2,2,0,-3,1,-3,2,-1,1,-1,-2,2,-2,1,0,-2,2,-1,0,2,-1,0,-2,1,-3,1,0,-1,2,-1,-2,-1,-1,0,2,-2,1,-3,-2,2,-3,1,2,-3,1,1,-3,0,0,1,2,-3,2]</text:p>
          </table:table-cell>
          <table:table-cell office:value-type="float" office:value="0.237767393335027" calcext:value-type="float">
            <text:p>0,23776739333502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37767393335027" calcext:value-type="float">
            <text:p>0,23776739333502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8886304895586" calcext:value-type="float">
            <text:p>0,23888630489558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8886304895586" calcext:value-type="float">
            <text:p>0,23888630489558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1,-2,-2,2,-3,-1,2,1,-1,2,-1,-3,2,0,-1,-2,-2,-1,2,-1,0,-3,2,0,1,-1,0,-2,0,-2,-2,0,-1,2,2,0,0,1,-3,2,-2,1,-1,-3,-1,-3,2,1,-3,0,0,1,-2,-1,-2,-3,1,-1,0,1,1,-2,0,2,2,0,0,0,2,2]</text:p>
          </table:table-cell>
          <table:table-cell office:value-type="float" office:value="0.238886304895586" calcext:value-type="float">
            <text:p>0,23888630489558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1,-2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38886304895586" calcext:value-type="float">
            <text:p>0,23888630489558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2,1,-1,0,1,0,-3,1,-3,2,-1,1,-1,-2,2,-2,1,0,-2,2,1,0,2,-1,0,0,1,-3,1,0,-1,2,-1,-3,-1,-1,0,2,-1,1,-2,-2,2,-3,1,-3,-3,1,1,-3,0,0,1,2,-3,2]</text:p>
          </table:table-cell>
          <table:table-cell office:value-type="float" office:value="0.238886304895586" calcext:value-type="float">
            <text:p>0,23888630489558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24" calcext:value-type="float">
            <text:p>0,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0,-2,-2,-3,-3,-3,2,-2,3,-1,2,1,1,-2,-3,-3,2,-1,-1,-1,-1,0,1,0,-3,1,-1,1,-1,1,-1,-2,2,-2,1,0,-2,2,1,0,0,-3,0,2,1,-3,1,0,-1,2,-1,-3,-1,-1,0,-3,1,1,-2,-2,1,-3,1,2,-3,1,1,-1,0,0,1,2,-3,2]</text:p>
          </table:table-cell>
          <table:table-cell office:value-type="float" office:value="0.24" calcext:value-type="float">
            <text:p>0,2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3,2,-2,3,-1,2,1,1,-2,-3,-3,2,-1,-1,1,-1,0,1,0,-3,1,-3,2,-1,1,-1,-2,2,-2,1,0,-2,2,-1,0,2,-1,0,0,1,-3,1,0,-1,2,-1,-3,-1,-1,0,2,-1,1,-2,-2,2,-3,1,2,-3,1,1,-3,0,0,1,2,-3,2]</text:p>
          </table:table-cell>
          <table:table-cell office:value-type="float" office:value="0.24" calcext:value-type="float">
            <text:p>0,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1,-3,2,-2,3,-1,2,1,1,-2,-3,-3,2,1,-1,-2,-2,2,2,0,-3,1,-3,2,-1,1,-1,-2,2,-2,0,0,-2,2,-1,0,2,1,0,-2,1,-3,1,0,-1,2,-1,-2,-1,-1,0,2,-2,1,-3,-2,2,-3,1,2,-3,1,1,-3,0,0,1,2,-3,2]</text:p>
          </table:table-cell>
          <table:table-cell office:value-type="float" office:value="0.24" calcext:value-type="float">
            <text:p>0,2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-1,-2,-3,-3,2,-1,-1,1,-1,0,-2,0,-3,1,-3,2,-1,1,-1,-2,2,-2,1,0,-2,2,-1,0,2,-1,-3,-1,1,-3,1,0,-1,2,-1,-3,-1,-1,0,2,-1,1,-2,-2,2,-3,1,2,-3,1,1,-3,1,1,-3,-3,2,0]</text:p>
          </table:table-cell>
          <table:table-cell office:value-type="float" office:value="0.241108550933668" calcext:value-type="float">
            <text:p>0,24110855093366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0,-2,-3,1,1,0,1,-2,2,-3,-3,0,1,1,-1,-2,-2,-2,2,-2,-2,-2,-1,-2,2,1,0,-2,2,-1,-3,1,0,0,2,-1,-3,-1,-1,0,-3,1,1,-2,-2,1,0,0,1,1,-2,-2,-1,2,-1,0,2,-3,0]</text:p>
          </table:table-cell>
          <table:table-cell office:value-type="float" office:value="0.241108550933668" calcext:value-type="float">
            <text:p>0,24110855093366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1,2,-1,-1,1,-1,0,1,0,-3,1,-2,2,-1,1,-1,-2,3,-2,-2,0,-1,2,-1,0,0,-3,0,2,1,-3,1,0,0,2,-1,-3,-1,-1,0,-3,1,1,-2,-2,1,-3,1,2,-3,1,1,-1,0,0,1,2,-3,2]</text:p>
          </table:table-cell>
          <table:table-cell office:value-type="float" office:value="0.241108550933668" calcext:value-type="float">
            <text:p>0,24110855093366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1108550933668" calcext:value-type="float">
            <text:p>0,24110855093366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1,0,0,2,-1,-3,-1,-1,0,-3,1,1,-2,-2,1,-3,1,2,-3,1,1,-1,0,0,1,2,-3,0]</text:p>
          </table:table-cell>
          <table:table-cell office:value-type="float" office:value="0.241108550933668" calcext:value-type="float">
            <text:p>0,24110855093366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41108550933668" calcext:value-type="float">
            <text:p>0,24110855093366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1,-3,2,-2,3,-1,2,1,1,-2,-3,-3,2,1,-1,-2,-2,2,2,0,-3,1,-3,2,-1,1,-1,-2,2,-2,0,0,-2,2,-1,0,2,-1,0,-2,1,-3,1,0,-1,2,-1,-2,-1,-1,0,2,-2,1,-3,-2,2,-3,1,2,-3,1,1,-3,0,0,1,2,-3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3,0,-1,2,2,0,0,1,-3,-1,-1,2,-2,-2,2,0,-3,-3,-1,-2,-1,1,2,0,3,1,1,-2,-3,-3,-2,1,3,-1,1,1,-3,-3,2,0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-3,-1,1,-2,-2,2,-3,1,2,-3,1,1,-3,0,0,1,2,-3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0,-2,2,1,-3,-2,1,-2,-3,1,-3,1,-3,1,1,2,-2,-1,2,0,-1,-2,-2,-1,2,-1,2,-2,0,1,-1,-2,1,1,-3,-1,0,-2,-2,2,-2,1,1,0,0,2,-2,1,-1,-3,-1,-3,2,1,-3,0,0,1,-2,-1,-2,-3,1,-1,0,1,1,-2,0,2,2,0,0,0,2,2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3,-2,-2,-3,-3,-3,2,-2,3,-1,2,1,1,-2,-3,-3,2,1,-1,1,-1,0,1,0,-3,1,-3,2,-1,1,-1,-2,2,-2,1,0,-2,2,1,0,0,-3,0,2,1,-3,1,0,0,2,-1,-3,-1,-1,0,-3,1,1,-2,-2,2,-3,1,2,-3,1,1,-1,0,0,1,2,-3,2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3,-1,2,1,1,-2,-3,-3,2,-1,-1,1,-1,0,1,0,-3,1,-3,2,-1,1,-1,-2,2,-2,1,0,-2,2,-1,0,2,-1,0,0,2,-3,1,0,-1,2,-1,-3,-1,-1,0,2,-1,1,-2,-2,2,-3,1,1,-3,1,1,-3,0,0,1,2,-3,1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7655674946756" calcext:value-type="float">
            <text:p>0,2476556749467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47655674946756" calcext:value-type="float">
            <text:p>0,24765567494675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7655674946756" calcext:value-type="float">
            <text:p>0,2476556749467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3,2,-2,3,-1,2,1,1,-2,-3,-3,2,-1,-1,1,-1,0,1,0,-3,1,-3,2,-1,1,-1,-2,2,-2,1,0,-2,2,-1,0,2,-1,0,0,1,-3,1,0,-1,2,-1,-3,-1,-1,0,2,-1,1,-2,-2,2,-3,1,2,-3,1,1,-3,0,0,1,2,-3,2]</text:p>
          </table:table-cell>
          <table:table-cell office:value-type="float" office:value="0.247655674946756" calcext:value-type="float">
            <text:p>0,24765567494675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48730108082368" calcext:value-type="float">
            <text:p>0,24873010808236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-2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1,2,-2,-1,-3,2,-2,-1,2,-2,1,-1,-3,2,-1,1,2,-3,-2,-2,0,-2,-2,0,-1,2,2,0,0,1,-3,-1,-1,2,-2,-2,2,0,-3,-3,-1,-2,-1,1,2,0,3,-3,1,-1,-3,-3,-2,1,1,-3,0,0,1,2,-3,2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1,-3,0,0,2,2,2,2,0,-3,1,3,-3,0,2,1,-1,-1,2,-3,2,1,0,-1,0,2,-3,-3,0,-1,-3,1,-2,2,3,2,2,2,-3,2,2,0,-3,0,2,-2,0,0,1,2,2,-2,0,0,1,2,-3,2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1,-1,0,-2,0,2,-2,-3,-3,-2,2,-3,-1,1,0,0,2,-3,0,0,-3,-1,-2,2,0,-1,-3,-2,0,1,-2,-1,-2,1,2,1,2,-3,0,0,-1,-3,-3,0,-3,0,2,-1,1,1,-1,0,1,2,1,2,0,1,-2,1,0,0,-2,0,1,2,2,0,1,-1,-2,-3,1,-1,0,1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2,-2,1,0,-2,2,1,0,2,-2,0,2,1,-3,1,0,-1,2,-1,-3,-1,-1,0,2,-1,1,-2,-2,1,-3,1,2,-3,1,1,-1,0,0,1,2,-3,0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-1,-1,1,1,0,1,0,-3,1,-3,2,-1,1,-1,-2,2,3,1,0,-2,2,1,0,2,-1,0,0,1,-3,1,0,0,2,-1,-3,-1,-2,-1,1,2,0,-3,1,1,-1,1,-3,-3,1,-2,-1,1,1,2,-3,2,0]</text:p>
          </table:table-cell>
          <table:table-cell office:value-type="float" office:value="0.25086516962969" calcext:value-type="float">
            <text:p>0,2508651696296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-3,2,-1,-1,1,-1,0,1,0,-3,1,-3,2,-1,1,-1,-2,2,-2,1,0,-2,2,-1,0,2,-2,0,2,1,-3,1,0,-1,2,-1,-3,-1,-1,0,2,-1,1,-2,-2,2,-3,1,1,-3,1,1,-3,0,0,1,2,-3,2]</text:p>
          </table:table-cell>
          <table:table-cell office:value-type="float" office:value="0.25086516962969" calcext:value-type="float">
            <text:p>0,2508651696296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2,1,0,-2,-3,-3,-3,2,-2,3,-1,2,1,1,2,3,-1,-3,2,-2,-1,2,-2,1,-1,-3,2,-1,1,2,-3,0,-2,0,-2,-2,0,-1,2,2,0,0,1,-3,-1,-1,2,-2,1,2,0,-3,-3,-1,-1,0,-3,1,1,-2,-2,1,-3,1,2,-3,1,1,-1,0,0,1,2,-3,2]</text:p>
          </table:table-cell>
          <table:table-cell office:value-type="float" office:value="0.25298221281347" calcext:value-type="float">
            <text:p>0,2529822128134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2,-1,-3,2,-2,-1,-1,0,1,0,-3,-2,-3,2,-1,1,-1,-2,2,-2,1,0,-2,2,1,0,0,1,-3,-1,-1,2,-2,-2,2,0,-3,-3,-1,3,-1,1,-2,1,-2,-2,2,-3,1,2,-3,1,1,-3,0,0,1,2,-3,2]</text:p>
          </table:table-cell>
          <table:table-cell office:value-type="float" office:value="0.25298221281347" calcext:value-type="float">
            <text:p>0,2529822128134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-1,1,-1,-1,-1,-2,2,-2,1,1,-3,1,0,-1,2,-1,-3,2,0,-1,-2,-2,-1,2,-1,2,-2,0,1,-1,-2,1,1,-3,-1,2,1,-1,-1,1,0,-1,-3,-2,0,1,-1,1,1,-1,-3,-3,-2,-3,-2,0,1,1,-2,-2,-3,1,0,0,1,1,-2,0,2,2,0,0,0,2,2]</text:p>
          </table:table-cell>
          <table:table-cell office:value-type="float" office:value="0.254034118443435" calcext:value-type="float">
            <text:p>0,25403411844343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254034118443435" calcext:value-type="float">
            <text:p>0,25403411844343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54034118443435" calcext:value-type="float">
            <text:p>0,25403411844343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3,0,-2,2,1,0,0,-3,0,2,-1,-3,1,0,0,2,-1,-3,-1,-1,0,-3,1,1,-2,-2,1,-3,1,2,-3,1,1,-1,0,0,1,2,-3,2]</text:p>
          </table:table-cell>
          <table:table-cell office:value-type="float" office:value="0.254034118443435" calcext:value-type="float">
            <text:p>0,25403411844343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54034118443435" calcext:value-type="float">
            <text:p>0,25403411844343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2,-2,2,1,-3,-2,1,-2,-1,-2,-3,1,-3,1,1,2,-2,-1,-3,2,-2,-1,2,-2,1,-1,-3,2,-1,1,2,-3,0,-2,0,-2,-2,0,-1,3,2,0,0,1,-3,-1,-1,2,-2,-2,2,0,-3,-3,-1,-2,-1,1,2,-2,3,1,1,-1,-3,-3,-2,1,3,-1,-3,1,-3,-3,2,0]</text:p>
          </table:table-cell>
          <table:table-cell office:value-type="float" office:value="0.255081686262786" calcext:value-type="float">
            <text:p>0,25508168626278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1,1,1,-3,1,-3,-2,-3,1,-1,-2,-3,-3,2,-1,-1,1,-1,0,1,0,-3,1,-3,2,-1,1,-1,-2,2,-2,1,0,-2,2,-1,0,2,-1,0,0,1,-3,1,0,-3,2,-1,-3,-1,-1,0,2,-1,1,-2,-2,2,-3,1,2,-3,1,3,-1,1,1,-3,-3,2,0]</text:p>
          </table:table-cell>
          <table:table-cell office:value-type="float" office:value="0.255081686262787" calcext:value-type="float">
            <text:p>0,25508168626278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2,0,-1,-2,-2,-1,2,-1,2,-2,0,1,-1,-2,1,1,-3,-1,2,1,2,-3,0,-1,-2,0,-2,-3,2,-3,-3,2,1,2,-3,-3,-2,-1,0,0,-2,2,1,-3,2,-1,0,-3,2,-2,1,2,-2,2,1,-3,0,-1]</text:p>
          </table:table-cell>
          <table:table-cell office:value-type="float" office:value="0.255081686262787" calcext:value-type="float">
            <text:p>0,25508168626278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1,0,-2,-2,1,-2,-2,2,-3,-1,2,1,-1,2,-1,-3,2,0,-1,-2,-2,-1,2,-1,0,-3,2,1,1,-1,-2,-3,-2,-3,0,-2,-2,2,-2,1,1,0,0,2,-2,1,-1,-3,-1,-3,2,1,-3,-2,0,1,1,-2,-2,-3,1,0,0,1,0,-2,0,2,2,0,0,0,2,2]</text:p>
          </table:table-cell>
          <table:table-cell office:value-type="float" office:value="0.258198889747161" calcext:value-type="float">
            <text:p>0,25819888974716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-2,-1,2,-1,-3,-1,-1,0,2,-1,1,-2,-2,1,-3,1,2,-3,1,1,-1,0,0,1,2,-3,2]</text:p>
          </table:table-cell>
          <table:table-cell office:value-type="float" office:value="0.258198889747161" calcext:value-type="float">
            <text:p>0,25819888974716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58198889747161" calcext:value-type="float">
            <text:p>0,25819888974716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58198889747161" calcext:value-type="float">
            <text:p>0,25819888974716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258198889747161" calcext:value-type="float">
            <text:p>0,25819888974716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2,3,-1,2,1,1,-2,-3,0,2,0,-2,-2,-2,2,2,-1,0,1,-3,2,0,1,-1,-2,2,-2,1,0,-2,1,1,0,0,-3,0,2,1,-3,1,0,3,2,-1,-3,-1,-1,0,-3,1,1,-2,-2,0,-1,1,2,-3,1,1,-1,0,0,1,2,-3,2]</text:p>
          </table:table-cell>
          <table:table-cell office:value-type="float" office:value="0.259229627936314" calcext:value-type="float">
            <text:p>0,25922962793631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59229627936314" calcext:value-type="float">
            <text:p>0,25922962793631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59229627936314" calcext:value-type="float">
            <text:p>0,25922962793631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-3,2,-1,-1,1,-1,0,1,0,-3,1,-3,2,-1,1,-1,-2,2,-2,1,0,-2,2,-1,0,2,-2,0,2,1,-3,1,0,-1,2,-1,-3,-1,-1,0,2,-1,1,-2,-2,2,-3,1,1,-3,1,1,-3,0,0,1,2,-3,2]</text:p>
          </table:table-cell>
          <table:table-cell office:value-type="float" office:value="0.259229627936314" calcext:value-type="float">
            <text:p>0,25922962793631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1,-3,1,2,-3,1,1,-1,0,0,1,2,-3,2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-1,1,3,-1,2,1,1,-2,-3,-3,2,-1,-1,1,-1,0,1,0,-3,1,-3,2,-1,1,-1,-2,2,-2,1,0,-2,2,1,0,0,-3,0,2,1,-1,1,0,0,2,-1,-3,-1,-1,0,-3,1,1,-2,-3,1,-3,1,2,-3,1,1,-1,0,0,1,2,-3,2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3,-3,-3,2,-1,-1,1,0,0,1,0,-3,1,-3,2,-1,1,-1,-2,2,-2,1,0,-2,2,1,0,0,-3,0,2,1,-3,1,0,0,2,-1,-3,-1,-1,0,-3,1,1,-2,-2,1,-3,1,2,-3,1,1,-1,0,0,1,2,-3,2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1,-3,2,-2,3,-1,2,1,1,-1,-3,-3,2,1,3,-2,3,2,2,0,3,1,-3,2,-1,1,-1,-2,2,-2,0,0,-2,2,-1,0,2,-1,0,-2,1,-3,1,0,-1,2,3,-2,-1,-1,0,2,-2,1,-3,1,2,-3,1,2,-3,1,1,-1,0,0,1,2,-3,2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3,1,1,1,-2,-2,-3,1,0,0,1,1,-2,0,2,2,0,1,2,-3,2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3,2,-3,-2,1,-2,-3,-3,2,-2,0,-1,2,1,-1,-2,-3,-3,0,-1,-1,1,-1,0,1,-1,-3,1,-3,2,-1,1,-1,-2,2,-2,1,0,-2,2,-1,0,2,-1,0,0,1,-3,1,0,-1,2,-1,-3,-1,-1,0,2,-1,1,-2,-2,2,-3,1,2,-3,-1,1,-3,0,0,1,2,-3,2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3,-1,2,1,1,-2,-3,-3,2,-1,-1,1,-1,0,1,0,-3,1,-3,2,-1,1,-1,-2,2,-2,1,0,-2,2,-1,0,2,-1,0,0,2,-3,1,0,-1,2,-1,-3,-1,-1,0,2,-1,1,-2,-2,2,-3,1,1,-3,1,1,-3,0,0,1,2,-3,1]</text:p>
          </table:table-cell>
          <table:table-cell office:value-type="float" office:value="0.263312235441753" calcext:value-type="float">
            <text:p>0,26331223544175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3,-1,0,-2,0,-3,1,-2,2,-1,1,-1,-2,2,-2,1,0,-2,2,-1,0,2,-1,0,0,1,-3,1,0,-1,2,-1,-3,-1,-1,0,2,1,1,-2,-2,2,-3,1,2,-3,1,1,-3,0,0,1,2,-3,2]</text:p>
          </table:table-cell>
          <table:table-cell office:value-type="float" office:value="0.263312235441753" calcext:value-type="float">
            <text:p>0,26331223544175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0,-2,2,2,-1,0,1,-3,2,-1,1,-1,-2,2,-2,1,0,-2,2,1,0,0,-3,0,2,1,-3,1,0,0,2,-1,-3,-1,-1,0,-3,1,1,-2,-2,1,-3,1,2,-3,1,1,-1,0,0,1,2,-3,2]</text:p>
          </table:table-cell>
          <table:table-cell office:value-type="float" office:value="0.264323034687987" calcext:value-type="float">
            <text:p>0,26432303468798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64323034687987" calcext:value-type="float">
            <text:p>0,26432303468798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2,2,-2,3,-1,2,0,1,-2,-3,-3,2,0,-1,-2,-2,2,2,0,0,-3,-3,2,-2,1,-1,0,2,-2,2,0,-2,2,1,0,0,-3,0,2,1,-3,1,0,0,2,-1,-3,-1,-1,0,-3,1,1,-2,-2,1,-3,1,2,-3,2,1,-1,0,0,1,2,-3,2]</text:p>
          </table:table-cell>
          <table:table-cell office:value-type="float" office:value="0.264323034687987" calcext:value-type="float">
            <text:p>0,26432303468798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64323034687987" calcext:value-type="float">
            <text:p>0,26432303468798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65329983228432" calcext:value-type="float">
            <text:p>0,26532998322843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2,1,-2,-2,-3,-3,-3,2,-2,3,-1,2,1,1,-2,-3,-3,2,0,-1,-2,-2,2,2,-1,0,1,-3,2,-1,-3,-1,-2,2,-2,1,0,-2,2,1,1,0,-3,-1,2,1,-3,1,0,0,2,-1,-3,-1,-1,0,-3,1,1,-2,-2,1,-3,1,0,-3,0,1,-1,0,0,1,2,-3,2]</text:p>
          </table:table-cell>
          <table:table-cell office:value-type="float" office:value="0.265329983228432" calcext:value-type="float">
            <text:p>0,26532998322843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2,2,-3,-2,1,-2,-3,-3,2,-2,0,-1,2,1,-1,-2,-3,-3,2,-1,-1,1,-1,0,1,0,-3,1,-3,2,-1,1,-1,-2,2,-2,1,0,-2,2,-1,0,2,-1,0,0,1,-3,1,0,-1,2,-1,-3,-1,-2,-1,1,0,0,3,2,1,-1,-3,-3,-2,1,3,-1,1,1,-3,-3,2,0]</text:p>
          </table:table-cell>
          <table:table-cell office:value-type="float" office:value="0.265329983228432" calcext:value-type="float">
            <text:p>0,26532998322843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1,2,-2,1,-3,1,1,-3,-2,2,2,-2,2,2,-3,-2,-2,2,-2,0,1,-3,2,-3,-3,-2,0,-2,2,-1,-1,-2,-3,0,1,1,0,-3,-2,-1,-1,0,-3,-3,1,0,-1,1,2,-1,0,-2,-1,2,-1,0,2,-3,0]</text:p>
          </table:table-cell>
          <table:table-cell office:value-type="float" office:value="0.266333124739176" calcext:value-type="float">
            <text:p>0,26633312473917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1,-3,-3,-2,-2,3,-1,2,1,1,-2,-3,-3,2,0,-1,0,-2,2,2,-1,0,1,-3,2,-1,1,-1,-2,2,-2,1,0,-2,2,1,0,0,-3,0,2,1,-3,1,0,0,2,-1,-3,-1,-1,0,-3,1,1,-2,-2,1,-3,1,2,-3,1,1,-1,0,0,1,2,-3,2]</text:p>
          </table:table-cell>
          <table:table-cell office:value-type="float" office:value="0.266333124739176" calcext:value-type="float">
            <text:p>0,26633312473917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2,-1,0,0,1,-3,1,0,-1,2,-1,-3,-1,-1,0,2,-1,1,-2,-2,1,-3,1,2,-3,1,1,-1,0,0,1,2,-3,2]</text:p>
          </table:table-cell>
          <table:table-cell office:value-type="float" office:value="0.267332502076846" calcext:value-type="float">
            <text:p>0,26733250207684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67332502076846" calcext:value-type="float">
            <text:p>0,26733250207684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67332502076846" calcext:value-type="float">
            <text:p>0,26733250207684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67332502076846" calcext:value-type="float">
            <text:p>0,26733250207684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2,-2,-1,-3,2,-2,-1,2,-2,1,-1,-3,2,-1,1,2,-3,0,-2,0,-2,-2,0,-1,2,2,0,0,1,-3,2,1,-3,1,0,0,2,-1,-3,-1,-1,0,-3,1,1,-2,-2,1,-3,1,2,-3,1,1,-1,0,0,1,2,-3,2]</text:p>
          </table:table-cell>
          <table:table-cell office:value-type="float" office:value="0.269320131689655" calcext:value-type="float">
            <text:p>0,26932013168965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0,-2,-2,0,-1,2,-1,0,0,-3,0,2,1,-3,1,0,0,2,-1,-3,-1,-1,0,-3,1,1,-2,-2,1,-3,1,2,-3,1,1,-1,0,0,1,2,-3,2]</text:p>
          </table:table-cell>
          <table:table-cell office:value-type="float" office:value="0.27030846576951" calcext:value-type="float">
            <text:p>0,2703084657695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1,-2,1,-2,-3,3,-2,1,-3,1,1,2,1,-1,-3,2,-2,-1,2,3,1,-1,-3,2,-1,1,2,-3,0,-2,0,-2,-2,0,-1,2,2,0,0,1,-3,-1,-1,2,-2,-2,2,0,-3,-3,-1,-2,-1,1,2,-1,3,1,1,-1,2,-3,-2,1,3,-1,1,1,-3,-3,2,0]</text:p>
          </table:table-cell>
          <table:table-cell office:value-type="float" office:value="0.27030846576951" calcext:value-type="float">
            <text:p>0,2703084657695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-3,-1,-2,-3,-3,2,-1,-1,1,-1,0,1,0,-3,1,3,2,-1,1,-1,-2,2,-2,1,0,-2,2,-1,0,2,-1,0,0,1,-3,1,0,-1,2,-1,-3,-1,-3,1,1,0,0,0,-2,2,-3,1,2,-3,1,1,-3,0,0,1,2,-3,2]</text:p>
          </table:table-cell>
          <table:table-cell office:value-type="float" office:value="0.270308465769511" calcext:value-type="float">
            <text:p>0,27030846576951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70308465769511" calcext:value-type="float">
            <text:p>0,27030846576951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3,-3,2,-2,3,-1,2,1,1,-2,-3,-3,2,-1,-1,1,-1,0,1,0,-3,1,-3,2,-1,0,-1,-2,2,-2,1,0,-2,2,1,0,0,-3,0,2,1,-3,1,0,0,2,-1,-3,-1,-1,0,-3,1,1,-2,-2,1,-3,2,2,-3,1,1,-1,0,0,1,2,-3,2]</text:p>
          </table:table-cell>
          <table:table-cell office:value-type="float" office:value="0.270308465769511" calcext:value-type="float">
            <text:p>0,27030846576951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1,2,0,-3,-3,-1,-2,-1,1,2,0,-3,1,1,-1,1,-3,-3,1,-2,-1,1,1,-3,-3,2,0]</text:p>
          </table:table-cell>
          <table:table-cell office:value-type="float" office:value="0.270308465769511" calcext:value-type="float">
            <text:p>0,27030846576951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2,0,-1,-2,-2,-1,2,-1,2,-2,0,1,-1,-2,1,1,-3,-1,2,1,2,-3,0,-1,-2,0,-2,-3,2,-3,-3,2,1,2,-3,-3,-2,-1,0,0,-2,2,1,-3,2,-1,0,-3,2,-2,1,2,-2,2,1,-3,0,-1]</text:p>
          </table:table-cell>
          <table:table-cell office:value-type="float" office:value="0.270308465769511" calcext:value-type="float">
            <text:p>0,27030846576951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271293199325011" calcext:value-type="float">
            <text:p>0,27129319932501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71293199325011" calcext:value-type="float">
            <text:p>0,27129319932501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2,1,-3,1,0,0,2,-1,-3,-1,-1,0,-3,1,1,-2,-2,1,-3,1,2,-3,1,1,-1,0,0,1,2,-3,2]</text:p>
          </table:table-cell>
          <table:table-cell office:value-type="float" office:value="0.271293199325011" calcext:value-type="float">
            <text:p>0,27129319932501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3,1,-1,2,1,1,-3,-3,-3,2,0,-1,-2,-2,2,2,-1,0,1,-3,2,-1,1,-1,-3,2,-2,1,0,-2,2,1,0,0,-3,0,2,1,-3,-1,0,0,2,-1,-3,-1,-1,0,-3,1,1,-2,-2,1,-3,1,2,2,1,1,-1,0,0,1,2,-3,2]</text:p>
          </table:table-cell>
          <table:table-cell office:value-type="float" office:value="0.271293199325011" calcext:value-type="float">
            <text:p>0,27129319932501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1,-3,-3,-3,0,-2,2,0,2,2,-1,2,-3,2,1,0,-3,-3,-1,1,0,-2,-3,-2,-3,1,-3,-1,-3,-2,1,-3,1,1,-3,2,-1,1,-2,1,-1,0,-2,-1,2,-1,-2,1,2,-2,-2,1,0,0,-2,0,2,1,-3,1,-3,-1,0,0,-3,-1,-2,-2,2,2,-3,-1,2,0,-2,-3,-3,0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3,0,-2,2,1,-3,-2,1,-2,-3,1,-3,1,-3,1,1,2,-2,-1,-3,2,-2,-1,-1,0,1,0,-3,-2,-3,2,-1,1,-1,-2,2,-2,1,0,-2,2,1,0,0,1,-3,-1,-1,2,-2,-2,2,0,-3,-3,-1,3,-1,1,-2,0,3,1,-1,-1,-3,-3,-2,1,3,-1,1,-3,-3,-3,2,0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-3,1,-3,1,1,-2,-3,-3,2,0,-1,-2,-2,2,2,-1,0,1,-3,2,-1,1,-1,-2,2,-2,1,0,-2,2,1,0,0,-3,-3,-1,-1,2,-2,-2,2,0,-3,-3,-1,-2,-1,-1,2,0,3,1,1,-1,-3,-3,-2,1,3,-1,1,1,-3,-3,2,0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-1,0,2,-2,0,2,1,-3,1,0,-1,2,-1,-3,-1,-1,0,2,-1,1,-2,-2,1,-3,1,2,-3,1,1,-1,0,0,1,2,-3,0]</text:p>
          </table:table-cell>
          <table:table-cell office:value-type="float" office:value="0.274226184016042" calcext:value-type="float">
            <text:p>0,27422618401604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0,-2,0,-2,-2,0,-1,2,2,0,0,1,-3,2,-2,1,-1,-3,-1,-3,2,1,-3,0,0,1,-2,-1,-2,-3,1,-1,0,1,1,-2,0,2,2,0,0,0,2,2]</text:p>
          </table:table-cell>
          <table:table-cell office:value-type="float" office:value="0.274226184016042" calcext:value-type="float">
            <text:p>0,27422618401604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0,-3,-2,1,-2,-3,-3,2,-2,0,-1,2,1,-1,-2,-3,-3,2,-1,-1,1,-1,0,1,0,-3,1,2,3,-1,1,-1,-2,2,-2,1,0,-2,2,-1,0,2,-1,0,0,1,-3,1,0,-1,2,-1,-3,-1,-1,0,2,-1,0,-2,-2,2,-3,1,2,-3,1,1,-3,0,0,1,2,-3,2]</text:p>
          </table:table-cell>
          <table:table-cell office:value-type="float" office:value="0.274226184016042" calcext:value-type="float">
            <text:p>0,27422618401604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74226184016042" calcext:value-type="float">
            <text:p>0,27422618401604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75196899207337" calcext:value-type="float">
            <text:p>0,27519689920733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75196899207337" calcext:value-type="float">
            <text:p>0,27519689920733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1,2,-1,1,1,-3,1,0,-1,-3,0,2,2,0,-1,-2,-2,-1,2,-1,2,-2,0,1,-1,1,1,1,-3,-1,2,1,2,-3,0,-1,-2,0,-2,-3,2,-3,-3,2,1,2,1,-3,-2,-1,0,0,-2,2,-2,-3,2,-1,0,-3,2,-2,1,2,-2,2,1,-3,0,-1]</text:p>
          </table:table-cell>
          <table:table-cell office:value-type="float" office:value="0.27712812921102" calcext:value-type="float">
            <text:p>0,2771281292110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3,-1,2,1,1,-2,-3,-3,2,0,-1,-2,-2,2,2,-1,0,1,-3,2,-1,1,-1,-2,2,-2,1,0,-2,2,1,0,0,-3,0,2,1,-3,1,0,0,2,-1,-3,-1,-1,0,-3,-1,1,-2,-2,1,-3,1,2,-3,1,1,-1,0,0,1,2,-3,2]</text:p>
          </table:table-cell>
          <table:table-cell office:value-type="float" office:value="0.278088714861523" calcext:value-type="float">
            <text:p>0,27808871486152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-1,2,-1,-2,-1,-1,0,2,-2,1,-3,-2,2,-3,1,2,-3,1,1,-1,0,0,1,2,-3,2]</text:p>
          </table:table-cell>
          <table:table-cell office:value-type="float" office:value="0.278088714861523" calcext:value-type="float">
            <text:p>0,27808871486152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2,2,0,-3,1,0,0,2,-1,-3,-1,-1,0,-3,1,1,-2,-2,3,-3,0,2,-3,1,1,-1,0,-3,1,2,-3,2]</text:p>
          </table:table-cell>
          <table:table-cell office:value-type="float" office:value="0.279045993819418" calcext:value-type="float">
            <text:p>0,27904599381941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-2,1,-3,1,0,-1,2,-1,-3,-1,-2,-1,1,2,0,3,1,1,-1,-3,-3,-2,1,3,-1,-3,0,-3,-3,2,0]</text:p>
          </table:table-cell>
          <table:table-cell office:value-type="float" office:value="0.279045993819418" calcext:value-type="float">
            <text:p>0,27904599381941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2,3,-1,2,1,1,-2,-3,-1,-3,2,-2,-1,2,-2,1,-1,-3,1,-3,2,-1,1,-1,-2,2,-2,1,0,-2,2,1,0,0,-3,0,2,1,-3,1,0,3,2,-1,-3,-1,-1,0,-3,1,1,-2,-2,0,-1,1,2,-3,1,1,-1,0,0,1,2,-3,2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-3,-1,-3,2,-1,1,2,-3,0,-2,0,-2,-2,0,-1,2,2,0,0,1,-3,-1,-1,2,-2,-2,2,0,-3,-3,-1,-2,-1,1,2,0,3,-1,1,-1,-3,1,-2,1,3,-1,1,1,-3,-3,2,0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1,2,-2,1,-3,1,1,-3,-2,2,2,-2,2,2,-3,-2,-2,2,-2,0,1,-3,2,-3,-3,-2,0,-2,2,-1,-1,-2,-3,0,1,1,0,-3,-2,-1,-1,0,-3,-3,1,0,-1,1,2,-1,0,-2,-1,2,-1,0,2,-3,0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84722086720835" calcext:value-type="float">
            <text:p>0,28472208672083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284722086720835" calcext:value-type="float">
            <text:p>0,28472208672083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-2,-2,2,0,-3,-3,-1,-2,-1,1,2,0,3,1,1,-1,-3,-3,-2,1,3,-1,1,1,-3,-3,2,2]</text:p>
          </table:table-cell>
          <table:table-cell office:value-type="float" office:value="0.284722086720835" calcext:value-type="float">
            <text:p>0,28472208672083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2,2,-3,-2,1,-2,-3,-3,2,-2,0,-1,2,1,-1,-2,-3,-3,2,-1,-1,1,-1,0,1,0,0,-3,-3,2,-1,1,-1,-2,2,-2,1,0,-2,2,-1,0,2,-1,0,0,1,-3,1,0,-1,2,-1,-3,-1,2,0,2,-1,1,-2,-2,2,-3,1,2,-3,1,1,-3,0,0,1,2,3,2]</text:p>
          </table:table-cell>
          <table:table-cell office:value-type="float" office:value="0.285657137141714" calcext:value-type="float">
            <text:p>0,28565713714171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85657137141714" calcext:value-type="float">
            <text:p>0,28565713714171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86589136802729" calcext:value-type="float">
            <text:p>0,28658913680272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87518115371304" calcext:value-type="float">
            <text:p>0,28751811537130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1,-3,-3,-2,-2,3,-1,2,1,1,-2,-3,-3,2,-1,-1,1,-1,0,1,0,-3,1,-3,2,-1,1,-1,-2,2,-2,1,0,-2,2,-1,0,2,-1,0,0,1,-3,1,0,-1,2,-1,-3,-1,-1,0,2,-1,1,-2,-2,2,-3,1,2,-3,1,1,-3,0,0,1,2,-3,2]</text:p>
          </table:table-cell>
          <table:table-cell office:value-type="float" office:value="0.287518115371304" calcext:value-type="float">
            <text:p>0,28751811537130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0,2,-1,-3,-1,-1,0,-3,1,1,-2,-2,1,-3,1,2,-3,1,1,-1,0,0,1,2,-3,2]</text:p>
          </table:table-cell>
          <table:table-cell office:value-type="float" office:value="0.287518115371304" calcext:value-type="float">
            <text:p>0,28751811537130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87518115371304" calcext:value-type="float">
            <text:p>0,28751811537130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-1,-2,-2,2,-3,-1,2,1,-1,2,-1,-3,2,0,-1,-2,-2,-1,2,-1,0,-3,2,0,2,-3,0,-2,0,-2,-2,0,-1,2,2,0,0,1,-3,-1,-1,2,-2,-2,2,0,-3,-3,-1,-2,-1,1,2,0,3,1,1,-1,-3,-3,-2,1,3,-1,1,1,-3,-3,2,0]</text:p>
          </table:table-cell>
          <table:table-cell office:value-type="float" office:value="0.287518115371304" calcext:value-type="float">
            <text:p>0,28751811537130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3,1,1,0,0,0,-2,2,-3,1,2,-3,1,1,-3,0,0,1,2,-3,2]</text:p>
          </table:table-cell>
          <table:table-cell office:value-type="float" office:value="0.289367125522809" calcext:value-type="float">
            <text:p>0,28936712552280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89367125522809" calcext:value-type="float">
            <text:p>0,2893671255228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89367125522809" calcext:value-type="float">
            <text:p>0,2893671255228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-3,2,-2,1,0,-2,2,1,0,0,-3,0,2,1,-3,1,0,0,2,-1,-3,-1,-1,0,-3,1,1,-2,-2,1,-3,1,2,-3,1,1,-1,0,0,1,2,-3,2]</text:p>
          </table:table-cell>
          <table:table-cell office:value-type="float" office:value="0.289367125522809" calcext:value-type="float">
            <text:p>0,28936712552280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2,-1,1,-2,-2,2,-3,1,2,-3,1,1,-1,0,0,1,2,-3,2]</text:p>
          </table:table-cell>
          <table:table-cell office:value-type="float" office:value="0.290287214094363" calcext:value-type="float">
            <text:p>0,2902872140943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1,-1,2,1,-1,-2,-3,-3,2,-1,-1,1,-1,0,1,0,-3,1,-3,2,-1,1,-1,0,2,-2,1,0,-2,2,-1,0,2,-1,2,0,1,-3,1,0,-1,2,-1,-3,-1,-1,0,2,-1,1,-2,-2,2,-3,1,2,-3,1,1,-3,0,0,1,2,-3,2]</text:p>
          </table:table-cell>
          <table:table-cell office:value-type="float" office:value="0.290287214094363" calcext:value-type="float">
            <text:p>0,2902872140943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1,-3,-3,-2,-2,3,-1,2,1,1,-2,-3,-3,2,-1,-1,1,-1,0,1,0,-3,1,-3,2,-1,1,-1,-2,2,-2,1,0,-2,2,-1,0,2,-1,0,0,1,-3,1,0,-1,2,-1,-3,-1,-1,0,2,-1,1,-2,-2,2,-3,1,2,-3,1,1,-3,0,0,1,2,-3,2]</text:p>
          </table:table-cell>
          <table:table-cell office:value-type="float" office:value="0.290287214094363" calcext:value-type="float">
            <text:p>0,29028721409436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293030146344479" calcext:value-type="float">
            <text:p>0,29303014634447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293030146344479" calcext:value-type="float">
            <text:p>0,29303014634447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2,3,-1,2,1,1,-2,-3,-3,2,0,-2,-2,-1,0,2,-1,0,1,-3,2,-1,1,-1,-2,2,-2,1,0,-2,2,1,0,0,-3,0,2,1,-3,1,0,0,2,-1,-3,-1,-1,1,-3,1,1,-2,-2,1,-3,1,2,-3,1,1,-1,0,0,1,2,-3,2]</text:p>
          </table:table-cell>
          <table:table-cell office:value-type="float" office:value="0.293030146344479" calcext:value-type="float">
            <text:p>0,29303014634447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93030146344479" calcext:value-type="float">
            <text:p>0,29303014634447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293938769133981" calcext:value-type="float">
            <text:p>0,29393876913398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-3,1,1,2,-2,-1,-3,2,-2,-1,2,-2,1,-1,-3,2,-1,1,2,-3,0,-2,0,-2,-2,0,-1,2,2,0,0,1,-3,-1,-1,2,-2,-2,2,0,-1,-3,-1,-1,0,2,-1,1,-2,-2,2,-3,1,2,-3,1,1,-3,0,0,1,2,-3,2]</text:p>
          </table:table-cell>
          <table:table-cell office:value-type="float" office:value="0.29484459183328" calcext:value-type="float">
            <text:p>0,2948445918332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95747640170918" calcext:value-type="float">
            <text:p>0,29574764017091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3,-1,-3,2,0,-3,-2,0,-2,0,-2,1,-2,0,-3,-2,1,0,1,2,2,-3,2,-1,-1,-1,1,-1,1,-1,1,-2,2,2,-2,2,-1,2,-3,2,-3,-2,0,2,2,0,-3,-1]</text:p>
          </table:table-cell>
          <table:table-cell office:value-type="float" office:value="0.295747640170918" calcext:value-type="float">
            <text:p>0,29574764017091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1,1,-3,1,-3,1,1,2,-2,-1,-3,2,-1,-1,2,-2,1,0,-3,2,-1,1,2,-3,0,-2,0,-2,-2,0,-1,2,2,0,0,1,-3,-1,-1,2,-2,1,2,3,-3,-3,-1,-2,-2,1,2,0,-3,1,1,-1,0,-3,-3,1,-2,-3,1,1,-3,-3,-3,0]</text:p>
          </table:table-cell>
          <table:table-cell office:value-type="float" office:value="0.295747640170918" calcext:value-type="float">
            <text:p>0,29574764017091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95747640170918" calcext:value-type="float">
            <text:p>0,29574764017091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-3,1,2,-3,1,0,2,2,0,0,0,2,2]</text:p>
          </table:table-cell>
          <table:table-cell office:value-type="float" office:value="0.295747640170918" calcext:value-type="float">
            <text:p>0,29574764017091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2,-2,1,-2,-3,1,-3,3,-3,1,1,2,-2,-1,-3,2,-2,-1,2,-2,1,-1,-3,2,0,1,2,-3,0,-2,0,-2,-2,0,-1,2,2,0,-1,1,1,-1,-1,2,-2,-2,2,0,-3,-3,-1,-2,-1,1,2,0,3,1,1,-1,-3,-3,-2,1,3,-1,1,1,-3,-3,2,0]</text:p>
          </table:table-cell>
          <table:table-cell office:value-type="float" office:value="0.296647939483826" calcext:value-type="float">
            <text:p>0,29664793948382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96647939483826" calcext:value-type="float">
            <text:p>0,29664793948382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297545514725619" calcext:value-type="float">
            <text:p>0,29754551472561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297545514725619" calcext:value-type="float">
            <text:p>0,29754551472561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97545514725619" calcext:value-type="float">
            <text:p>0,29754551472561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3,2,-1,1,-1,-2,2,-2,1,0,-2,2,1,0,0,-3,0,2,1,-3,1,0,0,2,-1,-3,-1,-1,0,-3,1,1,-2,-2,1,-3,1,2,-3,1,1,-1,0,0,1,2,-3,0]</text:p>
          </table:table-cell>
          <table:table-cell office:value-type="float" office:value="0.297545514725619" calcext:value-type="float">
            <text:p>0,29754551472561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1,0,-1,2,1,-1,-2,-3,-3,2,-1,-1,1,-1,0,1,0,-3,1,-3,2,-1,1,-1,-2,2,-2,1,0,-2,2,-1,0,2,-1,0,0,1,-3,1,0,-1,2,-1,-3,-1,-1,0,2,-1,1,-2,-2,2,-3,1,2,-3,1,1,-3,3,0,1,2,-3,2]</text:p>
          </table:table-cell>
          <table:table-cell office:value-type="float" office:value="0.297545514725619" calcext:value-type="float">
            <text:p>0,29754551472561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3,2,-2,3,-1,2,1,3,-2,-3,-3,2,-1,-1,1,-1,0,1,0,-3,1,-3,2,-1,1,-1,-2,2,-2,1,0,-2,2,-1,0,2,-1,0,0,1,-3,1,0,-1,2,-1,-3,-1,-1,0,2,-1,2,-2,-2,0,-3,1,2,-3,1,1,-3,0,0,1,2,-3,2]</text:p>
          </table:table-cell>
          <table:table-cell office:value-type="float" office:value="0.299332590941915" calcext:value-type="float">
            <text:p>0,29933259094191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1,0,0,2,-1,-3,-1,-1,0,-3,1,1,-2,-2,1,-3,1,2,-3,1,1,-1,0,0,1,2,-3,0]</text:p>
          </table:table-cell>
          <table:table-cell office:value-type="float" office:value="0.299332590941915" calcext:value-type="float">
            <text:p>0,29933259094191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00222139978605" calcext:value-type="float">
            <text:p>0,30022213997860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2,0,2,1,-3,1,0,-1,2,-1,-3,-1,-1,0,2,-1,1,-2,-2,2,-3,1,1,-3,1,1,-3,0,0,1,2,-3,2]</text:p>
          </table:table-cell>
          <table:table-cell office:value-type="float" office:value="0.300222139978605" calcext:value-type="float">
            <text:p>0,30022213997860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0,-2,-3,2,-2,0,-1,2,1,-1,-2,-3,-3,2,-1,-1,1,-1,0,1,0,3,1,-3,2,-1,1,-1,2,2,-2,1,0,-2,2,-1,0,2,-1,0,0,1,-3,1,0,-1,2,-1,-3,-1,-1,-2,-2,-1,1,-2,-2,2,-3,1,2,-3,1,1,-2,0,0,1,2,-3,2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1,-3,1,2,-3,1,1,-3,0,0,1,2,-3,2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0199337741083" calcext:value-type="float">
            <text:p>0,3019933774108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1,1,1,-3,1,-3,-2,-3,1,1,2,-2,-1,-3,2,-2,-1,2,-2,1,-1,-3,1,-3,2,-1,1,-1,-2,2,-2,1,0,-2,2,-1,0,2,-1,0,0,1,-3,1,0,-1,2,-1,-3,-1,-1,0,2,-1,1,-2,-3,1,-1,-3,-3,-2,1,3,-1,1,1,-3,-3,2,0]</text:p>
          </table:table-cell>
          <table:table-cell office:value-type="float" office:value="0.30199337741083" calcext:value-type="float">
            <text:p>0,3019933774108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2,-1,-1,2,-3,-2,1,-2,-1,-2,-2,2,1,-1,2,1,-1,2,-1,-3,-3,0,-1,-2,-2,-1,2,-1,-2,-3,2,0,3,-1,-2,-3,-2,-3,0,-2,-2,2,-2,1,1,0,0,2,-2,1,-1,-3,-1,-3,0,1,-3,0,0,1,-2,-1,-2,-3,1,-1,0,1,1,-2,0,2,2,0,0,0,-1,2]</text:p>
          </table:table-cell>
          <table:table-cell office:value-type="float" office:value="0.303754286663854" calcext:value-type="float">
            <text:p>0,30375428666385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3,-1,1,-1,0,1,0,-3,1,-3,2,-1,1,-1,-2,2,-2,1,0,-2,2,1,0,0,-3,0,2,0,-3,1,0,0,2,-1,-3,-1,-1,0,-3,3,1,-2,-2,1,-3,1,2,-3,1,1,-1,0,0,1,2,-3,2]</text:p>
          </table:table-cell>
          <table:table-cell office:value-type="float" office:value="0.303754286663854" calcext:value-type="float">
            <text:p>0,30375428666385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303754286663854" calcext:value-type="float">
            <text:p>0,30375428666385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1,2,-2,1,-3,1,1,-3,-2,2,2,-2,2,2,-3,-2,-2,2,-2,0,1,-3,2,-3,-3,-2,0,-2,2,-1,-1,-2,-3,0,1,1,0,-3,-2,-1,-1,0,-3,-3,1,0,-1,1,2,-1,0,-2,-1,2,-1,0,2,-3,0]</text:p>
          </table:table-cell>
          <table:table-cell office:value-type="float" office:value="0.304630924234556" calcext:value-type="float">
            <text:p>0,30463092423455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1,-2,-2,2,-3,-1,2,1,-1,2,-1,-3,2,0,-1,-2,-2,-1,2,-1,0,-3,2,0,1,-1,-2,-3,-2,-3,0,-2,-2,2,-2,1,1,0,0,2,-2,1,-1,-3,-1,-3,2,1,-3,0,0,1,-2,-1,-2,-3,1,-1,0,1,1,-2,0,2,2,0,0,0,2,2]</text:p>
          </table:table-cell>
          <table:table-cell office:value-type="float" office:value="0.308976806033506" calcext:value-type="float">
            <text:p>0,30897680603350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309838667696593" calcext:value-type="float">
            <text:p>0,30983866769659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1,-3,-3,2,-2,3,-1,2,1,1,-2,-3,-3,2,-1,-1,1,-1,0,1,0,-3,1,-3,2,-1,0,-1,-2,2,-2,1,0,-2,2,1,0,0,-3,0,2,1,-3,1,0,0,2,-1,-3,-1,-1,0,-3,1,1,-2,-2,1,-3,1,2,-3,1,1,-1,0,0,1,2,-3,2]</text:p>
          </table:table-cell>
          <table:table-cell office:value-type="float" office:value="0.310698138606161" calcext:value-type="float">
            <text:p>0,31069813860616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310698138606161" calcext:value-type="float">
            <text:p>0,31069813860616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-1,-2,-3,-3,2,-1,-1,1,-1,0,-2,0,-3,1,-3,2,-1,1,-1,-2,2,-2,1,0,-2,2,-1,0,2,-1,-3,-1,1,-3,1,0,-1,2,-1,-3,-1,-1,0,2,-1,1,-2,-2,2,-3,1,2,-3,1,1,-3,1,1,-3,-3,2,0]</text:p>
          </table:table-cell>
          <table:table-cell office:value-type="float" office:value="0.310698138606161" calcext:value-type="float">
            <text:p>0,31069813860616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0,-1,-2,-2,2,2,-1,0,1,-3,2,-1,1,-1,-3,2,-2,1,0,-2,2,-1,0,2,-1,0,0,1,-3,1,0,-1,2,-1,-3,-1,-1,0,2,-1,1,-2,-2,1,-3,1,2,-3,1,1,-3,0,0,1,2,-3,2]</text:p>
          </table:table-cell>
          <table:table-cell office:value-type="float" office:value="0.311555238547945" calcext:value-type="float">
            <text:p>0,31155523854794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0,-2,-3,1,1,0,1,-2,2,-3,-3,0,1,1,-1,-2,-2,-2,2,-2,-2,-2,-1,-2,2,1,0,-2,2,-1,-3,1,0,0,2,-1,-3,-1,-1,0,-3,1,1,-2,-2,1,0,0,1,1,-2,-2,-1,2,-1,0,2,-3,0]</text:p>
          </table:table-cell>
          <table:table-cell office:value-type="float" office:value="0.311555238547945" calcext:value-type="float">
            <text:p>0,31155523854794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2,2,-2,1,0,-2,2,1,0,0,-3,0,2,1,-3,1,0,0,2,-1,-3,-1,-1,0,-3,1,1,-2,-2,1,-3,1,2,-3,1,1,-1,0,0,1,2,-3,2]</text:p>
          </table:table-cell>
          <table:table-cell office:value-type="float" office:value="0.311555238547945" calcext:value-type="float">
            <text:p>0,31155523854794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1,2,-2,-1,-3,2,-2,-1,2,3,1,-1,-3,2,-1,1,2,-3,0,-2,0,-2,-2,0,-1,2,2,0,0,1,-3,-1,-1,2,1,0,-1,2,-1,-3,-1,-1,0,2,-1,1,-2,-2,2,-3,1,2,-3,1,1,-3,0,0,1,2,-3,2]</text:p>
          </table:table-cell>
          <table:table-cell office:value-type="float" office:value="0.311555238547945" calcext:value-type="float">
            <text:p>0,31155523854794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1,-2,-3,-3,2,-2,0,-1,2,1,-1,-2,-3,-3,2,-1,-1,1,-1,0,1,0,-3,1,-3,2,-1,1,-1,-2,2,-2,1,0,-2,2,-1,0,2,-1,0,0,1,-3,1,0,-1,2,-1,-3,-1,-1,0,2,-1,1,-2,1,1,-1,2,-3,-2,1,3,-1,1,1,-3,-3,2,0]</text:p>
          </table:table-cell>
          <table:table-cell office:value-type="float" office:value="0.313262403319219" calcext:value-type="float">
            <text:p>0,31326240331921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313262403319219" calcext:value-type="float">
            <text:p>0,31326240331921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-1,-2,-3,-3,2,-1,-1,1,-1,0,1,0,-3,1,-3,2,-1,1,-1,-2,2,-2,1,0,-2,2,-1,0,2,-1,0,0,1,-3,1,0,-1,2,-1,-3,-1,-1,0,-3,1,1,-2,-2,1,-3,1,2,-3,1,1,-1,0,0,1,2,-3,2]</text:p>
          </table:table-cell>
          <table:table-cell office:value-type="float" office:value="0.313262403319219" calcext:value-type="float">
            <text:p>0,31326240331921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-1,-1,1,1,0,1,0,-3,1,-3,2,-1,1,-1,-2,2,3,1,0,-2,2,1,0,2,-1,0,0,1,-3,1,0,0,2,-1,-3,-1,-2,-1,1,2,0,-3,1,1,-1,1,-3,-3,1,-2,-1,1,1,2,-3,2,0]</text:p>
          </table:table-cell>
          <table:table-cell office:value-type="float" office:value="0.314112506383727" calcext:value-type="float">
            <text:p>0,31411250638372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1,0,-2,2,1,0,2,-2,0,2,1,-3,1,0,-1,2,-1,-3,-1,-1,0,2,-1,1,-2,-2,1,-3,1,2,-3,1,1,-1,0,0,1,2,2,0]</text:p>
          </table:table-cell>
          <table:table-cell office:value-type="float" office:value="0.314112506383727" calcext:value-type="float">
            <text:p>0,31411250638372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314112506383727" calcext:value-type="float">
            <text:p>0,31411250638372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0,2,0,-3,-3,-1,-2,-1,1,2,0,3,1,1,-1,-3,-3,-2,1,3,-1,1,1,-3,-3,2,0]</text:p>
          </table:table-cell>
          <table:table-cell office:value-type="float" office:value="0.317490157327751" calcext:value-type="float">
            <text:p>0,31749015732775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17490157327751" calcext:value-type="float">
            <text:p>0,3174901573277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-1,2,-1,0,1,-3,2,-1,1,-1,-2,2,3,1,0,-2,2,1,0,0,-3,0,2,1,-3,1,0,0,2,-1,-3,-1,-1,0,-3,1,1,-2,-2,-2,-3,1,-2,-3,1,-2,-1,0,0,1,2,-3,-2]</text:p>
          </table:table-cell>
          <table:table-cell office:value-type="float" office:value="0.317490157327751" calcext:value-type="float">
            <text:p>0,31749015732775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-2,-1,2,1,-1,-2,-3,-3,2,-1,-1,1,-1,0,1,0,-3,1,-3,2,-1,1,-1,-2,2,-2,1,0,-2,3,-1,0,2,-1,0,0,1,-3,1,0,-1,2,-1,-3,-1,-1,0,2,-1,1,-2,-2,2,-3,1,2,-3,1,1,-3,0,0,1,2,-3,2]</text:p>
          </table:table-cell>
          <table:table-cell office:value-type="float" office:value="0.318328970301689" calcext:value-type="float">
            <text:p>0,31832897030168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1,-3,-3,2,0,-1,-2,-2,2,2,-1,0,1,-3,2,-1,1,-1,-3,2,-2,1,0,-2,2,3,0,0,-3,0,2,1,-3,1,0,0,2,-1,-3,3,-1,0,-3,1,1,-2,-2,1,-3,1,2,-3,1,1,-1,0,0,1,2,-3,2]</text:p>
          </table:table-cell>
          <table:table-cell office:value-type="float" office:value="0.318328970301689" calcext:value-type="float">
            <text:p>0,31832897030168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0,1,-3,2,0,0,2,-1,-3,-1,-1,0,-3,1,1,-2,-2,1,-3,1,2,-3,1,1,-1,0,0,1,2,-3,2]</text:p>
          </table:table-cell>
          <table:table-cell office:value-type="float" office:value="0.320832251080426" calcext:value-type="float">
            <text:p>0,32083225108042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3,0,1,0,2,1,-3,2,-1,1,-1,-2,2,-2,1,0,-2,2,1,0,-3,-3,0,2,1,-3,1,0,0,0,-1,-3,-1,-1,0,-3,1,1,-2,-2,1,-3,1,2,-3,1,1,-1,0,0,1,2,-3,2]</text:p>
          </table:table-cell>
          <table:table-cell office:value-type="float" office:value="0.320832251080426" calcext:value-type="float">
            <text:p>0,32083225108042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0,2,1,-1,-2,-3,-3,2,-1,-1,1,-1,0,-2,1,-3,1,-3,2,-1,1,-1,-2,2,-2,1,0,-2,2,-3,0,0,-2,0,2,1,-3,1,0,0,-3,-1,-3,-1,-1,0,-3,1,1,-2,-2,1,-3,1,2,-3,1,1,-1,0,0,1,2,-3,2]</text:p>
          </table:table-cell>
          <table:table-cell office:value-type="float" office:value="0.320832251080426" calcext:value-type="float">
            <text:p>0,32083225108042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-1,1,-1,-1,-1,-2,2,-2,1,1,-3,1,0,-1,2,-1,-3,2,0,-1,-2,-2,-1,2,-1,2,-2,0,1,-1,-2,1,1,-3,-1,2,1,-1,-1,1,0,-1,-3,-2,0,1,-1,1,1,-1,-3,-3,-2,-3,-2,0,1,1,-2,-2,-3,1,0,0,1,1,-2,0,2,2,0,0,0,2,2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2,-1,1,-2,-2,2,-3,1,2,-3,1,1,-3,0,0,1,2,-3,2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1,0,-2,-2,1,-2,-2,2,-3,-1,2,1,-1,2,-1,-3,2,0,-1,-2,-2,-1,2,-1,0,-3,2,1,1,-1,-2,-3,-2,-3,0,-2,-2,2,-2,1,1,0,0,2,-2,1,-1,-3,-1,-3,2,1,-3,-2,0,1,1,-2,-2,-3,1,0,0,1,0,-2,0,2,2,0,0,0,2,2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3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322490309931942" calcext:value-type="float">
            <text:p>0,32249030993194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3,-1,2,1,1,-2,-3,-3,2,-1,-1,1,-1,0,1,0,-3,1,-3,2,-1,1,-1,-2,2,-2,1,0,-2,2,-1,0,2,-1,0,0,1,-3,1,0,-1,2,-1,-3,-1,-1,0,2,-1,1,-2,-2,2,-3,1,1,-3,1,1,-3,0,0,1,2,-3,2]</text:p>
          </table:table-cell>
          <table:table-cell office:value-type="float" office:value="0.324139887497152" calcext:value-type="float">
            <text:p>0,32413988749715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24961536185438" calcext:value-type="float">
            <text:p>0,32496153618543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324961536185438" calcext:value-type="float">
            <text:p>0,32496153618543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1,1,-1,0,1,-3,-3,1,-3,2,-1,1,-1,-2,2,-2,1,0,-2,2,-1,0,2,-1,0,0,1,-3,1,0,-1,2,-1,-3,-1,-1,0,2,-1,1,3,1,1,-1,-3,-3,-2,1,3,-1,1,1,-3,-3,2,0]</text:p>
          </table:table-cell>
          <table:table-cell office:value-type="float" office:value="0.32659863237109" calcext:value-type="float">
            <text:p>0,3265986323710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2,0,0,1,-1,-2,-2,-1,2,1,-2,0,0,-3,0,0,2,2,-3,-1,1,1,-1,-2,0,2,-2,-2,2,0,2,-3,1,-3,-1,-1,2,-2,2,-3,-2,2,-3,-2,-3,2,2,-1,-1,-3,-2,0,-3,-1,0,1,-1,0,-2,0,-2,-2,-3,1,-3,-3,1,0,0,1,-3,-2,0,2,1,-2,2]</text:p>
          </table:table-cell>
          <table:table-cell office:value-type="float" office:value="0.32659863237109" calcext:value-type="float">
            <text:p>0,326598632371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3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1,2,0,-3,-3,-1,-2,-1,1,2,0,-3,1,1,-1,1,-3,-2,1,3,-1,1,1,-3,-3,2,0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329039004780082" calcext:value-type="float">
            <text:p>0,32903900478008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-3,0,1,-3,2,-2,-2,-2,1,-2,0,2,-1,-2,0,2,-2,-3,2,-1,-1,0,-3,1,1,2,2,-2,1,1,2,0,0,1,0,1,-3,-3,-3,-3,1,-2,0,2,-2,1,-1,-3,1,-2,-2,0,0,-1,-1,-1,0,2,-1,2,-3,-1,0,2,-1,2,-1,0,0,1,2,-3,2,1,0,-2]</text:p>
          </table:table-cell>
          <table:table-cell office:value-type="float" office:value="0.329848450049413" calcext:value-type="float">
            <text:p>0,32984845004941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-2,-3,2,1,-2,-2,-2,-3,-3,2,-2,0,-1,2,1,-1,-2,-3,0,2,-1,-1,1,-1,-3,1,0,-3,1,-3,2,-1,1,-1,-2,2,-2,1,0,-2,2,-1,0,1,-1,0,0,1,-3,1,0,0,2,-1,-3,-1,-1,0,2,-1,1,-2,-2,2,-3,1,2,-3,1,1,-3,0,0,1,2,-3,-1]</text:p>
          </table:table-cell>
          <table:table-cell office:value-type="float" office:value="0.33065591380366" calcext:value-type="float">
            <text:p>0,3306559138036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-3,2,-2,-1,2,-2,1,-1,-3,2,-1,1,2,-3,0,-2,0,-2,2,1,-1,-1,1,0,-1,-3,-2,0,1,-1,1,1,-1,-3,-3,-2,-3,-2,0,1,1,-2,-2,-3,1,0,0,1,1,-2,0,2,2,0,0,0,2,2]</text:p>
          </table:table-cell>
          <table:table-cell office:value-type="float" office:value="0.331461410524161" calcext:value-type="float">
            <text:p>0,33146141052416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2,-2,1,-1,-2,-1,2,2,-1,2,-1,-3,-1,0,-3,-3,-3,-2,2,-3,1,-2,1,-3,-2,0,2,-2,0,1,-2,-1,-2,1,2,1,2,-3,0,0,-1,-3,-3,0,-3,0,2,-1,1,1,-1,0,1,2,1,2,0,1,-2,1,0,0,-2,0,1,2,2,0,1,-1,-2,-3,1,-1,0,1]</text:p>
          </table:table-cell>
          <table:table-cell office:value-type="float" office:value="0.333866240681304" calcext:value-type="float">
            <text:p>0,33386624068130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1,1,1,-3,1,-3,-2,-3,1,1,2,-2,-1,-3,2,-2,-1,2,-2,1,-1,-3,2,-3,2,-1,1,-1,-2,2,-2,1,0,-2,2,-1,0,2,-1,0,0,1,-3,1,0,-1,2,-1,-3,-1,-2,-1,1,2,0,3,-3,1,-1,-3,-3,-2,1,3,-1,1,1,-3,-3,2,0]</text:p>
          </table:table-cell>
          <table:table-cell office:value-type="float" office:value="0.333866240681304" calcext:value-type="float">
            <text:p>0,33386624068130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1,1,2,-3,0,-2,0,-2,-2,0,-1,2,2,0,0,1,-3,-1,-1,2,-2,-2,2,0,-3,-3,-1,-2,-1,1,2,0,3,1,1,-1,-3,-3,-2,1,3,-1,1,1,-3,-3,2,2]</text:p>
          </table:table-cell>
          <table:table-cell office:value-type="float" office:value="0.333866240681304" calcext:value-type="float">
            <text:p>0,33386624068130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3466401061363" calcext:value-type="float">
            <text:p>0,3346640106136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0,-2,1,0,2,1,-2,2,1,2,2,0,-3,-1,-1,1,-2,-3,-1,1,-2,2,-3,2,2,0,-1,-1,0,2,-1,2,-3,-1,-2,-3,0,2,-2,1,-3,1,0,0,-3,0,2,-1,-1,0,2,-1,-3,2,2,-1,2,2,-1,0,1,1,-2,2,2,2,-1,0,0,-1,-1,2,-2,1,1,0,1]</text:p>
          </table:table-cell>
          <table:table-cell office:value-type="float" office:value="0.335459883344243" calcext:value-type="float">
            <text:p>0,33545988334424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0,-3,0,2,1,-3,1,0,0,2,-1,-3,-1,-1,0,-3,1,1,-2,-2,2,-3,1,2,-3,1,1,-3,0,0,1,2,-3,2]</text:p>
          </table:table-cell>
          <table:table-cell office:value-type="float" office:value="0.335459883344243" calcext:value-type="float">
            <text:p>0,33545988334424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335459883344243" calcext:value-type="float">
            <text:p>0,33545988334424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-3,-2,1,-2,-3,1,-2,1,-3,1,-1,-2,-3,-3,2,-1,-1,1,-1,0,1,0,-3,1,-3,2,-1,1,-1,-2,2,-2,1,0,-2,2,-1,0,2,-1,0,0,1,-3,-2,-2,2,0,-3,-3,-1,-2,-1,1,2,-1,3,1,1,-1,-3,-3,-2,1,3,-1,1,1,-3,-3,2,0]</text:p>
          </table:table-cell>
          <table:table-cell office:value-type="float" office:value="0.335459883344243" calcext:value-type="float">
            <text:p>0,33545988334424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37836252248531" calcext:value-type="float">
            <text:p>0,33783625224853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3,0,0,-3,0,2,1,-3,1,0,0,2,-1,-3,3,-1,0,-3,1,1,-2,-2,1,-3,1,2,-3,1,1,-1,0,0,1,2,-3,2]</text:p>
          </table:table-cell>
          <table:table-cell office:value-type="float" office:value="0.337836252248531" calcext:value-type="float">
            <text:p>0,33783625224853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339411254969543" calcext:value-type="float">
            <text:p>0,33941125496954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2,-2,1,-1,-3,2,-1,1,2,-3,0,-2,0,-2,-2,0,-1,2,2,0,0,-3,0,2,1,-3,1,0,0,2,-1,-3,-1,-1,0,-3,1,1,-2,-2,1,-3,1,2,-3,1,1,-1,0,0,1,2,-3,2]</text:p>
          </table:table-cell>
          <table:table-cell office:value-type="float" office:value="0.340978982734518" calcext:value-type="float">
            <text:p>0,34097898273451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0,0,1,1,-2,1,-1,0,0,1,2,-3,2]</text:p>
          </table:table-cell>
          <table:table-cell office:value-type="float" office:value="0.341760149812701" calcext:value-type="float">
            <text:p>0,34176014981270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-3,-1,0,1,0,-3,-3,-3,2,-1,1,2,-2,2,-2,1,0,-2,2,1,0,0,-3,0,2,3,-3,1,0,0,2,-1,-3,-1,-1,0,-3,1,1,-2,-2,1,-3,1,2,-3,1,1,-1,0,0,1,2,-3,2]</text:p>
          </table:table-cell>
          <table:table-cell office:value-type="float" office:value="0.344093010681705" calcext:value-type="float">
            <text:p>0,34409301068170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46410161513775" calcext:value-type="float">
            <text:p>0,34641016151377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2,-1,2,-1,0,1,-3,2,-1,1,-1,-2,2,-2,1,0,-2,2,1,-3,0,-3,0,2,1,-3,1,0,0,2,-1,-3,-1,-1,0,-3,1,1,-2,-2,1,-3,1,2,-3,1,1,-1,0,0,1,2,-3,2]</text:p>
          </table:table-cell>
          <table:table-cell office:value-type="float" office:value="0.346410161513775" calcext:value-type="float">
            <text:p>0,34641016151377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-1,1,-3,-2,-3,0,2,-2,-1,2,-3,-1,-1,-3,-3,-2,1,0,0,0,0,-3,-2,2,-3,0,-2,-2,-2,1,1,2,0,2,-3,0,-1,-2,0,-2,-3,2,-3,-3,2,1,2,-3,-3,-2,-1,0,0,-2,-1,-2,0,-2,-3,0,-1,1,2,1,-2,-3,2,0,-3,0,2]</text:p>
          </table:table-cell>
          <table:table-cell office:value-type="float" office:value="0.350238014308365" calcext:value-type="float">
            <text:p>0,35023801430836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-2,3,1,-3,1,1,2,-2,-1,-3,2,-2,-1,2,-2,1,-1,-3,2,-1,1,2,-3,0,-2,0,-2,-2,0,-1,2,2,0,0,1,-3,-1,-1,2,-2,0,2,0,-3,-3,-1,-2,-1,1,2,0,3,1,1,-1,-3,-3,-2,1,3,-1,1,1,-3,-3,2,0]</text:p>
          </table:table-cell>
          <table:table-cell office:value-type="float" office:value="0.354776925217335" calcext:value-type="float">
            <text:p>0,35477692521733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1,0,-3,1,-3,2,-1,1,-1,-2,2,-2,1,0,-2,2,-1,0,2,-1,0,2,1,-3,1,0,0,2,-1,-3,-1,-1,0,-3,1,1,-2,-2,1,-3,1,2,-3,1,1,-1,0,0,1,2,-3,2]</text:p>
          </table:table-cell>
          <table:table-cell office:value-type="float" office:value="0.354776925217335" calcext:value-type="float">
            <text:p>0,35477692521733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-1,-1,2,1,-1,-1,-3,-3,2,-1,-1,1,-1,0,1,0,-3,1,-3,2,-1,1,-1,-2,2,-2,1,0,-2,2,-1,0,2,-1,0,0,1,-3,1,0,-1,2,-1,-3,-1,-1,0,2,-1,1,-2,-2,2,-3,1,2,-3,1,1,-3,-2,0,1,2,-3,-3]</text:p>
          </table:table-cell>
          <table:table-cell office:value-type="float" office:value="0.355527776692624" calcext:value-type="float">
            <text:p>0,35552777669262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2,-2,1,-1,-2,-1,2,2,-1,2,-1,-3,-1,0,-3,-3,-3,-2,2,-3,1,-2,1,-3,-2,0,2,-2,0,1,-2,-1,-2,1,2,1,2,-3,0,0,-1,-3,-3,0,-3,0,2,-1,1,1,-1,0,1,2,1,2,0,1,-2,1,0,0,-2,0,1,2,2,0,1,-1,-2,-3,1,-1,0,1]</text:p>
          </table:table-cell>
          <table:table-cell office:value-type="float" office:value="0.356277045756997" calcext:value-type="float">
            <text:p>0,35627704575699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2,1,1,2,-2,-1,-2,2,-2,-1,2,-2,1,-1,1,2,-1,1,2,-3,0,-2,0,-2,-2,2,-1,2,2,0,0,1,-3,-1,-1,2,-2,-2,2,0,-3,-3,-1,-2,-1,1,2,0,3,1,1,-1,-3,-3,-2,1,3,-1,1,1,-3,-3,2,0]</text:p>
          </table:table-cell>
          <table:table-cell office:value-type="float" office:value="0.3585154575933" calcext:value-type="float">
            <text:p>0,358515457593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-2,0,-2,2,1,0,0,1,0,2,1,-3,1,0,0,2,-1,-3,-1,-1,0,-3,1,1,-2,-2,1,-3,1,2,-3,1,1,-1,0,0,1,2,-3,2]</text:p>
          </table:table-cell>
          <table:table-cell office:value-type="float" office:value="0.359258495608199" calcext:value-type="float">
            <text:p>0,35925849560819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61478445646026" calcext:value-type="float">
            <text:p>0,36147844564602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-1,-1,2,-3,1,-2,-3,-3,2,-1,-1,1,-1,0,1,-1,-3,1,-3,2,-1,1,-1,2,2,-2,1,0,-2,2,1,0,0,-3,0,2,1,-3,1,3,0,2,-1,-3,-1,-1,-3,-3,1,1,-2,-2,1,-3,1,2,0,1,-2,-1,0,0,1,2,-3,2]</text:p>
          </table:table-cell>
          <table:table-cell office:value-type="float" office:value="0.361478445646026" calcext:value-type="float">
            <text:p>0,36147844564602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1,0,-3,2,1,-1,0,0,1,3,1,-2,0,1,-2,-1,2,2,-1,1,-3,0,0,2,2,2,2,0,-3,1,3,-3,0,2,1,-1,-1,2,-3,2,1,0,-1,0,2,-3,-3,0,-1,-3,1,-2,2,-2,2,1,2,-3,2,2,0,-3,0,2,-2,0,0,1,2,2,-2,2,1,0,2,-1,-3]</text:p>
          </table:table-cell>
          <table:table-cell office:value-type="float" office:value="0.362215405525497" calcext:value-type="float">
            <text:p>0,36221540552549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2,-2,1,-1,-2,-1,2,2,-1,2,-1,-3,-1,0,-3,-3,-3,-2,2,-3,1,-2,1,-3,-2,0,2,-2,0,1,-2,-1,-2,1,2,1,2,-3,0,0,-1,-3,-3,0,-3,0,2,-1,1,1,-1,0,1,2,1,2,0,1,-2,1,0,0,-2,0,1,2,2,0,1,-1,-2,-3,1,-1,0,1]</text:p>
          </table:table-cell>
          <table:table-cell office:value-type="float" office:value="0.363684845252956" calcext:value-type="float">
            <text:p>0,36368484525295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63684845252956" calcext:value-type="float">
            <text:p>0,36368484525295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-1,1,3,-1,2,1,1,-2,-3,-3,2,-1,-1,1,-1,0,1,0,-3,1,-3,2,-1,1,-1,-2,2,-2,1,0,-2,2,1,0,0,-3,0,2,1,-1,1,0,0,2,-1,-3,-1,-1,0,-3,1,1,-2,-3,1,-3,1,2,-3,1,1,-1,0,0,1,2,-3,2]</text:p>
          </table:table-cell>
          <table:table-cell office:value-type="float" office:value="0.363684845252956" calcext:value-type="float">
            <text:p>0,36368484525295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3,1,1,0,0,0,-2,2,-3,1,2,-3,1,1,-3,0,0,1,2,-3,2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1,0,2,-1,0,1,-3,2,-1,1,-1,-2,2,-2,1,0,-2,2,1,0,0,-3,0,2,1,-3,1,0,0,2,-1,-3,-1,-1,0,-3,1,1,-2,-2,1,-3,1,2,-3,1,1,-1,0,0,1,2,-3,2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3,2,-2,3,-1,2,1,1,-2,-3,-3,2,-1,-1,1,-1,0,1,0,-3,1,-3,2,-1,1,-1,-2,0,-2,-2,0,-1,2,-1,0,0,-3,0,2,1,-3,1,0,0,2,-1,-3,-1,-1,0,-3,1,1,-2,-2,1,-1,-3,-3,-2,1,3,-1,1,1,-3,-3,2,0]</text:p>
          </table:table-cell>
          <table:table-cell office:value-type="float" office:value="0.365148371670111" calcext:value-type="float">
            <text:p>0,36514837167011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36587793957366" calcext:value-type="float">
            <text:p>0,3658779395736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0,2,2,0,0,0,-3,2]</text:p>
          </table:table-cell>
          <table:table-cell office:value-type="float" office:value="0.368057966449127" calcext:value-type="float">
            <text:p>0,36805796644912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1,0,2,-1,0,1,-3,2,-1,1,-1,-2,2,-2,1,0,-2,2,1,0,0,-3,0,2,1,-3,1,0,0,2,-1,-3,-1,-1,0,-3,1,1,-2,-2,1,-3,1,2,-3,1,1,-1,0,0,1,2,-3,2]</text:p>
          </table:table-cell>
          <table:table-cell office:value-type="float" office:value="0.368057966449127" calcext:value-type="float">
            <text:p>0,36805796644912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0,-3,-3,2,-2,2,-1,2,1,3,-2,-3,-3,2,0,3,-2,-2,2,2,-1,0,1,-3,2,-2,1,-1,-3,2,-2,1,0,-2,2,1,0,0,-3,0,2,1,-3,1,0,-3,2,-1,-3,-1,-1,0,-3,1,1,-2,-2,1,-3,1,2,-3,1,1,3,0,0,1,2,-3,2]</text:p>
          </table:table-cell>
          <table:table-cell office:value-type="float" office:value="0.368057966449127" calcext:value-type="float">
            <text:p>0,36805796644912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-3,-3,2,1,0,2,-2,-1,2,1,-2,0,0,-3,2,0,-1,2,-3,-1,-3,1,-1,1,-2,2,-1,2,-2,0,1,-1,-2,1,1,-3,-1,2,1,-1,-1,1,0,-1,-3,-2,0,1,-1,1,1,-1,-3,-3,-2,-2,1,-3,-1,1,0,0,-2,2,-2,0,-3,-2,-3,1,-1,2,0,2,0,2,-3]</text:p>
          </table:table-cell>
          <table:table-cell office:value-type="float" office:value="0.370225156717728" calcext:value-type="float">
            <text:p>0,37022515671772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-3,-3,2,1,0,2,-2,-1,2,1,-2,0,0,-3,2,0,-1,2,-3,-1,-3,1,-1,1,-2,2,-1,0,-3,2,0,1,-1,-2,-3,-2,-3,0,-2,-2,2,-2,1,1,0,0,2,-2,1,-1,-3,-1,-3,2,1,-2,1,-3,-1,1,0,0,-2,2,-2,0,-3,-2,-3,1,-1,2,0,2,0,2,-3]</text:p>
          </table:table-cell>
          <table:table-cell office:value-type="float" office:value="0.370225156717728" calcext:value-type="float">
            <text:p>0,37022515671772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1,0,-3,1,-3,2,-1,1,-1,-2,2,-2,1,0,-2,2,-1,0,2,-1,0,0,1,-3,1,-2,-1,2,-1,-3,-1,-1,0,-2,-1,1,-2,-2,1,-3,1,2,-3,1,1,-1,0,0,1,2,1,2]</text:p>
          </table:table-cell>
          <table:table-cell office:value-type="float" office:value="0.371662929727103" calcext:value-type="float">
            <text:p>0,37166292972710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-1,0,1,-3,2,-1,1,-1,-2,2,-2,1,0,-2,2,1,0,0,-3,0,2,1,-3,1,0,0,2,-1,-3,-1,-1,0,-3,1,1,-2,-2,1,-3,1,2,-3,1,1,-1,0,0,1,2,-3,2]</text:p>
          </table:table-cell>
          <table:table-cell office:value-type="float" office:value="0.371662929727103" calcext:value-type="float">
            <text:p>0,37166292972710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72379734500505" calcext:value-type="float">
            <text:p>0,37237973450050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2,-1,-3,2,0,-3,-2,0,-2,0,-2,1,-1,0,-3,-2,1,0,1,2,2,-3,2,-1,-1,-1,1,-1,1,-1,1,-2,2,2,-2,2,-1,2,-3,2,-3,-2,0,2,2,0,-3,-1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0,1,0,-2,2,1,-3,-2,-1,-2,-2,2,3,-1,2,1,-1,2,2,-3,-3,-1,-1,1,-1,0,1,0,-3,1,-3,2,-1,1,-1,-2,2,-2,1,0,-2,2,-1,0,2,-1,0,0,1,-3,1,0,-1,2,-3,-3,-1,-2,-1,2,0,0,3,0,1,-1,-3,-3,-2,1,3,-3,1,1,-3,-3,2,0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1,-3,0,0,2,2,2,2,0,-3,1,3,-3,0,2,1,-1,-1,2,-3,2,1,0,-1,0,2,-3,-3,0,-1,-3,1,-2,2,3,2,2,2,-3,2,2,0,-3,0,2,-2,0,0,1,2,2,-2,0,0,1,2,-3,2]</text:p>
          </table:table-cell>
          <table:table-cell office:value-type="float" office:value="0.376651917115348" calcext:value-type="float">
            <text:p>0,37665191711534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1,0,-3,1,-3,2,-1,1,-1,-2,2,-2,1,0,-2,2,-1,0,2,-1,0,0,1,-3,1,0,-1,2,-1,-3,-1,-1,0,-3,1,1,-2,-2,1,-3,1,2,-3,1,1,-1,0,0,1,2,-3,2]</text:p>
          </table:table-cell>
          <table:table-cell office:value-type="float" office:value="0.376651917115348" calcext:value-type="float">
            <text:p>0,37665191711534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1,2,-1,-1,-2,-2,-1,2,-1,0,-3,2,0,1,-1,-2,2,-2,-3,0,-2,-2,2,-2,1,1,0,0,2,-2,1,-1,-3,-3,-3,2,1,-3,0,0,-3,1,1,-2,-2,1,-3,1,2,-3,1,1,-1,0,0,1,2,-1,2]</text:p>
          </table:table-cell>
          <table:table-cell office:value-type="float" office:value="0.378769938969114" calcext:value-type="float">
            <text:p>0,37876993896911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1,-2,-3,2,1,-1,0,0,1,3,1,-2,0,1,2,-1,2,2,-1,1,-3,0,0,2,2,2,2,0,-3,1,3,-3,0,2,1,-1,-1,2,-3,2,1,0,-1,0,2,-3,-3,0,-1,-3,1,-2,2,-2,2,1,2,-3,2,2,0,-3,0,2,-2,0,0,1,2,2,-2,2,1,0,2,-1,-3]</text:p>
          </table:table-cell>
          <table:table-cell office:value-type="float" office:value="0.379473319220205" calcext:value-type="float">
            <text:p>0,37947331922020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0,-2,1,0,2,1,-2,2,1,2,2,0,-3,-1,-1,1,-2,-3,-1,1,-2,2,-3,2,2,0,-1,-1,0,2,-1,2,-3,-1,-2,-3,0,2,-2,1,-3,-1,0,2,-1,0,0,-1,-1,0,2,-1,-3,2,2,-1,2,2,-1,0,1,1,-2,2,2,2,-1,0,0,-1,-1,2,-2,1,1,0,1]</text:p>
          </table:table-cell>
          <table:table-cell office:value-type="float" office:value="0.379473319220206" calcext:value-type="float">
            <text:p>0,37947331922020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2,-2,-1,-3,2,-2,-1,2,-2,1,-1,-3,2,-1,1,2,-3,0,-2,0,-2,-2,0,-1,2,2,0,0,1,-3,-1,-1,2,-2,1,2,0,-3,-3,-1,-1,0,-3,1,1,-2,-2,1,-3,1,2,-3,1,1,-1,0,0,1,2,-3,2]</text:p>
          </table:table-cell>
          <table:table-cell office:value-type="float" office:value="0.379473319220206" calcext:value-type="float">
            <text:p>0,37947331922020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-3,0,1,-3,2,-2,-2,-2,1,-2,0,2,-1,-2,0,2,-2,-3,2,-1,-1,0,-3,1,1,2,-2,1,1,1,2,0,0,1,0,1,-3,-3,-3,-3,1,-2,0,2,-2,1,-1,-3,1,-2,-2,0,0,-1,-1,-1,0,2,-1,2,-3,-1,0,2,-1,2,-1,0,0,1,2,-3,2,1,0,-2]</text:p>
          </table:table-cell>
          <table:table-cell office:value-type="float" office:value="0.381575680566778" calcext:value-type="float">
            <text:p>0,38157568056677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2,1,-1,-2,-3,-3,2,-1,-1,1,-1,0,1,0,-3,1,-3,2,-1,1,-1,-2,2,-2,1,0,-2,2,-1,0,2,-1,0,0,1,-3,1,0,-1,2,-3,-3,-1,-2,-1,1,2,0,3,1,1,-1,-3,-3,-2,1,3,-1,1,1,-3,-3,2,0]</text:p>
          </table:table-cell>
          <table:table-cell office:value-type="float" office:value="0.381575680566778" calcext:value-type="float">
            <text:p>0,38157568056677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-3,1,-2,-3,-3,2,-1,-1,1,-1,0,1,0,-3,1,-3,2,-1,1,-1,-2,2,-2,1,0,-2,2,-1,0,0,-3,0,2,1,-3,1,0,0,2,-1,1,-1,-1,0,-3,1,1,-2,-2,1,-3,1,2,-3,1,1,-1,0,-2,1,2,-3,2]</text:p>
          </table:table-cell>
          <table:table-cell office:value-type="float" office:value="0.382273898315505" calcext:value-type="float">
            <text:p>0,38227389831550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-2,-3,-2,-3,0,-2,-2,2,-2,1,1,0,0,-1,-1,2,-2,-2,2,0,-3,-3,-1,-2,-1,1,2,0,3,1,1,-1,-3,-3,-2,1,3,-1,1,1,-3,-3,2,0]</text:p>
          </table:table-cell>
          <table:table-cell office:value-type="float" office:value="0.382273898315505" calcext:value-type="float">
            <text:p>0,38227389831550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1,-2,-2,2,-3,-1,2,1,-1,2,-1,-3,2,0,-1,-2,-2,-1,2,-1,2,-2,0,1,-1,-2,1,1,-3,-1,2,1,-1,-1,1,0,-1,-3,-2,0,1,-1,1,1,-1,-3,-3,-2,-3,-2,0,1,0,0,0,-2,2,-3,1,2,-3,1,1,-3,0,0,0,0,2,2]</text:p>
          </table:table-cell>
          <table:table-cell office:value-type="float" office:value="0.387126163758879" calcext:value-type="float">
            <text:p>0,38712616375887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1,-2,-3,0,1,1,0,-3,-2,-1,-1,0,-3,-3,1,0,-1,1,2,-1,0,1,-1,0,0,1,2,-3,2]</text:p>
          </table:table-cell>
          <table:table-cell office:value-type="float" office:value="0.387814388593306" calcext:value-type="float">
            <text:p>0,38781438859330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0,0,0,-2,2,-3,1,2,-3,1,1,-3,0,0,0,0,2,2]</text:p>
          </table:table-cell>
          <table:table-cell office:value-type="float" office:value="0.389871773792359" calcext:value-type="float">
            <text:p>0,38987177379235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90555160423382" calcext:value-type="float">
            <text:p>0,39055516042338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3,0,1,-1,-2,1,1,-3,-1,2,1,-1,-1,1,0,-1,-3,0,0,1,-1,1,1,-1,-3,-3,-2,-3,-2,0,3,1,-2,-2,-3,1,0,0,1,1,-2,0,2,2,0,0,0,2,2]</text:p>
          </table:table-cell>
          <table:table-cell office:value-type="float" office:value="0.392598183048945" calcext:value-type="float">
            <text:p>0,39259818304894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39327683210007" calcext:value-type="float">
            <text:p>0,3932768321000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0,-2,1,0,2,1,-2,2,1,2,2,0,-3,-1,-1,1,-2,-3,-1,1,-2,2,-3,2,2,0,-1,-1,0,2,-1,2,-3,-1,-2,-3,0,2,-2,1,-3,1,0,0,-3,0,2,-1,-1,0,2,-1,-3,2,2,-1,2,2,-1,0,1,1,-2,2,2,2,-1,0,0,-1,-1,2,-2,1,1,0,1]</text:p>
          </table:table-cell>
          <table:table-cell office:value-type="float" office:value="0.39327683210007" calcext:value-type="float">
            <text:p>0,3932768321000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946306289853" calcext:value-type="float">
            <text:p>0,394630628985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1,-1,1,-1,0,1,0,-3,1,-3,2,-1,1,-1,-2,2,-2,1,0,-2,2,-1,0,2,-1,0,0,1,-3,1,0,-1,2,-1,-3,-1,-1,0,-3,1,1,-2,-2,1,-3,1,2,-3,1,1,-1,0,0,1,2,-3,2]</text:p>
          </table:table-cell>
          <table:table-cell office:value-type="float" office:value="0.395305788809962" calcext:value-type="float">
            <text:p>0,39530578880996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397324384686702" calcext:value-type="float">
            <text:p>0,39732438468670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97324384686702" calcext:value-type="float">
            <text:p>0,39732438468670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-1,1,-3,-2,-3,0,2,-3,1,-1,2,-1,1,2,0,-1,-3,-2,-1,2,-1,2,-2,0,1,-1,-2,1,1,-3,-1,2,1,2,-3,0,-1,-2,0,-2,-3,2,-3,-3,2,1,2,-3,-3,-2,-1,0,0,1,-2,-2,0,-2,-3,0,-1,1,2,1,-2,-3,2,0,-3,0,2]</text:p>
          </table:table-cell>
          <table:table-cell office:value-type="float" office:value="0.397994974842648" calcext:value-type="float">
            <text:p>0,39799497484264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1,1,1,-3,1,-3,-2,-3,1,1,2,-2,-1,-3,2,-2,-1,2,-2,1,-1,-3,2,-1,1,2,-3,-2,-2,0,-2,-2,0,-1,2,2,0,0,-3,0,2,1,-3,1,0,0,2,-1,-3,-1,-1,0,-3,1,1,-2,-2,1,-3,-3,-3,-2,1,3,-1,1,1,-3,-3,2,0]</text:p>
          </table:table-cell>
          <table:table-cell office:value-type="float" office:value="0.399332776849918" calcext:value-type="float">
            <text:p>0,39933277684991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-1,1,-1,-1,-1,-2,2,-2,1,1,-3,1,1,1,2,-2,-1,-3,2,-2,-1,2,-2,1,-1,-3,2,-1,1,2,-3,0,-2,0,-2,-2,0,-1,2,2,0,0,1,-3,-1,-1,2,-2,-2,2,0,-3,-3,-1,-2,-1,1,2,0,3,1,1,0,0,1,1,-2,0,2,2,0,0,0,2,2]</text:p>
          </table:table-cell>
          <table:table-cell office:value-type="float" office:value="0.4" calcext:value-type="float">
            <text:p>0,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1,1,-2,-1,-3,1,-1,0,0,-2,2,1,-3,1,-3,0,1,0,1,1,-3,1,-3,2,2,1,-1,2,2,-3,-3,-1,-3,1,-2,-3,1,-2,-2,2,-3,2,1,-3,2,-1,0,-3,2,-2,1,2,-2,2,1,-3,0,-1]</text:p>
          </table:table-cell>
          <table:table-cell office:value-type="float" office:value="0.400666112035113" calcext:value-type="float">
            <text:p>0,40066611203511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1,1,1,-3,1,-3,-2,-3,1,1,2,-2,-1,-3,2,-2,-1,2,-2,1,-1,-3,2,-1,1,2,-3,-2,-2,0,-2,-2,0,-1,2,2,0,0,1,-3,-1,-1,2,-2,-2,2,0,-3,-3,-1,-1,0,-3,1,1,-2,-2,1,-3,1,2,-3,1,3,-1,1,1,-3,-3,2,0]</text:p>
          </table:table-cell>
          <table:table-cell office:value-type="float" office:value="0.401331118487798" calcext:value-type="float">
            <text:p>0,40133111848779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0,1,0,-2,-2,1,-3,-2,1,-2,-3,1,-3,1,-3,1,-2,2,-1,-3,2,-1,-1,1,-1,0,1,0,-3,-3,2,-2,2,-3,0,-2,0,-2,-2,0,-1,2,2,0,0,1,-3,-1,-1,3,2,-2,2,0,-3,-3,-1,-2,-1,1,2,0,3,1,1,-1,-3,-3,-2,1,3,-1,1,1,-3,-3,2,0]</text:p>
          </table:table-cell>
          <table:table-cell office:value-type="float" office:value="0.401331118487798" calcext:value-type="float">
            <text:p>0,40133111848779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2,0,-1,-2,-2,-1,2,-1,2,-2,0,1,-1,1,1,1,-3,-1,2,1,2,-3,0,-1,-2,0,-2,-3,2,-3,-3,2,1,2,-3,-3,-2,-1,0,0,-2,2,1,-3,2,-1,0,-3,2,-2,1,2,-2,2,1,-3,0,-1]</text:p>
          </table:table-cell>
          <table:table-cell office:value-type="float" office:value="0.402657836547773" calcext:value-type="float">
            <text:p>0,40265783654777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2,-2,-2,-1,2,-1,2,-2,0,1,-1,-2,1,1,-3,-1,2,1,-1,-1,1,0,-1,-3,-2,0,1,-1,1,1,-1,-3,-3,-2,-3,-2,0,1,1,-2,-2,-3,-3,0,0,1,1,-2,0,2,2,0,0,0,2,2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1,1,1,-1,-2,2,-2,1,0,-2,2,-1,0,2,2,0,0,1,-3,1,0,-1,2,-1,-3,-1,-1,0,2,-1,1,-2,-2,2,-3,1,2,-3,1,1,-3,0,0,1,2,-3,2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1,-2,-2,2,-3,-1,2,1,-1,2,-1,-3,2,0,-1,1,-1,0,1,0,-3,1,-3,2,-1,1,-1,-2,2,-2,1,0,-2,2,1,0,0,-3,0,2,1,-3,1,0,0,2,-1,-3,-1,-1,0,1,-2,-1,-2,-3,1,-1,0,1,1,-2,0,2,2,0,0,0,2,2]</text:p>
          </table:table-cell>
          <table:table-cell office:value-type="float" office:value="0.404639757479827" calcext:value-type="float">
            <text:p>0,40463975747982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0,2,0,-2,-2,-2,2,2,-1,0,2,-1,1,2,-3,0,-2,0,-2,-2,0,-1,2,2,0,0,1,-3,-1,-1,2,-2,0,2,0,-3,-3,-1,-2,-1,1,2,0,3,1,1,-1,-3,-3,-2,1,3,-1,1,1,-3,-3,2,0]</text:p>
          </table:table-cell>
          <table:table-cell office:value-type="float" office:value="0.408574758561188" calcext:value-type="float">
            <text:p>0,40857475856118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1,0,2,-1,1,-2,-2,2,-3,1,2,-3,1,1,-3,0,0,1,2,-3,2]</text:p>
          </table:table-cell>
          <table:table-cell office:value-type="float" office:value="0.408574758561188" calcext:value-type="float">
            <text:p>0,40857475856118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0,-1,0,-2,0,0,-1,-3,-1,1,2,2,2,-2,0,-3,2,1,1,2,-2,1,-3,1,1,-3,-2,2,2,-2,2,2,-3,-2,-2,2,-2,0,1,-3,2,-3,-3,-2,-3,2,0,-2,-3,1,2,1,-2,-2,-2,2,0,2,0,-1,0,-1,2,2,2,-3,-1,1,-3,-1,-2,0,0,-1,2,1,1]</text:p>
          </table:table-cell>
          <table:table-cell office:value-type="float" office:value="0.409226913419275" calcext:value-type="float">
            <text:p>0,40922691341927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0,-2,2,1,-2,-2,-3,-3,-3,2,-2,-1,-1,2,1,-1,-2,-3,-3,2,0,-1,-2,-2,2,2,-1,0,1,-3,2,-1,1,-1,-2,2,-2,1,0,-2,2,1,0,0,-3,0,2,1,-2,1,-2,-2,2,-1,-3,-1,-1,0,-3,1,1,-2,-2,-2,-3,1,2,-3,1,2,-1,0,0,1,2,-3,2]</text:p>
          </table:table-cell>
          <table:table-cell office:value-type="float" office:value="0.409226913419275" calcext:value-type="float">
            <text:p>0,40922691341927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1,0,-2,-2,-3,-3,2,-2,0,-1,2,1,-1,-2,-3,-3,2,-1,-1,1,-1,0,1,0,-3,1,-3,2,-1,1,-1,-2,2,-2,1,0,-2,2,-1,0,2,-1,0,0,1,-3,1,0,-1,-3,2,1,-3,-2,0,1,1,-2,-2,-3,1,0,0,1,0,-2,0,2,2,0,0,0,2,2]</text:p>
          </table:table-cell>
          <table:table-cell office:value-type="float" office:value="0.409878030638384" calcext:value-type="float">
            <text:p>0,40987803063838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-2,-2,-3,-3,2,-1,-1,1,-1,0,1,0,-3,1,-3,2,-1,1,-1,-2,2,-2,1,0,-2,2,1,0,0,-3,0,2,1,-3,-2,0,0,2,-1,-3,-1,-1,0,-3,1,1,-2,-2,1,-3,1,2,-3,1,1,-1,1,1,-3,-3,0,2]</text:p>
          </table:table-cell>
          <table:table-cell office:value-type="float" office:value="0.409878030638384" calcext:value-type="float">
            <text:p>0,4098780306383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3,-2,0,1,-2,-1,-2,-3,1,0,0,2,-3,1,1,-1,0,0,1,2,-3,2]</text:p>
          </table:table-cell>
          <table:table-cell office:value-type="float" office:value="0.41182520563948" calcext:value-type="float">
            <text:p>0,4118252056394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0,-2,1,0,2,1,-2,2,1,2,2,0,-3,-1,-1,1,-2,-3,-1,1,-2,2,-3,2,2,0,-1,-1,0,2,-1,2,-3,-1,-2,-3,0,2,-2,1,-3,-1,0,2,-1,0,0,-1,-1,0,2,-1,-3,2,2,-1,2,2,-1,0,1,1,-2,2,2,2,-1,0,0,-1,-1,2,-2,1,1,0,1]</text:p>
          </table:table-cell>
          <table:table-cell office:value-type="float" office:value="0.41182520563948" calcext:value-type="float">
            <text:p>0,4118252056394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-3,0,1,-3,2,-2,-2,-2,1,-2,0,2,-1,-2,0,2,-2,-3,2,-1,-1,0,-3,1,1,2,-2,1,1,1,2,0,0,1,0,1,-3,-3,-3,-3,1,-2,0,2,-2,1,-1,-3,1,-2,-2,0,0,-1,-1,-1,0,2,-1,2,-3,-1,0,2,-1,2,-1,0,0,1,2,-3,2,1,0,-2]</text:p>
          </table:table-cell>
          <table:table-cell office:value-type="float" office:value="0.413763217311544" calcext:value-type="float">
            <text:p>0,41376321731154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1,0,-1,2,1,-1,-2,-3,-3,2,-1,-1,1,-1,0,1,0,-3,1,-3,2,-1,1,-1,-2,2,1,1,0,-2,2,-1,0,2,-1,0,0,1,-3,1,0,-1,2,-1,-3,-1,-1,0,-3,1,1,-2,-2,1,-3,1,2,1,1,1,-3,-2,0,1,2,-3,2]</text:p>
          </table:table-cell>
          <table:table-cell office:value-type="float" office:value="0.413763217311544" calcext:value-type="float">
            <text:p>0,41376321731154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2,1,0,-2,-3,-3,-3,2,-2,3,-1,2,1,1,2,3,-1,-3,2,-2,-1,2,-2,1,-1,-3,2,-1,1,2,-3,0,-2,0,-2,-2,0,2,2,2,-2,0,1,-3,-1,-1,2,-2,1,2,0,-3,-3,-1,-1,0,-3,1,1,-2,-2,1,-3,1,2,-3,1,1,-1,0,0,1,2,-3,2]</text:p>
          </table:table-cell>
          <table:table-cell office:value-type="float" office:value="0.413763217311544" calcext:value-type="float">
            <text:p>0,41376321731154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-1,1,-3,-2,-3,0,2,-2,1,-1,2,-1,-3,2,0,-1,-2,-2,-1,2,-1,2,-2,0,1,-1,-2,1,1,-3,-1,2,1,2,-3,0,-1,-2,0,-2,-3,2,-3,-3,2,1,2,-3,-3,-2,-1,0,0,-2,-1,-2,0,-2,-3,0,-1,1,2,1,-2,-3,2,0,-3,0,2]</text:p>
          </table:table-cell>
          <table:table-cell office:value-type="float" office:value="0.414407207144535" calcext:value-type="float">
            <text:p>0,41440720714453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416333199893227" calcext:value-type="float">
            <text:p>0,41633319989322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2,-2,1,-1,-2,-1,2,2,-1,2,-1,-3,-1,0,-3,-3,-3,-2,2,-3,1,-2,1,-3,-2,0,2,-2,0,1,-2,-1,-2,1,2,1,2,-3,0,0,-1,-3,-3,0,-3,0,2,-1,1,1,-1,0,1,2,1,2,0,1,-2,1,0,0,-2,0,1,2,2,0,1,-1,-2,-3,1,-1,0,1]</text:p>
          </table:table-cell>
          <table:table-cell office:value-type="float" office:value="0.416973220562984" calcext:value-type="float">
            <text:p>0,41697322056298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2,-1,-3,2,0,-3,-2,0,-2,0,-2,1,-1,0,-3,-2,1,0,1,2,2,-3,2,-1,-1,-1,1,-1,1,-1,1,-2,2,2,-2,2,-1,2,-3,2,-3,-2,0,2,2,0,-3,-1]</text:p>
          </table:table-cell>
          <table:table-cell office:value-type="float" office:value="0.416973220562984" calcext:value-type="float">
            <text:p>0,41697322056298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-3,1,2,-3,1,1,-3,0,0,1,2,2,2]</text:p>
          </table:table-cell>
          <table:table-cell office:value-type="float" office:value="0.416973220562984" calcext:value-type="float">
            <text:p>0,41697322056298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1,-2,-1,-1,-1,1,1,-3,-3,-2,0,0,-3,-3,0,-2,1,1,-3,-1,1,-2,0,-1,2,1,-1,0,-3,-1,2,-3,1,1,-3,1,2,-1,-3,-1,0,-1,-3,-2,2,-1,1,-2,-3,-3,-2,-2,1,0,1,0,1,2,-1,0,-1,-2,2,1,-1,-1,1,-2,2,2,-1,-1,1,1,2,-2,-3]</text:p>
          </table:table-cell>
          <table:table-cell office:value-type="float" office:value="0.418887415264134" calcext:value-type="float">
            <text:p>0,41888741526413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2,1,1,-2,-3,-3,2,-1,-1,1,-1,0,1,0,-3,1,-3,2,-1,1,-1,-2,2,-2,1,0,-1,2,2,0,0,1,-3,-1,-1,2,-2,0,2,0,-3,-3,-1,-2,-1,1,2,0,3,1,1,-1,-3,-3,-2,1,3,-1,1,1,-3,-3,2,0]</text:p>
          </table:table-cell>
          <table:table-cell office:value-type="float" office:value="0.418887415264134" calcext:value-type="float">
            <text:p>0,41888741526413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-3,0,1,-3,2,-2,-2,-2,1,-2,0,2,-1,-2,0,2,-2,-3,2,-1,-1,0,-3,1,1,2,2,-2,1,1,2,0,0,1,0,1,-3,-3,-3,-3,1,-2,0,2,-2,1,-1,-3,1,-2,-2,0,0,-1,-1,-1,0,2,-1,2,-3,-1,0,2,-1,2,-1,0,0,1,2,-3,2,1,0,-2]</text:p>
          </table:table-cell>
          <table:table-cell office:value-type="float" office:value="0.424578222082417" calcext:value-type="float">
            <text:p>0,42457822208241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426458282445853" calcext:value-type="float">
            <text:p>0,42645828244585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-3,-3,2,1,0,2,-2,-1,2,1,-2,0,0,-3,2,0,-1,2,-3,-1,-3,1,-1,1,-2,2,-1,2,-2,0,1,-1,-2,1,1,-3,-1,2,1,-1,-1,1,0,-1,-3,-2,0,1,-1,1,1,-1,-3,-3,-2,-2,1,-3,-1,1,0,0,-2,2,-2,0,-3,-2,-3,1,-1,2,0,2,0,2,-3]</text:p>
          </table:table-cell>
          <table:table-cell office:value-type="float" office:value="0.426458282445853" calcext:value-type="float">
            <text:p>0,42645828244585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2,-3,-3,-3,0,-3,-1,2,-3,-2,-1,-1,-3,-3,-1,-2,2,0,-2,-3,1,0,-3,2,-3,0,-1,2,-2,-2,-1,-1,1,-2,0,2,1,1,0,-1,1,1,2,1,0,-2,0,2,-1,2,0,-2,1,2,-2,1,-3,-2,2,-3,0,-1,1,2,2,2,0,1,0,0,0,-3,2,1,-1,2,1]</text:p>
          </table:table-cell>
          <table:table-cell office:value-type="float" office:value="0.428330090778907" calcext:value-type="float">
            <text:p>0,42833009077890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3,-3,2,1,-2,-2,-3,-3,-3,2,-2,0,-1,2,1,-1,-2,-2,-3,2,-1,-1,1,-1,0,1,0,-3,1,-3,2,-1,1,-1,-2,2,-2,1,0,-2,2,-1,0,2,-2,0,2,1,-3,1,0,0,2,-1,-3,-1,-1,0,-3,1,1,-2,-2,1,-3,1,2,-3,1,1,-1,0,0,1,2,-3,2]</text:p>
          </table:table-cell>
          <table:table-cell office:value-type="float" office:value="0.428330090778907" calcext:value-type="float">
            <text:p>0,42833009077890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1,2,0,-3,-3,-1,-2,-1,1,2,0,-3,1,1,-1,1,-3,-3,1,-2,-1,1,1,-3,-3,2,0]</text:p>
          </table:table-cell>
          <table:table-cell office:value-type="float" office:value="0.428952211790544" calcext:value-type="float">
            <text:p>0,42895221179054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-1,2,-3,-1,-1,-3,-3,-2,1,0,0,0,0,-3,-2,2,-3,0,-2,-2,-2,1,1,2,0,-1,-1,1,0,-1,-3,-2,0,1,-1,1,1,-1,-3,-3,-2,-3,-2,0,1,1,-2,-2,-3,1,0,0,1,1,-2,0,2,2,0,0,0,2,2]</text:p>
          </table:table-cell>
          <table:table-cell office:value-type="float" office:value="0.429573431828987" calcext:value-type="float">
            <text:p>0,42957343182898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430193754797378" calcext:value-type="float">
            <text:p>0,43019375479737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2,-3,1,-3,1,-3,1,1,2,-2,-1,-3,2,-2,-1,2,-2,1,-1,-3,2,-1,1,2,-3,0,-2,0,-2,-2,0,-1,2,2,0,0,1,-3,-1,-1,2,-2,-2,2,0,-3,-3,-1,-2,-1,1,2,0,3,1,1,-3,1,2,-3,1,1,-1,0,0,1,2,-3,2]</text:p>
          </table:table-cell>
          <table:table-cell office:value-type="float" office:value="0.432049379893857" calcext:value-type="float">
            <text:p>0,43204937989385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2,-3,-3,-3,0,-3,-1,2,-3,-2,-1,-1,-3,-3,-1,-2,2,0,-2,-3,1,0,-3,2,-3,0,-1,2,-2,-2,-1,-1,1,-2,0,2,1,1,0,-1,1,1,2,1,0,-2,0,2,-1,2,0,-2,1,2,-2,1,-3,-2,2,-3,0,-1,1,2,2,2,0,1,0,0,0,-3,2,1,-1,2,1]</text:p>
          </table:table-cell>
          <table:table-cell office:value-type="float" office:value="0.433897069207279" calcext:value-type="float">
            <text:p>0,43389706920727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1,-3,2,-3,-2,1,-2,-3,-3,2,-2,0,-1,2,1,-1,-2,-3,-3,0,-1,-1,1,-1,0,-3,-1,-3,1,-3,2,3,1,-1,-2,2,-2,1,0,-2,2,-1,0,2,-1,0,0,2,-3,1,0,-1,2,-1,-3,-1,-1,0,2,-1,1,-2,-2,2,-3,1,2,-3,-1,1,-3,0,0,1,2,-3,2]</text:p>
          </table:table-cell>
          <table:table-cell office:value-type="float" office:value="0.433897069207279" calcext:value-type="float">
            <text:p>0,43389706920727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-1,1,-1,-1,-1,-2,2,-2,1,1,-3,1,0,-1,2,-1,-3,2,0,-1,-2,-2,-1,2,-1,2,-2,0,1,-1,-2,1,1,-3,-1,2,1,-1,-1,1,0,-1,-3,-2,0,1,-1,1,1,-1,-3,-3,-2,-3,-2,0,1,1,-2,-2,-3,1,0,0,1,1,-2,0,2,2,0,0,0,2,2]</text:p>
          </table:table-cell>
          <table:table-cell office:value-type="float" office:value="0.435736923689818" calcext:value-type="float">
            <text:p>0,4357369236898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1,-2,-3,-3,2,-2,3,-1,2,1,1,-2,-3,-3,2,0,-1,-2,-2,2,2,-1,0,1,-3,2,-1,1,-1,-2,2,-2,1,0,-2,2,-1,0,2,-1,0,0,1,-3,1,0,-1,2,-1,-3,-1,-1,0,2,-1,1,-2,-2,2,-3,1,2,-3,1,1,-3,0,0,1,2,-3,2]</text:p>
          </table:table-cell>
          <table:table-cell office:value-type="float" office:value="0.435736923689818" calcext:value-type="float">
            <text:p>0,43573692368981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-3,-3,2,1,0,2,-2,-1,2,1,-2,0,0,-3,2,0,-1,2,-3,-1,-3,1,-1,1,-2,2,-1,2,-2,0,1,-1,-2,1,1,-3,-1,2,1,-1,-1,1,0,-1,-3,-2,0,1,-1,1,1,-1,-3,-3,-2,-2,1,-3,-1,1,0,0,-2,2,-2,0,-3,-2,-3,1,-1,2,0,2,0,2,-3]</text:p>
          </table:table-cell>
          <table:table-cell office:value-type="float" office:value="0.438786204584116" calcext:value-type="float">
            <text:p>0,43878620458411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-1,-2,-2,2,-3,-1,2,1,-1,2,-1,-3,2,0,-1,-2,-2,-1,2,-1,0,-3,2,2,-1,1,-1,-2,2,-2,1,0,-2,2,1,0,0,-3,0,2,1,-3,1,0,0,2,-3,-3,-1,-2,-1,1,2,0,3,1,1,-1,-3,-3,-2,1,3,-1,1,1,-3,-3,2,0]</text:p>
          </table:table-cell>
          <table:table-cell office:value-type="float" office:value="0.439393521420909" calcext:value-type="float">
            <text:p>0,43939352142090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-3,-3,2,1,0,2,-1,2,-2,2,-3,-1,0,-3,-2,2,-1,-1,2,2,-2,-3,-2,1,-2,2,-1,0,-3,2,0,1,-1,-2,-3,-2,-3,0,-2,-2,2,-2,1,1,0,0,2,-2,1,-1,-3,-1,-3,2,1,-2,1,-3,-1,1,0,0,-2,2,-2,0,-3,-2,-3,1,-1,2,0,2,0,2,-3]</text:p>
          </table:table-cell>
          <table:table-cell office:value-type="float" office:value="0.441210456207315" calcext:value-type="float">
            <text:p>0,44121045620731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2,0,0,1,-1,-2,-2,-1,2,1,-2,0,0,-3,0,0,2,2,-3,-1,1,1,-1,-2,0,2,-2,-2,2,0,2,-3,1,-3,-1,-1,2,-2,2,-3,-2,2,-3,-2,-3,2,2,-1,-1,-3,-2,0,-3,-1,0,1,-1,0,-2,0,-2,-2,-3,1,-3,-3,1,0,0,1,-3,-2,0,2,1,-2,2]</text:p>
          </table:table-cell>
          <table:table-cell office:value-type="float" office:value="0.444822061802994" calcext:value-type="float">
            <text:p>0,44482206180299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-3,0,1,-3,2,-2,-2,-2,1,-2,0,2,-1,-2,0,2,-2,-3,2,-1,-1,0,-3,1,1,2,-2,1,1,1,2,0,0,1,0,1,-3,-3,-3,-3,1,-2,0,2,-2,1,-1,-3,1,-2,-2,0,0,-1,-1,-1,0,2,-1,2,-3,-1,0,2,-1,2,-1,0,0,1,2,-3,2,1,0,-2]</text:p>
          </table:table-cell>
          <table:table-cell office:value-type="float" office:value="0.445421149026402" calcext:value-type="float">
            <text:p>0,44542114902640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-3,-3,0,1,-3,-1,-3,-2,2,0,0,1,-2,-2,1,-3,2,1,-3,2,-3,-2,1,2,0,0,-1,-2,-1,0,-2,-3,2,0,-2,-1,0,1,0,-3,1,1,0,0,0,1,2,-1,-2,2,-2,0,1,1,-3,1,-1,1,-2,0]</text:p>
          </table:table-cell>
          <table:table-cell office:value-type="float" office:value="0.44840457922134" calcext:value-type="float">
            <text:p>0,4484045792213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0,-2,-3,1,1,0,1,-2,2,-3,-3,0,1,1,-1,-2,-2,-2,2,-2,-2,-2,-1,-2,2,1,0,-2,2,-1,-1,-2,-3,0,1,1,0,-3,-2,-1,-1,0,-3,-3,1,0,-1,1,2,-1,0,-2,-1,2,-1,0,2,-3,0]</text:p>
          </table:table-cell>
          <table:table-cell office:value-type="float" office:value="0.448998886412873" calcext:value-type="float">
            <text:p>0,44899888641287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2,-1,-3,2,0,-3,-2,0,-2,0,-2,1,-1,0,-3,-2,1,0,1,2,2,-3,2,-1,-1,-1,1,-1,1,-1,1,-2,2,2,-2,2,-1,-1,-3,2,-3,-3,0,2,2,0,-3,-1]</text:p>
          </table:table-cell>
          <table:table-cell office:value-type="float" office:value="0.448998886412873" calcext:value-type="float">
            <text:p>0,44899888641287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0,-2,-3,1,1,0,1,-2,2,-3,-3,0,1,1,-1,-2,-2,-2,2,-2,-2,-2,-1,-2,2,1,0,-2,2,-1,-1,-2,-3,0,1,1,0,-3,-2,-1,-1,0,-3,-3,1,0,-1,1,2,-1,0,-2,-1,2,-1,0,2,-3,0]</text:p>
          </table:table-cell>
          <table:table-cell office:value-type="float" office:value="0.450777106783386" calcext:value-type="float">
            <text:p>0,45077710678338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3,-2,-3,-3,-3,2,-2,2,-1,2,-2,1,-2,-3,-3,2,0,-1,0,-2,2,2,-1,0,1,-3,2,-1,1,-1,0,2,-2,1,0,-2,2,1,-1,0,-3,0,2,1,-3,1,0,0,2,-1,-3,-1,1,0,-3,1,1,-2,1,1,2,1,2,-3,2,1,-1,0,0,1,2,-3,2]</text:p>
          </table:table-cell>
          <table:table-cell office:value-type="float" office:value="0.451368290128287" calcext:value-type="float">
            <text:p>0,45136829012828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3,-1,2,1,1,-2,-3,-3,2,-1,-1,1,-1,0,1,0,-3,1,-3,2,-1,1,-1,-2,2,-2,1,0,-2,2,1,0,0,-3,0,2,1,-3,1,0,0,2,-1,-3,-1,-1,0,2,-1,1,0,-2,2,-3,1,2,1,1,1,-3,0,0,1,2,-3,3]</text:p>
          </table:table-cell>
          <table:table-cell office:value-type="float" office:value="0.451368290128287" calcext:value-type="float">
            <text:p>0,45136829012828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-1,1,-3,-2,-3,0,2,-2,1,-1,2,-1,-3,1,1,-2,-1,-3,1,-1,0,0,-2,2,1,-3,1,-3,0,1,0,1,1,-3,1,-3,2,2,1,-1,2,2,-3,-3,-1,-3,1,-2,-3,1,-2,-2,2,-3,-1,-2,0,-2,-3,0,-1,1,2,1,-2,-3,2,0,-3,0,2]</text:p>
          </table:table-cell>
          <table:table-cell office:value-type="float" office:value="0.456070170039655" calcext:value-type="float">
            <text:p>0,45607017003965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1,-2,-3,-3,2,-2,0,-1,2,1,-1,-2,-3,-3,2,-1,-1,1,-1,0,1,0,-3,1,-3,2,-1,1,-1,-2,2,-2,1,0,-2,2,-1,0,2,-1,0,0,1,-3,1,0,-1,2,-1,-3,-1,-3,1,1,0,0,0,-2,2,-3,1,2,-3,1,1,-3,0,0,1,2,-3,2]</text:p>
          </table:table-cell>
          <table:table-cell office:value-type="float" office:value="0.456070170039655" calcext:value-type="float">
            <text:p>0,45607017003965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2,0,0,1,-1,-2,-1,2,-2,2,-3,-1,0,-3,-2,2,-1,-1,2,2,-2,-3,-2,2,0,2,-3,-2,2,0,2,-3,1,-3,-1,-1,2,-2,2,-3,-2,2,-3,-2,-3,2,2,-1,-1,-3,-2,0,-3,-1,0,1,-1,0,-2,0,-2,-2,-3,1,-3,-3,1,0,0,1,-3,-2,0,2,1,-2,2]</text:p>
          </table:table-cell>
          <table:table-cell office:value-type="float" office:value="0.456070170039655" calcext:value-type="float">
            <text:p>0,45607017003965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1,-1,0,1,0,2,-2,-1,-3,2,2,-3,-1,1,2,0,2,-3,0,0,-3,-1,-2,2,0,-1,-3,-2,0,1,-2,-1,-2,1,2,1,2,-3,0,0,-1,-3,-3,0,-3,0,2,-1,1,1,-1,0,1,2,1,2,-3,-2,-2,1,0,0,-2,0,1,2,2,0,1,-1,-2,-3,1,-1,3,1]</text:p>
          </table:table-cell>
          <table:table-cell office:value-type="float" office:value="0.457820925690384" calcext:value-type="float">
            <text:p>0,4578209256903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2,-2,-1,-3,2,-2,-1,-1,0,1,0,-3,1,-3,2,-1,1,-1,-2,2,-2,1,0,-2,2,1,0,0,-3,0,2,1,-3,1,0,0,2,-1,-3,-1,-1,0,-3,1,1,-2,-2,1,-3,1,2,-3,1,1,-1,0,0,1,2,-3,2]</text:p>
          </table:table-cell>
          <table:table-cell office:value-type="float" office:value="0.460724067817893" calcext:value-type="float">
            <text:p>0,46072406781789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-1,2,2,1,-2,-2,-3,-3,-3,2,-2,3,-1,2,1,1,2,-3,-3,2,-1,-1,1,-1,0,1,0,-3,1,-3,2,-1,1,-1,-2,2,-2,1,0,-2,2,-2,0,0,-3,0,2,1,-3,1,0,0,2,-1,3,-1,-1,0,-3,1,1,-2,-2,1,-3,1,2,-3,1,1,3,0,0,1,2,-3,2]</text:p>
          </table:table-cell>
          <table:table-cell office:value-type="float" office:value="0.460724067817893" calcext:value-type="float">
            <text:p>0,46072406781789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-1,-2,-2,-3,-3,-3,2,-2,3,-1,2,1,1,-2,-3,-3,2,-1,-1,1,-1,0,1,0,-3,1,-3,2,-1,1,-1,-2,2,-2,1,0,-2,2,1,0,0,-3,0,2,1,-3,1,0,0,2,-1,-3,-3,-1,0,-3,1,1,-2,-2,1,-3,1,2,-3,1,0,-1,1,0,1,2,-3,2]</text:p>
          </table:table-cell>
          <table:table-cell office:value-type="float" office:value="0.462457205227323" calcext:value-type="float">
            <text:p>0,46245720522732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3,2,-3,2,3,-2,0,-3,-3,2,2,-2,3,-1,2,1,1,-2,-3,-3,2,0,-1,-2,-2,2,2,-1,0,0,-3,2,-1,1,-1,-2,2,0,1,0,-2,2,1,0,0,-3,0,2,1,-3,1,0,0,2,-1,-3,-1,-1,-2,-3,1,-2,-2,-2,1,-3,1,2,-3,1,1,-1,0,2,1,2,-3,2]</text:p>
          </table:table-cell>
          <table:table-cell office:value-type="float" office:value="0.462457205227323" calcext:value-type="float">
            <text:p>0,46245720522732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463609030685699" calcext:value-type="float">
            <text:p>0,46360903068569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-1,2,-3,-1,-1,-3,-3,-2,1,0,0,0,0,-3,-2,2,-3,0,-2,-2,-2,1,1,2,0,-1,-1,1,0,-1,-3,-2,0,1,-1,1,1,-1,-3,-3,-2,-3,-2,0,1,1,-2,-2,-3,1,0,0,1,1,-2,0,2,2,0,0,0,2,2]</text:p>
          </table:table-cell>
          <table:table-cell office:value-type="float" office:value="0.464183871614112" calcext:value-type="float">
            <text:p>0,46418387161411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0,-2,-3,1,1,0,1,-2,2,-3,-3,0,1,1,-1,-2,-2,-2,2,-2,-2,-2,-1,-2,2,1,0,-2,2,-1,-1,-2,-3,0,1,1,0,-3,-2,-1,-1,0,-3,-3,1,0,-1,1,2,-1,0,-2,-1,2,-1,0,2,-3,0]</text:p>
          </table:table-cell>
          <table:table-cell office:value-type="float" office:value="0.464183871614112" calcext:value-type="float">
            <text:p>0,46418387161411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-3,-3,0,1,-3,-1,-3,-2,2,0,0,1,-2,-2,1,-3,2,1,-3,2,-3,-2,1,2,0,0,-1,-2,-1,0,-2,-3,2,0,-2,-1,0,1,0,-3,1,1,0,0,0,1,2,-1,-2,2,-2,0,1,1,-3,1,-1,1,-2,0]</text:p>
          </table:table-cell>
          <table:table-cell office:value-type="float" office:value="0.465331423109737" calcext:value-type="float">
            <text:p>0,46533142310973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-3,-3,0,1,-3,-1,-3,-2,2,0,0,1,-2,-2,1,-3,2,1,-3,2,-3,-2,1,2,0,0,-1,-2,-1,0,-2,-3,2,0,-2,-1,0,1,0,-3,1,1,0,0,0,1,2,-1,-2,2,-2,0,1,1,-3,1,-1,1,-2,0]</text:p>
          </table:table-cell>
          <table:table-cell office:value-type="float" office:value="0.466476151587624" calcext:value-type="float">
            <text:p>0,46647615158762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2,2,-1,2,2,0,0,-2,-3,-3,-3,1,-3,-2,1,1,0,-2,2,-2,2,2,2,-3,0,-2,1,-1,-3,-1,1,-2,1,-2,2,0,-1,-2,0,0,0,2,-1,2,-3,2,-3,-1,-2,-2,0,2,0,-1,2,2,2,-1,-1,1,2,-2,-3,0,-2,2,2,2,-1,-3,-2,-2,0,-2,0,-3,-1]</text:p>
          </table:table-cell>
          <table:table-cell office:value-type="float" office:value="0.466476151587624" calcext:value-type="float">
            <text:p>0,46647615158762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-3,2,-1,-1,1,-1,0,1,0,-3,1,-3,2,-1,1,-1,-2,2,-2,1,0,-2,2,2,0,0,1,-3,-1,-1,2,1,0,0,2,-1,-3,-1,-1,0,-3,1,1,-2,-2,2,-3,1,1,-3,1,1,-3,0,0,1,2,-3,2]</text:p>
          </table:table-cell>
          <table:table-cell office:value-type="float" office:value="0.467047463683653" calcext:value-type="float">
            <text:p>0,46704746368365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-3,0,1,-3,2,-2,-2,-2,1,-2,0,2,-1,-2,0,2,-2,-3,2,-1,-1,0,-3,1,1,2,-2,1,1,1,2,0,0,1,0,1,-3,-3,-3,-3,1,-2,0,2,-2,1,-1,-3,1,-2,-2,0,0,-1,-1,-1,0,-3,-1,2,-3,-1,0,2,-1,2,-1,0,0,1,2,-3,2,1,0,-2]</text:p>
          </table:table-cell>
          <table:table-cell office:value-type="float" office:value="0.467618077780005" calcext:value-type="float">
            <text:p>0,46761807778000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0,-3,2,-1,1,-1,-3,2,2,1,-1,-2,2,1,0,0,-3,0,-3,1,-3,1,0,0,2,-1,-3,-1,-1,0,0,1,1,-2,-2,1,-3,1,2,-3,1,1,-1,0,0,1,2,-3,2]</text:p>
          </table:table-cell>
          <table:table-cell office:value-type="float" office:value="0.467618077780005" calcext:value-type="float">
            <text:p>0,46761807778000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1,2,-2,-1,-3,2,-2,-1,2,-2,1,-1,-3,2,-1,1,2,-3,0,-2,0,-2,-2,0,-1,2,2,0,0,1,0,0,1,-3,1,0,-1,2,-1,-3,-1,-1,0,2,-1,1,-2,-2,2,-3,1,2,-3,1,1,-3,0,0,1,2,-3,2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-1,1,-3,-2,-3,0,2,-2,1,-1,2,-1,-3,2,0,-1,-2,-2,-1,2,-1,2,-2,0,1,-1,-2,1,1,-3,-1,2,1,2,-3,0,-1,-2,0,-2,-3,2,-3,-3,2,1,2,-3,-3,-2,-1,0,0,-2,-1,-2,0,-2,-3,0,-1,1,2,1,-2,-3,2,0,-3,0,2]</text:p>
          </table:table-cell>
          <table:table-cell office:value-type="float" office:value="0.471593044902064" calcext:value-type="float">
            <text:p>0,47159304490206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0,3,1,-3,-3,2,0,-1,-2,-1,0,-2,0,-3,1,-2,2,-1,1,-1,-2,2,-2,1,0,-2,2,-1,0,2,-1,0,2,1,-3,1,0,0,2,-1,-3,3,-1,0,2,-1,1,-2,-2,2,-3,1,2,-3,1,1,-3,0,0,1,2,-3,2]</text:p>
          </table:table-cell>
          <table:table-cell office:value-type="float" office:value="0.471593044902064" calcext:value-type="float">
            <text:p>0,47159304490206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3,-3,2,1,-2,-2,-3,-3,-3,2,-2,3,-1,2,1,1,-2,-3,-3,2,0,-1,-2,-2,2,2,-1,0,-2,-3,2,-1,1,-1,-2,2,-2,1,0,-2,2,1,0,3,-3,0,2,1,-3,1,0,0,2,-1,-3,-1,-1,0,2,1,1,3,-2,1,-3,1,2,-3,1,1,-1,0,0,1,2,-3,2]</text:p>
          </table:table-cell>
          <table:table-cell office:value-type="float" office:value="0.474411916657525" calcext:value-type="float">
            <text:p>0,47441191665752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2,-3,-3,-3,0,-3,-1,2,-3,-2,-1,-1,-3,-3,-1,-2,2,0,-2,-3,1,0,-3,2,-3,0,-1,2,-2,-2,-1,-1,1,-2,0,2,1,1,0,-1,1,1,2,1,0,-2,0,2,-1,2,0,-2,1,2,-2,1,-3,-2,2,-3,0,-1,1,2,2,2,0,1,0,0,0,-3,2,1,-1,2,1]</text:p>
          </table:table-cell>
          <table:table-cell office:value-type="float" office:value="0.476095228569523" calcext:value-type="float">
            <text:p>0,47609522856952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3,3,-3,0,2,1,-1,-1,2,-3,2,1,0,-1,0,2,-3,-3,0,-1,-3,1,-2,2,-2,2,1,2,-3,2,2,0,-3,0,2,-2,0,0,1,2,2,-2,2,1,0,2,-3,-1]</text:p>
          </table:table-cell>
          <table:table-cell office:value-type="float" office:value="0.476095228569523" calcext:value-type="float">
            <text:p>0,47609522856952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1,-1,2,-3,-2,1,-2,-3,-3,2,-2,0,-1,2,1,-1,-2,-3,-3,2,-1,-1,2,-1,0,1,0,-3,1,-3,2,-1,1,-1,-2,2,-2,1,0,-2,2,-1,0,2,-1,0,0,-1,2,-2,-2,2,0,-3,-3,-1,-2,-1,1,2,0,3,1,1,-1,-3,-3,-2,1,3,-1,2,0,1,2,-3,2]</text:p>
          </table:table-cell>
          <table:table-cell office:value-type="float" office:value="0.476655011512519" calcext:value-type="float">
            <text:p>0,47665501151251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3,-3,-3,1,2,-2,3,-1,2,1,0,-2,-3,-3,2,0,1,-2,-2,2,2,-3,0,1,-3,2,-1,1,-1,3,2,-2,1,0,-2,2,1,0,0,-3,0,1,1,-3,1,-1,0,2,-1,-3,-1,-1,0,-3,1,1,-2,-2,1,-3,1,2,-3,1,1,-3,0,0,1,-3,-3,2]</text:p>
          </table:table-cell>
          <table:table-cell office:value-type="float" office:value="0.478887599895146" calcext:value-type="float">
            <text:p>0,47888759989514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-3,-3,0,1,-3,-1,-3,-2,2,0,0,1,-2,-2,1,-3,2,1,-3,2,-3,-2,1,2,0,0,-1,-2,-1,0,-2,-3,2,0,-2,-1,0,1,0,-3,1,1,0,0,0,1,2,-1,-2,2,-2,0,1,1,-3,1,-1,1,-2,0]</text:p>
          </table:table-cell>
          <table:table-cell office:value-type="float" office:value="0.481109828071166" calcext:value-type="float">
            <text:p>0,48110982807116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481109828071166" calcext:value-type="float">
            <text:p>0,48110982807116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2,-1,-3,2,0,-3,-2,0,-2,0,-2,1,-1,0,-3,-2,1,0,1,2,2,-3,2,-1,-1,-1,1,-1,1,-1,1,-2,2,2,-2,2,-1,-1,-3,2,-3,-3,0,2,2,0,-3,-1]</text:p>
          </table:table-cell>
          <table:table-cell office:value-type="float" office:value="0.489353314760068" calcext:value-type="float">
            <text:p>0,48935331476006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0,-1,0,-2,0,0,-1,-3,-1,1,2,2,2,-2,0,-3,2,1,1,2,-2,1,-3,1,1,-3,-2,2,2,-2,2,2,-3,-2,-2,2,-2,0,1,-3,2,-3,-3,-2,-3,2,0,-2,-3,1,2,1,-2,-2,-2,2,0,2,0,-1,0,-1,2,2,2,-3,-1,1,-3,-1,-2,0,0,-1,2,1,1]</text:p>
          </table:table-cell>
          <table:table-cell office:value-type="float" office:value="0.489353314760068" calcext:value-type="float">
            <text:p>0,48935331476006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489353314760068" calcext:value-type="float">
            <text:p>0,48935331476006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0,2,1,3,-2,-3,-3,2,-1,-1,1,-1,-1,1,0,-3,1,-3,2,-1,0,-1,-2,2,-2,1,0,-2,2,-1,0,2,-1,0,0,1,-3,1,0,-1,2,-1,-3,-1,-1,0,2,-1,1,-2,3,2,-3,1,2,-3,1,1,-3,0,0,1,2,-3,2]</text:p>
          </table:table-cell>
          <table:table-cell office:value-type="float" office:value="0.489353314760068" calcext:value-type="float">
            <text:p>0,48935331476006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1,-3,1,2,1,2,0,-1,-2,-1,0,0,-3,2,1,0,2,-1,-2,0,-3,2,2,-2,1,0,1,-1,-3,2,-3,1,-1,-3,-3,1,-3,1,2,-3,1,-1,0,1,1,-3,1,-2,0,-2,-3,-2,0,0,-1,0,-3,0,-3,-3,-2,-2,-2,-2,-2,1,-3,2,2,2,0,-3,0,-3,2,1,-1]</text:p>
          </table:table-cell>
          <table:table-cell office:value-type="float" office:value="0.493153120237518" calcext:value-type="float">
            <text:p>0,49315312023751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0,-3,-3,-3,2,-2,3,-1,2,1,1,-2,-3,-3,2,0,-1,0,-2,2,2,-1,0,1,-3,2,-1,1,-1,-2,2,-2,1,0,-2,2,1,0,0,-3,0,2,1,-3,1,0,-1,2,-1,-3,-1,-1,0,2,1,1,0,-2,2,-3,1,2,-3,-3,1,-1,0,0,1,2,-3,2]</text:p>
          </table:table-cell>
          <table:table-cell office:value-type="float" office:value="0.493693562175297" calcext:value-type="float">
            <text:p>0,49369356217529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1,-3,1,2,1,2,0,-1,-2,-1,0,0,-3,2,1,0,2,-1,-2,0,-3,2,2,-2,1,0,1,-1,-3,2,-3,1,-1,-3,-3,1,-3,1,2,-3,1,-1,0,1,1,-3,1,-2,0,-2,-3,-2,0,0,-1,0,-3,0,-3,-3,-2,-2,-2,-2,-2,1,-3,2,2,2,0,-3,0,-3,2,1,-1]</text:p>
          </table:table-cell>
          <table:table-cell office:value-type="float" office:value="0.494233413142684" calcext:value-type="float">
            <text:p>0,49423341314268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1,-2,1,-1,-1,-3,1,2,-1,0,2,2,-2,1,0,-1,-1,-3,-1,2,-1,-2,0,-3,0,1,-3,-3,-1,-1,-3,2,-1,2,-2,-2,-2,0,-2,-3,-3,0,2,-1,-1,-3,-2,-3,-1,2,-2,2,-3,-1,2,0,0,0,2,0,2,1,0,2,-1,-3,-1,-2,0,-2,-3,1,1,-1,2,2,-2,-2]</text:p>
          </table:table-cell>
          <table:table-cell office:value-type="float" office:value="0.495849439514321" calcext:value-type="float">
            <text:p>0,49584943951432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1,0,-3,2,1,-1,0,0,1,3,1,-2,0,1,-2,0,2,2,-1,1,-3,0,0,2,2,2,2,0,-3,1,3,-3,0,2,1,-1,-1,2,-3,2,1,0,0,0,2,-3,-3,0,-1,-3,1,-2,-1,-2,2,-1,2,-3,2,1,-2,-3,0,2,-2,0,0,1,2,2,-2,2,1,0,2,-1,-3]</text:p>
          </table:table-cell>
          <table:table-cell office:value-type="float" office:value="0.497995983919549" calcext:value-type="float">
            <text:p>0,49799598391954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2,-3,2,-3,0,0,1,1,0,-2,1,1,0,-2,0,1,1,0,-2,-1,0,1,-1,-3,-3,-3,2,-1,0,-1,1,-2,-3,-1,-3,0,1,1,-3,1,1,-3,-2,2,1,1,-2,-2,-1,-1,0,-2,2,-1,-2,-2,0,1,-3,-1,0,-2,-2,-2,-1,0,0,-2,-2,-3,2,-3,0,-1,1,0,0]</text:p>
          </table:table-cell>
          <table:table-cell office:value-type="float" office:value="0.500133315560295" calcext:value-type="float">
            <text:p>0,50013331556029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2,0,0,2,-1,-2,-2,0,2,1,0,-2,1,-3,2,2,0,-1,1,0,-1,0,-1,0,1,-2,1,-3,2,-3,-3,-1,2,-3,-3,-1,1,0,1,1,1,1,-1,-1,2,2,1,1,2,-2,-1,-2,-1,0,-2,0,-2,2,-3,-2,-1,-2,0,2,1,-3,-1,0,2,0,-3,-3,1,-3,2,0]</text:p>
          </table:table-cell>
          <table:table-cell office:value-type="float" office:value="0.500133315560295" calcext:value-type="float">
            <text:p>0,50013331556029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3,-2,0,-3,-1,2,-2,-1,0,-1,-2,0,-2,1,-2,1,-2,-2,-3,1,-2,1,2,2,0,0,-1,1,0,1,0,-2,1,-1,0,-1,1,1,-1,-3,-1,-1,-3,-1,1,1,0,-1,-3,-1,-3,-1,-3,2,-1,-2,-1,1,-1,1,0,-1,2,2,1,-3,2,1,-3,1,2,-1,1,-3,-1,1,0,0]</text:p>
          </table:table-cell>
          <table:table-cell office:value-type="float" office:value="0.500666222813829" calcext:value-type="float">
            <text:p>0,50066622281382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1,1,-3,1,-3,1,1,2,-2,-1,-3,2,-2,-1,2,-2,1,0,-3,2,-1,1,2,-3,0,-2,0,-2,-2,0,-1,2,2,0,0,1,-3,-1,-1,2,-2,1,2,0,-3,-3,-1,-2,-2,1,2,0,-3,1,1,-1,1,-3,-3,1,-2,-3,1,1,-3,-3,-3,0]</text:p>
          </table:table-cell>
          <table:table-cell office:value-type="float" office:value="0.507017422448841" calcext:value-type="float">
            <text:p>0,50701742244884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1,-2,-3,-1,-1,0,1,0,0,-1,2,0,-3,1,0,2,2,0,0,2,-2,-2,-2,2,-2,-1,2,2,-2,-1,0,-3,-3,-3,2,0,1,2,1,-2,0,-1,-1,-3,-2,0,-2,0,1,2,1,-2,2,2,-3,2,-3,-3,0,1,-2,2,-2,-2,-2,2,-1,2,0,2,2,-1,-1,-3,-2,1,0]</text:p>
          </table:table-cell>
          <table:table-cell office:value-type="float" office:value="0.508592829940284" calcext:value-type="float">
            <text:p>0,50859282994028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1,2,0,-3,-3,-1,-2,-1,1,2,0,-3,1,1,-1,1,-3,-2,1,3,-1,1,1,-3,-3,2,0]</text:p>
          </table:table-cell>
          <table:table-cell office:value-type="float" office:value="0.510685813392148" calcext:value-type="float">
            <text:p>0,51068581339214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2,-1,-3,2,0,-3,-2,0,-2,0,-2,1,-1,0,-3,-2,1,0,1,2,2,-3,2,-1,-1,-1,1,-1,1,-1,1,-2,2,2,-2,2,-1,2,-3,2,-3,-2,0,2,2,0,-3,-1]</text:p>
          </table:table-cell>
          <table:table-cell office:value-type="float" office:value="0.511207720338155" calcext:value-type="float">
            <text:p>0,51120772033815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3,1,2,-1,-2,-1,0,2,-3,-2,-1,0,-3,1,1,-3,-1,-3,2,0,-3,-2,0,-2,0,-2,1,-2,0,-3,-2,1,0,1,2,2,-3,2,-1,-1,-1,1,-1,-1,-3,-3,-2,2,2,-2,2,-1,2,-3,2,-3,-2,0,2,2,0,-3,-1]</text:p>
          </table:table-cell>
          <table:table-cell office:value-type="float" office:value="0.513290041464538" calcext:value-type="float">
            <text:p>0,51329004146453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3,-2,-2,-2,-3,-3,2,-2,0,-2,2,1,-1,-2,-3,-3,2,-1,-1,1,-1,0,1,0,-3,1,-3,2,-1,2,2,-2,2,-2,1,0,-2,2,1,0,0,-3,0,2,1,-1,1,3,0,-3,-1,-3,-1,-1,0,-3,1,1,-2,-2,2,-3,1,2,-3,1,1,-1,0,0,1,2,-3,2]</text:p>
          </table:table-cell>
          <table:table-cell office:value-type="float" office:value="0.516397779494322" calcext:value-type="float">
            <text:p>0,51639777949432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-3,-3,0,1,-3,-1,-3,-2,2,0,0,1,-2,-2,1,-3,2,1,-3,2,-3,-2,1,2,0,0,-1,-2,-1,0,-2,-3,2,0,-2,-1,0,1,0,-3,1,1,0,0,0,1,2,-1,-2,2,-2,0,1,1,-3,1,-1,1,-2,0]</text:p>
          </table:table-cell>
          <table:table-cell office:value-type="float" office:value="0.516397779494322" calcext:value-type="float">
            <text:p>0,51639777949432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-1,2,-3,-1,-1,-3,-3,-2,1,0,0,0,0,-3,-2,2,-3,0,-2,-2,-2,1,1,2,0,-1,-1,1,0,-1,-3,-2,0,1,-1,1,1,-1,-3,-3,-2,-3,-2,0,1,1,-2,-2,-3,1,0,0,1,1,-2,0,2,2,0,0,0,2,2]</text:p>
          </table:table-cell>
          <table:table-cell office:value-type="float" office:value="0.516913919332803" calcext:value-type="float">
            <text:p>0,51691391933280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2,0,-1,-2,-2,-1,2,-1,2,-2,0,1,-1,1,-1,-2,2,-2,1,0,-2,2,1,0,0,-3,0,2,1,-3,1,0,0,2,-1,-3,-1,-1,0,-3,1,1,-2,-3,2,-1,0,-3,2,-2,1,2,-2,2,1,-3,0,-1]</text:p>
          </table:table-cell>
          <table:table-cell office:value-type="float" office:value="0.516913919332803" calcext:value-type="float">
            <text:p>0,51691391933280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2,-3,-3,-3,0,-3,-1,2,-3,-2,-1,-1,-3,-3,-1,-2,2,0,-2,-3,1,0,-3,2,-3,0,-1,2,-2,-2,-1,-1,1,-2,0,2,1,1,0,-1,1,1,2,1,0,-2,0,2,-1,2,0,-2,1,2,-2,1,-3,-2,2,-3,0,-1,1,2,2,2,0,1,0,0,0,-3,2,1,-1,2,1]</text:p>
          </table:table-cell>
          <table:table-cell office:value-type="float" office:value="0.518973345494095" calcext:value-type="float">
            <text:p>0,51897334549409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2,-2,0,0,-1,-3,1,-3,-2,0,-2,1,1,-2,-2,0,-2,-1,0,0,0,0,0,2,-3,2,-1,-2,-1,1,-1,-2,-3,2,2,2,-2,-1,2,-2,-2,-3,-1,-2,-1,-3,1,0,-1,-3,1,0,-1,-2,1,-1,1,1,-1,0,0,0,0,-1,-2,-3,0,1,-2,-1,-1,2,-1,-1,-1,-1,-3]</text:p>
          </table:table-cell>
          <table:table-cell office:value-type="float" office:value="0.523067873224881" calcext:value-type="float">
            <text:p>0,52306787322488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1,-3,-1,-1,2,-2,-2,2,0,-3,-3,-1,-2,-1,1,2,0,3,-3,1,-1,1,2,-3,1,1,-1,0,0,1,2,-3,2]</text:p>
          </table:table-cell>
          <table:table-cell office:value-type="float" office:value="0.523067873224881" calcext:value-type="float">
            <text:p>0,52306787322488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1,-1,0,-3,1,1,-2,-2,1,-3,1,1,1,-2,0,2,2,0,0,0,2,2]</text:p>
          </table:table-cell>
          <table:table-cell office:value-type="float" office:value="0.524086506854228" calcext:value-type="float">
            <text:p>0,52408650685422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3,3,-1,2,0,3,-2,-3,-3,2,0,-1,-2,-2,2,2,-1,0,1,-3,2,-1,1,-1,1,2,-2,1,0,-2,2,1,0,0,-3,0,-3,1,-3,1,0,-1,2,-1,-3,-1,-1,0,2,-1,1,-2,-2,2,-3,1,2,-3,1,1,-3,0,0,1,2,-3,2]</text:p>
          </table:table-cell>
          <table:table-cell office:value-type="float" office:value="0.524086506854228" calcext:value-type="float">
            <text:p>0,52408650685422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525103164467072" calcext:value-type="float">
            <text:p>0,5251031644670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2,-3,0,1,-2,-1,-2,-2,2,-3,-1,2,1,-1,-3,0,2,1,1,1,-1,-3,1,-1,0,0,-2,2,1,-3,1,-3,0,1,0,1,1,2,1,-3,2,2,1,-1,2,2,-3,-3,-1,-3,1,-2,-3,1,-2,0,2,-3,2,1,-3,2,-1,0,-3,2,-2,1,2,-2,2,1,-3,0,-1]</text:p>
          </table:table-cell>
          <table:table-cell office:value-type="float" office:value="0.525103164467072" calcext:value-type="float">
            <text:p>0,52510316446707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0,-1,0,-2,0,0,-1,-3,-1,1,2,2,2,-2,0,-3,2,1,0,-2,-3,1,1,0,1,-2,2,-3,-3,0,1,1,-1,-2,-2,-2,2,-2,-2,-2,-1,-2,2,1,-3,2,0,-2,-3,1,2,1,-2,-2,-2,2,0,2,0,-1,0,-1,2,2,2,-3,-1,1,-3,-1,-2,0,0,-1,2,1,1]</text:p>
          </table:table-cell>
          <table:table-cell office:value-type="float" office:value="0.525610755851387" calcext:value-type="float">
            <text:p>0,52561075585138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526624470883507" calcext:value-type="float">
            <text:p>0,52662447088350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1,-2,-3,-1,-1,0,1,0,0,2,2,0,-3,-1,-1,1,-2,-3,-1,1,-2,2,-3,2,2,0,-1,2,-2,-1,0,-3,-3,-3,2,0,1,2,1,-2,0,-1,-1,-3,-2,0,-2,0,1,2,1,-2,2,2,-3,2,-3,-3,0,1,-2,2,-2,-2,-2,2,-1,2,0,2,2,-1,-1,-3,-2,1,0]</text:p>
          </table:table-cell>
          <table:table-cell office:value-type="float" office:value="0.528141395209023" calcext:value-type="float">
            <text:p>0,5281413952090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-3,1,0,-3,1,-3,2,-1,1,-1,-2,2,-2,1,0,-2,2,1,0,0,-3,0,2,1,-3,1,-2,2,0,-3,-3,-1,-2,-1,1,-2,0,3,1,1,-1,-3,-3,-2,1,-3,-1,0,1,1,2,-3,2]</text:p>
          </table:table-cell>
          <table:table-cell office:value-type="float" office:value="0.528646069375974" calcext:value-type="float">
            <text:p>0,52864606937597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2,2,-1,2,2,-3,0,-2,-3,-3,-3,1,-3,-2,1,1,0,-2,2,-2,2,-2,2,-3,0,-2,1,-1,-3,-1,1,-2,1,-2,2,0,-1,-2,0,0,0,2,-1,2,-3,2,-3,-1,-2,-2,0,2,0,-1,2,2,2,-1,-1,1,2,-2,-3,0,-2,2,2,2,-1,-3,-2,-2,0,-2,0,-3,-1]</text:p>
          </table:table-cell>
          <table:table-cell office:value-type="float" office:value="0.532165387826003" calcext:value-type="float">
            <text:p>0,53216538782600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2,-1,1,2,0,3,-3,1,-1,-3,-3,-2,1,1,-1,0,0,1,2,-3,2]</text:p>
          </table:table-cell>
          <table:table-cell office:value-type="float" office:value="0.536159180343549" calcext:value-type="float">
            <text:p>0,53615918034354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0,2,1,-2,-2,-2,-3,-3,2,-2,0,-1,2,1,-1,-2,-3,-3,2,-1,-2,-1,2,-2,1,-1,-3,2,-1,1,2,-3,-2,-3,-2,-3,0,-2,-2,2,-2,1,1,0,0,-1,-1,2,-2,-2,2,0,-3,-3,-1,-2,-1,1,2,0,-2,-2,2,-3,1,2,-3,1,1,-3,0,0,1,2,-3,2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-3,-3,0,1,-3,-1,-3,-2,2,0,0,1,-2,-2,1,-3,2,1,-3,2,-3,-2,1,2,0,0,-1,-2,-1,0,-2,-3,2,0,-2,-1,0,1,0,-1,0,2,-1,1,-2,1,2,-1,-2,2,-2,0,1,1,-3,1,-1,1,-2,0]</text:p>
          </table:table-cell>
          <table:table-cell office:value-type="float" office:value="0.54356845628372" calcext:value-type="float">
            <text:p>0,5435684562837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1,-2,-3,3,-2,1,-3,1,1,2,1,-1,-3,2,-2,-1,2,3,1,-1,-3,2,-1,1,2,-3,0,-2,0,-2,-2,0,-1,2,2,0,0,1,-3,-1,-1,2,-2,-2,2,0,-3,-3,-1,-2,-1,1,2,-1,3,-2,2,-3,1,2,-3,1,1,-3,0,0,1,2,-3,2]</text:p>
          </table:table-cell>
          <table:table-cell office:value-type="float" office:value="0.54356845628372" calcext:value-type="float">
            <text:p>0,5435684562837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2,-3,2,-3,0,0,1,1,0,-2,1,1,0,-2,0,1,1,0,-2,-1,0,1,-1,-3,-3,-3,2,-1,0,-1,1,-2,-3,-1,-3,0,1,1,-3,1,1,-3,-2,2,1,1,-2,-2,-1,-1,0,-2,2,-1,-2,-2,0,1,-3,-1,0,-2,-2,-2,-1,0,0,-2,-2,-3,2,-3,0,-1,1,0,0]</text:p>
          </table:table-cell>
          <table:table-cell office:value-type="float" office:value="0.545038224959192" calcext:value-type="float">
            <text:p>0,54503822495919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1,-2,-3,-1,-1,0,3,-3,0,2,2,0,-3,-1,-1,1,-2,-3,-1,1,-2,2,-3,2,2,3,-1,2,-2,-1,0,-3,-3,-3,2,0,1,2,1,-2,0,-1,-1,-3,-2,0,-2,0,1,2,1,-2,2,2,-3,2,-3,-3,0,-2,-2,2,-2,-2,-2,2,-1,2,0,2,2,-1,-1,-3,-2,2,0]</text:p>
          </table:table-cell>
          <table:table-cell office:value-type="float" office:value="0.545527267879434" calcext:value-type="float">
            <text:p>0,54552726787943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1,1,-2,-1,-3,1,-1,0,0,-2,2,1,-3,1,-3,0,1,0,1,1,-3,1,-3,2,2,1,-1,2,2,-3,-3,-1,-3,1,-2,-3,1,-2,-2,2,-3,2,1,-3,2,-1,0,-3,2,-2,1,2,-2,2,1,-3,0,-1]</text:p>
          </table:table-cell>
          <table:table-cell office:value-type="float" office:value="0.546991773247094" calcext:value-type="float">
            <text:p>0,5469917732470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0,-1,0,-2,0,0,-1,-3,-1,1,2,2,2,-2,0,-3,2,1,0,-2,-3,1,1,0,1,-2,2,-3,-3,0,1,1,-1,-2,-2,-2,2,-2,-2,-2,-1,-2,2,1,-3,2,0,-2,-3,1,2,1,-2,-2,-2,2,0,2,0,-1,0,-1,2,2,2,-3,-1,1,-3,-1,-2,0,0,-1,2,1,1]</text:p>
          </table:table-cell>
          <table:table-cell office:value-type="float" office:value="0.54942394074764" calcext:value-type="float">
            <text:p>0,5494239407476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0,1,0,-2,2,1,-3,-2,-1,-2,-2,2,-3,-1,2,1,-1,2,-2,-3,-3,2,-2,-1,2,-2,1,-1,-3,2,-1,1,-2,-3,0,-2,0,-2,-2,0,-1,2,2,0,0,1,-3,-1,-1,2,-2,-2,2,-2,-3,-3,-1,-2,-1,2,2,0,3,1,1,-1,-3,-3,-2,1,3,-3,1,1,-3,-3,2,0]</text:p>
          </table:table-cell>
          <table:table-cell office:value-type="float" office:value="0.550878086936363" calcext:value-type="float">
            <text:p>0,55087808693636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1,1,2,-2,1,-3,1,1,-3,-2,2,2,-2,2,2,-3,-2,-2,2,2,-3,-2,1,2,0,0,-1,-2,-1,0,-2,-3,2,0,-2,-1,0,1,0,-3,1,1,0,0,0,1,2,-1,-2,2,-2,0,1,1,-3,1,-1,1,-2,0]</text:p>
          </table:table-cell>
          <table:table-cell office:value-type="float" office:value="0.551361950083609" calcext:value-type="float">
            <text:p>0,55136195008360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1,-3,1,2,1,2,0,-1,-2,-1,0,0,-3,2,1,0,2,-1,-2,0,-3,2,2,-2,1,0,1,-1,-3,2,-3,1,-1,-3,-3,1,-3,1,2,-3,1,-1,0,1,1,-3,1,-2,0,-2,-3,-2,0,0,-1,0,-3,0,-3,-3,-2,-2,-2,-2,-2,1,-3,2,2,2,0,-3,0,-3,2,1,-1]</text:p>
          </table:table-cell>
          <table:table-cell office:value-type="float" office:value="0.553293171233238" calcext:value-type="float">
            <text:p>0,55329317123323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0,2,-3,2,1,-2,-2,-2,-3,-3,2,-2,0,-1,2,1,-1,-2,-3,-3,2,-1,-1,1,-1,-2,1,-1,-3,2,-1,1,2,-3,0,-2,0,-2,-2,0,-1,2,2,0,0,1,-3,-1,2,2,-2,-2,2,0,2,-3,-3,-2,-1,1,2,0,3,1,1,-1,-3,-3,-2,1,3,0,0,0,1,2,-3,2]</text:p>
          </table:table-cell>
          <table:table-cell office:value-type="float" office:value="0.560475988186232" calcext:value-type="float">
            <text:p>0,56047598818623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2,-2,-1,2,-2,1,-1,-3,2,-1,1,-2,-3,0,-2,0,-2,-2,0,-1,2,2,0,0,1,-3,-1,-1,2,-2,-2,2,-2,-1,-3,-1,-1,0,2,-1,1,-2,-2,2,-3,1,2,-3,1,1,-3,0,0,1,2,-3,2]</text:p>
          </table:table-cell>
          <table:table-cell office:value-type="float" office:value="0.562375912239017" calcext:value-type="float">
            <text:p>0,56237591223901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-2,1,1,-3,-1,2,1,2,-3,0,-1,-2,0,-2,-3,2,-3,-3,2,1,2,-3,-3,-2,-1,0,0,-2,2,1,-2,1,-3,1,2,-3,1,1,-1,0,0,1,2,-3,2]</text:p>
          </table:table-cell>
          <table:table-cell office:value-type="float" office:value="0.565685424949238" calcext:value-type="float">
            <text:p>0,56568542494923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2,-3,2,-3,0,0,1,1,0,-2,1,1,0,-2,0,1,1,0,-2,-1,0,1,-1,-3,-3,-3,2,-1,0,-1,1,-2,-3,-1,-3,0,1,1,-3,1,1,-3,-2,2,1,1,-2,-2,-1,-1,0,-2,2,-1,-2,-2,0,1,-3,-1,0,-2,-2,-2,-1,0,0,-2,-2,-3,2,-3,0,-1,1,0,0]</text:p>
          </table:table-cell>
          <table:table-cell office:value-type="float" office:value="0.565685424949238" calcext:value-type="float">
            <text:p>0,56568542494923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0,-2,1,0,2,1,-2,2,1,-1,2,0,-3,1,0,2,2,0,0,2,-2,-2,-2,2,-2,-1,2,-1,0,2,-1,2,-3,-1,-2,-3,0,2,-2,1,-3,1,0,0,-3,0,2,-1,-1,0,2,-1,-3,2,2,-1,2,2,-1,0,1,1,-2,2,2,2,-1,0,0,-1,-1,2,-2,1,1,0,1]</text:p>
          </table:table-cell>
          <table:table-cell office:value-type="float" office:value="0.570847323429537" calcext:value-type="float">
            <text:p>0,57084732342953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1,-2,-3,2,1,-1,0,0,1,3,1,-2,0,1,2,-1,2,2,-1,1,-3,0,0,2,2,2,2,0,-3,1,-1,-3,2,0,-3,-2,0,-2,0,-2,1,-2,0,-3,-2,1,0,1,2,2,-3,2,-1,-1,-1,1,-1,1,-1,1,-2,2,2,-2,2,-1,2,-3,2,-3,-2,0,2,2,0,-1,-3]</text:p>
          </table:table-cell>
          <table:table-cell office:value-type="float" office:value="0.572247032903332" calcext:value-type="float">
            <text:p>0,57224703290333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1,1,-2,-1,-3,1,-1,0,0,-2,2,1,-3,1,-3,0,1,0,1,1,-3,1,-3,2,2,1,-1,2,2,-3,-3,-1,-3,1,-2,-3,1,-2,-2,2,-3,2,1,-3,2,-1,0,-3,2,-2,1,2,-2,2,1,-3,0,-1]</text:p>
          </table:table-cell>
          <table:table-cell office:value-type="float" office:value="0.572247032903332" calcext:value-type="float">
            <text:p>0,57224703290333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-1,1,-1,-1,-1,-2,2,-2,1,1,-3,1,0,-1,2,-1,-3,2,0,-1,-2,-2,-1,2,-1,-2,1,0,1,-1,-2,1,1,-3,-1,2,1,-1,-1,1,0,-1,-3,-2,0,1,-1,1,1,-1,-3,-3,-2,-3,-2,0,1,1,-2,-2,-3,1,0,0,1,1,-2,0,2,2,0,0,0,2,2]</text:p>
          </table:table-cell>
          <table:table-cell office:value-type="float" office:value="0.578273291792038" calcext:value-type="float">
            <text:p>0,57827329179203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-3,0,2,-1,0,1,0,1,-3,-1,0,0,2,-3,2,-3,1,0,1,-1,-3,-3,-2,-1,2,2,-1,-2,1,-1,-3,1,-3,0,0,0,-3,-2,1,-3,0,-3,0,0,-2,0,2,0,-3,0,-3,-2,1,-1,2,-3,-2,0,-1,1,-2,-1,-3,0,-2,2,0,-2,-1,-1,2,0,2,1,1,2,-1]</text:p>
          </table:table-cell>
          <table:table-cell office:value-type="float" office:value="0.589236794506249" calcext:value-type="float">
            <text:p>0,58923679450624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0,2,-3,0,-2,0,-2,-2,0,-1,2,2,0,0,1,-3,-1,-1,2,-2,-2,2,0,-1,-3,-1,-1,0,-3,1,1,-2,-2,1,-3,1,2,-3,1,1,-1,0,0,1,2,-3,2]</text:p>
          </table:table-cell>
          <table:table-cell office:value-type="float" office:value="0.590592922409336" calcext:value-type="float">
            <text:p>0,59059292240933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0,-1,0,-2,0,0,-1,-3,-1,1,2,2,2,-2,0,-3,2,-3,-3,0,1,-3,-1,-3,-2,2,0,0,1,-2,-2,1,-3,2,1,-3,-2,0,1,-3,2,-3,-3,-2,-3,2,0,-2,-3,1,2,1,-2,-2,-2,2,0,2,0,-1,0,-1,2,2,2,-3,-1,1,-3,-1,-2,0,0,-1,2,1,1]</text:p>
          </table:table-cell>
          <table:table-cell office:value-type="float" office:value="0.59194594347795" calcext:value-type="float">
            <text:p>0,5919459434779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0,1,-3,-2,-3,0,2,-2,-1,2,-3,-1,-1,-3,0,-2,1,0,0,0,0,-3,-2,2,-3,0,-2,-2,-2,1,2,2,0,2,-3,0,-1,2,1,1,-2,-2,-1,-1,0,-2,2,-1,-2,-2,0,1,-3,-1,-3,-2,-2,-2,-1,0,0,-2,-2,-3,2,-3,0,-1,1,0,2]</text:p>
          </table:table-cell>
          <table:table-cell office:value-type="float" office:value="0.592846242011085" calcext:value-type="float">
            <text:p>0,59284624201108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1,1,-2,-1,-3,1,-1,0,0,-2,2,1,-3,1,-3,0,1,-2,1,0,-2,2,-1,0,2,-1,0,0,1,-3,1,0,0,2,-1,-3,-1,-1,0,-3,1,1,-2,-2,1,-3,1,2,-3,1,1,2,-2,2,1,-3,0,-1]</text:p>
          </table:table-cell>
          <table:table-cell office:value-type="float" office:value="0.597327380922723" calcext:value-type="float">
            <text:p>0,59732738092272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2,0,0,1,-1,-2,-1,2,-2,2,-3,-1,0,-3,-2,2,-1,-1,2,2,-2,-3,-2,2,0,2,-3,-2,2,0,2,-3,1,-3,-1,-1,2,-2,2,-3,-2,2,-3,-2,-3,2,2,-1,-1,-3,-2,0,-3,-1,0,1,-1,0,-2,0,-2,-2,-3,1,-3,-3,1,0,0,1,-3,-2,0,2,1,-2,2]</text:p>
          </table:table-cell>
          <table:table-cell office:value-type="float" office:value="0.600888231426333" calcext:value-type="float">
            <text:p>0,60088823142633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2,0,0,1,-1,-2,-1,2,-2,2,-3,-1,0,-3,-2,2,-1,-1,2,2,-2,-3,-2,2,0,2,-3,-2,2,0,2,-3,1,-3,-1,-1,2,-2,2,-1,-2,-3,-3,-2,-3,2,2,-1,-1,-3,-2,0,-3,-1,0,1,-1,0,-2,0,-2,-2,-3,1,-3,0,1,0,0,1,-3,-2,0,2,1,-2,2]</text:p>
          </table:table-cell>
          <table:table-cell office:value-type="float" office:value="0.602660766932774" calcext:value-type="float">
            <text:p>0,60266076693277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-3,-3,2,2,-1,2,1,2,-2,-2,-2,-1,-1,0,0,-2,2,-3,1,0,0,-3,1,1,2,-3,-2,-3,-2,1,-3,1,-2,0,-3,-3,-3,-3,-3,1,-3,-1,-3,-3,-3,2,-2,-3,-2,2,0,0,1,1,-2,-3,-2,-2,2,-2,1,1,0,0,-3,0,-2,1,0,-1,-3,2,2,2,0,-2,2]</text:p>
          </table:table-cell>
          <table:table-cell office:value-type="float" office:value="0.602660766932774" calcext:value-type="float">
            <text:p>0,60266076693277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-3,0,-1,-1,0,-2,0,2,-2,-3,-3,-2,2,-3,-1,1,0,0,2,-3,0,0,-3,-1,-2,2,0,-1,-3,-2,0,-1,-2,-2,0,-1,1,2,-3,-3,2,-1,-3,-3,1,2,0,1,0,-3,-2,-2,2,-3,-2,0,-1,2,-3,0,1,-3,2,2,0,0,-3,0,-1,2,-3,0,0,1,-2,-2,-1,2]</text:p>
          </table:table-cell>
          <table:table-cell office:value-type="float" office:value="0.6048691318514" calcext:value-type="float">
            <text:p>0,604869131851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-1,1,-3,-2,-3,0,2,-2,1,-1,2,-1,-3,2,0,-1,-2,-2,-1,2,-1,2,-2,0,1,-1,-2,1,1,-3,-1,2,1,2,-3,0,-1,-2,0,-2,-3,2,-3,-3,2,1,2,-3,-3,-2,-1,0,0,-2,-1,-2,0,-2,-3,0,-1,1,2,1,-2,-3,2,0,-3,0,2]</text:p>
          </table:table-cell>
          <table:table-cell office:value-type="float" office:value="0.606630035524124" calcext:value-type="float">
            <text:p>0,60663003552412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1,0,-1,-2,-3,-2,2,-1,2,0,1,-2,-1,2,2,-2,1,1,-1,-1,-3,-2,1,-1,1,-3,-2,0,1,-2,-2,-1,-3,-2,0,-1,-1,1,-3,-3,-3,-2,1,-3,1,2,2,-2,0,2,1,1,2,2,-1,0,2,-3,0,-3,2,-2,1,1,-1,-2,-3,-3,-1,-1,1,2,1,-2,-1,2,0]</text:p>
          </table:table-cell>
          <table:table-cell office:value-type="float" office:value="0.614057543449038" calcext:value-type="float">
            <text:p>0,61405754344903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1,2,-1,-1,1,-2,1,-2,0,-1,-3,-2,-1,-2,-1,-3,2,1,2,0,-2,0,-3,-2,-1,-2,-2,2,2,-2,-1,-3,-3,-3,0,0,-2,0,2,1,1,-2,-1,-3,-1,1,0,0,2,1,2,-1,-1,0,-2,1,2,-3,-3,0,2,2,-2,-1,-3,2,-3,-1,1,2,1,-1,1,-3,1,-3,-2]</text:p>
          </table:table-cell>
          <table:table-cell office:value-type="float" office:value="0.615358973824764" calcext:value-type="float">
            <text:p>0,61535897382476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1,-3,-3,2,-3,-1,-1,0,-1,-3,1,0,0,0,1,0,-3,-3,1,-3,-2,0,2,-1,2,2,1,-2,1,0,2,-2,2,2,0,0,-1,-1,-1,-3,1,-3,0,-2,1,2,-3,-3,1,-1,-2,1,-3,0,2,1,-2,0,2,-2,1,-3,2,2,-3,0,1,1,2,-2,-2,0,0,1,-2,-3,2,0]</text:p>
          </table:table-cell>
          <table:table-cell office:value-type="float" office:value="0.624393038611632" calcext:value-type="float">
            <text:p>0,62439303861163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0,-3,-3,2,-2,0,-1,2,1,-1,-2,-3,-3,2,-1,-1,3,2,2,2,-1,0,1,-3,2,-1,1,-1,-3,1,3,1,0,-2,2,3,0,0,-3,0,0,1,-3,1,0,1,2,-1,-3,-1,-1,0,2,-1,1,-2,-2,2,-3,1,2,-1,1,1,-3,0,0,1,2,-3,2]</text:p>
          </table:table-cell>
          <table:table-cell office:value-type="float" office:value="0.628225012767453" calcext:value-type="float">
            <text:p>0,62822501276745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2,-3,2,1,-1,0,0,1,3,1,-2,0,1,2,-1,2,2,-1,2,-1,-1,1,-1,0,1,0,-3,1,-3,2,-1,1,-1,-2,2,-1,1,0,-2,2,-1,0,2,-1,0,0,1,-3,1,0,0,2,-1,-3,-1,-1,0,-3,1,1,-2,-2,1,0,0,1,1,-2,1,-1,2,1,0,2,-1,-3]</text:p>
          </table:table-cell>
          <table:table-cell office:value-type="float" office:value="0.629920629920945" calcext:value-type="float">
            <text:p>0,62992062992094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1,-3,-3,2,-3,-1,-1,0,-1,-3,1,0,0,0,1,0,-3,-3,1,-3,-2,0,2,-1,2,2,1,-2,1,0,2,-2,2,2,0,0,-1,-1,-1,-3,1,-3,0,-2,1,2,-3,-3,1,-1,-2,1,-3,0,2,1,-2,0,2,-2,1,-3,2,2,-3,0,1,1,2,-2,-2,0,0,1,-2,-3,2,0]</text:p>
          </table:table-cell>
          <table:table-cell office:value-type="float" office:value="0.633719180710194" calcext:value-type="float">
            <text:p>0,63371918071019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3,2,1,0,-2,-3,-3,-3,2,-2,3,-1,2,1,1,2,3,-1,-3,2,-2,-1,2,-2,1,-1,-3,2,-1,1,2,-3,0,-2,0,-2,-2,0,-1,2,2,0,0,1,-3,-1,-3,2,-2,0,2,0,-3,-3,-1,-1,0,-3,1,1,-2,-2,1,-3,1,2,-3,1,0,-1,0,0,1,2,3,2]</text:p>
          </table:table-cell>
          <table:table-cell office:value-type="float" office:value="0.638748776906852" calcext:value-type="float">
            <text:p>0,63874877690685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1,-2,-3,2,-3,1,1,1,1,0,2,0,2,-1,-1,2,0,2,2,1,0,-1,1,-1,2,1,-3,2,-3,2,1,-1,-1,-1,-3,-1,-1,2,-3,0,2,1,-1,-1,0,-3,-2,0,2,1,-3,0,-1,-2,0,2,-1,0,-3,-1,1,1,1,2,1,0,-2,-1,-2,2,-1,1,1,-2,1,2,-3,-1]</text:p>
          </table:table-cell>
          <table:table-cell office:value-type="float" office:value="0.640832791503889" calcext:value-type="float">
            <text:p>0,64083279150388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0,0,-1,-2,2,-2,-2,-1,-3,-1,1,2,0,-3,-3,-2,1,0,0,0,-3,-3,-2,0,-3,-3,2,0,-3,1,-2,-3,-2,-1,-1,-2,1,2,1,-3,2,-2,-3,0,1,1,-1,2,-2,1,-3,0,-3,2,1,0,-2,2,-2,2,-2,0,-1,-2,-3,1,0,-3,0,1,-1,2,2,0,1,2,2,1]</text:p>
          </table:table-cell>
          <table:table-cell office:value-type="float" office:value="0.64249513616836" calcext:value-type="float">
            <text:p>0,6424951361683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-1,0,-3,2,1,-1,0,0,1,2,1,-2,0,1,-2,-1,2,2,-1,1,-3,0,0,2,2,2,2,0,-3,1,0,-3,0,2,1,-1,-1,2,-3,2,1,0,-1,0,2,-3,-3,0,0,-3,1,-2,2,-2,2,1,2,-3,2,2,0,-3,0,2,-2,0,0,1,2,2,-3,2,1,0,2,-1,-3]</text:p>
          </table:table-cell>
          <table:table-cell office:value-type="float" office:value="0.651971369514541" calcext:value-type="float">
            <text:p>0,65197136951454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653605385534728" calcext:value-type="float">
            <text:p>0,6536053855347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-1,-1,-2,0,2,1,2,-1,2,0,2,0,-1,2,2,-3,2,-1,0,0,-1,-3,1,-2,-2,-1,0,2,-2,0,2,0,-1,-3,1,-1,-2,-2,1,2,0,-2,2,2,-2,0,-3,-1,-3,0,-2,2,2,-1,-1,-1,0,2,-2,0,-3,-3,-2,-1,0,-2,-2,-1,-2,0,1,1,0,1]</text:p>
          </table:table-cell>
          <table:table-cell office:value-type="float" office:value="0.658483105326173" calcext:value-type="float">
            <text:p>0,65848310532617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2,0,-1,2,2,1,-2,2,2,0,2,-1,-3,2,-1,1,-3,-1,1,2,-2,-1,1,-2,1,-2,-1,2,0,-2,0,-3,-1,2,1,-2,-3,-3,-2,-1,-3,1,-3,0,2,1,-1,-3,0,-2,-3,2,-2,0,0,-1,2,-2,-2,1,-2,-2,-1,1,-3,2,2,-2,-2,-3,0,-3,-2,-2,1,-1,-1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-3,0,-2,-2,1,-1,-2,-1,2,2,-1,2,-1,-3,-1,0,-3,-3,-3,-2,2,-3,1,-2,1,-3,-2,0,2,-2,0,-1,-2,-2,0,-1,1,2,-3,-3,2,-1,-3,-3,1,2,0,1,0,-3,-2,-2,2,-3,-2,0,-1,2,-3,0,1,-3,2,2,0,0,-3,0,-1,2,-3,0,0,1,-2,-2,-1,2]</text:p>
          </table:table-cell>
          <table:table-cell office:value-type="float" office:value="0.676067057817985" calcext:value-type="float">
            <text:p>0,67606705781798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2,-1,1,2,-3,-2,-2,0,-2,-2,0,-1,2,2,0,0,1,-3,-1,-1,2,-2,-2,2,0,-3,-3,-1,-2,-1,1,2,0,3,-2,2,-3,1,2,-3,1,1,-3,0,0,1,2,-3,2]</text:p>
          </table:table-cell>
          <table:table-cell office:value-type="float" office:value="0.683130051063973" calcext:value-type="float">
            <text:p>0,68313005106397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-3,2,-3,1,0,-3,0,0,0,2,-3,-3,-1,2,1,1,0,1,-1,0,-2,1,2,-1,-1,0,0,-3,-1,2,-3,2,-2,-3,-3,-1,2,1,-1,-2,-2,1,-1,-3,-1,-2,2,-1,0,2,2,1,0,-3,-2,-1,2,0,-2,-3,0,0,-2,0,1,-3,1,-2,1,-2,1,1,-2,-2,-1,-1,-2]</text:p>
          </table:table-cell>
          <table:table-cell office:value-type="float" office:value="0.687022561492707" calcext:value-type="float">
            <text:p>0,68702256149270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2,1,-1,-2,-2,2,-2,0,1,-3,-3,0,-1,1,-3,0,0,2,1,-1,0,0,2,0,-2,-2,-2,1,0,0,0,2,1,2,-1,2,2,0,0,-1,-3,0,1,2,-3,-2,2,2,-2,-1,-3,2,1,-1,-1,1,1,2,2,-3,1,-1,2,-2,0,-3,2,0,-2,-2,1,-3,-1,-1,-2,-3,2,-3]</text:p>
          </table:table-cell>
          <table:table-cell office:value-type="float" office:value="0.691664658631623" calcext:value-type="float">
            <text:p>0,69166465863162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1,1,2,-3,-2,-2,0,-2,-2,0,-1,2,2,0,0,1,-3,-1,-1,2,-2,-2,2,0,-3,-3,-1,-1,0,2,-1,1,-2,-2,2,-3,1,2,-3,1,1,-3,0,0,1,2,-3,2]</text:p>
          </table:table-cell>
          <table:table-cell office:value-type="float" office:value="0.694742158406028" calcext:value-type="float">
            <text:p>0,69474215840602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1,-3,-2,1,-2,-3,1,2,2,2,2,1,-1,2,-3,0,-3,2,-2,-2,0,0,1,-3,2,0,1,2,0,0,-2,-1,-2,0,2,-2,-2,0,-3,-3,2,-1,2,2,0,1,-2,-3,1,2,1,-1,2,1,-3,-2,-2,-2,2,0,-1,2,-2,-1,1,0,0,1,-3,2,-2,0,1,-3,-1,-2,0,1]</text:p>
          </table:table-cell>
          <table:table-cell office:value-type="float" office:value="0.702756477498903" calcext:value-type="float">
            <text:p>0,70275647749890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1,1,-2,2,0,0,1,1,-2,-1,1,-2,-1,-2,1,2,-1,-1,-3,-2,-2,-2,2,-3,-3,-1,0,0,2,-1,2,-1,-3,2,1,-2,0,2,-2,-3,-3,-1,-1,-1,0,-1,1,2,-1,-1,-2,-1,-2,1,-1,0,2,-3,1,-3,-3,-3,2,2,-1,-2,-2,0,-1,0,-1,-1,-2,-3,-2,1,1]</text:p>
          </table:table-cell>
          <table:table-cell office:value-type="float" office:value="0.706540869306228" calcext:value-type="float">
            <text:p>0,70654086930622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2,-3,2,-3,0,0,1,1,0,-2,1,1,0,-2,0,1,1,0,-2,-1,0,1,-1,-3,-3,-3,2,-1,0,-1,1,-2,-3,-1,-3,0,1,1,-3,1,1,-3,-2,-2,0,-2,-3,2,-3,-3,2,1,2,-3,-3,-2,-1,0,0,-2,-1,-2,0,-2,-3,0,-1,1,2,1,-2,-3,2,0,-3,0,0]</text:p>
          </table:table-cell>
          <table:table-cell office:value-type="float" office:value="0.7170309151866" calcext:value-type="float">
            <text:p>0,717030915186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2,-1,1,-1,0,1,0,-3,1,-3,2,-1,1,-1,-2,2,0,0,1,-3,1,-3,2,2,1,1,2,2,-3,-3,-1,-3,-1,-2,-3,1,-2,-2,2,-3,2,1,-3,2,-1,0,-3,2,-2,1,-1,0,1,1,2,-3,2]</text:p>
          </table:table-cell>
          <table:table-cell office:value-type="float" office:value="0.718888030224457" calcext:value-type="float">
            <text:p>0,71888803022445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1,-1,-2,0,-3,1,0,0,-3,1,1,1,1,2,-2,0,0,1,-3,2,1,-3,-1,-2,-2,-1,-1,-2,-3,0,-1,0,1,0,-1,1,-1,-3,-3,0,-2,-1,-3,2,-2,-2,1,-1,1,1,1,0,-3,-2,2,1,2,2,-1,0,-2,-1,-1,-1,-1,-3,-3,-3,-1,0,-2,0,1,0,1,-1,2,0]</text:p>
          </table:table-cell>
          <table:table-cell office:value-type="float" office:value="0.728468713581213" calcext:value-type="float">
            <text:p>0,72846871358121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-1,0,-1,0,2,2,1,2,-2,-2,-1,2,-3,2,-1,-1,-2,-1,1,-1,-2,-1,0,0,-3,-1,-3,-3,0,2,2,-2,2,1,0,1,-2,-1,-1,1,0,0,2,-1,1,-3,-1,-1,-3,-2,-3,-1,2,-1,-1,-3,2,1,0,0,1,0,-2,-1,-1,-2,-3,-2,-1,1,-3,1,-3,-3,2,1,-1,-3]</text:p>
          </table:table-cell>
          <table:table-cell office:value-type="float" office:value="0.733939143707887" calcext:value-type="float">
            <text:p>0,73393914370788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1,2,-2,-2,-1,-2,-1,-3,-3,-1,-2,-2,-2,-1,-3,-1,-1,-1,2,1,0,0,1,-3,0,2,2,-2,1,1,0,-1,-1,0,0,1,-3,-1,-3,-1,2,-1,-3,-1,2,-1,-3,1,1,-1,2,0,0,-1,-1,2,-2,-2,0,-1,-2,-3,-2,-1,2,1,2,1,1,-1,-1,2,-2,-1,1,-2,-1]</text:p>
          </table:table-cell>
          <table:table-cell office:value-type="float" office:value="0.751531769122238" calcext:value-type="float">
            <text:p>0,75153176912223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1,-2,2,-1,1,-2,2,-1,0,1,0,2,2,-2,-3,-2,2,-1,0,-3,-1,-3,-1,2,-1,0,1,0,-3,2,-3,2,-2,1,0,1,0,1,-1,-1,2,-2,0,0,2,-1,-1,-1,0,-3,-3,-3,1,-1,-1,1,2,2,2,-3,0,-2,-1,1,1,0,0,-2,1,-2,1,-2,2,-3,-3,-2,-1,1]</text:p>
          </table:table-cell>
          <table:table-cell office:value-type="float" office:value="0.754011494165264" calcext:value-type="float">
            <text:p>0,75401149416526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0,-3,0,-1,-3,-1,-1,-1,-1,-1,-2,2,-1,0,-3,0,2,-3,-2,0,2,2,-1,0,-2,2,2,-3,-3,-1,-1,-1,0,-2,-1,1,-1,-3,2,0,0,-1,-1,1,2,2,-1,0,-2,-2,0,-3,-3,1,1,1,0,2,-3,-2,0,-2,-2,2,-3,1,-1,-3,-2,-2,-3,1,-3,0,2,-1]</text:p>
          </table:table-cell>
          <table:table-cell office:value-type="float" office:value="0.757539877938229" calcext:value-type="float">
            <text:p>0,75753987793822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1,0,1,-2,2,-3,-1,-1,-2,-2,-2,-1,-1,1,2,1,1,0,-1,0,-1,0,1,0,0,-2,-2,-2,-1,0,-2,1,-1,-3,2,-2,1,1,-3,1,-3,1,-2,-3,0,-1,-3,-3,1,-1,1,2,1,1,-3,-2,2,-2,1,0,1,-2,-3,0,-3,-1,-3,-1,2,1,2,-3,0,0,0,1,-2]</text:p>
          </table:table-cell>
          <table:table-cell office:value-type="float" office:value="0.768027777275449" calcext:value-type="float">
            <text:p>0,76802777727544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2,2,1,0,2,-3,0,0,1,-3,0,0,-3,2,2,-2,0,1,-3,-2,-1,-3,0,2,0,-2,-2,1,0,-2,0,1,-3,0,-1,1,2,-3,1,-1,-3,1,-2,-2,-1,-1,-1,0,2,-1,-2,-3,-2,0,-1,2,-1,1,2,1,1,2,-3,-1,-1,1,-1,-1,-1,-2,-2,-1,2,1,-2,1,1]</text:p>
          </table:table-cell>
          <table:table-cell office:value-type="float" office:value="0.773563184232549" calcext:value-type="float">
            <text:p>0,77356318423254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3,2,1,-1,-1,1,0,1,-2,-2,1,-2,-2,-1,-2,2,0,1,-2,1,2,2,-3,2,-3,-2,-2,-3,2,-1,-1,-3,1,-1,-2,2,-3,-2,-2,-2,-1,0,0,-1,0,0,2,-2,-3,-2,-3,-3,-1,-2,-1,-3,2,1,-1,-2,-1,0,2,2,2,0,0,2,-2,-2,2,-1,-1,-3,-2,-2,-1,0]</text:p>
          </table:table-cell>
          <table:table-cell office:value-type="float" office:value="0.802662236975595" calcext:value-type="float">
            <text:p>0,80266223697559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-2,-2,0,1,-2,-2,1,0,-2,-1,0,2,-1,0,1,1,2,-3,0,-2,-2,-2,2,-3,-2,-3,-1,-1,0,-1,0,0,-3,-3,2,-2,-1,-1,-1,0,0,1,-2,-3,0,-1,-2,2,-1,-2,-3,-1,-1,2,-1,2,-1,-1,-1,-3,1,-2,2,2,2,-3,2,-2,0,0,-1,0,0,-3,1,0,-3]</text:p>
          </table:table-cell>
          <table:table-cell office:value-type="float" office:value="0.832025640630544" calcext:value-type="float">
            <text:p>0,832025640630544</text:p>
          </table:table-cell>
          <table:table-cell office:value-type="float" office:value="162" calcext:value-type="float">
            <text:p>162</text:p>
          </table:table-cell>
        </table:table-row>
      </table:table>
      <table:table table:name="Ewolucja" table:style-name="ta1">
        <table:shapes>
          <draw:frame draw:z-index="0" draw:style-name="gr1" draw:text-style-name="P1" svg:width="15.999cm" svg:height="8.999cm" svg:x="13.956cm" svg:y="0.551cm">
            <draw:object draw:notify-on-update-of-ranges="Ewolucja.B3:Ewolucja.B20 Ewolucja.B3:Ewolucja.B20 Ewolucja.C2:Ewolucja.C2 Ewolucja.C3:Ewolucja.C20 Ewolucja.B3:Ewolucja.B20 Ewolucja.D2:Ewolucja.D2 Ewolucja.D3:Ewolucja.D20 Ewolucja.B3:Ewolucja.B20 Ewolucja.E2:Ewolucja.E2 Ewolucja.E3:Ewolucja.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koleni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best chromosome's magnitud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0.832025640630544" calcext:value-type="float">
            <text:p>0,832025640630544</text:p>
          </table:table-cell>
          <table:table-cell office:value-type="float" office:value="0.552091449578055" calcext:value-type="float">
            <text:p>0,55209144957805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0.7170309151866" calcext:value-type="float">
            <text:p>0,7170309151866</text:p>
          </table:table-cell>
          <table:table-cell office:value-type="float" office:value="0.450854619214379" calcext:value-type="float">
            <text:p>0,45085461921437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0.718888030224457" calcext:value-type="float">
            <text:p>0,718888030224457</text:p>
          </table:table-cell>
          <table:table-cell office:value-type="float" office:value="0.376178987717368" calcext:value-type="float">
            <text:p>0,37617898771736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0.653605385534728" calcext:value-type="float">
            <text:p>0,653605385534728</text:p>
          </table:table-cell>
          <table:table-cell office:value-type="float" office:value="0.335915397153895" calcext:value-type="float">
            <text:p>0,33591539715389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0.638748776906852" calcext:value-type="float">
            <text:p>0,638748776906852</text:p>
          </table:table-cell>
          <table:table-cell office:value-type="float" office:value="0.265602470776833" calcext:value-type="float">
            <text:p>0,26560247077683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0.565685424949238" calcext:value-type="float">
            <text:p>0,565685424949238</text:p>
          </table:table-cell>
          <table:table-cell office:value-type="float" office:value="0.250142047008082" calcext:value-type="float">
            <text:p>0,25014204700808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0.560475988186232" calcext:value-type="float">
            <text:p>0,560475988186232</text:p>
          </table:table-cell>
          <table:table-cell office:value-type="float" office:value="0.239267303527839" calcext:value-type="float">
            <text:p>0,239267303527839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0.590592922409336" calcext:value-type="float">
            <text:p>0,590592922409336</text:p>
          </table:table-cell>
          <table:table-cell office:value-type="float" office:value="0.24463108519497" calcext:value-type="float">
            <text:p>0,244631085194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0.694742158406028" calcext:value-type="float">
            <text:p>0,694742158406028</text:p>
          </table:table-cell>
          <table:table-cell office:value-type="float" office:value="0.260299000500151" calcext:value-type="float">
            <text:p>0,2602990005001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0.562375912239017" calcext:value-type="float">
            <text:p>0,562375912239017</text:p>
          </table:table-cell>
          <table:table-cell office:value-type="float" office:value="0.24909356381046" calcext:value-type="float">
            <text:p>0,2490935638104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0.489353314760068" calcext:value-type="float">
            <text:p>0,489353314760068</text:p>
          </table:table-cell>
          <table:table-cell office:value-type="float" office:value="0.238702874045947" calcext:value-type="float">
            <text:p>0,23870287404594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0.413763217311544" calcext:value-type="float">
            <text:p>0,413763217311544</text:p>
          </table:table-cell>
          <table:table-cell office:value-type="float" office:value="0.23173130285144" calcext:value-type="float">
            <text:p>0,2317313028514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0.462457205227323" calcext:value-type="float">
            <text:p>0,462457205227323</text:p>
          </table:table-cell>
          <table:table-cell office:value-type="float" office:value="0.191205790475816" calcext:value-type="float">
            <text:p>0,19120579047581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476655011512519" calcext:value-type="float">
            <text:p>0,476655011512519</text:p>
          </table:table-cell>
          <table:table-cell office:value-type="float" office:value="0.208175314901963" calcext:value-type="float">
            <text:p>0,20817531490196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230940107675851" calcext:value-type="float">
            <text:p>0,023094010767585</text:p>
          </table:table-cell>
          <table:table-cell office:value-type="float" office:value="0.418887415264134" calcext:value-type="float">
            <text:p>0,418887415264134</text:p>
          </table:table-cell>
          <table:table-cell office:value-type="float" office:value="0.213334174310327" calcext:value-type="float">
            <text:p>0,21333417431032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0.478887599895146" calcext:value-type="float">
            <text:p>0,478887599895146</text:p>
          </table:table-cell>
          <table:table-cell office:value-type="float" office:value="0.213034571292886" calcext:value-type="float">
            <text:p>0,21303457129288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30940107675851" calcext:value-type="float">
            <text:p>0,023094010767585</text:p>
          </table:table-cell>
          <table:table-cell office:value-type="float" office:value="0.628225012767453" calcext:value-type="float">
            <text:p>0,628225012767453</text:p>
          </table:table-cell>
          <table:table-cell office:value-type="float" office:value="0.201089092899388" calcext:value-type="float">
            <text:p>0,20108909289938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0.493693562175297" calcext:value-type="float">
            <text:p>0,493693562175297</text:p>
          </table:table-cell>
          <table:table-cell office:value-type="float" office:value="0.190572861962026" calcext:value-type="float">
            <text:p>0,190572861962026</text:p>
          </table:table-cell>
          <table:table-cell office:value-type="float" office:value="184" calcext:value-type="float">
            <text:p>184</text:p>
          </table:table-cell>
        </table:table-row>
      </table:table>
      <table:table table:name="Najlepsze chromosomy" table:style-name="ta1">
        <table:table-column table:style-name="co5" table:number-columns-repeated="3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 najlepszych chromosomów z ewolucji + chromosom zerow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yniki dla turnieju 3x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85930997501449" calcext:value-type="float">
            <text:p>0,685930997501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51084965058297" calcext:value-type="float">
            <text:p>0,15108496505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01954238100565" calcext:value-type="float">
            <text:p>0,10195423810056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69912273951" calcext:value-type="float">
            <text:p>0,056991227395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0044436217039" calcext:value-type="float">
            <text:p>0,12004443621703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161162443929513" calcext:value-type="float">
            <text:p>0,16116244392951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15043049336266" calcext:value-type="float">
            <text:p>0,1504304933626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22485373276431" calcext:value-type="float">
            <text:p>0,12248537327643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17779454914684" calcext:value-type="float">
            <text:p>0,11777945491468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157615566067145" calcext:value-type="float">
            <text:p>0,15761556606714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1,-2,-2,2,-3,-1,2,1,-1,2,-1,-3,2,0,-1,-2,-2,-1,2,-1,0,-3,2,1,1,-1,-2,-3,-2,-3,0,-2,-2,2,-2,1,1,0,0,2,-2,1,-1,-3,-1,2,-1,-3,-1,-1,0,2,-1,1,-2,-2,2,-3,1,2,-3,1,1,-3,0,0,1,2,-3,2]</text:p>
          </table:table-cell>
          <table:table-cell office:value-type="float" office:value="0.192249837451167" calcext:value-type="float">
            <text:p>0,192249837451167</text:p>
          </table:table-cell>
          <table:table-cell office:value-type="float" office:value="186" calcext:value-type="float">
            <text:p>186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69912273951" calcext:value-type="float">
            <text:p>0,056991227395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01954238100565" calcext:value-type="float">
            <text:p>0,10195423810056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17779454914684" calcext:value-type="float">
            <text:p>0,11777945491468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0044436217039" calcext:value-type="float">
            <text:p>0,12004443621703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22485373276431" calcext:value-type="float">
            <text:p>0,12248537327643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15043049336266" calcext:value-type="float">
            <text:p>0,1504304933626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51084965058297" calcext:value-type="float">
            <text:p>0,15108496505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157615566067145" calcext:value-type="float">
            <text:p>0,15761556606714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161162443929513" calcext:value-type="float">
            <text:p>0,16116244392951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1,-2,-2,2,-3,-1,2,1,-1,2,-1,-3,2,0,-1,-2,-2,-1,2,-1,0,-3,2,1,1,-1,-2,-3,-2,-3,0,-2,-2,2,-2,1,1,0,0,2,-2,1,-1,-3,-1,2,-1,-3,-1,-1,0,2,-1,1,-2,-2,2,-3,1,2,-3,1,1,-3,0,0,1,2,-3,2]</text:p>
          </table:table-cell>
          <table:table-cell office:value-type="float" office:value="0.192249837451167" calcext:value-type="float">
            <text:p>0,19224983745116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85930997501449" calcext:value-type="float">
            <text:p>0,68593099750144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rkusz4" table:style-name="ta1">
        <table:table-column table:style-name="co13" table:default-cell-style-name="Default"/>
        <table:table-column table:style-name="co5" table:number-columns-repeated="10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Druid Aggro</text:p>
          </table:table-cell>
          <table:table-cell office:value-type="string" calcext:value-type="string">
            <text:p>Druid Control</text:p>
          </table:table-cell>
          <table:table-cell office:value-type="string" calcext:value-type="string">
            <text:p>Druid Midrange</text:p>
          </table:table-cell>
          <table:table-cell office:value-type="string" calcext:value-type="string">
            <text:p>Mage A</text:p>
          </table:table-cell>
          <table:table-cell office:value-type="string" calcext:value-type="string">
            <text:p>Mage C</text:p>
          </table:table-cell>
          <table:table-cell office:value-type="string" calcext:value-type="string">
            <text:p>Mage M</text:p>
          </table:table-cell>
          <table:table-cell office:value-type="string" calcext:value-type="string">
            <text:p>Hunter A</text:p>
          </table:table-cell>
          <table:table-cell office:value-type="string" calcext:value-type="string">
            <text:p>Hunter C</text:p>
          </table:table-cell>
          <table:table-cell office:value-type="string" calcext:value-type="string">
            <text:p>Hunter M</text:p>
          </table:table-cell>
          <table:table-cell/>
        </table:table-row>
        <table:table-row table:style-name="ro1">
          <table:table-cell table:style-name="ce2" office:value-type="string" calcext:value-type="string">
            <text:p>Druid Aggro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26" calcext:value-type="float">
            <text:p>0,26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.32" calcext:value-type="float">
            <text:p>0,32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table:formula="of:=AVERAGE([.B4:.J4])" office:value-type="float" office:value="0.177777777777778" calcext:value-type="float">
            <text:p>0,177777777777778</text:p>
          </table:table-cell>
        </table:table-row>
        <table:table-row table:style-name="ro1">
          <table:table-cell office:value-type="string" calcext:value-type="string">
            <text:p>Druid Control</text:p>
          </table:table-cell>
          <table:table-cell office:value-type="float" office:value="0.82" calcext:value-type="float">
            <text:p>0,82</text:p>
          </table:table-cell>
          <table:table-cell office:value-type="float" office:value="0.5" calcext:value-type="float">
            <text:p>0,5</text:p>
          </table:table-cell>
          <table:table-cell office:value-type="float" office:value="0.54" calcext:value-type="float">
            <text:p>0,54</text:p>
          </table:table-cell>
          <table:table-cell office:value-type="float" office:value="0.8" calcext:value-type="float">
            <text:p>0,8</text:p>
          </table:table-cell>
          <table:table-cell office:value-type="float" office:value="0.44" calcext:value-type="float">
            <text:p>0,44</text:p>
          </table:table-cell>
          <table:table-cell office:value-type="float" office:value="0.34" calcext:value-type="float">
            <text:p>0,34</text:p>
          </table:table-cell>
          <table:table-cell office:value-type="float" office:value="0.72" calcext:value-type="float">
            <text:p>0,72</text:p>
          </table:table-cell>
          <table:table-cell office:value-type="float" office:value="0.42" calcext:value-type="float">
            <text:p>0,42</text:p>
          </table:table-cell>
          <table:table-cell office:value-type="float" office:value="0.34" calcext:value-type="float">
            <text:p>0,34</text:p>
          </table:table-cell>
          <table:table-cell table:formula="of:=AVERAGE([.B5:.J5])" office:value-type="float" office:value="0.546666666666667" calcext:value-type="float">
            <text:p>0,546666666666667</text:p>
          </table:table-cell>
        </table:table-row>
        <table:table-row table:style-name="ro1">
          <table:table-cell office:value-type="string" calcext:value-type="string">
            <text:p>Druid Midrange</text:p>
          </table:table-cell>
          <table:table-cell office:value-type="float" office:value="0.82" calcext:value-type="float">
            <text:p>0,82</text:p>
          </table:table-cell>
          <table:table-cell office:value-type="float" office:value="0.46" calcext:value-type="float">
            <text:p>0,46</text:p>
          </table:table-cell>
          <table:table-cell office:value-type="float" office:value="0.5" calcext:value-type="float">
            <text:p>0,5</text:p>
          </table:table-cell>
          <table:table-cell office:value-type="float" office:value="0.98" calcext:value-type="float">
            <text:p>0,98</text:p>
          </table:table-cell>
          <table:table-cell office:value-type="float" office:value="0.6" calcext:value-type="float">
            <text:p>0,6</text:p>
          </table:table-cell>
          <table:table-cell office:value-type="float" office:value="0.58" calcext:value-type="float">
            <text:p>0,58</text:p>
          </table:table-cell>
          <table:table-cell office:value-type="float" office:value="0.86" calcext:value-type="float">
            <text:p>0,86</text:p>
          </table:table-cell>
          <table:table-cell office:value-type="float" office:value="0.42" calcext:value-type="float">
            <text:p>0,42</text:p>
          </table:table-cell>
          <table:table-cell office:value-type="float" office:value="0.36" calcext:value-type="float">
            <text:p>0,36</text:p>
          </table:table-cell>
          <table:table-cell table:formula="of:=AVERAGE([.B6:.J6])"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Mage A</text:p>
          </table:table-cell>
          <table:table-cell office:value-type="float" office:value="0.74" calcext:value-type="float">
            <text:p>0,74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58" calcext:value-type="float">
            <text:p>0,5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formula="of:=AVERAGE([.B7:.J7])" office:value-type="float" office:value="0.237777777777778" calcext:value-type="float">
            <text:p>0,237777777777778</text:p>
          </table:table-cell>
        </table:table-row>
        <table:table-row table:style-name="ro1">
          <table:table-cell office:value-type="string" calcext:value-type="string">
            <text:p>Mage C</text:p>
          </table:table-cell>
          <table:table-cell office:value-type="float" office:value="0.94" calcext:value-type="float">
            <text:p>0,94</text:p>
          </table:table-cell>
          <table:table-cell office:value-type="float" office:value="0.56" calcext:value-type="float">
            <text:p>0,5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office:value-type="float" office:value="0.22" calcext:value-type="float">
            <text:p>0,22</text:p>
          </table:table-cell>
          <table:table-cell table:formula="of:=AVERAGE([.B8:.J8])" office:value-type="float" office:value="0.571111111111111" calcext:value-type="float">
            <text:p>0,571111111111111</text:p>
          </table:table-cell>
        </table:table-row>
        <table:table-row table:style-name="ro1">
          <table:table-cell office:value-type="string" calcext:value-type="string">
            <text:p>Mage M</text:p>
          </table:table-cell>
          <table:table-cell office:value-type="float" office:value="0.98" calcext:value-type="float">
            <text:p>0,98</text:p>
          </table:table-cell>
          <table:table-cell office:value-type="float" office:value="0.66" calcext:value-type="float">
            <text:p>0,66</text:p>
          </table:table-cell>
          <table:table-cell office:value-type="float" office:value="0.42" calcext:value-type="float">
            <text:p>0,42</text:p>
          </table:table-cell>
          <table:table-cell office:value-type="float" office:value="0.94" calcext:value-type="float">
            <text:p>0,94</text:p>
          </table:table-cell>
          <table:table-cell office:value-type="float" office:value="0.82" calcext:value-type="float">
            <text:p>0,8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46" calcext:value-type="float">
            <text:p>0,46</text:p>
          </table:table-cell>
          <table:table-cell table:formula="of:=AVERAGE([.B9:.J9])" office:value-type="float" office:value="0.697777777777778" calcext:value-type="float">
            <text:p>0,697777777777778</text:p>
          </table:table-cell>
        </table:table-row>
        <table:table-row table:style-name="ro1">
          <table:table-cell office:value-type="string" calcext:value-type="string">
            <text:p>Hunter A</text:p>
          </table:table-cell>
          <table:table-cell office:value-type="float" office:value="0.68" calcext:value-type="float">
            <text:p>0,68</text:p>
          </table:table-cell>
          <table:table-cell office:value-type="float" office:value="0.28" calcext:value-type="float">
            <text:p>0,28</text:p>
          </table:table-cell>
          <table:table-cell office:value-type="float" office:value="0.14" calcext:value-type="float">
            <text:p>0,14</text:p>
          </table:table-cell>
          <table:table-cell office:value-type="float" office:value="0.42" calcext:value-type="float">
            <text:p>0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02" calcext:value-type="float">
            <text:p>0,02</text:p>
          </table:table-cell>
          <table:table-cell table:formula="of:=AVERAGE([.B10:.J10])" office:value-type="float" office:value="0.228888888888889" calcext:value-type="float">
            <text:p>0,228888888888889</text:p>
          </table:table-cell>
        </table:table-row>
        <table:table-row table:style-name="ro1">
          <table:table-cell office:value-type="string" calcext:value-type="string">
            <text:p>Hunter C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58" calcext:value-type="float">
            <text:p>0,58</text:p>
          </table:table-cell>
          <table:table-cell office:value-type="float" office:value="0.96" calcext:value-type="float">
            <text:p>0,96</text:p>
          </table:table-cell>
          <table:table-cell office:value-type="float" office:value="0.66" calcext:value-type="float">
            <text:p>0,66</text:p>
          </table:table-cell>
          <table:table-cell office:value-type="float" office:value="0.5" calcext:value-type="float">
            <text:p>0,5</text:p>
          </table:table-cell>
          <table:table-cell office:value-type="float" office:value="0.98" calcext:value-type="float">
            <text:p>0,98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table:formula="of:=AVERAGE([.B11:.J11])" office:value-type="float" office:value="0.666666666666667" calcext:value-type="float">
            <text:p>0,666666666666667</text:p>
          </table:table-cell>
        </table:table-row>
        <table:table-row table:style-name="ro1">
          <table:table-cell office:value-type="string" calcext:value-type="string">
            <text:p>Hunter M</text:p>
          </table:table-cell>
          <table:table-cell office:value-type="float" office:value="0.98" calcext:value-type="float">
            <text:p>0,98</text:p>
          </table:table-cell>
          <table:table-cell office:value-type="float" office:value="0.66" calcext:value-type="float">
            <text:p>0,66</text:p>
          </table:table-cell>
          <table:table-cell office:value-type="float" office:value="0.64" calcext:value-type="float">
            <text:p>0,64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  <table:table-cell office:value-type="float" office:value="0.54" calcext:value-type="float">
            <text:p>0,54</text:p>
          </table:table-cell>
          <table:table-cell office:value-type="float" office:value="0.98" calcext:value-type="float">
            <text:p>0,98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formula="of:=AVERAGE([.B12:.J12])" office:value-type="float" office:value="0.753333333333333" calcext:value-type="float">
            <text:p>0,753333333333333</text:p>
          </table:table-cell>
        </table:table-row>
      </table:table>
      <table:table table:name="Arkusz5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2,-3,2,-3,-3,-3,2,0,2,-3,0,-3,-1,-2,2,-2,0,0,0,0,0,0,0,0,0,0,0,0,0,0,0,0,0,0,0,0,0,0,0,0,-1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2,-3,2,-3,-3,-3,2,0,2,-3,0,-3,-1,-2,2,-2,0,0,0,0,0,0,0,0,0,0,0,0,0,0,0,0,0,0,0,0,0,0,0,0,-1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-2,2,-2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-2,2,-2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-2,2,-2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-2,2,-2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-2,2,-2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-2,2,-2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2,-3,2,-3,-3,-3,2,0,2,-3,0,-3,-1,0,0,0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-2,2,-2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2,-3,2,-3,-3,-3,2,0,2,-3,0,-3,-1,0,0,0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-2,2,-2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2,-3,2,-3,-3,-3,2,0,2,-3,0,-3,-1,0,0,0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-2,2,-2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2,-3,2,-3,-3,-3,2,0,2,-3,0,-3,-1,0,0,0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2,-3,2,-3,-3,-3,2,0,2,-3,0,-3,-1,0,0,0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2,-2,-2,-2,-1,-2,0,2,-3,0,-3,-1,-2,2,-2,-2,-3,-1,2,0,1,-1,1,1,-1,-3,-1,0,0,-3,-1,-3,-3,-2,-3,-2,-2,-3,2,2,-1,-2,2,2,2,1,0,-3,0,-2,1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2,-2,-2,-2,-1,-2,0,2,-3,0,-3,-1,-2,2,-2,-2,-3,-1,2,0,1,-1,1,1,-1,-3,-1,0,0,-3,-1,-3,-3,-2,-3,-2,-2,-3,2,2,-1,-2,2,2,2,1,0,-3,0,-2,1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2,-2,-2,-2,-1,-2,0,2,-3,0,-3,-1,-2,2,-2,-2,-3,-1,2,0,1,-1,1,1,-1,-3,-1,0,0,-3,-1,-3,-3,-2,-3,-2,-2,-3,2,2,-1,-2,2,2,2,1,0,-3,0,-2,1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2,-2,-2,-2,-1,-2,0,2,-3,0,-3,-1,-2,2,-2,-2,-3,-1,2,0,1,-1,1,1,-1,-3,-1,0,0,-3,-1,-3,-3,-2,-3,-2,-2,-3,2,2,-1,-2,2,2,2,1,0,-3,0,-2,1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2,-2,-2,-1,-2,0,0,1,2,2,3,1,2,-3,-3,-1,0,0,0,-2,0,0,0,0,0,0,-2,0,0,0,1,-2,0,0,0,0,0,0,0,0,0,0,0,0,0,0,0,0,0,0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2,-2,-2,-1,-2,0,0,1,2,2,3,1,2,-3,-3,-1,0,0,0,-2,0,0,0,0,0,0,-2,0,0,0,1,-2,0,0,0,0,0,0,0,0,0,0,0,0,0,0,0,0,0,0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2,-2,-2,-1,-2,0,0,1,2,2,3,1,2,-3,-3,-1,0,0,0,-2,0,0,0,0,0,0,-2,0,0,0,1,-2,0,0,0,0,0,0,0,0,0,0,0,0,0,0,0,0,0,0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2,-2,-2,-1,-2,0,0,1,2,2,3,1,2,-3,-3,-1,0,0,0,-2,0,0,0,0,0,0,-2,0,0,0,1,-2,0,0,0,0,0,0,0,0,0,0,0,0,0,0,0,0,0,0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2,-2,-2,-1,-2,0,0,1,2,2,3,1,2,-3,-3,-1,0,0,0,-2,0,0,0,0,0,0,-2,0,0,0,1,-2,0,0,0,0,0,0,0,0,0,0,0,0,0,0,0,0,0,0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2,-2,-2,-1,-2,0,0,1,2,2,3,1,2,-3,-3,-1,0,0,0,-2,0,0,0,0,0,0,-2,0,0,0,1,-2,0,0,0,0,0,0,0,0,0,0,0,0,0,0,0,0,0,0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2,-2,-2,-1,-2,0,0,1,2,2,3,1,2,-3,-3,-1,0,0,0,-2,0,0,0,0,0,0,-2,0,0,0,1,-2,0,0,0,0,0,0,0,0,0,0,0,0,0,0,0,0,0,0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2,-2,-2,-1,-2,0,0,1,2,2,3,1,2,-3,-3,-1,0,0,0,-2,0,0,0,0,0,0,-2,0,0,0,1,-2,0,0,0,0,0,0,0,0,0,0,0,0,0,0,0,0,0,0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2,-2,-2,-1,-2,0,0,1,2,2,3,1,2,-3,-3,-1,0,0,0,-2,0,0,0,0,0,0,-2,0,0,0,1,-2,0,0,0,0,0,0,0,0,0,0,0,0,0,0,0,0,0,0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2,-2,-2,-2,-1,-2,0,1,2,0,0,0,0,0,-2,-2,-3,-1,2,0,1,-1,1,1,-1,-3,-1,0,0,-3,-1,-3,-3,-2,-3,-2,-2,-3,2,2,-1,-2,2,2,2,1,0,-3,0,-2,1,0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2,-2,-2,-2,-1,-2,0,1,2,0,0,0,0,0,-2,-2,-3,-1,2,0,1,-1,1,1,-1,-3,-1,0,0,-3,-1,-3,-3,-2,-3,-2,-2,-3,2,2,-1,-2,2,2,2,1,0,-3,0,-2,1,0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2,-2,-2,-2,-1,-2,0,1,2,0,0,0,0,0,-2,-2,-3,-1,2,0,1,-1,1,1,-1,-3,-1,0,0,-3,-1,-3,-3,-2,-3,-2,-2,-3,2,2,-1,-2,2,2,2,1,0,-3,0,-2,1,0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1,-1,-2,-3,-1,-2,-2,2,2,-3,2,-3,-3,-3,0,0,2,-3,0,-3,-1,0,0,0,0,0,0,0,0,0,0,0,0,0,0,0,0,0,0,0,0,-3,-2,0,0,0,0,0,0,0,0,0,0,0,0,2,2,0,0,-1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1,-1,-2,-3,-1,-2,-2,2,2,-3,2,-3,-3,-3,0,0,2,-3,0,-3,-1,0,0,0,0,0,0,0,0,0,0,0,0,0,0,0,0,0,0,0,0,-3,-2,0,0,0,0,0,0,0,0,0,0,0,0,2,2,0,0,-1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1,-1,-2,-3,-1,-2,-2,2,2,-3,2,-3,-3,-3,0,0,2,-3,0,-3,-1,0,0,0,0,0,0,0,0,0,0,0,0,0,0,0,0,0,0,0,0,-3,-2,0,0,0,0,0,0,0,0,0,0,0,0,2,2,0,0,-1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1,-1,-2,-3,-1,-2,-2,2,2,-3,2,-3,-3,-3,0,0,2,-3,0,-3,-1,0,0,0,0,0,0,0,0,0,0,0,0,0,0,0,0,0,0,0,0,-3,-2,0,0,0,0,0,0,0,0,0,0,0,0,2,2,0,0,-1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0,0,0,0,0,0,0,0,0,0,0,0,0,0,0,0,0,0,0,0,0,0,0,0,0,0,0,-1,0,0,0,0,0,0,2,2,0,2,-2,-1]</text:p>
          </table:table-cell>
          <table:table-cell office:value-type="float" office:value="0.0765941686205071" calcext:value-type="float">
            <text:p>0,07659416862050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0,0,0,0,0,0,0,0,0,0,0,0,0,0,0,0,0,0,0,0,0,0,0,0,0,0,0,-1,0,0,0,0,0,0,2,2,0,2,-2,-1]</text:p>
          </table:table-cell>
          <table:table-cell office:value-type="float" office:value="0.0765941686205071" calcext:value-type="float">
            <text:p>0,07659416862050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0,0,0,0,0,0,0,0,0,0,0,0,0,0,0,0,0,0,0,0,0,0,0,0,0,0,0,-1,0,0,0,0,0,0,2,2,0,2,-2,-1]</text:p>
          </table:table-cell>
          <table:table-cell office:value-type="float" office:value="0.0765941686205071" calcext:value-type="float">
            <text:p>0,07659416862050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0,0,0,0,0,0,0,0,0,0,0,0,0,0,0,0,0,0,0,0,0,0,0,0,0,0,0,-1,0,0,0,0,0,0,2,2,0,2,-2,-1]</text:p>
          </table:table-cell>
          <table:table-cell office:value-type="float" office:value="0.0765941686205071" calcext:value-type="float">
            <text:p>0,07659416862050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0,0,0,0,0,0,0,0,0,0,0,0,0,0,0,0,0,0,0,0,0,0,0,0,0,0,0,-1,0,0,0,0,0,0,2,2,0,2,-2,-1]</text:p>
          </table:table-cell>
          <table:table-cell office:value-type="float" office:value="0.0765941686205071" calcext:value-type="float">
            <text:p>0,07659416862050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0,0,0,0,0,0,0,0,0,0,0,0,0,0,0,0,0,0,0,0,0,0,0,0,0,0,0,-1,0,0,0,0,0,0,2,2,0,2,-2,-1]</text:p>
          </table:table-cell>
          <table:table-cell office:value-type="float" office:value="0.0765941686205071" calcext:value-type="float">
            <text:p>0,07659416862050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0,0,0,0,0,0,0,0,0,0,0,0,0,0,0,0,0,0,0,0,0,0,0,0,0,0,0,-1,0,0,0,0,0,0,2,2,0,2,-2,-1]</text:p>
          </table:table-cell>
          <table:table-cell office:value-type="float" office:value="0.0765941686205071" calcext:value-type="float">
            <text:p>0,07659416862050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0,0,0,0,0,0,0,0,0,0,0,0,0,0,0,0,0,0,0,0,0,0,0,0,0,0,0,-1,0,0,0,0,0,0,2,2,0,2,-2,-1]</text:p>
          </table:table-cell>
          <table:table-cell office:value-type="float" office:value="0.0765941686205071" calcext:value-type="float">
            <text:p>0,07659416862050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2,0,-1,1,0,-1,1,-2,-1,-1,-2,-3,-1,-2,-2,2,2,0,0,0,0,0,-2,0,0,0,0,0,0,0,0,0,0,0,0,0,0,0,0,0,0,0,0,0,0,0,0,0,0,-3,-2,0,0,0,0,0,0,0,0,0,0,0,0,2,2,0,0,-1,-1]</text:p>
          </table:table-cell>
          <table:table-cell office:value-type="float" office:value="0.08" calcext:value-type="float">
            <text:p>0,0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2,0,-1,1,0,-1,1,-2,-1,-1,-2,-3,-1,-2,-2,2,2,0,0,0,0,0,-2,0,0,0,0,0,0,0,0,0,0,0,0,0,0,0,0,0,0,0,0,0,0,0,0,0,0,-3,-2,0,0,0,0,0,0,0,0,0,0,0,0,2,2,0,0,-1,-1]</text:p>
          </table:table-cell>
          <table:table-cell office:value-type="float" office:value="0.08" calcext:value-type="float">
            <text:p>0,0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2,0,-1,1,0,-1,1,-2,-1,-1,-2,-3,-1,-2,-2,2,2,0,0,0,0,0,-2,0,0,0,0,0,0,0,0,0,0,0,0,0,0,0,0,0,0,0,0,0,0,0,0,0,0,-3,-2,0,0,0,0,0,0,0,0,0,0,0,0,2,2,0,0,-1,-1]</text:p>
          </table:table-cell>
          <table:table-cell office:value-type="float" office:value="0.08" calcext:value-type="float">
            <text:p>0,0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2,0,-1,1,0,-1,1,-2,-1,-1,-2,-3,-1,-2,-2,2,2,0,0,0,0,0,-2,0,0,0,0,0,0,0,0,0,0,0,0,0,0,0,0,0,0,0,0,0,0,0,0,0,0,-3,-2,0,0,0,0,0,0,0,0,0,0,0,0,2,2,0,0,-1,-1]</text:p>
          </table:table-cell>
          <table:table-cell office:value-type="float" office:value="0.08" calcext:value-type="float">
            <text:p>0,0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-2,-3,-3,-2,1,-1,2,-1,-1,-2,-3,-1,-2,-2,2,2,-3,2,-2,-2,-1,-2,0,0,1,2,2,3,1,2,-3,-3,-1,0,0,0,-2,0,0,0,0,0,0,-2,0,0,0,1,-2,0,0,0,0,0,0,0,0,0,0,0,0,0,2,2,0,2,-2,-1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-2,0,0,0,0,0,0,0,0,0,0,0,0,0,0,0,0,0,0,0,0,0,0,0,0,0,0,-3,-2,0,0,0,0,0,0,0,0,0,0,0,0,2,2,0,0,-1,-1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-2,0,0,0,0,0,0,0,0,0,0,0,0,0,0,0,0,0,0,0,0,0,0,0,0,0,0,-3,-2,0,0,0,0,0,0,0,0,0,0,0,0,2,2,0,0,-1,-1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-2,0,0,0,0,0,0,0,0,0,0,0,0,0,0,0,0,0,0,0,0,0,0,0,0,0,0,-3,-2,0,0,0,0,0,0,0,0,0,0,0,0,2,2,0,0,-1,-1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-2,0,0,0,0,0,0,0,0,0,0,0,0,0,0,0,0,0,0,0,0,0,0,0,0,0,0,-3,-2,0,0,0,0,0,0,0,0,0,0,0,0,2,2,0,0,-1,-1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-2,0,0,0,0,0,0,0,0,0,0,0,0,0,0,0,0,0,0,0,0,0,0,0,0,0,0,-3,-2,0,0,0,0,0,0,0,0,0,0,0,0,2,2,0,0,-1,-1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0,0,0,0,0,0,0,0,0,0,0,0,0,0,2,2,0,2,-2,-1]</text:p>
          </table:table-cell>
          <table:table-cell office:value-type="float" office:value="0.0923760430703401" calcext:value-type="float">
            <text:p>0,0923760430703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0,0,0,0,0,0,0,0,0,0,0,0,0,0,2,2,0,2,-2,-1]</text:p>
          </table:table-cell>
          <table:table-cell office:value-type="float" office:value="0.0923760430703401" calcext:value-type="float">
            <text:p>0,0923760430703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0,0,0,0,0,0,0,0,0,0,0,0,0,0,2,2,0,2,-2,-1]</text:p>
          </table:table-cell>
          <table:table-cell office:value-type="float" office:value="0.0923760430703401" calcext:value-type="float">
            <text:p>0,0923760430703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0,0,0,0,0,0,0,0,0,0,0,0,0,0,2,2,0,2,-2,-1]</text:p>
          </table:table-cell>
          <table:table-cell office:value-type="float" office:value="0.0923760430703401" calcext:value-type="float">
            <text:p>0,0923760430703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0,0,0,0,0,0,0,0,0,0,0,0,0,0,2,2,0,2,-2,-1]</text:p>
          </table:table-cell>
          <table:table-cell office:value-type="float" office:value="0.0923760430703401" calcext:value-type="float">
            <text:p>0,0923760430703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0,0,0,0,0,0,0,0,0,0,0,0,0,0,2,2,0,2,-2,-1]</text:p>
          </table:table-cell>
          <table:table-cell office:value-type="float" office:value="0.0923760430703401" calcext:value-type="float">
            <text:p>0,0923760430703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0,0,0,0,0,0,0,0,0,0,0,0,0,0,2,2,0,2,-2,-1]</text:p>
          </table:table-cell>
          <table:table-cell office:value-type="float" office:value="0.0923760430703401" calcext:value-type="float">
            <text:p>0,0923760430703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0,0,0,0,0,0,0,0,0,0,0,0,0,0,2,2,0,2,-2,-1]</text:p>
          </table:table-cell>
          <table:table-cell office:value-type="float" office:value="0.0923760430703401" calcext:value-type="float">
            <text:p>0,0923760430703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952190457139046" calcext:value-type="float">
            <text:p>0,09521904571390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952190457139046" calcext:value-type="float">
            <text:p>0,09521904571390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952190457139046" calcext:value-type="float">
            <text:p>0,09521904571390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952190457139046" calcext:value-type="float">
            <text:p>0,09521904571390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952190457139046" calcext:value-type="float">
            <text:p>0,09521904571390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952190457139046" calcext:value-type="float">
            <text:p>0,09521904571390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952190457139046" calcext:value-type="float">
            <text:p>0,09521904571390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952190457139046" calcext:value-type="float">
            <text:p>0,09521904571390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1,-2,0,0,0,0,0,0,0,0,0,0,0,0,0,2,2,0,2,-2,-1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1,-2,0,0,0,0,0,0,0,0,0,0,0,0,0,2,2,0,2,-2,-1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1,-2,0,0,0,0,0,0,0,0,0,0,0,0,0,2,2,0,2,-2,-1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1,-2,0,0,0,0,0,0,0,0,0,0,0,0,0,2,2,0,2,-2,-1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1,-2,0,0,0,0,0,0,0,0,0,0,0,0,0,2,2,0,2,-2,-1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1,-2,0,0,0,0,0,0,0,0,0,0,0,0,0,2,2,0,2,-2,-1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1,-2,0,0,0,0,0,0,0,0,0,0,0,0,0,2,2,0,2,-2,-1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1,-2,0,0,0,0,0,0,0,0,0,0,0,0,0,2,2,0,2,-2,-1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1,-2,0,0,0,0,0,0,0,0,0,0,0,0,0,2,2,0,2,-2,-1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1,-2,0,0,0,0,0,0,0,0,0,0,0,0,0,2,2,0,2,-2,-1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-1,0,2,0,-1,1,0,-1,1,-2,-1,-1,-2,-3,-1,-2,-2,2,2,-3,2,-3,-3,-3,2,0,1,2,0,0,0,0,0,0,0,0,0,0,0,0,0,0,0,0,0,0,0,0,0,0,0,0,0,0,0,0,0,0,0,0,0,0,0,0,0,2,2,0,2,-2,2]</text:p>
          </table:table-cell>
          <table:table-cell office:value-type="float" office:value="0.0952190457139048" calcext:value-type="float">
            <text:p>0,095219045713905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-1,2,-2,-1,-1,-2,-1,-3,-3,-3,-3,1,1,-2,-1,-1,1,-1,1,-3,-3,1,1,0,2,-3,3,-2,-3,0,2,-3,2,-2,-3,-2,-2,-1,1,1,0,-2,-3,0,1,2,2,2,-2,2,-1,-1,-3,-2,3,-3,2,1,-1,1,-1,2,-1,0,1,2,2,-1,1,-3,-2,0,-2,-1,1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-1,2,-2,-1,-1,-2,-1,-3,-3,-3,-3,1,1,-2,-1,-1,1,-1,1,-3,-3,1,1,0,2,-3,3,-2,-3,0,2,-3,2,-2,-3,-2,-2,-1,1,1,0,-2,-3,0,1,2,2,2,-2,2,-1,-1,-3,-2,3,-3,2,1,-1,1,-1,2,-1,0,1,2,2,-1,1,-3,-2,0,-2,-1,1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0,0,-3,0,-1,-1,-1,-1,1,-1,-1,-1,-3,-1,-1,1,0,-1,-3,-3,1,0,2,-2,-2,-2,-1,-2,0,0,1,2,2,3,1,0,-3,-3,-1,-3,0,0,-2,0,-3,-3,-1,-2,-2,2,-3,-3,-2,-3,-2,2,1,-1,-2,0,-2,-3,0,-1,0,0,0,-2,2,0,2,-2,-3,0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0,0,-3,0,-1,-1,-1,-1,1,-1,-1,-1,-3,-1,-1,1,0,-1,-3,-3,1,0,2,-2,-2,-2,-1,-2,0,0,1,2,2,3,1,0,-3,-3,-1,-3,0,0,-2,0,-3,-3,-1,-2,-2,2,-3,-3,-2,-3,-2,2,1,-1,-2,0,-2,-3,0,-1,0,0,0,-2,2,0,2,-2,-3,0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0,-3,-3,-1,-3,0,0,-2,0,0,0,0,0,0,0,0,0,0,0,-3,-2,0,0,0,0,0,0,0,0,0,0,0,0,2,2,0,2,-2,-1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0,0,-3,0,-1,-1,-1,-1,1,-1,-1,-1,-3,-1,-1,1,0,-1,-3,-3,1,0,2,-2,-2,-2,-1,-2,0,0,1,2,2,3,1,0,-3,-3,-1,-3,0,0,-2,0,-3,-3,-1,-2,-2,2,-3,-3,-2,-3,-2,2,1,-1,-2,0,-2,-3,0,-1,0,0,0,-2,2,0,2,-2,-3,0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0,-3,-3,-1,-3,0,0,-2,0,0,0,0,0,0,0,0,0,0,0,-3,-2,0,0,0,0,0,0,0,0,0,0,0,0,2,2,0,2,-2,-1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0,0,0,0,0,0,2,-1,0,0,0,0,0,0,2,2,0,2,-2,-1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0,0,0,0,0,0,2,-1,0,0,0,0,0,0,2,2,0,2,-2,-1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0,0,0,0,0,0,2,-1,0,0,0,0,0,0,2,2,0,2,-2,-1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0,0,0,0,0,0,2,-1,0,0,0,0,0,0,2,2,0,2,-2,-1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0,-2,2,2,-3,2,-3,0,-3,2,0,1,2,0,0,0,0,0,0,0,0,0,0,0,0,0,0,0,0,0,0,0,0,0,0,0,0,0,0,0,0,0,0,0,0,0,0,0,0,0,2,2,0,2,-2,-1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0,-2,2,2,-3,2,-3,0,-3,2,0,1,2,0,0,0,0,0,0,0,0,0,0,0,0,0,0,0,0,0,0,0,0,0,0,0,0,0,0,0,0,0,0,0,0,0,0,0,0,0,2,2,0,2,-2,-1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0,-2,2,2,-3,2,-3,0,-3,2,0,1,2,0,0,0,0,0,0,0,0,0,0,0,0,0,0,0,0,0,0,0,0,0,0,0,0,0,0,0,0,0,0,0,0,0,0,0,0,0,2,2,0,2,-2,-1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0,-2,2,2,-3,2,-3,0,-3,2,0,1,2,0,0,0,0,0,0,0,0,0,0,0,0,0,0,0,0,0,0,0,0,0,0,0,0,0,0,0,0,0,0,0,0,0,0,0,0,0,2,2,0,2,-2,-1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-3,2,-3,0,-2,-1,-3,-2,1,-1,-3,1,0,1,-3,-1,-3,2,-3,0,2,-1,-2,2,-1,2,0,-2,-1,2,-2,0,2,-3,0,-3,-1,-2,2,-2,-2,-3,-1,2,0,1,-1,1,1,-1,-3,-1,0,0,-3,-1,-3,-3,-2,-3,-2,-2,-3,2,2,-1,-2,2,2,-1,1,-3,0,2,0,-1,-2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-3,2,-3,0,-2,-1,-3,-2,1,-1,-3,1,0,1,-3,-1,-3,2,-3,0,2,-1,-2,2,-1,2,0,-2,-1,2,-2,0,2,-3,0,-3,-1,-2,2,-2,-2,-3,-1,2,0,1,-1,1,1,-1,-3,-1,0,0,-3,-1,-3,-3,-2,-3,-2,-2,-3,2,2,-1,-2,2,2,-1,1,-3,0,2,0,-1,-2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-3,2,-3,0,-2,-1,-3,-2,1,-1,-3,1,0,1,-3,-1,-3,2,-3,0,2,-1,-2,2,-1,2,0,-2,-1,2,-2,0,2,-3,0,-3,-1,-2,2,-2,-2,-3,-1,2,0,1,-1,1,1,-1,-3,-1,0,0,-3,-1,-3,-3,-2,-3,-2,-2,-3,2,2,-1,-2,2,2,-1,1,-3,0,2,0,-1,-2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-3,2,-3,0,-2,-1,-3,-2,1,-1,-3,1,0,1,-3,-1,-3,2,-3,0,2,-1,-2,2,-1,2,0,-2,-1,2,-2,0,2,-3,0,-3,-1,-2,2,-2,-2,-3,-1,2,0,1,-1,1,1,-1,-3,-1,0,0,-3,-1,-3,-3,-2,-3,-2,-2,-3,2,2,-1,-2,2,2,-1,1,-3,0,2,0,-1,-2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-3,2,-3,0,-2,-1,-3,-2,1,-1,-3,1,0,1,-3,-1,-3,2,-3,0,2,-1,-2,2,-1,2,0,-2,-1,2,-2,0,2,-3,0,-3,-1,-2,2,-2,-2,-3,-1,2,0,1,-1,1,1,-1,-3,-1,0,0,-3,-1,-3,-3,-2,-3,-2,-2,-3,2,2,-1,-2,2,2,-1,1,-3,0,2,0,-1,-2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1,-3,-3,2,0,1,2,0,0,0,0,0,0,0,0,0,0,0,0,0,0,0,0,0,0,0,0,0,0,1,-2,0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1,-3,-3,2,0,1,2,0,0,0,0,0,0,0,0,0,0,0,0,0,0,0,0,0,0,0,0,0,0,1,-2,0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1,-3,-3,2,0,1,2,0,0,0,0,0,0,0,0,0,0,0,0,0,0,0,0,0,0,0,0,0,0,1,-2,0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1,-3,-3,2,0,1,2,0,0,0,0,0,0,0,0,0,0,0,0,0,0,0,0,0,0,0,0,0,0,1,-2,0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1,-3,-3,2,0,1,2,0,0,0,0,0,0,0,0,0,0,0,0,0,0,0,0,0,0,0,0,0,0,1,-2,0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1,-3,-3,2,0,1,2,0,0,0,0,0,0,0,0,0,0,0,0,0,0,0,0,0,0,0,0,0,0,1,-2,0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1,-3,-3,2,0,1,2,0,0,0,0,0,0,0,0,0,0,0,0,0,0,0,0,0,0,0,0,0,0,1,-2,0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0,0,-3,0,-1,-1,-1,-3,-1,-1,-2,-2,-2,-3,-1,1,0,-1,-3,-3,1,0,2,-2,-2,-2,-1,-2,0,0,1,2,2,3,1,0,-3,-3,-1,-3,0,0,-2,0,-3,-3,-1,-2,-2,2,-3,-3,-2,-3,-2,2,1,-1,-2,0,-2,-3,0,-1,0,0,0,-2,2,0,2,-2,-3,0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0,0,-3,0,-1,-1,-1,-3,-1,-1,-2,-2,-2,-3,-1,1,0,-1,-3,-3,1,0,2,-2,-2,-2,-1,-2,0,0,1,2,2,3,1,0,-3,-3,-1,-3,0,0,-2,0,-3,-3,-1,-2,-2,2,-3,-3,-2,-3,-2,2,1,-1,-2,0,-2,-3,0,-1,0,0,0,-2,2,0,2,-2,-3,0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0,0,-3,0,-1,-1,-1,-3,-1,-1,-2,-2,-2,-3,-1,1,0,-1,-3,-3,1,0,2,-2,-2,-2,-1,-2,0,0,1,2,2,3,1,0,-3,-3,-1,-3,0,0,-2,0,-3,-3,-1,-2,-2,2,-3,-3,-2,-3,-2,2,1,-1,-2,0,-2,-3,0,-1,0,0,0,-2,2,0,2,-2,-3,0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2,0,0,0,-2,0,0,-2,0,0,0,0,0,0,0,2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2,0,0,0,-2,0,0,-2,0,0,0,0,0,0,0,2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2,0,0,0,-2,0,0,-2,0,0,0,0,0,0,0,2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2,0,0,0,-2,0,0,-2,0,0,0,0,0,0,0,2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2,0,0,0,-2,0,0,-2,0,0,0,0,0,0,0,2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2,0,0,0,-2,0,0,-2,0,0,0,0,0,0,0,2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-2,2,-2,0,0,0,0,0,0,0,0,0,0,0,0,0,0,0,0,0,0,0,0,0,0,0,0,0,0,0,0,0,0,0,2,2,0,0,-1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-2,2,-2,0,0,0,0,0,0,0,0,0,0,0,0,0,0,0,0,0,0,0,0,0,0,0,0,0,0,0,0,0,0,0,2,2,0,0,-1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-2,2,-2,0,0,0,0,0,0,0,0,0,0,0,0,0,0,0,0,0,0,0,0,0,0,0,0,0,0,0,0,0,0,0,2,2,0,0,-1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-2,2,-2,0,0,0,0,0,0,0,0,0,0,0,0,0,0,0,0,0,0,0,0,0,0,0,0,0,0,0,0,0,0,0,2,2,0,0,-1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12" calcext:value-type="float">
            <text:p>0,12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12" calcext:value-type="float">
            <text:p>0,12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12" calcext:value-type="float">
            <text:p>0,12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12" calcext:value-type="float">
            <text:p>0,12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3,-3,-1,-2,-2,2,0,0,0,0,0,0,-1,0,0,0,0,0,0,0,0,0,0,0,0,0,0,0,0,0,0,0,0,0,0,0,0,0,0,0,0,0,0,0,0,0,0,0,0,0,0,0,0,2,2,0,0,-2,-1]</text:p>
          </table:table-cell>
          <table:table-cell office:value-type="float" office:value="0.12" calcext:value-type="float">
            <text:p>0,1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3,-3,-1,-2,-2,2,0,0,0,0,0,0,-1,0,0,0,0,0,0,0,0,0,0,0,0,0,0,0,0,0,0,0,0,0,0,0,0,0,0,0,0,0,0,0,0,0,0,0,0,0,0,0,0,2,2,0,0,-2,-1]</text:p>
          </table:table-cell>
          <table:table-cell office:value-type="float" office:value="0.12" calcext:value-type="float">
            <text:p>0,1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3,-3,-1,-2,-2,2,0,0,0,0,0,0,-1,0,0,0,0,0,0,0,0,0,0,0,0,0,0,0,0,0,0,0,0,0,0,0,0,0,0,0,0,0,0,0,0,0,0,0,0,0,0,0,0,2,2,0,0,-2,-1]</text:p>
          </table:table-cell>
          <table:table-cell office:value-type="float" office:value="0.12" calcext:value-type="float">
            <text:p>0,1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1,2,0,-2,1,-1,0,-1,-2,1,-1,1,-1,2,1,0,-2,-2,2,-2,-3,1,2,2,2,-2,2,-1,-1,-3,-2,-3,-2,2,1,-1,-2,0,-2,-3,1,-2,1,0,1,-1,0,0,2,0,-1,-1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1,2,0,-2,1,-1,0,-1,-2,1,-1,1,-1,2,1,0,-2,-2,2,-2,-3,1,2,2,2,-2,2,-1,-1,-3,-2,-3,-2,2,1,-1,-2,0,-2,-3,1,-2,1,0,1,-1,0,0,2,0,-1,-1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1,2,0,-2,1,-1,0,-1,-2,1,-1,1,-1,2,1,0,-2,-2,2,-2,-3,1,2,2,2,-2,2,-1,-1,-3,-2,-3,-2,2,1,-1,-2,0,-2,-3,1,-2,1,0,1,-1,0,0,2,0,-1,-1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1,2,0,-2,1,-1,0,-1,-2,1,-1,1,-1,2,1,0,-2,-2,2,-2,-3,1,2,2,2,-2,2,-1,-1,-3,-2,-3,-2,2,1,-1,-2,0,-2,-3,1,-2,1,0,1,-1,0,0,2,0,-1,-1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1,2,0,-2,1,-1,0,-1,-2,1,-1,1,-1,2,1,0,-2,-2,2,-2,-3,1,2,2,2,-2,2,-1,-1,-3,-2,-3,-2,2,1,-1,-2,0,-2,-3,1,-2,1,0,1,-1,0,0,2,0,-1,-1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0,0,0,0,0,0,0,0,0,0,0,0,0,0,0,0,0,0,0,0,-3,-2,0,0,0,0,0,0,0,0,0,0,0,0,0,0,0,0,0,0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0,0,0,0,0,0,0,0,0,0,0,0,0,0,0,0,0,0,0,0,-3,-2,0,0,0,0,0,0,0,0,0,0,0,0,0,0,0,0,0,0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0,0,0,0,0,0,0,0,0,0,0,0,0,0,0,0,0,0,0,0,0,0,0,0,0,0,0,0,0,-1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0,0,0,0,0,0,0,0,0,0,0,0,0,0,0,0,0,0,0,0,0,0,0,0,0,0,0,0,0,-1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0,0,0,0,0,0,0,0,0,0,0,0,0,0,0,0,0,0,0,0,0,0,0,0,0,0,0,0,0,-1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2,-3,2,-3,-3,-3,2,0,1,2,0,0,0,0,0,0,0,0,0,0,0,0,0,0,0,0,0,0,0,0,0,0,0,0,0,0,0,0,0,0,0,0,0,0,0,0,0,0,0,0,0,0,0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0,0,0,0,0,0,0,0,0,0,0,0,0,0,0,0,0,0,0,0,0,0,0,0,0,0,0,0,0,-1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2,-3,2,-3,-3,-3,2,0,1,2,0,0,0,0,0,0,0,0,0,0,0,0,0,0,0,0,0,0,0,0,0,0,0,0,0,0,0,0,0,0,0,0,0,0,0,0,0,0,0,0,0,0,0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0,0,0,0,0,0,0,0,0,0,0,0,0,0,0,0,0,0,0,0,0,0,0,0,0,0,0,0,0,-1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2,-3,2,-3,-3,-3,2,0,1,2,0,0,0,0,0,0,0,0,0,0,0,0,0,0,0,0,0,0,0,0,0,0,0,0,0,0,0,0,0,0,0,0,0,0,0,0,0,0,0,0,0,0,0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0,0,0,0,0,0,0,0,0,0,0,0,0,0,0,0,0,0,0,0,0,0,0,0,0,0,0,0,0,-1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2,-3,2,-3,-3,-3,2,0,1,2,0,0,0,0,0,0,0,0,0,0,0,0,0,0,0,0,0,0,0,0,0,0,0,0,0,0,0,0,0,0,0,0,0,0,0,0,0,0,0,0,0,0,0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0,0,0,0,0,0,0,0,0,0,0,0,0,0,0,0,0,0,0,0,0,0,0,0,0,0,0,0,0,-1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2,-3,2,-3,-3,-3,2,0,1,2,0,0,0,0,0,0,0,0,0,0,0,0,0,0,0,0,0,0,0,0,0,0,0,0,0,0,0,0,0,0,0,0,0,0,0,0,0,0,0,0,0,0,0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3,0,0,0,0,0,0,0,0,0,0,0,-3,-1,-2,-3,-1,-2,-2,2,0,0,0,0,0,0,0,0,2,-3,0,-3,-1,0,0,0,0,0,0,0,0,0,0,0,0,0,0,0,0,0,0,0,0,0,0,0,0,0,0,0,0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2,-3,2,-3,-3,-3,2,0,1,2,0,0,0,0,0,0,0,0,0,0,0,0,0,0,0,0,0,0,0,0,0,0,0,0,0,0,0,0,0,0,0,0,0,0,0,0,0,0,0,0,0,0,0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3,0,0,0,0,0,0,0,0,0,0,0,-3,-1,-2,-3,-1,-2,-2,2,0,0,0,0,0,0,0,0,2,-3,0,-3,-1,0,0,0,0,0,0,0,0,0,0,0,0,0,0,0,0,0,0,0,0,0,0,0,0,0,0,0,0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2,-3,2,-3,-3,-3,2,0,1,2,0,0,0,0,0,0,0,0,0,0,0,0,0,0,0,0,0,0,0,0,0,0,0,0,0,0,0,0,0,0,0,0,0,0,0,0,0,0,0,0,0,0,0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3,0,0,0,0,0,0,0,0,0,0,0,-3,-1,-2,-3,-1,-2,-2,2,0,0,0,0,0,0,0,0,2,-3,0,-3,-1,0,0,0,0,0,0,0,0,0,0,0,0,0,0,0,0,0,0,0,0,0,0,0,0,0,0,0,0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3,0,0,0,0,0,0,0,0,0,0,0,-3,-1,-2,-3,-1,-2,-2,2,0,0,0,0,0,0,0,0,2,-3,0,-3,-1,0,0,0,0,0,0,0,0,0,0,0,0,0,0,0,0,0,0,0,0,0,0,0,0,0,0,0,0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0,0,0,0,0,0,0,0,0,0,0,0,0,0,0,0,0,0,0,0,0,0,0,0,0,0,0,0,0,0,0,0,0,0,0,0,0]</text:p>
          </table:table-cell>
          <table:table-cell office:value-type="float" office:value="0.130639452948436" calcext:value-type="float">
            <text:p>0,13063945294843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0,0,0,0,0,0,0,0,0,0,0,0,0,0,0,0,0,0,0,0,0,0,0,0,0,0,0,0,0,0,0,0,0,0,0,0,0]</text:p>
          </table:table-cell>
          <table:table-cell office:value-type="float" office:value="0.130639452948436" calcext:value-type="float">
            <text:p>0,13063945294843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0,0,0,0,0,0,0,0,0,0,0,0,0,0,0,0,0,0,0,0,0,0,0,0,0,0,0,0,0,0,0,0,0,0,0,0,0]</text:p>
          </table:table-cell>
          <table:table-cell office:value-type="float" office:value="0.130639452948436" calcext:value-type="float">
            <text:p>0,13063945294843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0,0,0,0,0,0,0,0,0,0,0,0,0,0,0,0,0,0,0,0,0,0,0,0,0,0,0,0,0,0,0,0,0,0,0,0,0]</text:p>
          </table:table-cell>
          <table:table-cell office:value-type="float" office:value="0.130639452948436" calcext:value-type="float">
            <text:p>0,13063945294843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0,0,0,0,0,0,0,0,0,0,0,0,0,0,0,0,0,0,0,0,0,0,0,0,0,0,0,0,0,0,0,0,0,0,0,0,0]</text:p>
          </table:table-cell>
          <table:table-cell office:value-type="float" office:value="0.130639452948436" calcext:value-type="float">
            <text:p>0,13063945294843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0,0,0,0,0,0,0,0,0,0,0,0,0,0,0,0,0,0,0,0,0,0,0,0,0,0,0,0,0,0,0,0,0,0,0,0,0]</text:p>
          </table:table-cell>
          <table:table-cell office:value-type="float" office:value="0.130639452948436" calcext:value-type="float">
            <text:p>0,13063945294843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0,-2,1,-1,0,-1,-2,1,-1,1,-1,2,1,0,-2,-2,0,-2,-2,-1,-2,-2,-1,2,0,-1,1,0,1,-1,0,-3,-2,0,-2,-3,2,2,-1,-2,2,2,-1,1,-3,0,0,-2,-1,1]</text:p>
          </table:table-cell>
          <table:table-cell office:value-type="float" office:value="0.134660065844828" calcext:value-type="float">
            <text:p>0,134660065844828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0,-2,1,-1,0,-1,-2,1,-1,1,-1,2,1,0,-2,-2,0,-2,-2,-1,-2,-2,-1,2,0,-1,1,0,1,-1,0,-3,-2,0,-2,-3,2,2,-1,-2,2,2,-1,1,-3,0,0,-2,-1,1]</text:p>
          </table:table-cell>
          <table:table-cell office:value-type="float" office:value="0.134660065844828" calcext:value-type="float">
            <text:p>0,134660065844828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0,-2,1,-1,0,-1,-2,1,-1,1,-1,2,1,0,-2,-2,0,-2,-2,-1,-2,-2,-1,2,0,-1,1,0,1,-1,0,-3,-2,0,-2,-3,2,2,-1,-2,2,2,-1,1,-3,0,0,-2,-1,1]</text:p>
          </table:table-cell>
          <table:table-cell office:value-type="float" office:value="0.134660065844828" calcext:value-type="float">
            <text:p>0,134660065844828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-1,-1,-1,-1,-3,-1,-1,-2,-2,-2,-3,2,2,-3,2,-2,-2,2,0,0,0,0,0,0,0,0,2,-3,0,-3,-1,-2,2,-2,-2,-3,-1,2,0,-1,-1,1,0,0,0,0,0,0,0,0,0,0,0,0,0,0,0,0,0,0,0,0,0,0,0,0,0,0,0,0,0]</text:p>
          </table:table-cell>
          <table:table-cell office:value-type="float" office:value="0.136626010212795" calcext:value-type="float">
            <text:p>0,13662601021279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-1,-1,-1,-1,-3,-1,-1,-2,-2,-2,-3,2,2,-3,2,-2,-2,2,0,0,0,0,0,0,0,0,2,-3,0,-3,-1,-2,2,-2,-2,-3,-1,2,0,-1,-1,1,0,0,0,0,0,0,0,0,0,0,0,0,0,0,0,0,0,0,0,0,0,0,0,0,0,0,0,0,0]</text:p>
          </table:table-cell>
          <table:table-cell office:value-type="float" office:value="0.136626010212795" calcext:value-type="float">
            <text:p>0,13662601021279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-1,-1,-1,-1,-3,-1,-1,-2,-2,-2,-3,2,2,-3,2,-2,-2,2,0,0,0,0,0,0,0,0,2,-3,0,-3,-1,-2,2,-2,-2,-3,-1,2,0,-1,-1,1,0,0,0,0,0,0,0,0,0,0,0,0,0,0,0,0,0,0,0,0,0,0,0,0,0,0,0,0,0]</text:p>
          </table:table-cell>
          <table:table-cell office:value-type="float" office:value="0.136626010212795" calcext:value-type="float">
            <text:p>0,13662601021279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-1,-1,-1,-1,-3,-1,-1,-2,-2,-2,-3,2,2,-3,2,-2,-2,2,0,0,0,0,0,0,0,0,2,-3,0,-3,-1,-2,2,-2,-2,-3,-1,2,0,-1,-1,1,0,0,0,0,0,0,0,0,0,0,0,0,0,0,0,0,0,0,0,0,0,0,0,0,0,0,0,0,0]</text:p>
          </table:table-cell>
          <table:table-cell office:value-type="float" office:value="0.136626010212795" calcext:value-type="float">
            <text:p>0,13662601021279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-1,-1,-1,-1,-3,-1,-1,-2,-2,-2,-3,2,2,-3,2,-2,-2,2,0,0,0,0,0,0,0,0,2,-3,0,-3,-1,-2,2,-2,-2,-3,-1,2,0,-1,-1,1,0,0,0,0,0,0,0,0,0,0,0,0,0,0,0,0,0,0,0,0,0,0,0,0,0,0,0,0,0]</text:p>
          </table:table-cell>
          <table:table-cell office:value-type="float" office:value="0.136626010212795" calcext:value-type="float">
            <text:p>0,13662601021279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-1,0,2,0,-1,1,0,-1,1,-2,-1,-1,-2,-3,-1,-2,-2,2,2,-3,2,-3,-3,-3,2,0,1,2,0,0,0,0,0,0,0,0,0,0,0,0,0,0,0,0,0,0,0,0,0,0,0,0,0,0,0,0,0,0,0,0,0,0,0,0,0,2,2,0,2,-2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-1,0,2,0,-1,1,0,-1,1,-2,-1,-1,-2,-3,-1,-2,-2,2,2,-3,2,-3,-3,-3,2,0,1,2,0,0,0,0,0,0,0,0,0,0,0,0,0,0,0,0,0,0,0,0,0,0,0,0,0,0,0,0,0,0,0,0,0,0,0,0,0,2,2,0,2,-2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-1,-1,1,0,0,0,0,0,0,0,0,0,0,0,0,0,0,0,0,0,0,0,0,0,0,0,2,2,0,2,-2,-1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-3,-2,0,0,0,0,0,0,0,0,0,0,0,0,2,2,0,2,-2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-3,-2,0,0,0,0,0,0,0,0,0,0,0,0,2,2,0,2,-2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-3,-2,0,0,0,0,0,0,0,0,0,0,0,0,2,2,0,2,-2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-3,-2,0,0,0,0,0,0,0,0,0,0,0,0,2,2,0,2,-2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-3,-2,0,0,0,0,0,0,0,0,0,0,0,0,2,2,0,2,-2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-3,-2,0,0,0,0,0,0,0,0,0,0,0,0,2,2,0,2,-2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-3,-2,0,0,0,0,0,0,0,0,0,0,0,0,2,2,0,2,-2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-3,-2,0,0,0,0,0,0,0,0,0,0,0,0,2,2,0,2,-2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0,0,0,0,0,0,0,-1,0,0,0,0,0,0,2,2,0,0,-1,-1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0,0,0,0,0,0,0,-1,0,0,0,0,0,0,2,2,0,0,-1,-1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0,0,0,0,0,0,0,-1,0,0,0,0,0,0,2,2,0,0,-1,-1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0,0,0,0,0,0,0,-1,0,0,0,0,0,0,2,2,0,0,-1,-1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0,0,0,0,0,0,0,-1,0,0,0,0,0,0,2,2,0,0,-1,-1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-3,2,0,1,2,0,0,0,0,0,0,0,0,0,0,0,0,0,0,0,0,0,0,0,0,0,0,0,0,0,0,0,0,0,0,0,0,0,0,0,0,0,0,0,0,0,0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-3,2,0,1,2,0,0,0,0,0,0,0,0,0,0,0,0,0,0,0,0,0,0,0,0,0,0,0,0,0,0,0,0,0,0,0,0,0,0,0,0,0,0,0,0,0,0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-3,2,0,1,2,0,0,0,0,0,0,0,0,0,0,0,0,0,0,0,0,0,0,0,0,0,0,0,0,0,0,0,0,0,0,0,0,0,0,0,0,0,0,0,0,0,0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-3,2,0,1,2,0,0,0,0,0,0,0,0,0,0,0,0,0,0,0,0,0,0,0,0,0,0,0,0,0,0,0,0,0,0,0,0,0,0,0,0,0,0,0,0,0,0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-3,2,0,1,2,0,0,0,0,0,0,0,0,0,0,0,0,0,0,0,0,0,0,0,0,0,0,0,0,0,0,0,0,0,0,0,0,0,0,0,0,0,0,0,0,0,0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-3,2,0,1,2,0,0,0,0,0,0,0,0,0,0,0,0,0,0,0,0,0,0,0,0,0,0,0,0,0,0,0,0,0,0,0,0,0,0,0,0,0,0,0,0,0,0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-3,2,0,1,2,0,0,0,0,0,0,0,0,0,0,0,0,0,0,0,0,0,0,0,0,0,0,0,0,0,0,0,0,0,0,0,0,0,0,0,0,0,0,0,0,0,0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-3,2,0,1,2,0,0,0,0,0,0,0,0,0,0,0,0,0,0,0,0,0,0,0,0,0,0,0,0,0,0,0,0,0,0,0,0,0,0,0,0,0,0,0,0,0,0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-3,2,0,1,2,0,0,0,0,0,0,0,0,0,0,0,0,0,0,0,0,0,0,0,0,0,0,0,0,0,0,0,0,0,0,0,0,0,0,0,0,0,0,0,0,0,0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2,0,-1,0,2,0,2,-2,2,-1,-1,-1,-1,0,-2,-2,0,-1,0,1,2,-3,2,-3,-3,0,0,0,-2,0,0,0,0,0,0,0,0,0,0,0,0,0,0,2,-1,0,-1,0,0,2,-3,0,-3,2,1,-1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2,0,-1,0,2,0,2,-2,2,-1,-1,-1,-1,0,-2,-2,0,-1,0,1,2,-3,2,-3,-3,0,0,0,-2,0,0,0,0,0,0,0,0,0,0,0,0,0,0,2,-1,0,-1,0,0,2,-3,0,-3,2,1,-1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2,0,-1,0,2,0,2,-2,2,-1,-1,-1,-1,0,-2,-2,0,-1,0,1,2,-3,2,-3,-3,0,0,0,-2,0,0,0,0,0,0,0,0,0,0,0,0,0,0,2,-1,0,-1,0,0,2,-3,0,-3,2,1,-1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2,0,-1,0,2,0,2,-2,2,-1,-1,-1,-1,0,-2,-2,0,-1,0,1,2,-3,2,-3,-3,0,0,0,-2,0,0,0,0,0,0,0,0,0,0,0,0,0,0,2,-1,0,-1,0,0,2,-3,0,-3,2,1,-1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-1,1,-2,-1,-1,-2,-3,-1,-2,-2,2,2,-3,2,-3,-3,-3,2,0,1,2,0,0,0,0,0,0,0,0,0,0,0,0,0,0,0,0,0,0,0,0,0,0,0,0,0,0,0,0,0,0,0,0,0,0,0,0,0,0,0,0,0,0,0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-1,1,-2,-1,-1,-2,-3,-1,-2,-2,2,2,-3,2,-3,-3,-3,2,0,1,2,0,0,0,0,0,0,0,0,0,0,0,0,0,0,0,0,0,0,0,0,0,0,0,0,0,0,0,0,0,0,0,0,0,0,0,0,0,0,0,0,0,0,0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-1,1,-2,-1,-1,-2,-3,-1,-2,-2,2,2,-3,2,-3,-3,-3,2,0,1,2,0,0,0,0,0,0,0,0,0,0,0,0,0,0,0,0,0,0,0,0,0,0,0,0,0,0,0,0,0,0,0,0,0,0,0,0,0,0,0,0,0,0,0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-1,1,-2,-1,-1,-2,-3,-1,-2,-2,2,2,-3,2,-3,-3,-3,2,0,1,2,0,0,0,0,0,0,0,0,0,0,0,0,0,0,0,0,0,0,0,0,0,0,0,0,0,0,0,0,0,0,0,0,0,0,0,0,0,0,0,0,0,0,0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0,0,0,0,0,0,0,1,2,1,1,0,-3,-3,-1,-3,0,-3,-3,2,-1,-2,-1,-2,-2,2,-3,-3,-2,-3,-2,2,1,-1,-2,0,-2,-3,1,-2,1,0,1,-1,0,0,2,0,-1,-1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0,0,0,0,0,0,0,1,2,1,1,0,-3,-3,-1,-3,0,-3,-3,2,-1,-2,-1,-2,-2,2,-3,-3,-2,-3,-2,2,1,-1,-2,0,-2,-3,1,-2,1,0,1,-1,0,0,2,0,-1,-1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0,0,0,0,0,0,0,1,2,1,1,0,-3,-3,-1,-3,0,-3,-3,2,-1,-2,-1,-2,-2,2,-3,-3,-2,-3,-2,2,1,-1,-2,0,-2,-3,1,-2,1,0,1,-1,0,0,2,0,-1,-1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1,-3,-3,2,0,1,2,0,0,0,0,0,0,0,0,0,0,0,0,0,0,0,0,0,0,0,0,0,0,1,-2,0,0,0,0,0,0,0,0,0,0,0,0,0,2,2,0,2,-2,-1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1,-3,-3,2,0,1,2,0,0,0,0,0,0,0,0,0,0,0,0,0,0,0,0,0,0,0,0,0,0,1,-2,0,0,0,0,0,0,0,0,0,0,0,0,0,2,2,0,2,-2,-1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3,2,-1,-3,1,0,-2,0,-3,-3,-1,-2,-2,2,-3,-3,-2,-3,-2,2,1,-1,-2,0,-2,-3,0,-1,0,0,0,-2,2,0,2,-2,-3,0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1,2,-3,-1,0,2,0,-1,1,-1,-1,-1,-3,-1,-1,1,0,-1,-3,-3,1,0,2,-2,-2,-2,-1,-2,0,0,1,2,2,3,1,0,-3,-3,-1,-3,0,0,-2,0,-3,-3,-1,-2,-2,2,-3,-3,-2,-3,-2,2,1,-1,-2,0,-2,-3,0,-1,0,0,0,-2,2,0,2,-2,-3,0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3,2,-1,-3,1,0,-2,0,-3,-3,-1,-2,-2,2,-3,-3,-2,-3,-2,2,1,-1,-2,0,-2,-3,0,-1,0,0,0,-2,2,0,2,-2,-3,0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-3,-2,0,0,0,0,0,0,0,0,0,0,0,0,2,2,0,0,-1,-1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-3,-2,0,0,0,0,0,0,0,0,0,0,0,0,2,2,0,0,-1,-1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-3,-2,0,0,0,0,0,0,0,0,0,0,0,0,2,2,0,0,-1,-1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-3,-2,0,0,0,0,0,0,0,0,0,0,0,0,2,2,0,0,-1,-1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-3,-2,0,0,0,0,0,0,0,0,0,0,0,0,2,2,0,0,-1,-1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-3,-2,0,0,0,0,0,0,0,0,0,0,0,0,2,2,0,0,-1,-1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-3,-2,0,0,0,0,0,0,0,0,0,0,0,0,2,2,0,0,-1,-1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-3,-2,0,0,0,0,0,0,0,0,0,0,0,0,2,2,0,0,-1,-1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-3,-3,0,0,0,0,0,0,0,0,0,0,0,0,0,0,2,2,0,2,-2,-1]</text:p>
          </table:table-cell>
          <table:table-cell office:value-type="float" office:value="0.161658075373095" calcext:value-type="float">
            <text:p>0,16165807537309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-3,-3,0,0,0,0,0,0,0,0,0,0,0,0,0,0,2,2,0,2,-2,-1]</text:p>
          </table:table-cell>
          <table:table-cell office:value-type="float" office:value="0.161658075373095" calcext:value-type="float">
            <text:p>0,16165807537309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-3,-3,0,0,0,0,0,0,0,0,0,0,0,0,0,0,2,2,0,2,-2,-1]</text:p>
          </table:table-cell>
          <table:table-cell office:value-type="float" office:value="0.161658075373095" calcext:value-type="float">
            <text:p>0,16165807537309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1,-2,-1,-3,-3,-3,-3,1,1,-2,1,2,0,2,1,-2,-2,2,2,-1,-3,2,-2,-1,-1,2,-2,-2,1,-2,1,-2,-1,1,1,-1,-3,0,-3,0,1,2,2,2,-2,2,-1,-1,-3,-2,-2,-3,2,1,-1,1,-1,2,-1,0,-1,0,0,0,-2,2,0,2,-2,-3,0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1,-2,-1,-3,-3,-3,-3,1,1,-2,1,2,0,2,1,-2,-2,2,2,-1,-3,2,-2,-1,-1,2,-2,-2,1,-2,1,-2,-1,1,1,-1,-3,0,-3,0,1,2,2,2,-2,2,-1,-1,-3,-2,-2,-3,2,1,-1,1,-1,2,-1,0,-1,0,0,0,-2,2,0,2,-2,-3,0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0,0,0,0,0,0,-2,2,2,-3,2,-3,0,-3,2,0,1,2,0,0,0,0,0,0,0,0,0,0,0,0,0,0,0,0,0,0,0,0,0,0,0,0,0,0,0,0,0,0,0,0,0,0,0,0,0,2,2,0,2,-2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0,0,0,0,0,0,-2,2,2,-3,2,-3,0,-3,2,0,1,2,0,0,0,0,0,0,0,0,0,0,0,0,0,0,0,0,0,0,0,0,0,0,0,0,0,0,0,0,0,0,0,0,0,0,0,0,0,2,2,0,2,-2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0,0,0,0,0,0,-2,2,2,-3,2,-3,0,-3,2,0,1,2,0,0,0,0,0,0,0,0,0,0,0,0,0,0,0,0,0,0,0,0,0,0,0,0,0,0,0,0,0,0,0,0,0,0,0,0,0,2,2,0,2,-2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0,0,0,0,0,0,-2,2,2,-3,2,-3,0,-3,2,0,1,2,0,0,0,0,0,0,0,0,0,0,0,0,0,0,0,0,0,0,0,0,0,0,0,0,0,0,0,0,0,0,0,0,0,0,0,0,0,2,2,0,2,-2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0,0,0,0,0,0,-2,2,2,-3,2,-3,0,-3,2,0,1,2,0,0,0,0,0,0,0,0,0,0,0,0,0,0,0,0,0,0,0,0,0,0,0,0,0,0,0,0,0,0,0,0,0,0,0,0,0,2,2,0,2,-2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-2,0,0,0,0,0,0,0,0,0,0,0,0,0,0,0,0,0,0,0,0,0,0,0,0,0,0,-3,-2,0,0,0,0,0,0,0,0,0,0,0,0,2,2,0,0,-1,-1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-2,0,0,0,0,0,0,0,0,0,0,0,0,0,0,0,0,0,0,0,0,0,0,0,0,0,0,-3,-2,0,0,0,0,0,0,0,0,0,0,0,0,2,2,0,0,-1,-1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-2,0,0,0,0,0,0,0,0,0,0,0,0,0,0,0,0,0,0,0,0,0,0,0,0,0,0,-3,-2,0,0,0,0,0,0,0,0,0,0,0,0,2,2,0,0,-1,-1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-2,0,0,0,0,0,0,0,0,0,0,0,0,0,0,0,0,0,0,0,0,0,0,0,0,0,0,-3,-2,0,0,0,0,0,0,0,0,0,0,0,0,2,2,0,0,-1,-1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-2,-1,-1,-2,-1,-3,-3,-3,-3,1,1,-2,1,2,0,-1,-3,-1,-1,1,-1,0,2,-3,0,-2,-3,0,2,-3,2,-2,-3,-2,-2,-1,1,1,0,-2,-3,0,1,2,2,2,-2,2,-1,-1,-3,-2,-2,-3,2,1,-1,1,-1,2,-1,0,-2,2,2,-1,1,-3,0,0,-2,-1,1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-1,-3,-1,-1,-2,-3,-1,-2,-2,2,2,-3,2,-3,-3,-3,2,0,1,2,0,0,0,0,0,0,0,0,0,0,0,0,0,0,0,0,0,0,0,0,0,0,0,-3,-2,0,0,0,0,0,0,0,0,0,0,0,0,2,2,0,2,-2,-1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-1,-3,-1,-1,-2,-3,-1,-2,-2,2,2,-3,2,-3,-3,-3,2,0,1,2,0,0,0,0,0,0,0,0,0,0,0,0,0,0,0,0,0,0,0,0,0,0,0,-3,-2,0,0,0,0,0,0,0,0,0,0,0,0,2,2,0,2,-2,-1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-1,-3,-1,-1,-2,-3,-1,-2,-2,2,2,-3,2,-3,-3,-3,2,0,1,2,0,0,0,0,0,0,0,0,0,0,0,0,0,0,0,0,0,0,0,0,0,0,0,-3,-2,0,0,0,0,0,0,0,0,0,0,0,0,2,2,0,2,-2,-1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0,2,0,-1,1,-1,-1,-1,-3,-1,-1,1,0,-1,-3,-3,1,0,2,-2,-2,-2,-1,-2,0,2,-3,0,-3,-1,-2,2,-2,-2,-3,-1,2,0,1,-1,1,1,-1,-3,-1,0,0,-3,-1,-3,-3,-2,-3,-2,-2,-3,2,2,-1,-2,2,2,2,1,0,-3,0,-2,1,0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0,2,0,-1,1,-1,-1,-1,-3,-1,-1,1,0,-1,-3,-3,1,0,2,-2,-2,-2,-1,-2,0,2,-3,0,-3,-1,-2,2,-2,-2,-3,-1,2,0,1,-1,1,1,-1,-3,-1,0,0,-3,-1,-3,-3,-2,-3,-2,-2,-3,2,2,-1,-2,2,2,2,1,0,-3,0,-2,1,0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3,1,-2,1,2,-2,-1,-3,2,0,0,1,0,-1,-1,-3,-1,-1,0,0,-3,-3,-2,1,-2,0,-2,2,-3,2,-1,-3,1,0,-2,0,-3,0,-1,-2,-2,2,-3,-3,-2,-3,-2,2,1,-1,-2,0,-2,-3,0,-1,0,0,0,-2,2,0,2,-2,-3,0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3,2,-1,-3,1,0,-2,0,-3,-3,-1,-2,-2,2,-3,-3,-2,-3,-2,2,1,-1,-2,0,-2,-3,1,-2,1,0,1,-1,0,0,2,0,-1,-1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3,2,-1,-3,1,0,-2,0,-3,-3,-1,-2,-2,2,-3,-3,-2,-3,-2,2,1,-1,-2,0,-2,-3,1,-2,1,0,1,-1,0,0,2,0,-1,-1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3,2,-1,-3,1,0,-2,0,-3,-3,-1,-2,-2,2,-3,-3,-2,-3,-2,2,1,-1,-2,0,-2,-3,1,-2,1,0,1,-1,0,0,2,0,-1,-1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-1,1,0,0,2,1,0,1,-2,-1,-3,-1,2,0,0,1,-2,0,-2,2,-3,2,-1,-3,1,0,-2,0,-3,-3,-1,-2,-2,2,-3,-3,-2,-3,-2,2,1,-1,-2,0,-2,-3,0,-1,0,0,0,-2,2,0,2,-2,-3,0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3,2,-1,-3,1,0,-2,0,-3,-3,-1,-2,-2,2,-3,-3,-2,-3,-2,2,1,-1,-2,0,-2,-3,1,-2,1,0,1,-1,0,0,2,0,-1,-1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-1,1,0,0,2,1,0,1,-2,-1,-3,-1,2,0,0,1,-2,0,-2,2,-3,2,-1,-3,1,0,-2,0,-3,-3,-1,-2,-2,2,-3,-3,-2,-3,-2,2,1,-1,-2,0,-2,-3,0,-1,0,0,0,-2,2,0,2,-2,-3,0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-1,-3,0,0,0,0,0,-1,-1,-2,-3,-1,-2,-2,2,0,0,0,0,0,0,-2,0,0,0,0,0,0,0,0,0,0,0,0,0,0,0,0,0,0,0,0,0,0,0,0,0,0,0,0,0,0,0,0,0,0,0,0,0,0,0,0,0,0,0,0,0,-1]</text:p>
          </table:table-cell>
          <table:table-cell office:value-type="float" office:value="0.172819751957543" calcext:value-type="float">
            <text:p>0,17281975195754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-1,-3,0,0,0,0,0,-1,-1,-2,-3,-1,-2,-2,2,0,0,0,0,0,0,-2,0,0,0,0,0,0,0,0,0,0,0,0,0,0,0,0,0,0,0,0,0,0,0,0,0,0,0,0,0,0,0,0,0,0,0,0,0,0,0,0,0,0,0,0,0,-1]</text:p>
          </table:table-cell>
          <table:table-cell office:value-type="float" office:value="0.172819751957543" calcext:value-type="float">
            <text:p>0,17281975195754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-1,-3,0,0,0,0,0,-1,-1,-2,-3,-1,-2,-2,2,0,0,0,0,0,0,-2,0,0,0,0,0,0,0,0,0,0,0,0,0,0,0,0,0,0,0,0,0,0,0,0,0,0,0,0,0,0,0,0,0,0,0,0,0,0,0,0,0,0,0,0,0,-1]</text:p>
          </table:table-cell>
          <table:table-cell office:value-type="float" office:value="0.172819751957543" calcext:value-type="float">
            <text:p>0,17281975195754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0,0,0,0,0,0,0,2,-3,0,-3,-1,-2,2,-2,0,0,0,0,0,0,0,0,0,0,0,0,0,0,0,0,0,0,0,0,0,0,0,0,0,0,0,0,0,0,0,2,2,0,2,-2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0,0,0,0,0,0,0,2,-3,0,-3,-1,-2,2,-2,0,0,0,0,0,0,0,0,0,0,0,0,0,0,0,0,0,0,0,0,0,0,0,0,0,0,0,0,0,0,0,2,2,0,2,-2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0,0,0,0,0,0,0,2,-3,0,-3,-1,-2,2,-2,0,0,0,0,0,0,0,0,0,0,0,0,0,0,0,0,0,0,0,0,0,0,0,0,0,0,0,0,0,0,0,2,2,0,2,-2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0,0,0,0,0,0,0,2,-3,0,-3,-1,-2,2,-2,0,0,0,0,0,0,0,0,0,0,0,0,0,0,0,0,0,0,0,0,0,0,0,0,0,0,0,0,0,0,0,2,2,0,2,-2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0,0,0,0,0,0,0,2,-3,0,-3,-1,-2,2,-2,0,0,0,0,0,0,0,0,0,0,0,0,0,0,0,0,0,0,0,0,0,0,0,0,0,0,0,0,0,0,0,2,2,0,2,-2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0,0,0,0,0,0,0,2,-3,0,-3,-1,-2,2,-2,0,0,0,0,0,0,0,0,0,0,0,0,0,0,0,0,0,0,0,0,0,0,0,0,0,0,0,0,0,0,0,2,2,0,2,-2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0,-2,1,-1,0,-1,-2,1,-1,1,-1,2,1,0,-2,-2,0,-2,-2,-1,-2,-2,-1,2,0,-1,1,0,1,-1,0,-3,-2,0,-2,-3,2,2,-1,-2,2,2,-1,1,-3,0,0,-2,-1,1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0,-2,1,-1,0,-1,-2,1,-1,1,-1,2,1,0,-2,-2,0,-2,-2,-1,-2,-2,-1,2,0,-1,1,0,1,-1,0,-3,-2,0,-2,-3,2,2,-1,-2,2,2,-1,1,-3,0,0,-2,-1,1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-3,-2,0,0,0,0,0,0,0,0,0,0,0,0,2,2,0,2,-2,-1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-3,-2,0,0,0,0,0,0,0,0,0,0,0,0,2,2,0,2,-2,-1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-3,-2,0,0,0,0,0,0,0,0,0,0,0,0,2,2,0,2,-2,-1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-3,-2,0,0,0,0,0,0,0,0,0,0,0,0,2,2,0,2,-2,-1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-3,-2,0,0,0,0,0,0,0,0,0,0,0,0,2,2,0,2,-2,-1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2,0,-1,0,2,0,2,-2,2,-1,-1,-1,-1,0,-2,-2,0,-1,0,1,2,-3,0,0,0,0,0,0,0,0,0,0,0,0,0,0,0,0,0,0,0,0,0,2,-1,0,-1,0,0,2,-3,0,-3,2,1,-1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2,0,-1,0,2,0,2,-2,2,-1,-1,-1,-1,0,-2,-2,0,-1,0,1,2,-3,0,0,0,0,0,0,0,0,0,0,0,0,0,0,0,0,0,0,0,0,0,2,-1,0,-1,0,0,2,-3,0,-3,2,1,-1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2,0,-1,0,2,0,2,-2,2,-1,-1,-1,-1,0,-2,-2,0,-1,0,1,2,-3,0,0,0,0,0,0,0,0,0,0,0,0,0,0,0,0,0,0,0,0,0,2,-1,0,-1,0,0,2,-3,0,-3,2,1,-1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2,-3,-1,0,2,0,-1,1,0,-1,1,-2,-1,-1,-2,-3,-1,-2,-2,2,2,-3,2,-2,-2,-1,-2,0,2,1,2,2,3,1,0,-3,-3,0,0,0,0,0,0,0,0,0,0,0,0,0,0,0,0,0,0,0,0,0,0,0,0,0,0,0,0,0,0,0,0,0,0,0,0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2,-3,-1,0,2,0,-1,1,0,-1,1,-2,-1,-1,-2,-3,-1,-2,-2,2,2,-3,2,-2,-2,-1,-2,0,2,1,2,2,3,1,0,-3,-3,0,0,0,0,0,0,0,0,0,0,0,0,0,0,0,0,0,0,0,0,0,0,0,0,0,0,0,0,0,0,0,0,0,0,0,0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-1,-1,-1,-1,-3,-1,-1,-2,-2,-2,-3,2,2,-3,2,-2,-2,2,0,0,0,0,0,0,0,0,2,-3,0,-3,-1,-2,2,-2,-2,-3,0,0,0,0,0,0,0,0,0,0,0,0,0,0,0,0,0,0,0,0,0,0,0,0,0,0,0,0,0,0,0,0,0,0,0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2,-3,-1,0,2,0,-1,1,0,-1,1,-2,-1,-1,-2,-3,-1,-2,-2,2,2,-3,2,-2,-2,-1,-2,0,2,1,2,2,3,1,0,-3,-3,0,0,0,0,0,0,0,0,0,0,0,0,0,0,0,0,0,0,0,0,0,0,0,0,0,0,0,0,0,0,0,0,0,0,0,0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1,2,0,-2,1,-1,0,-1,-2,1,-2,0,-2,2,-2,2,-1,-3,1,0,-1,1,-1,2,1,-2,2,-1,-1,-3,-2,-3,-2,2,1,-1,-2,0,-2,-3,1,-2,1,0,1,-1,0,0,2,0,-1,-1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0,2,-2,2,-3,2,0,1,2,0,0,0,0,0,0,0,0,0,0,0,0,0,0,0,0,0,0,0,0,0,0,0,-3,-2,0,0,0,0,0,0,0,0,0,0,0,0,2,2,0,2,-2,-1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0,2,-2,2,-3,2,0,1,2,0,0,0,0,0,0,0,0,0,0,0,0,0,0,0,0,0,0,0,0,0,0,0,-3,-2,0,0,0,0,0,0,0,0,0,0,0,0,2,2,0,2,-2,-1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1,-3,-1,-1,1,0,-1,-3,-3,1,0,2,-2,-2,-2,-1,-2,0,0,1,2,2,3,1,0,-3,-3,-1,-3,0,-3,-3,2,-1,-2,0,-1,0,-2,-3,-3,2,1,-2,-2,-1,1,1,1,2,-2,-1,-3,-3,2,-3,0,-1,-2,0,-2,-1,1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1,-3,-1,-1,1,0,-1,-3,-3,1,0,2,-2,-2,-2,-1,-2,0,0,1,2,2,3,1,0,-3,-3,-1,-3,0,-3,-3,2,-1,-2,0,-1,0,-2,-3,-3,2,1,-2,-2,-1,1,1,1,2,-2,-1,-3,-3,2,-3,0,-1,-2,0,-2,-1,1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0,0,0,0,0,0,-2,-3,1,-2,1,0,1,-1,0,0,2,0,-2,-1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1,-1,1,0,-1,-3,-3,1,0,2,-2,-2,-2,-1,-2,0,2,-3,0,-3,-1,-2,2,-2,-2,0,0,0,0,0,0,0,0,0,0,0,0,0,0,0,0,0,0,0,0,0,0,0,0,0,0,0,0,0,0,2,2,0,2,-2,-1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1,-1,1,0,-1,-3,-3,1,0,2,-2,-2,-2,-1,-2,0,2,-3,0,-3,-1,-2,2,-2,-2,0,0,0,0,0,0,0,0,0,0,0,0,0,0,0,0,0,0,0,0,0,0,0,0,0,0,0,0,0,0,2,2,0,2,-2,-1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1,-1,1,0,-1,-3,-3,1,0,2,-2,-2,-2,-1,-2,0,2,-3,0,-3,-1,-2,2,-2,-2,0,0,0,0,0,0,0,0,0,0,0,0,0,0,0,0,0,0,0,0,0,0,0,0,0,0,0,0,0,0,2,2,0,2,-2,-1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1,-1,1,0,-1,-3,-3,1,0,2,-2,-2,-2,-1,-2,0,2,-3,0,-3,-1,-2,2,-2,-2,0,0,0,0,0,0,0,0,0,0,0,0,0,0,0,0,0,0,0,0,0,0,0,0,0,0,0,0,0,0,2,2,0,2,-2,-1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1,-1,1,0,-1,-3,-3,1,0,2,-2,-2,-2,-1,-2,0,2,-3,0,-3,-1,-2,2,-2,-2,0,0,0,0,0,0,0,0,0,0,0,0,0,0,0,0,0,0,0,0,0,0,0,0,0,0,0,0,0,0,2,2,0,2,-2,-1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-3,2,-3,0,2,-1,-2,2,-1,2,0,-2,-1,2,3,0,0,0,2,2,-3,0,0,-3,0,-1,-3,-2,2,1,2,-2,-3,0,-2,0,-2,-2,-3,0,1,-2,-2,-1,1,1,0,0,0,0,0,0,0,0,0,2,2,0,2,-2,-1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-3,2,-3,0,2,-1,-2,2,-1,2,0,-2,-1,2,3,0,0,0,2,2,-3,0,0,-3,0,-1,-3,-2,2,1,2,-2,-3,0,-2,0,-2,-2,-3,0,1,-2,-2,-1,1,1,0,0,0,0,0,0,0,0,0,2,2,0,2,-2,-1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-3,2,-3,0,2,-1,-2,2,-1,2,0,-2,-1,2,3,0,0,0,2,2,-3,0,0,-3,0,-1,-3,-2,2,1,2,-2,-3,0,-2,0,-2,-2,-3,0,1,-2,-2,-1,1,1,0,0,0,0,0,0,0,0,0,2,2,0,2,-2,-1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-3,2,-3,0,2,-1,-2,2,-1,2,0,-2,-1,2,3,0,0,0,2,2,-3,0,0,-3,0,-1,-3,-2,2,1,2,-2,-3,0,-2,0,-2,-2,-3,0,1,-2,-2,-1,1,1,0,0,0,0,0,0,0,0,0,2,2,0,2,-2,-1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-3,-3,2,0,1,2,0,0,0,0,0,0,0,0,0,0,0,0,0,0,0,0,0,0,0,0,0,0,0,0,0,0,0,0,0,0,0,0,0,0,0,0,0,2,2,0,2,-2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-3,-3,2,0,1,2,0,0,0,0,0,0,0,0,0,0,0,0,0,0,0,0,0,0,0,0,0,0,0,0,0,0,0,0,0,0,0,0,0,0,0,0,0,2,2,0,2,-2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-3,-3,2,0,1,2,0,0,0,0,0,0,0,0,0,0,0,0,0,0,0,0,0,0,0,0,0,0,0,0,0,0,0,0,0,0,0,0,0,0,0,0,0,2,2,0,2,-2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0,0,0,0,0,0,0,1,2,1,-2,2,-3,2,-1,-3,1,0,-2,0,1,-2,-1,-2,-2,2,-3,-3,-2,-3,-2,2,1,-1,-2,0,-2,-3,1,-2,1,0,1,-1,0,0,2,0,-1,-1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0,0,0,0,0,0,0,1,2,1,-2,2,-3,2,-1,-3,1,0,-2,0,1,-2,-1,-2,-2,2,-3,-3,-2,-3,-2,2,1,-1,-2,0,-2,-3,1,-2,1,0,1,-1,0,0,2,0,-1,-1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2,-2,2,2,-3,2,-1,-3,-3,2,0,1,2,0,0,0,0,0,0,0,0,0,0,0,0,0,0,0,0,0,0,0,0,0,0,1,-2,0,0,0,0,0,0,0,0,0,0,0,0,0,2,2,0,2,-2,-1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2,-2,2,2,-3,2,-1,-3,-3,2,0,1,2,0,0,0,0,0,0,0,0,0,0,0,0,0,0,0,0,0,0,0,0,0,0,1,-2,0,0,0,0,0,0,0,0,0,0,0,0,0,2,2,0,2,-2,-1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2,-2,2,2,-3,2,-1,-3,-3,2,0,1,2,0,0,0,0,0,0,0,0,0,0,0,0,0,0,0,0,0,0,0,0,0,0,1,-2,0,0,0,0,0,0,0,0,0,0,0,0,0,2,2,0,2,-2,-1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2,-2,2,2,-3,2,-1,-3,-3,2,0,1,2,0,0,0,0,0,0,0,0,0,0,0,0,0,0,0,0,0,0,0,0,0,0,1,-2,0,0,0,0,0,0,0,0,0,0,0,0,0,2,2,0,2,-2,-1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2,-2,2,2,-3,2,-1,-3,-3,2,0,1,2,0,0,0,0,0,0,0,0,0,0,0,0,0,0,0,0,0,0,0,0,0,0,1,-2,0,0,0,0,0,0,0,0,0,0,0,0,0,2,2,0,2,-2,-1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1,-2,-1,-1,-2,-3,-1,-2,-2,2,0,0,0,0,0,0,0,0,2,-3,0,-3,-1,-2,2,-2,0,0,0,0,0,0,0,0,0,0,0,0,0,0,0,0,0,0,0,0,0,0,0,0,0,0,0,0,0,0,0,0,0,0,0,0,0]</text:p>
          </table:table-cell>
          <table:table-cell office:value-type="float" office:value="0.195959179422654" calcext:value-type="float">
            <text:p>0,19595917942265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1,-2,-1,-1,-2,-3,-1,-2,-2,2,0,0,0,0,0,0,0,0,2,-3,0,-3,-1,-2,2,-2,0,0,0,0,0,0,0,0,0,0,0,0,0,0,0,0,0,0,0,0,0,0,0,0,0,0,0,0,0,0,0,0,0,0,0,0,0]</text:p>
          </table:table-cell>
          <table:table-cell office:value-type="float" office:value="0.195959179422654" calcext:value-type="float">
            <text:p>0,19595917942265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1,-2,-1,-1,-2,-3,-1,-2,-2,2,0,0,0,0,0,0,0,0,2,-3,0,-3,-1,-2,2,-2,0,0,0,0,0,0,0,0,0,0,0,0,0,0,0,0,0,0,0,0,0,0,0,0,0,0,0,0,0,0,0,0,0,0,0,0,0]</text:p>
          </table:table-cell>
          <table:table-cell office:value-type="float" office:value="0.195959179422654" calcext:value-type="float">
            <text:p>0,19595917942265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1,0,0,-3,0,-3,-2,-1,1,2,-1,-1,1,-2,1,0,-2,-3,-1,-2,-2,2,2,-3,2,-3,-3,-3,2,0,1,2,-2,1,1,-2,0,-1,-3,-1,-3,0,-2,0,1,0,1,-2,-3,-2,-1,-2,-2,1,-1,0,2,-2,2,0,0,0,0,0,0,0,0,0,0,2,2,0,2,-2,-1]</text:p>
          </table:table-cell>
          <table:table-cell office:value-type="float" office:value="0.19731531449265" calcext:value-type="float">
            <text:p>0,19731531449265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-3,-1,-3,-2,1,2,-2,0,-3,0,-2,0,-2,1,2,-3,-3,1,-3,2,1,-2,-2,2,2,-1,-3,2,-2,-1,-1,2,-2,-2,1,-2,1,-2,-1,1,1,-1,-3,0,-2,1,2,-1,-2,1,0,0,-2,0,0,2,-2,-3,-2,-2,2,-2,-2,0,-2,-2,-1,-3,-1,1,-2,1,-1,-2,-3,-2,-2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0,0,0,0,0,0,0,1,2,1,-2,2,-3,2,-1,-3,1,0,-2,0,1,-2,-1,-2,-2,0,0,0,0,0,-3,-2,0,0,0,0,0,0,0,0,0,0,0,0,2,2,0,2,-2,-1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0,0,0,0,0,0,0,1,2,1,-2,2,-3,2,-1,-3,1,0,-2,0,1,-2,-1,-2,-2,0,0,0,0,0,-3,-2,0,0,0,0,0,0,0,0,0,0,0,0,2,2,0,2,-2,-1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0,0,0,0,0,0,0,2,-3,0,-3,-1,-2,2,-2,0,0,0,0,0,0,0,0,0,0,0,0,0,0,0,0,0,0,0,0,0,0,0,0,0,0,0,0,0,0,0,2,2,0,2,-2,-1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0,0,0,0,0,0,0,2,-3,0,-3,-1,-2,2,-2,0,0,0,0,0,0,0,0,0,0,0,0,0,0,0,0,0,0,0,0,0,0,0,0,0,0,0,0,0,0,0,2,2,0,2,-2,-1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2,0,-1,0,2,0,2,-2,2,-1,-1,-1,-1,0,-2,-2,0,-1,0,1,2,-3,2,-3,-3,0,0,1,-2,2,2,-3,-3,-2,-1,-3,0,-2,1,-3,-1,0,-1,1,1,-3,-1,-2,-2,2,-3,0,-3,2,1,-1,2]</text:p>
          </table:table-cell>
          <table:table-cell office:value-type="float" office:value="0.2" calcext:value-type="float">
            <text:p>0,2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3,-1,-2,-3,-1,-2,-2,2,2,-3,2,-3,-3,-3,2,0,1,2,0,0,0,0,0,0,0,0,0,0,0,0,0,0,0,0,0,0,0,0,0,0,0,0,0,0,0,0,0,0,0,0,0,0,0,0,0,2,2,0,2,-2,-1]</text:p>
          </table:table-cell>
          <table:table-cell office:value-type="float" office:value="0.2" calcext:value-type="float">
            <text:p>0,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2,0,-1,0,2,0,2,-2,2,-1,-1,-1,-1,0,-2,-2,0,-1,0,1,2,-3,2,-3,-3,0,0,1,-2,2,2,-3,-3,-2,-1,-3,0,-2,1,-3,-1,0,-1,1,1,-3,-1,-2,-2,2,-3,0,-3,2,1,-1,2]</text:p>
          </table:table-cell>
          <table:table-cell office:value-type="float" office:value="0.2" calcext:value-type="float">
            <text:p>0,2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3,-1,-2,-3,-1,-2,-2,2,2,-3,2,-3,-3,-3,2,0,1,2,0,0,0,0,0,0,0,0,0,0,0,0,0,0,0,0,0,0,0,0,0,0,0,0,0,0,0,0,0,0,0,0,0,0,0,0,0,2,2,0,2,-2,-1]</text:p>
          </table:table-cell>
          <table:table-cell office:value-type="float" office:value="0.2" calcext:value-type="float">
            <text:p>0,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3,-1,-2,-3,-1,-2,-2,2,2,-3,2,-3,-3,-3,2,0,1,2,0,0,0,0,0,0,0,0,0,0,0,0,0,0,0,0,0,0,0,0,0,0,0,0,0,0,0,0,0,0,0,0,0,0,0,0,0,2,2,0,2,-2,-1]</text:p>
          </table:table-cell>
          <table:table-cell office:value-type="float" office:value="0.2" calcext:value-type="float">
            <text:p>0,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3,-1,-2,-3,-1,-2,-2,2,2,-3,2,-3,-3,-3,2,0,1,2,0,0,0,0,0,0,0,0,0,0,0,0,0,0,0,0,0,0,0,0,0,0,0,0,0,0,0,0,0,0,0,0,0,0,0,0,0,2,2,0,2,-2,-1]</text:p>
          </table:table-cell>
          <table:table-cell office:value-type="float" office:value="0.2" calcext:value-type="float">
            <text:p>0,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3,-1,-2,-3,-1,-2,-2,2,2,-3,2,-3,-3,-3,2,0,1,2,0,0,0,0,0,0,0,0,0,0,0,0,0,0,0,0,0,0,0,0,0,0,0,0,0,0,0,0,0,0,0,0,0,0,0,0,0,2,2,0,2,-2,-1]</text:p>
          </table:table-cell>
          <table:table-cell office:value-type="float" office:value="0.2" calcext:value-type="float">
            <text:p>0,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-3,-3,2,0,1,2,0,0,0,0,0,0,0,0,0,0,0,0,0,0,0,0,0,0,0,0,0,0,0,0,0,0,0,0,0,0,0,0,0,0,0,0,0,2,2,0,2,-2,2]</text:p>
          </table:table-cell>
          <table:table-cell office:value-type="float" office:value="0.2" calcext:value-type="float">
            <text:p>0,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0,0,0,0,0,0,0,0,0,0,0,0,0,0,-2,2,2,-3,2,-3,0,-3,2,0,1,2,0,0,0,-2,2,-2,0,0,0,0,0,0,0,0,0,0,0,0,0,0,0,0,0,0,0,0,0,0,0,0,0,0,0,0,0,0,0,2,2,0,2,-2,-1]</text:p>
          </table:table-cell>
          <table:table-cell office:value-type="float" office:value="0.2" calcext:value-type="float">
            <text:p>0,2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-3,-3,2,0,1,2,0,0,0,0,0,0,0,0,0,0,0,0,0,0,0,0,0,0,0,0,0,0,0,0,0,0,0,0,0,0,0,0,0,0,0,0,0,2,2,0,2,-2,2]</text:p>
          </table:table-cell>
          <table:table-cell office:value-type="float" office:value="0.2" calcext:value-type="float">
            <text:p>0,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0,0,0,0,0,0,0,0,0,0,0,0,0,0,-2,2,2,-3,2,-3,0,-3,2,0,1,2,0,0,0,-2,2,-2,0,0,0,0,0,0,0,0,0,0,0,0,0,0,0,0,0,0,0,0,0,0,0,0,0,0,0,0,0,0,0,2,2,0,2,-2,-1]</text:p>
          </table:table-cell>
          <table:table-cell office:value-type="float" office:value="0.2" calcext:value-type="float">
            <text:p>0,2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-3,-3,2,0,1,2,0,0,0,0,0,0,0,0,0,0,0,0,0,0,0,0,0,0,0,0,0,0,0,0,0,0,0,0,0,0,0,0,0,0,0,0,0,2,2,0,2,-2,2]</text:p>
          </table:table-cell>
          <table:table-cell office:value-type="float" office:value="0.2" calcext:value-type="float">
            <text:p>0,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-3,-3,2,0,1,2,0,0,0,0,0,0,0,0,0,0,0,0,0,0,0,0,0,0,0,0,0,0,0,0,0,0,0,0,0,0,0,0,0,0,0,0,0,2,2,0,2,-2,2]</text:p>
          </table:table-cell>
          <table:table-cell office:value-type="float" office:value="0.2" calcext:value-type="float">
            <text:p>0,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0,0,0,0,0,0,0,-1,0,0,0,0,0,0,2,2,0,0,-1,-1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0,0,0,0,0,0,0,-1,0,0,0,0,0,0,2,2,0,0,-1,-1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0,0,0,0,0,0,0,-1,0,0,0,0,0,0,2,2,0,0,-1,-1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0,0,0,0,0,0,0,-1,0,0,0,0,0,0,2,2,0,0,-1,-1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-1,1,0,-3,-1,-2,-3,-1,-2,-2,2,0,0,0,0,0,-3,2,1,1,2,0,0,0,0,0,0,0,0,0,0,0,0,0,0,0,0,0,0,0,0,0,0,0,0,0,0,0,0,0,0,0,0,0,0,0,0,0,0,0,0,0,0,0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-1,1,0,-3,-1,-2,-3,-1,-2,-2,2,0,0,0,0,0,-3,2,1,1,2,0,0,0,0,0,0,0,0,0,0,0,0,0,0,0,0,0,0,0,0,0,0,0,0,0,0,0,0,0,0,0,0,0,0,0,0,0,0,0,0,0,0,0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-1,1,0,-3,-1,-2,-3,-1,-2,-2,2,0,0,0,0,0,-3,2,1,1,2,0,0,0,0,0,0,0,0,0,0,0,0,0,0,0,0,0,0,0,0,0,0,0,0,0,0,0,0,0,0,0,0,0,0,0,0,0,0,0,0,0,0,0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-1,1,0,-3,-1,-2,-3,-1,-2,-2,2,0,0,0,0,0,-3,2,1,1,2,0,0,0,0,0,0,0,0,0,0,0,0,0,0,0,0,0,0,0,0,0,0,0,0,0,0,0,0,0,0,0,0,0,0,0,0,0,0,0,0,0,0,0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2,0,0,0,0,0,0,0,0,0,0,0,0,0,0,0,0,0,0,0,0,0,0,0,0,0,0,0,0,0,0,0,0,2,2,0,2,-2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2,0,0,0,0,0,0,0,0,0,0,0,0,0,0,0,0,0,0,0,0,0,0,0,0,0,0,0,0,0,0,0,0,2,2,0,2,-2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2,0,0,0,0,0,0,0,0,0,0,0,0,0,0,0,0,0,0,0,0,0,0,0,0,0,0,0,0,0,0,0,0,2,2,0,2,-2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2,0,0,0,0,0,0,0,0,0,0,0,0,0,0,0,0,0,0,0,0,0,0,0,0,0,0,0,0,0,0,0,0,2,2,0,2,-2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2,0,0,0,0,0,0,0,0,0,0,0,0,0,0,0,0,0,0,0,0,0,0,0,0,0,0,0,0,0,0,0,0,2,2,0,2,-2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2,0,0,0,0,0,0,0,0,0,0,0,0,0,0,0,0,0,0,0,0,0,0,0,0,0,0,0,0,0,0,0,0,2,2,0,2,-2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2,0,0,0,0,0,0,0,0,0,0,0,0,0,0,0,0,0,0,0,0,0,0,0,0,0,0,0,0,0,0,0,0,2,2,0,2,-2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2,-3,-2,-2,-2,-1,-2,0,0,0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2,0,0,0,0,0,0,0,0,0,0,0,0,0,0,0,0,0,0,0,0,0,0,0,0,0,0,0,0,0,0,0,0,2,2,0,2,-2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2,-3,-2,-2,-2,-1,-2,0,0,0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-1,-3,-3,1,2,-3,2,-3,-3,-3,2,0,1,2,0,0,0,0,0,0,0,0,0,0,0,0,-1,0,3,0,0,0,0,0,0,0,0,0,-1,1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2,-3,-2,-2,-2,-1,-2,0,0,0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-1,-3,-3,1,2,-3,2,-3,-3,-3,2,0,1,2,0,0,0,0,0,0,0,0,0,0,0,0,-1,0,3,0,0,0,0,0,0,0,0,0,-1,1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2,-3,-2,-2,-2,-1,-2,0,0,0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-1,-3,-3,1,2,-3,2,-3,-3,-3,2,0,1,2,0,0,0,0,0,0,0,0,0,0,0,0,-1,0,3,0,0,0,0,0,0,0,0,0,-1,1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0,0,0,0,0,0,0,0,0,0,0,0,-2,2,2,-3,2,-3,-3,-3,2,0,1,2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2,-3,-2,-2,-2,-1,-2,0,0,0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-1,-3,-3,1,2,-3,2,-3,-3,-3,2,0,1,2,0,0,0,0,0,0,0,0,0,0,0,0,-1,0,3,0,0,0,0,0,0,0,0,0,-1,1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0,0,0,0,0,0,0,0,0,0,0,0,-2,2,2,-3,2,-3,-3,-3,2,0,1,2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0,0,0,0,0,0,0,0,0,0,0,0,-2,2,2,-3,2,-3,-3,-3,2,0,1,2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0,0,0,0,0,0,0,0,0,0,0,0,-2,2,2,-3,2,-3,-3,-3,2,0,1,2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0,0,0,0,0,0,0,0,0,0,0,0,-2,2,2,-3,2,-3,-3,-3,2,0,1,2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1,2,2,0,0,2,2,-3,-2,1,1,-2,-1,-1,0,-3,2,0,1,-3,1,-3,1,1,2,0,-2,1,-1,0,-1,-2,1,-1,1,-1,2,1,0,-2,-2,2,-2,-3,0,0,0,0,0,0,0,0,0,0,0,0,0,0,0,2,0,-3,1,0,-2,-1,-1,2,1,-3,-3,-2,-3,0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1,2,2,0,0,2,2,-3,-2,1,1,-2,-1,-1,0,-3,2,0,1,-3,1,-3,1,1,2,0,-2,1,-1,0,-1,-2,1,-1,1,-1,2,1,0,-2,-2,2,-2,-3,0,0,0,0,0,0,0,0,0,0,0,0,0,0,0,2,0,-3,1,0,-2,-1,-1,2,1,-3,-3,-2,-3,0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1,2,2,0,0,2,2,-3,-2,1,1,-2,-1,-1,0,-3,2,0,1,-3,1,-3,1,1,2,0,-2,1,-1,0,-1,-2,1,-1,1,-1,2,1,0,-2,-2,2,-2,-3,0,0,0,0,0,0,0,0,0,0,0,0,0,0,0,2,0,-3,1,0,-2,-1,-1,2,1,-3,-3,-2,-3,0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-3,-3,1,-3,-1,-3,0,2,2,-2,-2,-2,1,-2,-1,-2,-2,2,0,-3,-1,-2,-2,-1,-2,0,1,1,-2,0,1,-1,-2,-2,1,1,-3,-1,0,2,1,-2,0,0,1,2,-1,0,2,2,1,1,2,2,-1,-2,-2,-2,2,2,-2,1,0,-1,0,1,-3,0,0,0,-2,2,-2,0,-2,1,-2]</text:p>
          </table:table-cell>
          <table:table-cell office:value-type="float" office:value="0.212916258968951" calcext:value-type="float">
            <text:p>0,212916258968951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-3,-3,1,-3,-1,-3,0,2,2,-2,-2,-2,1,-2,-1,-2,-2,2,0,-3,-1,-2,-2,-1,-2,0,1,1,-2,0,1,-1,-2,-2,1,1,-3,-1,0,2,1,-2,0,0,1,2,-1,0,2,2,1,1,2,2,-1,-2,-2,-2,2,2,-2,1,0,-1,0,1,-3,0,0,0,-2,2,-2,0,-2,1,-2]</text:p>
          </table:table-cell>
          <table:table-cell office:value-type="float" office:value="0.212916258968951" calcext:value-type="float">
            <text:p>0,212916258968951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1,-3,-1,-1,1,0,-1,-3,-3,1,0,2,-2,-2,-2,-1,-2,0,2,-3,0,-3,-1,-2,2,-2,-2,-3,-1,2,0,1,-1,1,1,-1,-3,-1,0,0,-3,-1,-3,-3,-2,-3,-2,-2,-3,2,2,-1,-2,2,2,-1,1,-3,0,0,-2,-1,1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1,-3,-1,-1,1,0,-1,-3,-3,1,0,2,-2,-2,-2,-1,-2,0,2,-3,0,-3,-1,-2,2,-2,-2,-3,-1,2,0,1,-1,1,1,-1,-3,-1,0,0,-3,-1,-3,-3,-2,-3,-2,-2,-3,2,2,-1,-2,2,2,-1,1,-3,0,0,-2,-1,1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-3,-3,-3,-3,2,0,1,2,0,0,0,0,0,0,0,0,0,0,0,0,0,0,0,0,0,0,0,0,0,-3,-3,0,0,0,0,0,0,0,0,0,0,0,0,0,0,2,2,0,2,-2,-1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-3,-3,-3,-3,2,0,1,2,0,0,0,0,0,0,0,0,0,0,0,0,0,0,0,0,0,0,0,0,0,-3,-3,0,0,0,0,0,0,0,0,0,0,0,0,0,0,2,2,0,2,-2,-1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-3,-3,-3,-3,2,0,1,2,0,0,0,0,0,0,0,0,0,0,0,0,0,0,0,0,0,0,0,0,0,-3,-3,0,0,0,0,0,0,0,0,0,0,0,0,0,0,2,2,0,2,-2,-1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1,-2,-1,-3,-3,-3,-3,-1,-1,-3,-1,-1,1,0,-1,-3,-3,1,0,2,-2,-2,-2,-1,-2,0,2,-3,0,-3,-1,-2,2,-2,-2,-3,-1,2,0,1,-1,1,1,-1,-3,-1,0,0,-3,-1,-3,-3,-2,-3,-2,-2,-3,2,2,-1,-2,2,2,-1,1,-3,0,0,-2,-1,1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1,-2,-1,-3,-3,-3,-3,-1,-1,-3,-1,-1,1,0,-1,-3,-3,1,0,2,-2,-2,-2,-1,-2,0,2,-3,0,-3,-1,-2,2,-2,-2,-3,-1,2,0,1,-1,1,1,-1,-3,-1,0,0,-3,-1,-3,-3,-2,-3,-2,-2,-3,2,2,-1,-2,2,2,-1,1,-3,0,0,-2,-1,1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1,-2,-1,-3,-3,-3,-3,-1,-1,-3,-1,-1,1,0,-1,-3,-3,1,0,2,-2,-2,-2,-1,-2,0,2,-3,0,-3,-1,-2,2,-2,-2,-3,-1,2,0,1,-1,1,1,-1,-3,-1,0,0,-3,-1,-3,-3,-2,-3,-2,-2,-3,2,2,-1,-2,2,2,-1,1,-3,0,0,-2,-1,1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0,0,2,0,-1,0,0,0,0,0,0,0,0,0,0,0,-2,2,2,-3,2,-3,0,-3,2,0,1,2,0,0,0,0,0,0,0,0,0,0,0,0,0,0,0,0,0,0,0,0,0,0,0,0,0,0,0,0,0,0,0,0,0,0,0,0,0,2,2,0,2,-2,-1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0,0,2,0,-1,0,0,0,0,0,0,0,0,0,0,0,-2,2,2,-3,2,-3,0,-3,2,0,1,2,0,0,0,0,0,0,0,0,0,0,0,0,0,0,0,0,0,0,0,0,0,0,0,0,0,0,0,0,0,0,0,0,0,0,0,0,0,2,2,0,2,-2,-1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2,0,-1,-3,0,-2,0,1,2,2,2,-2,2,-1,-1,-3,-2,-2,-3,2,1,-1,1,-1,2,-1,0,-1,0,0,0,-2,2,0,2,-2,-3,0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2,0,-1,-3,0,-2,0,1,2,2,2,-2,2,-1,-1,-3,-2,-2,-3,2,1,-1,1,-1,2,-1,0,-1,0,0,0,-2,2,0,2,-2,-3,0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2,0,-1,-3,0,-2,0,1,2,2,2,-2,2,-1,-1,-3,-2,-2,-3,2,1,-1,1,-1,2,-1,0,-1,0,0,0,-2,2,0,2,-2,-3,0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2,0,-1,-3,0,-2,0,1,2,2,2,-2,2,-1,-1,-3,-2,-2,-3,2,1,-1,1,-1,2,-1,0,-1,0,0,0,-2,2,0,2,-2,-3,0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0,0,0,0,0,-1,-1,-3,-1,-1,1,0,-1,-2,-2,2,2,-3,2,-1,-3,-3,2,0,1,2,0,0,0,0,0,0,0,0,0,0,0,0,0,0,0,0,0,0,0,0,0,0,0,0,0,0,0,0,0,0,0,0,0,0,0,0,0,2,2,0,2,-2,-1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0,0,0,0,0,-1,-1,-3,-1,-1,1,0,-1,-2,-2,2,2,-3,2,-1,-3,-3,2,0,1,2,0,0,0,0,0,0,0,0,0,0,0,0,0,0,0,0,0,0,0,0,0,0,0,0,0,0,0,0,0,0,0,0,0,0,0,0,0,2,2,0,2,-2,-1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0,0,0,0,0,0,0,0,0,0,0,0,0,0,2,2,0,2,-2,-1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0,0,0,0,0,0,0,0,0,0,0,0,0,0,2,2,0,2,-2,-1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0,0,0,0,0,0,0,0,0,0,0,0,0,0,2,2,0,2,-2,-1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0,0,0,0,0,0,0,0,0,0,0,0,0,0,2,2,0,2,-2,-1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0,0,0,0,0,0,0,0,0,0,0,0,0,0,2,2,0,2,-2,-1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1,2,-1,-1,1,-2,1,-1,-3,-1,1,0,0,2,1,0,1,-2,-1,-3,-1,2,0,0,1,2,1,-2,2,-3,2,-1,-3,1,0,-2,0,-3,-3,-1,-2,-2,2,-3,-3,-2,-3,-2,2,1,-1,-2,0,-2,-3,1,-2,1,0,1,-1,0,2,0,2,-2,-1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1,2,-1,-1,1,-2,1,-1,-3,-1,1,0,0,2,1,0,1,-2,-1,-3,-1,2,0,0,1,2,1,-2,2,-3,2,-1,-3,1,0,-2,0,-3,-3,-1,-2,-2,2,-3,-3,-2,-3,-2,2,1,-1,-2,0,-2,-3,1,-2,1,0,1,-1,0,2,0,2,-2,-1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0,0,0,0,0,0,0,0,0,0,0,0,0,0,0,0,0,0,0,0,0,0,0,0,0,0,0,0,0,0,0,0,0,0,0,0,0,0,0,0,0,0,0,0,0]</text:p>
          </table:table-cell>
          <table:table-cell office:value-type="float" office:value="0.220302821891444" calcext:value-type="float">
            <text:p>0,220302821891444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0,0,0,0,0,0,0,0,0,0,0,0,0,0,0,0,0,0,0,0,0,0,0,0,0,0,0,0,0,0,0,0,0,0,0,0,0,0,0,0,0,0,0,0,0]</text:p>
          </table:table-cell>
          <table:table-cell office:value-type="float" office:value="0.220302821891444" calcext:value-type="float">
            <text:p>0,220302821891444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0,0,0,0,0,0,0,0,0,0,0,0,0,0,0,0,0,0,0,0,0,0,0,0,0,0,0,0,0,0,0,0,0,0,0,0,0,0,0,0,0,0,0,0,0]</text:p>
          </table:table-cell>
          <table:table-cell office:value-type="float" office:value="0.220302821891444" calcext:value-type="float">
            <text:p>0,220302821891444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-3,2,-3,0,-2,-1,-3,-2,1,-1,-3,1,0,1,-3,-1,-3,2,-3,0,2,-1,-2,2,-1,2,0,-2,-1,2,-2,0,0,0,2,2,-3,0,0,-3,0,-1,-3,-2,2,1,2,-2,-3,0,-2,0,-2,-2,-3,0,1,-2,-2,-1,1,1,1,2,-2,-1,-3,-3,2,-3,0,-1,-2,2,0,-1,-2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3,2,-1,-3,1,0,-2,0,-3,-3,-1,-2,-2,2,-3,-3,-2,-3,-2,2,1,-1,-2,0,-2,-3,0,-1,0,0,0,-2,2,0,2,-2,-3,0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1,-2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1,-2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1,-2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1,-2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3,2,-1,-3,1,0,-2,0,1,-2,-1,-2,-2,2,-3,-3,-2,-3,-2,2,1,-1,-2,0,-2,-3,1,-2,1,0,1,-1,0,0,2,0,-1,-1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3,2,-1,-3,1,0,-2,0,1,-2,-1,-2,-2,2,-3,-3,-2,-3,-2,2,1,-1,-2,0,-2,-3,1,-2,1,0,1,-1,0,0,2,0,-1,-1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3,2,-1,-3,1,0,-2,0,1,-2,-1,-2,-2,2,-3,-3,-2,-3,-2,2,1,-1,-2,0,-2,-3,1,-2,1,0,1,-1,0,0,2,0,-1,-1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3,2,-1,-3,1,0,-2,0,1,-2,-1,-2,-2,2,-3,-3,-2,-3,-2,2,1,-1,-2,0,-2,-3,1,-2,1,0,1,-1,0,0,2,0,-1,-1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2,0,-1,-3,0,0,0,0,0,0,0,0,0,0,0,0,0,0,0,0,0,0,0,0,2,-1,0,-1,0,0,0,-2,2,0,2,-2,-3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2,0,-1,-3,0,0,0,0,0,0,0,0,0,0,0,0,0,0,0,0,0,0,0,0,2,-1,0,-1,0,0,0,-2,2,0,2,-2,-3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2,0,-1,-3,0,0,0,0,0,0,0,0,0,0,0,0,0,0,0,0,0,0,0,0,2,-1,0,-1,0,0,0,-2,2,0,2,-2,-3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2,0,-1,-3,0,0,0,0,0,0,0,0,0,0,0,0,0,0,0,0,0,0,0,0,2,-1,0,-1,0,0,0,-2,2,0,2,-2,-3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2,-3,-2,-2,-2,-1,-2,0,0,0,0,0,0,0,2,0,0,0,0,0,0,0,0,0,0,0,0,0,0,0,0,0,0,0,0,0,0,0,0,0,0,0,0,0,0,0,0,0,0,0,0,0,0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2,-3,-2,-2,-2,-1,-2,0,0,0,0,0,0,0,2,0,0,0,0,0,0,0,0,0,0,0,0,0,0,0,0,0,0,0,0,0,0,0,0,0,0,0,0,0,0,0,0,0,0,0,0,0,0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2,-3,-2,-2,-2,-1,-2,0,0,0,0,0,0,0,2,0,0,0,0,0,0,0,0,0,0,0,0,0,0,0,0,0,0,0,0,0,0,0,0,0,0,0,0,0,0,0,0,0,0,0,0,0,0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3,-1,-2,-3,-1,-2,-2,2,0,0,0,0,0,0,0,0,2,0,0,0,0,0,0,0,0,0,0,0,0,0,0,0,0,0,0,0,0,0,0,0,0,0,0,0,0,0,0,0,-1,0,0,0,0,0,0,0,0,0,0,0,0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3,-1,-2,-3,-1,-2,-2,2,0,0,0,0,0,0,0,0,2,0,0,0,0,0,0,0,0,0,0,0,0,0,0,0,0,0,0,0,0,0,0,0,0,0,0,0,0,0,0,0,-1,0,0,0,0,0,0,0,0,0,0,0,0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0,0,0,-1,-1,-1,-1,1,-1,-1,-1,-3,-1,-1,1,0,-1,-3,-2,2,2,-3,2,-3,-3,-3,2,0,1,2,0,0,0,0,0,0,0,0,0,0,0,0,0,0,0,0,0,0,0,0,0,0,0,0,0,0,0,0,0,0,0,0,0,0,0,0,0,2,2,0,2,-2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2,-1,-1,1,0,-1,-3,-3,1,2,-3,2,-3,-3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1,-2,-3,1,-2,2,1,-3,-1,-3,1,-2,2,-1,1,0,-2,-2,0,-2,-3,-1,2,1,2,1,-3,1,1,-1,0,-2,-3,-1,0,1,-3,1,-1,0,2,0,-2,2,1,-3,-3,0,-1,-2,1,-3,1,1,-3,2,-1,-1,1,-1,2,-1,0,-1,0,0,0,-2,2,0,2,-2,-3,0]</text:p>
          </table:table-cell>
          <table:table-cell office:value-type="float" office:value="0.235513623102076" calcext:value-type="float">
            <text:p>0,235513623102076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1,-2,-3,1,-2,2,1,-3,-1,-3,1,-2,2,-1,1,0,-2,-2,0,-2,-3,-1,2,1,2,1,-3,1,1,-1,0,-2,-3,-1,0,1,-3,1,-1,0,2,0,-2,2,1,-3,-3,0,-1,-2,1,-3,1,1,-3,2,-1,-1,1,-1,2,-1,0,-1,0,0,0,-2,2,0,2,-2,-3,0]</text:p>
          </table:table-cell>
          <table:table-cell office:value-type="float" office:value="0.235513623102076" calcext:value-type="float">
            <text:p>0,235513623102076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1,-2,-3,1,-2,2,-1,-3,1,0,1,-3,-1,1,-1,-2,-3,-1,-2,-2,2,2,-1,2,-3,3,-3,2,0,1,2,0,0,0,0,0,1,0,0,0,0,0,0,0,0,-3,0,0,-2,0,0,0,0,0,1,0,0,0,0,-1,2,-1,0,-1,0,0,0,-2,2,0,2,-2,-3,0]</text:p>
          </table:table-cell>
          <table:table-cell office:value-type="float" office:value="0.237767393335027" calcext:value-type="float">
            <text:p>0,237767393335027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3,-1,-2,-3,-1,-2,-2,2,2,-3,2,-3,-3,-3,2,0,1,2,0,0,0,0,0,0,0,0,0,0,0,0,0,0,0,0,0,0,0,0,0,0,0,0,0,0,0,0,0,0,0,0,0,0,0,0,0,2,2,0,2,-2,-1]</text:p>
          </table:table-cell>
          <table:table-cell office:value-type="float" office:value="0.24" calcext:value-type="float">
            <text:p>0,24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2,2,2,-3,2,-3,-3,-3,2,0,1,2,0,0,0,0,0,0,0,0,0,0,0,0,0,0,0,0,0,0,0,0,0,0,0,0,0,0,0,0,0,0,0,0,0,0,0,0,0,2,2,0,2,-2,-1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2,2,2,-3,2,-3,-3,-3,2,0,1,2,0,0,0,0,0,0,0,0,0,0,0,0,0,0,0,0,0,0,0,0,0,0,0,0,0,0,0,0,0,0,0,0,0,0,0,0,0,2,2,0,2,-2,-1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2,2,2,-3,2,-3,-3,-3,2,0,1,2,0,0,0,0,0,0,0,0,0,0,0,0,0,0,0,0,0,0,0,0,0,0,0,0,0,0,0,0,0,0,0,0,0,0,0,0,0,2,2,0,2,-2,-1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2,2,2,-3,2,-3,-3,-3,2,0,1,2,0,0,0,0,0,0,0,0,0,0,0,0,0,0,0,0,0,0,0,0,0,0,0,0,0,0,0,0,0,0,0,0,0,0,0,0,0,2,2,0,2,-2,-1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2,2,2,-3,2,-3,-3,-3,2,0,1,2,0,0,0,0,0,0,0,0,0,0,0,0,0,0,0,0,0,0,0,0,0,0,0,0,0,0,0,0,0,0,0,0,0,0,0,0,0,2,2,0,2,-2,-1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2,-2,-3,-2,0,-1,1,-1,-2,-2,-3,1,1,0,2,0,-1,0,2,0,2,-2,2,-1,-1,-1,-1,0,-2,-2,0,-1,0,1,2,-3,2,-3,-3,0,0,-3,-3,2,2,-3,-3,-2,-1,-3,0,-2,1,-3,-1,0,-1,1,1,-3,-3,-2,-2,2,1,0,-3,2,1,1,0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2,-2,-3,-2,0,-1,1,-1,-2,-2,-3,1,1,0,2,0,-1,0,2,0,2,-2,2,-1,-1,-1,-1,0,-2,-2,0,-1,0,1,2,-3,2,-3,-3,0,0,-3,-3,2,2,-3,-3,-2,-1,-3,0,-2,1,-3,-1,0,-1,1,1,-3,-3,-2,-2,2,1,0,-3,2,1,1,0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0,0,0,0,0,0,0,0,0,0,0,0,0,0,0,-2,0,0,0,0,0,0,0,0,0,0,0,0,0,0,0,0,0,0,0,0,0,0,0,0,0,0,2,2,0,2,-2,-1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0,0,0,0,0,0,0,0,0,0,0,0,0,0,0,-2,0,0,0,0,0,0,0,0,0,0,0,0,0,0,0,0,0,0,0,0,0,0,0,0,0,0,2,2,0,2,-2,-1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1,-2,-3,1,-2,2,-1,-3,1,0,1,-3,-1,-3,2,-3,0,2,-1,-2,2,-1,2,0,-2,-1,2,-2,0,0,0,2,2,-3,0,0,-3,0,-1,-3,-2,2,1,2,-2,-3,0,-2,0,-2,-2,-3,0,1,-2,-2,-1,1,1,-1,2,-1,0,-1,0,0,0,-2,2,0,2,-2,-3,0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0,0,0,0,0,0,0,0,0,0,0,0,0,0,-2,2,2,-3,2,-3,0,-3,2,0,1,2,0,0,0,0,0,0,0,0,0,0,0,0,0,0,0,0,0,0,0,0,0,0,0,0,0,0,0,0,0,0,0,0,0,0,0,0,0,2,2,0,2,-2,-1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0,0,0,0,0,0,0,0,0,0,0,0,0,0,-2,2,2,-3,2,-3,0,-3,2,0,1,2,0,0,0,0,0,0,0,0,0,0,0,0,0,0,0,0,0,0,0,0,0,0,0,0,0,0,0,0,0,0,0,0,0,0,0,0,0,2,2,0,2,-2,-1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0,0,0,0,0,0,0,0,0,0,0,0,0,0,-2,2,2,-3,2,-3,0,-3,2,0,1,2,0,0,0,0,0,0,0,0,0,0,0,0,0,0,0,0,0,0,0,0,0,0,0,0,0,0,0,0,0,0,0,0,0,0,0,0,0,2,2,0,2,-2,-1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0,0,0,0,0,0,0,0,0,0,0,0,0,0,-2,2,2,-3,2,-3,0,-3,2,0,1,2,0,0,0,0,0,0,0,0,0,0,0,0,0,0,0,0,0,0,0,0,0,0,0,0,0,0,0,0,0,0,0,0,0,0,0,0,0,2,2,0,2,-2,-1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3,-1,-2,-3,-1,-2,-3,1,2,-3,2,-3,-3,-3,2,0,1,2,0,0,0,0,0,0,0,0,0,0,0,0,0,0,0,0,0,0,0,0,0,0,0,0,0,0,0,0,0,0,0,0,0,0,0,0,0,2,2,0,2,-2,-1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3,-1,-2,-3,-1,-2,-3,1,2,-3,2,-3,-3,-3,2,0,1,2,0,0,0,0,0,0,0,0,0,0,0,0,0,0,0,0,0,0,0,0,0,0,0,0,0,0,0,0,0,0,0,0,0,0,0,0,0,2,2,0,2,-2,-1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1,-3,-3,2,0,1,2,0,0,0,0,0,0,0,0,0,0,0,0,0,0,0,0,0,0,0,0,0,0,1,-2,0,0,0,0,0,0,0,0,0,0,0,0,0,2,2,0,2,-2,-1]</text:p>
          </table:table-cell>
          <table:table-cell office:value-type="float" office:value="0.271293199325011" calcext:value-type="float">
            <text:p>0,271293199325011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1,-1,1,0,-1,-3,-3,1,0,2,-2,-2,-2,-1,-2,0,2,-3,0,-3,-1,-2,2,-2,-2,0,0,0,0,0,0,0,0,0,0,0,0,0,0,0,0,0,0,0,0,0,0,0,0,0,0,0,0,0,0,2,2,0,2,-2,-1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1,-1,1,0,-1,-3,-3,1,0,2,-2,-2,-2,-1,-2,0,2,-3,0,-3,-1,-2,2,-2,-2,0,0,0,0,0,0,0,0,0,0,0,0,0,0,0,0,0,0,0,0,0,0,0,0,0,0,0,0,0,0,2,2,0,2,-2,-1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1,-1,1,0,-1,-3,-3,1,0,2,-2,-2,-2,-1,-2,0,2,-3,0,-3,-1,-2,2,-2,-2,0,0,0,0,0,0,0,0,0,0,0,0,0,0,0,0,0,0,0,0,0,0,0,0,0,0,0,0,0,0,2,2,0,2,-2,-1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1,-1,1,0,-1,-3,-3,1,0,2,-2,-2,-2,-1,-2,0,2,-3,0,-3,-1,-2,2,-2,-2,0,0,0,0,0,0,0,0,0,0,0,0,0,0,0,0,0,0,0,0,0,0,0,0,0,0,0,0,0,0,2,2,0,2,-2,-1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1,-1,1,0,-1,-3,-3,1,0,2,-2,-2,-2,-1,-2,0,2,-3,0,-3,-1,-2,2,-2,-2,0,0,0,0,0,0,0,0,0,0,0,0,0,0,0,0,0,0,0,0,0,0,0,0,0,0,0,0,0,0,2,2,0,2,-2,-1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-3,2,-3,0,-2,-1,-3,-2,1,-1,-3,1,0,1,-3,-1,-3,2,-3,0,2,-1,-2,2,-1,2,0,-2,-1,2,-2,0,0,0,2,2,2,1,0,-3,-3,-1,-3,0,-3,-3,2,-1,-2,2,1,1,2,2,-1,-2,-2,-2,2,2,-2,1,0,-1,0,1,-3,0,2,-3,0,-1,-2,2,0,-1,-2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0,2,0,-1,1,-1,-1,-1,-3,-1,-1,1,0,-1,-3,-3,1,0,2,-2,-2,-2,-1,-2,0,2,-3,0,-3,-1,-2,2,-2,-2,-3,-1,2,0,1,-1,1,1,-1,-3,-1,0,0,-3,-1,-3,-3,-2,-3,-2,-2,-3,2,2,-1,-2,2,2,2,1,0,-3,2,1,1,0]</text:p>
          </table:table-cell>
          <table:table-cell office:value-type="float" office:value="0.278088714861523" calcext:value-type="float">
            <text:p>0,278088714861523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1,-2,-1,-3,-3,-3,-3,1,1,-2,1,2,0,-1,-3,-1,-1,1,-1,0,2,-3,0,-2,-3,0,2,-3,2,-2,-3,-2,-2,-1,1,1,0,-2,-3,0,1,2,2,2,-2,2,-1,-1,-3,-2,-2,-3,2,1,-1,1,-1,2,-1,0,-1,0,0,0,-2,2,0,2,-2,-3,0]</text:p>
          </table:table-cell>
          <table:table-cell office:value-type="float" office:value="0.28" calcext:value-type="float">
            <text:p>0,28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1,2,2,0,0,2,2,-3,-2,1,1,-2,-1,-1,0,-3,2,0,1,-3,1,-3,1,1,2,0,-2,1,-1,0,-1,-2,1,-1,1,-1,2,1,0,-2,-2,2,-2,-3,1,2,2,2,-2,2,-1,-1,-3,-2,-2,-3,2,1,-1,1,-1,2,-1,0,-2,-1,-1,2,1,-3,-3,-2,-3,0,2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0,0,0,0,0,0,0,0,0,0,0,0,0,0,2,2,0,2,-2,-1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0,0,0,0,0,0,0,0,0,0,0,0,0,0,2,2,0,2,-2,-1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0,0,0,0,0,0,0,0,0,0,0,0,0,0,2,2,0,2,-2,-1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0,0,0,0,0,0,0,0,0,0,0,0,0,0,2,2,0,2,-2,-1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0,0,0,0,0,0,0,0,0,0,0,0,0,0,2,2,0,2,-2,-1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0,0,0,0,0,0,0,0,0,0,0,0,0,0,2,2,0,2,-2,-1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285657137141714" calcext:value-type="float">
            <text:p>0,28565713714171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285657137141714" calcext:value-type="float">
            <text:p>0,28565713714171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285657137141714" calcext:value-type="float">
            <text:p>0,28565713714171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0,0,0,0,0,0,0,0,0,0,0,0,0,0,0,0,0,0,0,0,0,0,0,0,0,0,0,0,0,0,0,0,0,0,0,0,0,0]</text:p>
          </table:table-cell>
          <table:table-cell office:value-type="float" office:value="0.285657137141714" calcext:value-type="float">
            <text:p>0,28565713714171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0,0,0,0,0,0,0,0,0,0,0,0,0,0,0,0,0,0,0,0,0,0,0,0,0,0,0,0,0,0,0,0,0,0,0,0,0,0]</text:p>
          </table:table-cell>
          <table:table-cell office:value-type="float" office:value="0.285657137141714" calcext:value-type="float">
            <text:p>0,28565713714171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0,0,0,0,0,0,0,0,0,0,0,0,0,0,0,0,0,0,0,0,0,0,0,0,0,0,0,0,0,0,0,0,0,0,0,0,0,0]</text:p>
          </table:table-cell>
          <table:table-cell office:value-type="float" office:value="0.285657137141714" calcext:value-type="float">
            <text:p>0,28565713714171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-1,-1,-1,-3,-1,-1,-2,-3,-1,-2,-2,2,2,-3,2,-3,-3,-3,2,0,1,2,0,0,0,0,0,0,0,0,0,0,0,0,0,0,0,0,0,0,0,0,0,0,0,-3,-2,0,0,0,0,0,0,0,0,0,0,0,0,2,2,0,2,-2,-1]</text:p>
          </table:table-cell>
          <table:table-cell office:value-type="float" office:value="0.286589136802729" calcext:value-type="float">
            <text:p>0,286589136802729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2,0,-1,-3,0,-2,0,1,2,2,-1,-3,-1,0,0,-3,-2,-2,-3,2,1,-1,1,-1,2,-1,0,-1,0,0,0,-2,2,0,2,-2,-3,0]</text:p>
          </table:table-cell>
          <table:table-cell office:value-type="float" office:value="0.29851629958677" calcext:value-type="float">
            <text:p>0,29851629958677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2,-2,-3,-2,0,-1,1,-1,-2,-2,-3,1,1,0,2,0,-1,0,2,0,2,-2,2,-1,-1,-1,-1,0,-2,-2,0,-1,0,1,2,-3,2,-3,-3,0,0,1,-2,2,2,-3,-3,-2,-1,-3,0,-2,1,-3,-1,0,-1,1,1,-3,-3,-2,-2,2,1,0,-3,2,1,1,0]</text:p>
          </table:table-cell>
          <table:table-cell office:value-type="float" office:value="0.299332590941915" calcext:value-type="float">
            <text:p>0,299332590941915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2,-2,-3,-2,0,-1,1,-1,-2,-2,-3,1,1,0,2,0,-1,0,2,0,2,-2,2,-1,-1,-1,-1,0,-2,-2,0,-1,0,1,2,-3,2,-3,-3,0,0,1,-2,2,2,-3,-3,-2,-1,-3,0,-2,1,-3,-1,0,-1,1,1,-3,-3,-2,-2,2,1,0,-3,2,1,1,0]</text:p>
          </table:table-cell>
          <table:table-cell office:value-type="float" office:value="0.299332590941915" calcext:value-type="float">
            <text:p>0,299332590941915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2,1,1,1,1,2,-3,0,1,2,2,-3,-1,-1,2,-1,-3,-2,-3,-3,2,-2,0,-1,0,0,-2,-2,0,0,2,1,-1,2,-3,-3,-2,-1,-1,-1,0,-1,1,0,0,-1,0,2,1,0,0,0,0,0,0,0,0,0,0,0,0,0,0,0,0,0,0,0,0,0,0,2,2,0,-1,0,0]</text:p>
          </table:table-cell>
          <table:table-cell office:value-type="float" office:value="0.299332590941915" calcext:value-type="float">
            <text:p>0,299332590941915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2,1,1,1,1,2,-3,0,1,2,2,-3,-1,-1,2,-1,-3,-2,-3,-3,2,-2,0,-1,0,0,-2,-2,0,0,2,1,-1,2,-3,-3,-2,-1,-1,-1,0,-1,1,0,0,-1,0,2,1,0,0,0,0,0,0,0,0,0,0,0,0,0,0,0,0,0,0,0,0,0,0,2,2,0,-1,0,0]</text:p>
          </table:table-cell>
          <table:table-cell office:value-type="float" office:value="0.299332590941915" calcext:value-type="float">
            <text:p>0,299332590941915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1,2,2,0,0,2,2,-3,-2,1,1,-2,-1,-1,0,-3,2,0,1,-3,1,-3,1,1,2,0,-2,1,-1,0,-1,-2,1,-1,1,-1,2,1,0,-2,-2,0,-2,-2,-1,-2,-2,-1,2,0,-1,1,0,1,-1,0,-3,-2,0,2,0,-3,1,0,-2,-1,-1,2,1,-3,-3,-2,-3,0,2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1,2,2,0,0,2,2,-3,-2,1,1,-2,-1,-1,0,-3,2,0,1,-3,1,-3,1,1,2,0,-2,1,-1,0,-1,-2,1,-1,1,-1,2,1,0,-2,-2,0,-2,-2,-1,-2,-2,-1,2,0,-1,1,0,1,-1,0,-3,-2,0,2,0,-3,1,0,-2,-1,-1,2,1,-3,-3,-2,-3,0,2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1,2,2,0,0,2,2,-3,-2,1,1,-2,-1,-1,0,-3,2,0,1,-3,1,-3,1,1,2,0,-2,1,-1,0,-1,-2,1,-1,1,-1,2,1,0,-2,-2,0,-2,-2,-1,-2,-2,-1,2,0,-1,1,0,1,-1,0,-3,-2,0,2,0,-3,1,0,-2,-1,-1,2,1,-3,-3,-2,-3,0,2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-1]</text:p>
          </table:table-cell>
          <table:table-cell office:value-type="float" office:value="0.304630924234556" calcext:value-type="float">
            <text:p>0,30463092423455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-1]</text:p>
          </table:table-cell>
          <table:table-cell office:value-type="float" office:value="0.304630924234556" calcext:value-type="float">
            <text:p>0,30463092423455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2,0,0,0,0,0]</text:p>
          </table:table-cell>
          <table:table-cell office:value-type="float" office:value="0.308976806033506" calcext:value-type="float">
            <text:p>0,30897680603350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2,0,0,0,0,0]</text:p>
          </table:table-cell>
          <table:table-cell office:value-type="float" office:value="0.308976806033506" calcext:value-type="float">
            <text:p>0,30897680603350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2,0,0,0,0,0]</text:p>
          </table:table-cell>
          <table:table-cell office:value-type="float" office:value="0.308976806033506" calcext:value-type="float">
            <text:p>0,30897680603350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2,0,0,0,0,0]</text:p>
          </table:table-cell>
          <table:table-cell office:value-type="float" office:value="0.308976806033506" calcext:value-type="float">
            <text:p>0,30897680603350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-2,-2,-2,-1,-2,0,2,-3,0,-3,-1,-2,2,-2,-2,-3,-1,2,0,1,-1,0,0,0,0,0,0,0,0,0,0,0,0,0,0,0,0,0,0,0,0,0,0,0,0,2,2,0,2,-2,-1]</text:p>
          </table:table-cell>
          <table:table-cell office:value-type="float" office:value="0.314112506383727" calcext:value-type="float">
            <text:p>0,314112506383727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-2,-2,-2,-1,-2,0,2,-3,0,-3,-1,-2,2,-2,-2,-3,-1,2,0,1,-1,0,0,0,0,0,0,0,0,0,0,0,0,0,0,0,0,0,0,0,0,0,0,0,0,2,2,0,2,-2,-1]</text:p>
          </table:table-cell>
          <table:table-cell office:value-type="float" office:value="0.314112506383727" calcext:value-type="float">
            <text:p>0,314112506383727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-3,2,-3,0,-2,-1,-3,-2,1,-1,-3,1,0,1,-3,-1,-3,2,-3,0,2,-1,-2,2,-1,2,0,-2,-1,2,-2,0,0,0,2,2,2,1,0,-3,-3,-1,-3,0,-3,-3,2,-1,-2,0,-1,0,-2,-2,-3,0,1,-2,-2,-1,1,1,1,2,-2,-1,-3,-3,2,-3,0,-1,-2,2,0,-1,-2]</text:p>
          </table:table-cell>
          <table:table-cell office:value-type="float" office:value="0.320832251080426" calcext:value-type="float">
            <text:p>0,320832251080426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-3,2,-3,0,-2,-1,-3,-2,1,-1,-3,1,0,1,-3,-1,-3,2,-3,0,2,-1,-2,2,-1,2,0,-2,-1,2,-2,0,0,0,2,2,2,1,0,-3,-3,-1,-3,0,-3,-3,2,-1,-2,0,-1,0,-2,-2,-3,0,1,-2,-2,-1,1,1,1,2,-2,-1,-3,-3,2,-3,0,-1,-2,2,0,-1,-2]</text:p>
          </table:table-cell>
          <table:table-cell office:value-type="float" office:value="0.320832251080426" calcext:value-type="float">
            <text:p>0,320832251080426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0,0,0,0,2,-2,-2,-2,-1,-2,0,0,0,0,0,0,0,0,0,0,0,0,0,0,0,0,0,0,0,0,0,0,0,0,0,0,0,0,0,0,0,0,0,0,0,0,0,0,0,0,0,0,0,0,0,0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0,0,0,0,2,-2,-2,-2,-1,-2,0,0,0,0,0,0,0,0,0,0,0,0,0,0,0,0,0,0,0,0,0,0,0,0,0,0,0,0,0,0,0,0,0,0,0,0,0,0,0,0,0,0,0,0,0,0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2,-1,-1,1,-2,1,-1,-3,-1,1,0,0,2,1,0,1,0,0,0,0,0,0,0,1,2,1,1,0,-3,-3,-1,-3,0,-3,-3,2,-1,-2,0,0,0,0,0,0,0,0,0,0,0,0,0,0,0,0,0,0,0,0,0,0,2,2,0,2,-2,-1]</text:p>
          </table:table-cell>
          <table:table-cell office:value-type="float" office:value="0.322490309931942" calcext:value-type="float">
            <text:p>0,322490309931942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2,-1,-1,1,-2,1,-1,-3,-1,1,0,0,2,1,0,1,0,0,0,0,0,0,0,1,2,1,1,0,-3,-3,-1,-3,0,-3,-3,2,-1,-2,0,0,0,0,0,0,0,0,0,0,0,0,0,0,0,0,0,0,0,0,0,0,2,2,0,2,-2,-1]</text:p>
          </table:table-cell>
          <table:table-cell office:value-type="float" office:value="0.322490309931942" calcext:value-type="float">
            <text:p>0,322490309931942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2,-3,-1,0,2,0,-1,1,0,-1,1,-2,0,0,0,0,0,0,-2,2,2,-3,2,-3,0,-3,2,0,1,2,0,0,0,0,0,0,0,0,0,0,0,0,0,0,0,0,0,0,0,0,0,0,0,0,0,0,0,0,0,0,0,0,0,0,0,0,0,0,0,0,0,0,0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2,-3,-1,0,2,0,-1,1,0,-1,1,-2,0,0,0,0,0,0,-2,2,2,-3,2,-3,0,-3,2,0,1,2,0,0,0,0,0,0,0,0,0,0,0,0,0,0,0,0,0,0,0,0,0,0,0,0,0,0,0,0,0,0,0,0,0,0,0,0,0,0,0,0,0,0,0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0,0,0,0,0,0,0,0,0,0,0,0,0,0,-2,2,2,-3,2,-3,0,-3,2,0,1,2,0,0,0,0,0,0,0,0,0,0,0,0,0,0,0,0,0,0,0,0,0,0,0,0,0,0,0,0,0,0,0,0,0,0,0,0,0,2,2,0,2,-2,-1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2,-3,-1,0,2,0,-1,1,0,-1,1,-2,0,0,0,0,0,0,-2,2,2,-3,2,-3,0,-3,2,0,1,2,0,0,0,0,0,0,0,0,0,0,0,0,0,0,0,0,0,0,0,0,0,0,0,0,0,0,0,0,0,0,0,0,0,0,0,0,0,0,0,0,0,0,0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0,0,0,0,0,0,0,0,0,0,0,0,0,0,-2,2,2,-3,2,-3,0,-3,2,0,1,2,0,0,0,0,0,0,0,0,0,0,0,0,0,0,0,0,0,0,0,0,0,0,0,0,0,0,0,0,0,0,0,0,0,0,0,0,0,2,2,0,2,-2,-1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2,-3,-1,0,2,0,-1,1,0,-1,1,-2,0,0,0,0,0,0,-2,2,2,-3,2,-3,0,-3,2,0,1,2,0,0,0,0,0,0,0,0,0,0,0,0,0,0,0,0,0,0,0,0,0,0,0,0,0,0,0,0,0,0,0,0,0,0,0,0,0,0,0,0,0,0,0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0,0,0,0,0,0,0,0,0,0,0,0,0,0,-2,2,2,-3,2,-3,0,-3,2,0,1,2,0,0,0,0,0,0,0,0,0,0,0,0,0,0,0,0,0,0,0,0,0,0,0,0,0,0,0,0,0,0,0,0,0,0,0,0,0,2,2,0,2,-2,-1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2,-3,-1,0,2,0,-1,1,0,-1,1,-2,0,0,0,0,0,0,-2,2,2,-3,2,-3,0,-3,2,0,1,2,0,0,0,0,0,0,0,0,0,0,0,0,0,0,0,0,0,0,0,0,0,0,0,0,0,0,0,0,0,0,0,0,0,0,0,0,0,0,0,0,0,0,0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0,0,0,0,0,0,0,0,0,0,0,0,0,0,0,0,0,0,0,0,0,0,0,0,0,0,0,0,0,0,0,0,0,0,0,0,0,0,0,0,0,0,0,2,-1,0,-1,0,0,2,-3,0,-3,2,1,-1,2]</text:p>
          </table:table-cell>
          <table:table-cell office:value-type="float" office:value="0.329039004780082" calcext:value-type="float">
            <text:p>0,329039004780082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0,0,0,0,0,0,0,0,0,0,0,0,0,0,0,0,0,0,0,0,0,0,0,0,0,0,0,0,0,0,0,0,0,0,0,0,0,0,0,0,0,0,0,2,-1,0,-1,0,0,2,-3,0,-3,2,1,-1,2]</text:p>
          </table:table-cell>
          <table:table-cell office:value-type="float" office:value="0.329039004780082" calcext:value-type="float">
            <text:p>0,329039004780082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0,0,0,0,0,0,0,0,0,0,0,0,0,0,0,0,0,0,0,0,0,0,0,0,0,0,0,0,0,0,0,0,0,0,0,0,0,0,0,0,0,0,0,2,-1,0,-1,0,0,2,-3,0,-3,2,1,-1,2]</text:p>
          </table:table-cell>
          <table:table-cell office:value-type="float" office:value="0.329039004780082" calcext:value-type="float">
            <text:p>0,329039004780082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-3,-1,-3,-2,1,2,-2,0,-3,0,-2,0,-2,-3,2,-3,-3,1,-3,2,1,-2,-2,2,2,-1,-3,2,-2,-1,-1,2,-2,-2,1,-2,1,-2,-1,1,1,-1,-3,0,-2,1,2,-1,-2,1,0,0,-2,0,0,2,-2,-3,-2,-2,2,-2,-2,0,-2,-2,-1,-3,-1,1,-2,1,-1,-2,-3,-2,-2]</text:p>
          </table:table-cell>
          <table:table-cell office:value-type="float" office:value="0.333866240681304" calcext:value-type="float">
            <text:p>0,333866240681304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-3,-1,-3,-2,1,2,-2,0,-3,0,-2,0,-2,-3,2,-3,-3,1,-3,2,1,-2,-2,2,2,-1,-3,2,-2,-1,-1,2,-2,-2,1,-2,1,-2,-1,1,1,-1,-3,0,-2,1,2,-1,-2,1,0,0,-2,0,0,2,-2,-3,-2,-2,2,-2,-2,0,-2,-2,-1,-3,-1,1,-2,1,-1,-2,-3,-2,-2]</text:p>
          </table:table-cell>
          <table:table-cell office:value-type="float" office:value="0.333866240681304" calcext:value-type="float">
            <text:p>0,333866240681304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-2,2,-3,-1,-1,0,1,2,2,-3,-2,-2,-1,-3,1,2,-3,-3,-3,1,1,-2,-3,0,2,0,1,1,-1,-1,-1,2,-2,-2,1,-2,1,-2,-1,1,1,-1,-3,0,-2,1,2,-1,-2,-1,-2,-1,-1,-3,-2,-3,2,0,0,1,1,-3,0,0,1,-1,-1,-3,-1,1,-3,-3,0,-1,-2,1,-2]</text:p>
          </table:table-cell>
          <table:table-cell office:value-type="float" office:value="0.333866240681304" calcext:value-type="float">
            <text:p>0,333866240681304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1,2,-1,-1,1,-2,1,-1,-2,-3,-1,-2,-2,2,2,-3,2,-3,-3,-3,2,0,1,2,0,0,0,0,0,0,0,0,0,0,0,0,0,0,0,0,0,0,0,0,0,0,0,0,0,0,0,0,0,0,0,0,0,0,0,0,0,2,2,0,2,-2,-1]</text:p>
          </table:table-cell>
          <table:table-cell office:value-type="float" office:value="0.33466401061363" calcext:value-type="float">
            <text:p>0,33466401061363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1,2,-1,-1,1,-2,1,-1,-2,-3,-1,-2,-2,2,2,-3,2,-3,-3,-3,2,0,1,2,0,0,0,0,0,0,0,0,0,0,0,0,0,0,0,0,0,0,0,0,0,0,0,0,0,0,0,0,0,0,0,0,0,0,0,0,0,2,2,0,2,-2,-1]</text:p>
          </table:table-cell>
          <table:table-cell office:value-type="float" office:value="0.33466401061363" calcext:value-type="float">
            <text:p>0,33466401061363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1,2,-1,-1,1,-2,1,-1,-2,-3,-1,-2,-2,2,2,-3,2,-3,-3,-3,2,0,1,2,0,0,0,0,0,0,0,0,0,0,0,0,0,0,0,0,0,0,0,0,0,0,0,0,0,0,0,0,0,0,0,0,0,0,0,0,0,2,2,0,2,-2,-1]</text:p>
          </table:table-cell>
          <table:table-cell office:value-type="float" office:value="0.33466401061363" calcext:value-type="float">
            <text:p>0,33466401061363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1,2,-1,-1,1,-2,1,-1,-2,-3,-1,-2,-2,2,2,-3,2,-3,-3,-3,2,0,1,2,0,0,0,0,0,0,0,0,0,0,0,0,0,0,0,0,0,0,0,0,0,0,0,0,0,0,0,0,0,0,0,0,0,0,0,0,0,2,2,0,2,-2,-1]</text:p>
          </table:table-cell>
          <table:table-cell office:value-type="float" office:value="0.33466401061363" calcext:value-type="float">
            <text:p>0,33466401061363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2,-2,-3,-2,0,-1,1,-1,-2,-2,-3,1,1,0,2,0,-1,0,2,0,2,-3,0,-2,-3,0,2,-3,2,-2,-3,-2,-2,-1,1,1,0,-2,-3,-2,-2,-3,-2,-1,-3,2,-3,-2,1,1,0,-3,-3,-1,-2,-2,-3,0,0,1,1,-1,2,0,-3,0,1,-3,0,1,0]</text:p>
          </table:table-cell>
          <table:table-cell office:value-type="float" office:value="0.335459883344243" calcext:value-type="float">
            <text:p>0,335459883344243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2,-2,-3,-2,0,-1,1,-1,-2,-2,-3,1,1,0,2,0,-1,0,2,0,2,-3,0,-2,-3,0,2,-3,2,-2,-3,-2,-2,-1,1,1,0,-2,-3,-2,-2,-3,-2,-1,-3,2,-3,-2,1,1,0,-3,-3,-1,-2,-2,-3,0,0,1,1,-1,2,0,-3,0,1,-3,0,1,0]</text:p>
          </table:table-cell>
          <table:table-cell office:value-type="float" office:value="0.335459883344243" calcext:value-type="float">
            <text:p>0,335459883344243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-3,-1,-3,-2,1,2,-2,-2,2,1,-3,-1,-3,1,-2,2,-1,1,0,-2,-2,0,-2,-3,-1,2,1,2,1,-3,1,1,-1,0,-2,-3,-1,0,1,-3,1,-1,0,2,0,-2,2,1,-3,-3,0,-1,-2,1,-3,1,1,-3,2,-1,-1,1,-1,2,-1,0,-1,0,0,0,-2,2,0,2,-2,-3,0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1,2,2,0,0,2,2,-3,-2,1,1,-2,-1,-1,0,-3,2,0,1,-3,1,-3,1,1,2,0,-2,1,-1,0,-1,-2,1,-1,1,-1,2,1,0,-2,-2,2,-2,-3,-1,0,1,-2,-3,-2,-1,-2,-2,1,-1,0,-3,-2,0,2,0,-3,1,0,-2,-1,-1,2,1,-3,-3,-2,-3,0,2]</text:p>
          </table:table-cell>
          <table:table-cell office:value-type="float" office:value="0.365148371670111" calcext:value-type="float">
            <text:p>0,365148371670111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-3,-3,1,2,-3,2,-3,-3,-3,2,0,1,2,0,0,0,0,0,0,0,0,0,0,0,0,0,0,0,0,0,0,0,0,0,0,0,0,0,0,0,0,0,0,0,0,0,0,0,0,0,2,2,0,2,-2,2]</text:p>
          </table:table-cell>
          <table:table-cell office:value-type="float" office:value="0.36587793957366" calcext:value-type="float">
            <text:p>0,36587793957366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1,-2,-1,-3,-3,-3,-3,1,1,-2,1,2,0,-1,-3,-1,-1,1,-1,0,2,-3,0,-2,-3,0,2,-3,2,-2,-3,-2,-2,-1,1,1,0,-2,-3,-2,-2,-3,-2,-1,-3,2,-3,-2,1,1,0,-3,-3,-1,-2,-2,-3,0,0,1,1,-1,2,0,-3,0,1,-3,0,-1,2]</text:p>
          </table:table-cell>
          <table:table-cell office:value-type="float" office:value="0.370944739819828" calcext:value-type="float">
            <text:p>0,370944739819828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-3,2,-1,2,-3,-1,0,2,0,-1,1,-1,-2,-2,-2,-3,-1,-2,-3,-1,-2,-2,2,2,-3,2,-3,-3,-3,2,0,1,2,0,0,0,0,0,0,0,0,0,0,0,0,0,0,0,0,0,0,0,0,0,0,1,-2,0,0,0,0,0,0,0,0,0,0,0,0,0,2,2,0,2,-2,-1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0,0,0,0,0,0,0,0,0,0,0,0,0,0,-2,2,2,-3,2,-3,0,-3,2,0,1,2,0,0,0,0,0,0,0,0,0,0,0,0,0,0,0,0,0,0,0,0,0,0,0,0,0,0,0,0,0,0,0,0,0,0,0,0,0,2,2,0,2,-2,-1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0,0,0,0,0,0,0,0,0,0,0,0,0,0,-2,2,2,-3,2,-3,0,-3,2,0,1,2,0,0,0,0,0,0,0,0,0,0,0,0,0,0,0,0,0,0,0,0,0,0,0,0,0,0,0,0,0,0,0,0,0,0,0,0,0,2,2,0,2,-2,-1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0,0,0,0,0,0,0,0,0,0,0,0,0,0,-2,2,2,-3,2,-3,0,-3,2,0,1,2,0,0,0,0,0,0,0,0,0,0,0,0,0,0,0,0,0,0,0,0,0,0,0,0,0,0,0,0,0,0,0,0,0,0,0,0,0,2,2,0,2,-2,-1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-2,2,-1,-3,1,0,-1,1,-1,2,1,0,0,0,0,0,-1,-3,-3,-2,-3,-2,-2,-3,2,2,-1,-2,2,2,-1,1,-3,0,0,0,0,0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-2,2,-1,-3,1,0,-1,1,-1,2,1,0,0,0,0,0,-1,-3,-3,-2,-3,-2,-2,-3,2,2,-1,-2,2,2,-1,1,-3,0,0,0,0,0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-2,2,-1,-3,1,0,-1,1,-1,2,1,0,0,0,0,0,-1,-3,-3,-2,-3,-2,-2,-3,2,2,-1,-2,2,2,-1,1,-3,0,0,0,0,0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-2,2,-1,-3,1,0,-1,1,-1,2,1,0,0,0,0,0,-1,-3,-3,-2,-3,-2,-2,-3,2,2,-1,-2,2,2,-1,1,-3,0,0,0,0,0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-1,-1,-3,-1,-1,-2,-2,-2,-3,-1,-2,-3,1,-2,-2,2,2,-3,2,-3,-3,-3,2,0,1,2,-2,1,1,-2,0,-1,-3,-1,-3,0,-2,0,-1,0,1,-2,-3,-2,-1,-2,-2,1,-1,0,2,-2,0,2,0,-3,1,0,-1,0,0,0,-1,2,2,0,2,-2,-1]</text:p>
          </table:table-cell>
          <table:table-cell office:value-type="float" office:value="0.375233260785874" calcext:value-type="float">
            <text:p>0,375233260785874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1,2,2,2,0,-2,2,2,-2,0,-2,2,-1,-3,-1,1,-3,-1,-3,-3,-2,-2,2,0,-1,1,-2,-3,2,1,2,2,-1,-1,2,1,-3,-1,-3,1,1,2,0,0,-3,-3,2,2,1,2,-2,2,-1,0,-2,-1,-3,-1,-1,1,2,1,2,-1,1,-1,-1,-3,-2,1,0,1,-2,-1,-1,-1,0,-2]</text:p>
          </table:table-cell>
          <table:table-cell office:value-type="float" office:value="0.375233260785874" calcext:value-type="float">
            <text:p>0,375233260785874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1,2,2,2,0,-2,2,2,-2,0,-2,2,-1,-3,-1,1,-3,-1,-3,-3,-2,-2,2,0,-1,1,-2,-3,2,1,2,2,-1,-1,2,1,-3,-1,-3,1,1,2,0,0,-3,-3,2,2,1,2,-2,2,-1,0,-2,-1,-3,-1,-1,1,2,1,2,-1,1,-1,-1,-3,-2,1,0,1,-2,-1,-1,-1,0,-2]</text:p>
          </table:table-cell>
          <table:table-cell office:value-type="float" office:value="0.375233260785874" calcext:value-type="float">
            <text:p>0,375233260785874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3,-1,-2,-3,-1,-2,-2,2,0,0,0,0,0,0,0,0,2,0,0,0,0,0,0,0,0,0,0,0,0,0,0,0,0,0,0,0,0,0,0,0,0,0,0,0,0,0,0,0,0,0,0,0,0,0,0,0,0,0,0,0,0]</text:p>
          </table:table-cell>
          <table:table-cell office:value-type="float" office:value="0.375943258129912" calcext:value-type="float">
            <text:p>0,3759432581299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3,-1,-2,-3,-1,-2,-2,2,0,0,0,0,0,0,0,0,2,0,0,0,0,0,0,0,0,0,0,0,0,0,0,0,0,0,0,0,0,0,0,0,0,0,0,0,0,0,0,0,0,0,0,0,0,0,0,0,0,0,0,0,0]</text:p>
          </table:table-cell>
          <table:table-cell office:value-type="float" office:value="0.375943258129912" calcext:value-type="float">
            <text:p>0,3759432581299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3,-1,-2,-3,-1,-2,-2,2,0,0,0,0,0,0,0,0,2,0,0,0,0,0,0,0,0,0,0,0,0,0,0,0,0,0,0,0,0,0,0,0,0,0,0,0,0,0,0,0,0,0,0,0,0,0,0,0,0,0,0,0,0]</text:p>
          </table:table-cell>
          <table:table-cell office:value-type="float" office:value="0.375943258129912" calcext:value-type="float">
            <text:p>0,3759432581299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3,-1,-2,-3,-1,-2,-2,2,0,0,0,0,0,0,0,0,2,0,0,0,0,0,0,0,0,0,0,0,0,0,0,0,0,0,0,0,0,0,0,0,0,0,0,0,0,0,0,0,0,0,0,0,0,0,0,0,0,0,0,0,0]</text:p>
          </table:table-cell>
          <table:table-cell office:value-type="float" office:value="0.375943258129912" calcext:value-type="float">
            <text:p>0,3759432581299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3,-1,-2,-3,-1,-2,-2,2,0,0,0,0,0,0,0,0,2,0,0,0,0,0,0,0,0,0,0,0,0,0,0,0,0,0,0,0,0,0,0,0,0,0,0,0,0,0,0,0,0,0,0,0,0,0,0,0,0,0,0,0,0]</text:p>
          </table:table-cell>
          <table:table-cell office:value-type="float" office:value="0.375943258129912" calcext:value-type="float">
            <text:p>0,3759432581299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3,-1,-2,-3,-1,-2,-2,2,0,0,0,0,0,0,0,0,2,0,0,0,0,0,0,0,0,0,0,0,0,0,0,0,0,0,0,0,0,0,0,0,0,0,0,0,0,0,0,0,0,0,0,0,0,0,0,0,0,0,0,0,0]</text:p>
          </table:table-cell>
          <table:table-cell office:value-type="float" office:value="0.375943258129912" calcext:value-type="float">
            <text:p>0,3759432581299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3,-1,-2,-3,-1,-2,-2,2,0,0,0,0,0,0,0,0,2,0,0,0,0,0,0,0,0,0,0,0,0,0,0,0,0,0,0,0,0,0,0,0,0,0,0,0,0,0,0,0,0,0,0,0,0,0,0,0,0,0,0,0,0]</text:p>
          </table:table-cell>
          <table:table-cell office:value-type="float" office:value="0.375943258129912" calcext:value-type="float">
            <text:p>0,3759432581299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-1,-2,-2,2,0,-3,-1,-2,-2,-1,-2,0,1,1,-2,0,1,-1,-2,-2,1,1,-3,-1,0,2,1,-2,0,0,1,2,-1,0,2,2,1,1,2,2,-1,-2,-2,-2,2,2,-2,1,0,-1,0,1,-3,0,0,0,0,0,0,0,0,0,0]</text:p>
          </table:table-cell>
          <table:table-cell office:value-type="float" office:value="0.376651917115348" calcext:value-type="float">
            <text:p>0,376651917115348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-1,-2,-2,2,0,-3,-1,-2,-2,-1,-2,0,1,1,-2,0,1,-1,-2,-2,1,1,-3,-1,0,2,1,-2,0,0,1,2,-1,0,2,2,1,1,2,2,-1,-2,-2,-2,2,2,-2,1,0,-1,0,1,-3,0,0,0,0,0,0,0,0,0,0]</text:p>
          </table:table-cell>
          <table:table-cell office:value-type="float" office:value="0.376651917115348" calcext:value-type="float">
            <text:p>0,376651917115348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1,1,-2,1,2,0,-1,-3,-1,-1,1,-1,0,2,-2,2,-1,-1,-2,-1,0,-2,-2,0,-1,1,1,2,-3,2,-3,-3,0,0,-3,-3,2,2,-3,-3,-2,-1,-3,0,-2,1,-3,-1,0,-1,1,1,-3,-1,-2,-2,2,-3,0,-3,2,1,-1,2]</text:p>
          </table:table-cell>
          <table:table-cell office:value-type="float" office:value="0.378769938969114" calcext:value-type="float">
            <text:p>0,378769938969114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1,1,-1,-3,1,1,1,2,2,-3,-1,-1,2,-1,-3,-2,-3,-3,2,-2,0,-1,0,0,-2,-2,0,0,2,1,-1,2,-3,-3,-2,-1,-1,-1,0,-1,1,0,0,-1,0,2,1,2,-3,-1,-1,0,2,2,-3,-1,-2,-2,0,2,2,-3,2,-2,0,0,-1,2,-2,2,-3,0,-2,0,1]</text:p>
          </table:table-cell>
          <table:table-cell office:value-type="float" office:value="0.387126163758879" calcext:value-type="float">
            <text:p>0,387126163758879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1,1,-1,-3,1,1,1,2,2,-3,-1,-1,2,-1,-3,-2,-3,-3,2,-2,0,-1,0,0,-2,-2,0,0,2,1,-1,2,-3,-3,-2,-1,-1,-1,0,-1,1,0,0,-1,0,2,1,2,-3,-1,-1,0,2,2,-3,-1,-2,-2,0,2,2,-3,2,-2,0,0,-1,2,-2,2,-3,0,-2,0,1]</text:p>
          </table:table-cell>
          <table:table-cell office:value-type="float" office:value="0.387126163758879" calcext:value-type="float">
            <text:p>0,387126163758879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-2,1,1,-2,0,0,-3,-1,-3,0,-2,0,1,2,2,2,-2,2,-1,-1,-3,-2,-2,-3,2,1,-1,1,-1,2,-1,0,-1,0,0,0,-1,2,2,0,2,-2,-1]</text:p>
          </table:table-cell>
          <table:table-cell office:value-type="float" office:value="0.391918358845308" calcext:value-type="float">
            <text:p>0,391918358845308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-2,1,1,-2,0,0,-3,-3,1,0,-2,-2,-1,-2,-2,-1,2,0,-1,1,0,-1,-2,-1,0,-1,-2,-1,-1,-1,-1,-1,1,0,-3,-1,-1,2,2,0,2,-2,-1]</text:p>
          </table:table-cell>
          <table:table-cell office:value-type="float" office:value="0.395305788809962" calcext:value-type="float">
            <text:p>0,395305788809962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0,0,-1,0,0,-3,0,-1,-1,-1,-1,1,-1,-1,-1,-3,-1,-1,1,0,-1,-3,-2,2,2,-3,2,-3,-3,-3,2,0,1,2,0,0,0,0,0,0,0,0,0,0,0,0,0,0,0,0,0,0,0,0,0,0,0,0,0,0,0,0,0,0,0,0,0,0,0,1,-1,0,0,2,0,-1,-1]</text:p>
          </table:table-cell>
          <table:table-cell office:value-type="float" office:value="0.397324384686702" calcext:value-type="float">
            <text:p>0,39732438468670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0,0,-1,0,0,-3,0,-1,-1,-1,-1,1,-1,-1,-1,-3,-1,-1,1,0,-1,-3,-2,2,2,-3,2,-3,-3,-3,2,0,1,2,0,0,0,0,0,0,0,0,0,0,0,0,0,0,0,0,0,0,0,0,0,0,0,0,0,0,0,0,0,0,0,0,0,0,0,1,-1,0,0,2,0,-1,-1]</text:p>
          </table:table-cell>
          <table:table-cell office:value-type="float" office:value="0.397324384686702" calcext:value-type="float">
            <text:p>0,39732438468670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2,1,1,1,1,2,-3,0,1,2,2,-3,-1,-1,2,-1,-3,-2,-3,-3,2,-2,0,-1,0,0,-2,-2,0,0,2,1,-1,2,-3,-3,-2,-1,-1,-1,0,-1,1,0,0,-1,0,2,1,2,-3,-1,-1,0,2,2,-3,-1,-2,-2,0,2,2,-3,2,-2,0,0,-1,2,-2,1,1,1,-1,0,0]</text:p>
          </table:table-cell>
          <table:table-cell office:value-type="float" office:value="0.397994974842648" calcext:value-type="float">
            <text:p>0,397994974842648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2,1,1,1,1,2,-3,0,1,2,2,-3,-1,-1,2,-1,-3,-2,-3,-3,2,-2,0,-1,0,0,-2,-2,0,0,2,1,-1,2,-3,-3,-2,-1,-1,-1,0,-1,1,0,0,-1,0,2,1,2,-3,-1,-1,0,2,2,-3,-1,-2,-2,0,2,2,-3,2,-2,0,0,-1,2,-2,1,1,1,-1,0,0]</text:p>
          </table:table-cell>
          <table:table-cell office:value-type="float" office:value="0.397994974842648" calcext:value-type="float">
            <text:p>0,397994974842648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2,1,1,1,1,2,-3,0,1,2,2,-3,-1,-1,2,-1,-3,-2,-3,-3,2,-2,0,-1,0,0,-2,-2,0,0,2,1,-1,2,-3,-3,-2,-1,-1,-1,0,-1,1,0,0,-1,0,2,1,2,-3,-1,-1,0,2,2,-3,-1,-2,-2,0,2,2,-3,2,-2,0,0,-1,2,-2,1,1,1,-1,0,0]</text:p>
          </table:table-cell>
          <table:table-cell office:value-type="float" office:value="0.397994974842648" calcext:value-type="float">
            <text:p>0,397994974842648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2,1,1,1,1,2,-3,0,1,2,2,-3,-1,-1,2,-1,-3,-2,-3,-3,2,-2,0,-1,0,0,-2,-2,0,0,2,1,-1,2,-3,-3,-2,-1,-1,-1,0,-1,1,0,0,-1,0,2,1,2,-3,-1,-1,0,2,2,-3,-1,-2,-2,0,2,2,-3,2,-2,0,0,-1,2,-2,1,1,1,-1,0,0]</text:p>
          </table:table-cell>
          <table:table-cell office:value-type="float" office:value="0.397994974842648" calcext:value-type="float">
            <text:p>0,397994974842648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2,-1,2,-3,-1,0,2,0,-1,1,-1,-1,-2,-2,-3,1,1,0,0,0,0,0,0,0,0,0,0,0,0,0,0,0,0,0,0,0,0,0,0,0,0,0,0,0,0,0,0,0,0,0,0,0,0,0,0,0,0,0,0,0,0,2,-1,0,-1,0,0,-1,1,-3,0,0,-2,-1,1]</text:p>
          </table:table-cell>
          <table:table-cell office:value-type="float" office:value="0.397994974842648" calcext:value-type="float">
            <text:p>0,397994974842648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2,-1,2,-3,-1,0,2,0,-1,1,-1,-1,-2,-2,-3,1,1,0,0,0,0,0,0,0,0,0,0,0,0,0,0,0,0,0,0,0,0,0,0,0,0,0,0,0,0,0,0,0,0,0,0,0,0,0,0,0,0,0,0,0,0,2,-1,0,-1,0,0,-1,1,-3,0,0,-2,-1,1]</text:p>
          </table:table-cell>
          <table:table-cell office:value-type="float" office:value="0.397994974842648" calcext:value-type="float">
            <text:p>0,397994974842648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-3,-3,1,-3,-1,-3,0,2,2,-2,-2,-2,1,-3,2,-3,-1,-3,0,0,0,2,2,-1,2,0,1,1,-2,0,1,-1,-2,-2,1,1,-3,-1,0,2,1,-2,0,0,1,2,-1,0,2,2,1,1,2,2,-1,-2,-2,-2,2,2,-2,1,0,-1,0,1,-3,0,0,0,-2,2,-2,0,-2,1,-2]</text:p>
          </table:table-cell>
          <table:table-cell office:value-type="float" office:value="0.398664437006028" calcext:value-type="float">
            <text:p>0,398664437006028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1,1,-1,-3,1,1,1,-3,2,-3,0,0,-1,2,-3,2,2,0,-3,0,-3,-2,-1,0,-2,-2,0,2,-1,-2,-1,-1,-1,-3,2,-2,1,-2,-2,-1,2,0,0,-1,2,2,1,-3,0,-1,1,1,2,-3,0,-2,-1,1,2,0,-2,1,0,0,0,-2,-2,-1,-3,2,-3,0,-2,0,1]</text:p>
          </table:table-cell>
          <table:table-cell office:value-type="float" office:value="0.399332776849918" calcext:value-type="float">
            <text:p>0,399332776849918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1,1,-1,-3,1,1,1,-3,2,-3,0,0,-1,2,-3,2,2,0,-3,0,-3,-2,-1,0,-2,-2,0,2,-1,-2,-1,-1,-1,-3,2,-2,1,-2,-2,-1,2,0,0,-1,2,2,1,-3,0,-1,1,1,2,-3,0,-2,-1,1,2,0,-2,1,0,0,0,-2,-2,-1,-3,2,-3,0,-2,0,1]</text:p>
          </table:table-cell>
          <table:table-cell office:value-type="float" office:value="0.399332776849918" calcext:value-type="float">
            <text:p>0,399332776849918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1,1,-1,-3,1,1,1,-3,2,-3,0,0,-1,2,-3,2,2,0,-3,0,-3,-2,-1,0,-2,-2,0,2,-1,-2,-1,-1,-1,-3,2,-2,1,-2,-2,-1,2,0,0,-1,2,2,1,-3,0,-1,1,1,2,-3,0,-2,-1,1,2,0,-2,1,0,0,0,-2,-2,-1,-3,2,-3,0,-2,0,1]</text:p>
          </table:table-cell>
          <table:table-cell office:value-type="float" office:value="0.399332776849918" calcext:value-type="float">
            <text:p>0,399332776849918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3,0,0,0,0,0,0,0,0,0,0,0,0,0,0,0,0,0,-2,2,2,-3,2,-3,-3,-3,2,0,1,2,0,0,0,0,2,0,0,0,0,0,0,0,0,0,0,-3,0,0,0,0,0,0,0,0,0,0,0,0,0,0,0,0,0,0,0,0,0,0,0,0,0,0,0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3,0,0,0,0,0,0,0,0,0,0,0,0,0,0,0,0,0,-2,2,2,-3,2,-3,-3,-3,2,0,1,2,0,0,0,0,2,0,0,0,0,0,0,0,0,0,0,-3,0,0,0,0,0,0,0,0,0,0,0,0,0,0,0,0,0,0,0,0,0,0,0,0,0,0,0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3,0,0,0,0,0,0,0,0,0,0,0,0,0,0,0,0,0,-2,2,2,-3,2,-3,-3,-3,2,0,1,2,0,0,0,0,2,0,0,0,0,0,0,0,0,0,0,-3,0,0,0,0,0,0,0,0,0,0,0,0,0,0,0,0,0,0,0,0,0,0,0,0,0,0,0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3,0,0,0,0,0,0,0,0,0,0,0,0,0,0,0,0,0,-2,2,2,-3,2,-3,-3,-3,2,0,1,2,0,0,0,0,2,0,0,0,0,0,0,0,0,0,0,-3,0,0,0,0,0,0,0,0,0,0,0,0,0,0,0,0,0,0,0,0,0,0,0,0,0,0,0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3,0,0,0,0,0,0,0,0,0,0,0,0,0,0,0,0,0,-2,2,2,-3,2,-3,-3,-3,2,0,1,2,0,0,0,0,2,0,0,0,0,0,0,0,0,0,0,-3,0,0,0,0,0,0,0,0,0,0,0,0,0,0,0,0,0,0,0,0,0,0,0,0,0,0,0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3,0,0,0,0,0,0,0,0,0,0,0,0,0,0,0,0,0,-2,2,2,-3,2,-3,-3,-3,2,0,1,2,0,0,0,0,2,0,0,0,0,0,0,0,0,0,0,-3,0,0,0,0,0,0,0,0,0,0,0,0,0,0,0,0,0,0,0,0,0,0,0,0,0,0,0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3,0,0,0,0,0,0,0,0,0,0,0,0,0,0,0,0,0,-2,2,2,-3,2,-3,-3,-3,2,0,1,2,0,0,0,0,2,0,0,0,0,0,0,0,0,0,0,-3,0,0,0,0,0,0,0,0,0,0,0,0,0,0,0,0,0,0,0,0,0,0,0,0,0,0,0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-1,-1,-1,-1,1,-1,-1,-1,-3,-1,-1,1,0,-1,-3,-2,2,2,-3,2,-3,-3,-3,2,0,1,2,0,0,0,0,0,0,0,0,0,0,0,0,0,0,0,-3,0,0,0,0,0,0,0,0,0,0,0,0,0,0,0,0,0,0,0,0,0,0,0,0,0,0,0]</text:p>
          </table:table-cell>
          <table:table-cell office:value-type="float" office:value="0.409226913419275" calcext:value-type="float">
            <text:p>0,40922691341927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-1,-1,-1,-1,1,-1,-1,-1,-3,-1,-1,1,0,-1,-3,-2,2,2,-3,2,-3,-3,-3,2,0,1,2,0,0,0,0,0,0,0,0,0,0,0,0,0,0,0,-3,0,0,0,0,0,0,0,0,0,0,0,0,0,0,0,0,0,0,0,0,0,0,0,0,0,0,0]</text:p>
          </table:table-cell>
          <table:table-cell office:value-type="float" office:value="0.409226913419275" calcext:value-type="float">
            <text:p>0,40922691341927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-1,-1,-1,-1,1,-1,-1,-1,-3,-1,-1,1,0,-1,-3,-2,2,2,-3,2,-3,-3,-3,2,0,1,2,0,0,0,0,0,0,0,0,0,0,0,0,0,0,0,-3,0,0,0,0,0,0,0,0,0,0,0,0,0,0,0,0,0,0,0,0,0,0,0,0,0,0,0]</text:p>
          </table:table-cell>
          <table:table-cell office:value-type="float" office:value="0.409226913419275" calcext:value-type="float">
            <text:p>0,40922691341927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-1,-1,-1,-1,1,-1,-1,-1,-3,-1,-1,1,0,-1,-3,-2,2,2,-3,2,-3,-3,-3,2,0,1,2,0,0,0,0,0,0,0,0,0,0,0,0,0,0,0,-3,0,0,0,0,0,0,0,0,0,0,0,0,0,0,0,0,0,0,0,0,0,0,0,0,0,0,0]</text:p>
          </table:table-cell>
          <table:table-cell office:value-type="float" office:value="0.409226913419275" calcext:value-type="float">
            <text:p>0,40922691341927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-1,-1,-1,-1,1,-1,-1,-1,-3,-1,-1,1,0,-1,-3,-2,2,2,-3,2,-3,-3,-3,2,0,1,2,0,0,0,0,0,0,0,0,0,0,0,0,0,0,0,-3,0,0,0,0,0,0,0,0,0,0,0,0,0,0,0,0,0,0,0,0,0,0,0,0,0,0,0]</text:p>
          </table:table-cell>
          <table:table-cell office:value-type="float" office:value="0.409226913419275" calcext:value-type="float">
            <text:p>0,40922691341927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-2,-3,0,0,0,0,0,0,0,0,0,0,0,0,0,0,0,0,0,0,0,0,0,0,0,0,0,0,0,0,1,0,0,0,-2,0,0,0,0,0,0,0,0,0,0,0,0,0,0,0,0,0,-2,0,-2,-3,1,-2,1,2,1,-1,0,0,2,0,-1,-1]</text:p>
          </table:table-cell>
          <table:table-cell office:value-type="float" office:value="0.409878030638384" calcext:value-type="float">
            <text:p>0,40987803063838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-2,-3,0,0,0,0,0,0,0,0,0,0,0,0,0,0,0,0,0,0,0,0,0,0,0,0,0,0,0,0,1,0,0,0,-2,0,0,0,0,0,0,0,0,0,0,0,0,0,0,0,0,0,-2,0,-2,-3,1,-2,1,2,1,-1,0,0,2,0,-1,-1]</text:p>
          </table:table-cell>
          <table:table-cell office:value-type="float" office:value="0.409878030638384" calcext:value-type="float">
            <text:p>0,40987803063838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-2,-3,0,0,0,0,0,0,0,0,0,0,0,0,0,0,0,0,0,0,0,0,0,0,0,0,0,0,0,0,1,0,0,0,-2,0,0,0,0,0,0,0,0,0,0,0,0,0,0,0,0,0,-2,0,-2,-3,1,-2,1,2,1,-1,0,0,2,0,-1,-1]</text:p>
          </table:table-cell>
          <table:table-cell office:value-type="float" office:value="0.409878030638384" calcext:value-type="float">
            <text:p>0,40987803063838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2,2,2,1,2,2,-3,2,-3,-3,-3,2,0,1,2,0,0,0,0,0,0,0,0,0,0,0,0,0,0,0,0,0,0,0,0,0,0,0,0,0,0,0,0,0,0,0,0,0,0,0,0,0,2,2,0,2,-2,-1]</text:p>
          </table:table-cell>
          <table:table-cell office:value-type="float" office:value="0.411177171869581" calcext:value-type="float">
            <text:p>0,41117717186958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2,2,2,1,2,2,-3,2,-3,-3,-3,2,0,1,2,0,0,0,0,0,0,0,0,0,0,0,0,0,0,0,0,0,0,0,0,0,0,0,0,0,0,0,0,0,0,0,0,0,0,0,0,0,2,2,0,2,-2,-1]</text:p>
          </table:table-cell>
          <table:table-cell office:value-type="float" office:value="0.411177171869581" calcext:value-type="float">
            <text:p>0,41117717186958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2,2,2,1,2,2,-3,2,-3,-3,-3,2,0,1,2,0,0,0,0,0,0,0,0,0,0,0,0,0,0,0,0,0,0,0,0,0,0,0,0,0,0,0,0,0,0,0,0,0,0,0,0,0,2,2,0,2,-2,-1]</text:p>
          </table:table-cell>
          <table:table-cell office:value-type="float" office:value="0.411177171869581" calcext:value-type="float">
            <text:p>0,41117717186958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2,2,2,1,2,2,-3,2,-3,-3,-3,2,0,1,2,0,0,0,0,0,0,0,0,0,0,0,0,0,0,0,0,0,0,0,0,0,0,0,0,0,0,0,0,0,0,0,0,0,0,0,0,0,2,2,0,2,-2,-1]</text:p>
          </table:table-cell>
          <table:table-cell office:value-type="float" office:value="0.411177171869581" calcext:value-type="float">
            <text:p>0,41117717186958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0,1,0,0,0,0,0,0,0,1,2,0,0,0,0,0,0,0,0,0,0,0,0,0,0,0,0,0,0,0,0,0,-3,-2,0,0,0,0,0,0,0,0,0,0,0,0,2,2,0,2,-2,-1]</text:p>
          </table:table-cell>
          <table:table-cell office:value-type="float" office:value="0.411177171869581" calcext:value-type="float">
            <text:p>0,41117717186958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-3,-1,-3,2,-3,0,2,-1,-2,2,-1,2,0,-2,-1,2,-2,0,0,0,2,2,2,1,0,-3,-3,-1,-3,0,-3,-3,2,-1,-2,0,-1,0,-2,-2,-3,0,-3,-2,2,1,-1,-2,0,-2,-3,1,-2,1,0,1,-1,0,0,2,0,-1,-1]</text:p>
          </table:table-cell>
          <table:table-cell office:value-type="float" office:value="0.41182520563948" calcext:value-type="float">
            <text:p>0,41182520563948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-3,-1,-3,2,-3,0,2,-1,-2,2,-1,2,0,-2,-1,2,-2,0,0,0,2,2,2,1,0,-3,-3,-1,-3,0,-3,-3,2,-1,-2,0,-1,0,-2,-2,-3,0,-3,-2,2,1,-1,-2,0,-2,-3,1,-2,1,0,1,-1,0,0,2,0,-1,-1]</text:p>
          </table:table-cell>
          <table:table-cell office:value-type="float" office:value="0.41182520563948" calcext:value-type="float">
            <text:p>0,41182520563948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2,0,-1,-3,0,0,0,0,0,0,0,0,0,0,0,0,0,0,0,0,0,0,0,0,2,-1,1,-2,1,0,1,-1,0,0,2,0,-1,-1]</text:p>
          </table:table-cell>
          <table:table-cell office:value-type="float" office:value="0.413763217311544" calcext:value-type="float">
            <text:p>0,413763217311544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2,0,-1,-3,0,0,0,0,0,0,0,0,0,0,0,0,0,0,0,0,0,0,0,0,2,-1,1,-2,1,0,1,-1,0,0,2,0,-1,-1]</text:p>
          </table:table-cell>
          <table:table-cell office:value-type="float" office:value="0.413763217311544" calcext:value-type="float">
            <text:p>0,413763217311544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-1,-1,-3,-1,-1,-2,-2,-2,-3,-1,-2,-3,1,-2,-2,2,2,-3,2,-3,-3,-3,2,0,1,2,0,0,0,0,0,0,0,0,0,0,0,0,0,0,0,0,0,0,0,0,0,0,0,0,0,0,0,2,0,-3,1,0,-1,0,0,0,-1,2,2,0,2,-2,-1]</text:p>
          </table:table-cell>
          <table:table-cell office:value-type="float" office:value="0.415692193816531" calcext:value-type="float">
            <text:p>0,415692193816531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1,0,-3,1,-2,-2,0,-3,-2,-1,1,2,-1,-1,1,-2,1,-1,-3,-1,1,0,0,2,1,0,1,-2,-1,-3,-1,2,0,0,1,2,1,-2,2,-3,2,-1,-3,1,0,-2,0,1,3,-1,-2,-2,2,-3,-3,-2,-3,-2,2,1,-1,-2,0,-2,-3,1,-2,1,0,1,-1,0,0,2,0,-1,2]</text:p>
          </table:table-cell>
          <table:table-cell office:value-type="float" office:value="0.418887415264134" calcext:value-type="float">
            <text:p>0,418887415264134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2,-2,-3,-2,0,-1,1,-1,-2,-2,-3,1,1,0,2,0,-1,0,2,0,2,-2,2,-1,-1,-1,-1,0,-2,-2,0,2,0,1,-1,-3,2,2,0,-1,2,-2,-3,-1,-2,-1,-1,-3,-2,-3,2,0,0,1,1,-3,0,0,1,-1,-1,-3,-1,1,-3,-3,0,-1,-2,1,0]</text:p>
          </table:table-cell>
          <table:table-cell office:value-type="float" office:value="0.420158700175699" calcext:value-type="float">
            <text:p>0,420158700175699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-3,-3,1,-3,-1,-3,0,2,2,-2,-2,-2,1,-2,-1,-2,-2,2,0,2,2,2,1,-1,-2,0,1,1,-2,0,1,-1,-2,-2,1,1,-3,-1,0,2,1,-2,0,0,1,2,-1,0,2,2,1,1,2,2,-1,-2,-2,-2,2,2,-2,1,0,-1,0,1,-3,0,0,0,-2,2,-2,0,-2,1,-2]</text:p>
          </table:table-cell>
          <table:table-cell office:value-type="float" office:value="0.429573431828987" calcext:value-type="float">
            <text:p>0,429573431828987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-3,-3,1,-3,-1,-3,0,2,2,-2,-2,-2,1,-2,-1,-2,-2,2,0,2,2,2,1,-1,-2,0,1,1,-2,0,1,-1,-2,-2,1,1,-3,-1,0,2,1,-2,0,0,1,2,-1,0,2,2,1,1,2,2,-1,-2,-2,-2,2,2,-2,1,0,-1,0,1,-3,0,0,0,-2,2,-2,0,-2,1,-2]</text:p>
          </table:table-cell>
          <table:table-cell office:value-type="float" office:value="0.429573431828987" calcext:value-type="float">
            <text:p>0,429573431828987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2,0,1,2,-2,-1,1,1,-1,1,0,1,-2,-1,0,0,1,-2,1,0,-1,-3,0,2,2,-1,-1,-1,-3,0,-3,2,2,1,-1,2,-3,0,0,-3,0,-1,-3,-2,2,1,2,-2,-3,0,-2,2,-2,0,-2,-3,2,1,-3,2,2,-1,1,1,0,0,1,0,2,0,0,-2,1,1,-3,2,2]</text:p>
          </table:table-cell>
          <table:table-cell office:value-type="float" office:value="0.439393521420909" calcext:value-type="float">
            <text:p>0,439393521420909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2,0,1,2,-2,-1,1,1,-1,1,0,1,-2,-1,0,0,1,-2,1,0,-1,-3,0,2,2,-1,-1,-1,-3,0,-3,2,2,1,-1,2,-3,0,0,-3,0,-1,-3,-2,2,1,2,-2,-3,0,-2,2,-2,0,-2,-3,2,1,-3,2,2,-1,1,1,0,0,1,0,2,0,0,-2,1,1,-3,2,2]</text:p>
          </table:table-cell>
          <table:table-cell office:value-type="float" office:value="0.439393521420909" calcext:value-type="float">
            <text:p>0,439393521420909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2,0,1,2,-2,-1,1,1,-1,1,0,1,-2,-1,0,0,1,-2,1,0,-1,-3,0,2,2,-1,-1,-1,-3,0,-3,2,2,1,-1,2,-3,0,0,-3,0,-1,-3,-2,2,1,2,-2,-3,0,-2,2,-2,0,-2,-3,2,1,-3,2,2,-1,1,1,0,0,1,0,2,0,0,-2,1,1,-3,2,2]</text:p>
          </table:table-cell>
          <table:table-cell office:value-type="float" office:value="0.439393521420909" calcext:value-type="float">
            <text:p>0,439393521420909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-2,2,-3,-1,-1,0,1,2,2,-3,-2,-2,-1,-3,1,2,-3,-3,-3,1,1,-2,-3,0,2,0,1,1,-1,-2,-1,1,2,-1,0,2,2,2,0,1,-1,-3,2,2,0,-1,2,-2,-3,-1,-2,-1,-1,-3,-2,-3,2,0,0,1,1,-3,0,0,1,-1,-1,-3,-1,1,-3,-3,0,-1,-2,1,-2]</text:p>
          </table:table-cell>
          <table:table-cell office:value-type="float" office:value="0.443621460256377" calcext:value-type="float">
            <text:p>0,443621460256377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1,-3,-3,1,-3,-1,-3,0,2,2,-2,-2,-2,1,-2,0,-2,-2,2,0,2,2,2,1,-1,-2,0,1,1,-2,0,1,-1,-2,-2,1,1,-3,-1,0,2,-3,-2,0,1,1,2,-1,0,2,0,-1,0,-2,-2,-3,0,1,-2,-2,-1,1,1,1,2,-2,-1,-3,-3,0,0,0,0,-2,0,-2,1,-2]</text:p>
          </table:table-cell>
          <table:table-cell office:value-type="float" office:value="0.444822061802994" calcext:value-type="float">
            <text:p>0,444822061802994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2,-2,2,-2,-1,-2,-3,1,-2,2,1,-3,-1,-3,1,-2,2,-1,1,0,-2,-2,0,-2,-3,-1,2,1,2,1,-3,1,1,-1,0,-2,-3,-1,0,1,-3,1,-1,0,2,0,-2,2,1,-3,-3,0,-1,-2,1,-3,1,1,-3,2,-1,-1,1,-1,1,-3,-1,2,-1,-1,-3,0,1,-3,0,-1,1,2]</text:p>
          </table:table-cell>
          <table:table-cell office:value-type="float" office:value="0.446616912651846" calcext:value-type="float">
            <text:p>0,446616912651846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1,1,-2,1,2,0,-1,-3,-1,-1,1,-1,0,2,-3,0,-2,-3,0,2,-3,2,-2,-3,-2,-2,-1,1,1,0,-2,-3,-2,-2,-3,-2,-1,-3,2,-3,-2,1,1,0,-3,-3,-1,-2,-2,-3,0,0,1,1,-1,2,0,-3,0,1,-3,0,-1,2]</text:p>
          </table:table-cell>
          <table:table-cell office:value-type="float" office:value="0.450777106783386" calcext:value-type="float">
            <text:p>0,450777106783386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2,1,1,1,1,2,-3,0,1,-3,2,-3,0,0,-1,2,-3,2,2,0,-3,0,-3,-2,-1,0,-2,-2,0,2,-1,-2,-1,-1,-1,-3,2,-2,1,-2,-2,-1,2,0,0,-1,2,2,1,-3,0,-1,1,1,2,-3,0,-2,-1,1,2,0,-2,1,0,0,0,-2,-2,-1,-3,1,1,1,-1,0,0]</text:p>
          </table:table-cell>
          <table:table-cell office:value-type="float" office:value="0.465331423109737" calcext:value-type="float">
            <text:p>0,465331423109737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2,1,1,1,1,2,-3,0,1,-3,2,-3,0,0,-1,2,-3,2,2,0,-3,0,-3,-2,-1,0,-2,-2,0,2,-1,-2,-1,-1,-1,-3,2,-2,1,-2,-2,-1,2,0,0,-1,2,2,1,-3,0,-1,1,1,2,-3,0,-2,-1,1,2,0,-2,1,0,0,0,-2,-2,-1,-3,1,1,1,-1,0,0]</text:p>
          </table:table-cell>
          <table:table-cell office:value-type="float" office:value="0.465331423109737" calcext:value-type="float">
            <text:p>0,465331423109737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-2,-2,2,0,0,0,0,0,0,-2,0,0,0,0,0,0,0,0,0,0,0,0,0,0,0,0,0,0,0,0,0,0,0,0,0,0,0,0,0,0,0,0,0,0,0,0,0,0,0,0,0,0,0,0,0,0]</text:p>
          </table:table-cell>
          <table:table-cell office:value-type="float" office:value="0.467047463683653" calcext:value-type="float">
            <text:p>0,46704746368365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-2,-2,2,0,0,0,0,0,0,-2,0,0,0,0,0,0,0,0,0,0,0,0,0,0,0,0,0,0,0,0,0,0,0,0,0,0,0,0,0,0,0,0,0,0,0,0,0,0,0,0,0,0,0,0,0,0]</text:p>
          </table:table-cell>
          <table:table-cell office:value-type="float" office:value="0.467047463683653" calcext:value-type="float">
            <text:p>0,46704746368365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-2,-2,2,0,0,0,0,0,0,-2,0,0,0,0,0,0,0,0,0,0,0,0,0,0,0,0,0,0,0,0,0,0,0,0,0,0,0,0,0,0,0,0,0,0,0,0,0,0,0,0,0,0,0,0,0,0]</text:p>
          </table:table-cell>
          <table:table-cell office:value-type="float" office:value="0.467047463683653" calcext:value-type="float">
            <text:p>0,46704746368365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-2,-2,2,0,0,0,0,0,0,-2,0,0,0,0,0,0,0,0,0,0,0,0,0,0,0,0,0,0,0,0,0,0,0,0,0,0,0,0,0,0,0,0,0,0,0,0,0,0,0,0,0,0,0,0,0,0]</text:p>
          </table:table-cell>
          <table:table-cell office:value-type="float" office:value="0.467047463683653" calcext:value-type="float">
            <text:p>0,46704746368365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-2,-2,2,0,0,0,0,0,0,-2,0,0,0,0,0,0,0,0,0,0,0,0,0,0,0,0,0,0,0,0,0,0,0,0,0,0,0,0,0,0,0,0,0,0,0,0,0,0,0,0,0,0,0,0,0,0]</text:p>
          </table:table-cell>
          <table:table-cell office:value-type="float" office:value="0.467047463683653" calcext:value-type="float">
            <text:p>0,46704746368365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-2,-2,2,0,0,0,0,0,0,-2,0,0,0,0,0,0,0,0,0,0,0,0,0,0,0,0,0,0,0,0,0,0,0,0,0,0,0,0,0,0,0,0,0,0,0,0,0,0,0,0,0,0,0,0,0,0]</text:p>
          </table:table-cell>
          <table:table-cell office:value-type="float" office:value="0.467047463683653" calcext:value-type="float">
            <text:p>0,46704746368365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-2,-2,2,0,0,0,0,0,0,-2,0,0,0,0,0,0,0,0,0,0,0,0,0,0,0,0,0,0,0,0,0,0,0,0,0,0,0,0,0,0,0,0,0,0,0,0,0,0,0,0,0,0,0,0,0,0]</text:p>
          </table:table-cell>
          <table:table-cell office:value-type="float" office:value="0.467047463683653" calcext:value-type="float">
            <text:p>0,46704746368365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-2,-2,2,0,0,0,0,0,0,-2,0,0,0,0,0,0,0,0,0,0,0,0,0,0,0,0,0,0,0,0,0,0,0,0,0,0,0,0,0,0,0,0,0,0,0,0,0,0,0,0,0,0,0,0,0,0]</text:p>
          </table:table-cell>
          <table:table-cell office:value-type="float" office:value="0.467047463683653" calcext:value-type="float">
            <text:p>0,46704746368365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0,0,0,0,0,0,-2,-3,1,-2,1,0,1,-1,0,0,2,0,-1,-1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0,0,0,0,0,0,-2,-3,1,-2,1,0,1,-1,0,0,2,0,-1,-1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0,0,0,0,0,0,-2,-3,1,-2,1,0,1,-1,0,0,2,0,-1,-1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0,0,0,0,0,0,-2,-3,1,-2,1,0,1,-1,0,0,2,0,-1,-1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0,0,0,0,0,0,-2,-3,1,-2,1,0,1,-1,0,0,2,0,-1,-1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0,0,0,0,0,0,-2,-3,1,-2,1,0,1,-1,0,0,2,0,-1,-1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0,0,0,0,0,0,-2,-3,1,-2,1,0,1,-1,0,0,2,0,-1,-1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0,0,0,0,0,0,-2,-3,1,-2,1,0,1,-1,0,0,2,0,-1,-1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0,0,0,0,0,0,-2,-3,1,-2,1,0,1,-1,0,0,2,0,-1,-1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0,0,0,0,0,0,-2,-3,1,-2,1,0,1,-1,0,0,2,0,-1,-1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1,-1,-2,-3,-1,-2,-2,2,0,0,0,0,0,0,-2,0,0,0,0,0,0,0,0,0,0,0,0,0,0,0,0,0,0,0,0,0,0,0,0,0,0,0,0,0,0,0,0,0,0,0,0,0,0,0,0,0,0,0,0,0,0]</text:p>
          </table:table-cell>
          <table:table-cell office:value-type="float" office:value="0.469325757514614" calcext:value-type="float">
            <text:p>0,4693257575146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1,-1,-2,-3,-1,-2,-2,2,0,0,0,0,0,0,-2,0,0,0,0,0,0,0,0,0,0,0,0,0,0,0,0,0,0,0,0,0,0,0,0,0,0,0,0,0,0,0,0,0,0,0,0,0,0,0,0,0,0,0,0,0,0]</text:p>
          </table:table-cell>
          <table:table-cell office:value-type="float" office:value="0.469325757514614" calcext:value-type="float">
            <text:p>0,4693257575146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1,-1,-2,-3,-1,-2,-2,2,0,0,0,0,0,0,-2,0,0,0,0,0,0,0,0,0,0,0,0,0,0,0,0,0,0,0,0,0,0,0,0,0,0,0,0,0,0,0,0,0,0,0,0,0,0,0,0,0,0,0,0,0,0]</text:p>
          </table:table-cell>
          <table:table-cell office:value-type="float" office:value="0.469325757514614" calcext:value-type="float">
            <text:p>0,4693257575146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1,-1,-2,-3,-1,-2,-2,2,0,0,0,0,0,0,-2,0,0,0,0,0,0,0,0,0,0,0,0,0,0,0,0,0,0,0,0,0,0,0,0,0,0,0,0,0,0,0,0,0,0,0,0,0,0,0,0,0,0,0,0,0,0]</text:p>
          </table:table-cell>
          <table:table-cell office:value-type="float" office:value="0.469325757514614" calcext:value-type="float">
            <text:p>0,4693257575146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1,-1,-2,-3,-1,-2,-2,2,0,0,0,0,0,0,-2,0,0,0,0,0,0,0,0,0,0,0,0,0,0,0,0,0,0,0,0,0,0,0,0,0,0,0,0,0,0,0,0,0,0,0,0,0,0,0,0,0,0,0,0,0,0]</text:p>
          </table:table-cell>
          <table:table-cell office:value-type="float" office:value="0.469325757514614" calcext:value-type="float">
            <text:p>0,4693257575146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1,-1,-2,-3,-1,-2,-2,2,0,0,0,0,0,0,-2,0,0,0,0,0,0,0,0,0,0,0,0,0,0,0,0,0,0,0,0,0,0,0,0,0,0,0,0,0,0,0,0,0,0,0,0,0,0,0,0,0,0,0,0,0,0]</text:p>
          </table:table-cell>
          <table:table-cell office:value-type="float" office:value="0.469325757514614" calcext:value-type="float">
            <text:p>0,4693257575146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1,-1,-2,-3,-1,-2,-2,2,0,0,0,0,0,0,-2,0,0,0,0,0,0,0,0,0,0,0,0,0,0,0,0,0,0,0,0,0,0,0,0,0,0,0,0,0,0,0,0,0,0,0,0,0,0,0,0,0,0,0,0,0,0]</text:p>
          </table:table-cell>
          <table:table-cell office:value-type="float" office:value="0.469325757514614" calcext:value-type="float">
            <text:p>0,4693257575146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-1,-1,-1,-1,1,-1,-1,-1,-3,-1,-1,1,0,-1,-3,-2,2,2,-3,2,-3,0,-3,2,0,1,2,0,0,0,0,0,0,0,0,0,0,0,0,0,0,0,-3,0,0,0,0,0,0,0,0,0,0,0,0,0,0,0,0,0,0,0,0,0,0,0,0,0,0,0]</text:p>
          </table:table-cell>
          <table:table-cell office:value-type="float" office:value="0.471593044902064" calcext:value-type="float">
            <text:p>0,47159304490206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-2,1,1,-2,0,0,-3,-3,1,2,-2,-3,-1,0,1,-2,-3,-2,-1,-2,-2,-1,-2,-1,0,-1,-2,-1,-1,-1,-1,-1,1,0,-3,-1,-1,2,2,0,2,-2,-1]</text:p>
          </table:table-cell>
          <table:table-cell office:value-type="float" office:value="0.475534786670054" calcext:value-type="float">
            <text:p>0,475534786670054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1,-1,-3,-1,1,0,0,2,1,0,1,-2,-1,-3,-1,2,0,0,1,0,0,0,0,0,0,0,0,0,0,0,0,0,0,0,0,0,0,0,0,0,0,-3,-2,0,0,0,0,0,0,0,0,0,0,0,0,2,2,0,2,-2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1,-1,-3,-1,1,0,0,2,1,0,1,-2,-1,-3,-1,2,0,0,1,0,0,0,0,0,0,0,0,0,0,0,0,0,0,0,0,0,0,0,0,0,0,-3,-2,0,0,0,0,0,0,0,0,0,0,0,0,2,2,0,2,-2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1,-1,-3,-1,1,0,0,2,1,0,1,-2,-1,-3,-1,2,0,0,1,0,0,0,0,0,0,0,0,0,0,0,0,0,0,0,0,0,0,0,0,0,0,-3,-2,0,0,0,0,0,0,0,0,0,0,0,0,2,2,0,2,-2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1,-1,-3,-1,1,0,0,2,1,0,1,-2,-1,-3,-1,2,0,0,1,0,0,0,0,0,0,0,0,0,0,0,0,0,0,0,0,0,0,0,0,0,0,-3,-2,0,0,0,0,0,0,0,0,0,0,0,0,2,2,0,2,-2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1,-2,2,-1,-2,1,0,2,-1,-1,-2,-3,-3,2,0,2,1,-1,-3,2,-2,0,-3,0,2,0,-3,-3,-3,-3,1,0,1,-2,-3,-1,-2,1,2,2,-2,-3,-1,-1,-2,0,-2,2,-2,1,-1,-3,-3,-3,1,-3,-2,-2,0,1,0,-1,1,-2,1,1,-1,2,1,-3,1,-3,0,-2,1,-3,-2]</text:p>
          </table:table-cell>
          <table:table-cell office:value-type="float" office:value="0.484974226119286" calcext:value-type="float">
            <text:p>0,484974226119286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484974226119286" calcext:value-type="float">
            <text:p>0,48497422611928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484974226119286" calcext:value-type="float">
            <text:p>0,48497422611928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484974226119286" calcext:value-type="float">
            <text:p>0,48497422611928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484974226119286" calcext:value-type="float">
            <text:p>0,48497422611928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484974226119286" calcext:value-type="float">
            <text:p>0,48497422611928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484974226119286" calcext:value-type="float">
            <text:p>0,48497422611928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484974226119286" calcext:value-type="float">
            <text:p>0,48497422611928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1,-2,-3,-3,-3,-1,0,2,1,1,-1,2,-3,1,-3,2,-3,-1,-3,0,0,0,2,2,-1,2,1,0,2,0,0,2,-3,-1,-3,-2,-1,2,2,2,-2,-3,-3,-3,1,-2,-1,0,-3,-1,1,0,-2,2,-1,2,-1,-3,1,-2,0,2,-3,-2,-2,-1,2,0,1,2,0,-3,-1,-3,-2,-1,0,2]</text:p>
          </table:table-cell>
          <table:table-cell office:value-type="float" office:value="0.490441977539987" calcext:value-type="float">
            <text:p>0,490441977539987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1,-1,2,0,0,-3,-1,0,-2,-3,-2,1,0,-3,-1,-2,2,-2,1,-1,0,1,0,-2,0,1,-3,2,1,2,2,-1,0,-1,-1,-1,0,-1,-2,-1,-2,2,-3,0,0,-3,-3,-3,-3,1,2,-3,0,-2,2,0,1,1,2,1,2,0,2,-2,-2,1,-3,-2,0,-3,0,0,-3,-1,-2,0,0,2]</text:p>
          </table:table-cell>
          <table:table-cell office:value-type="float" office:value="0.495849439514321" calcext:value-type="float">
            <text:p>0,495849439514321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1,-1,2,0,0,-3,-1,0,-2,-3,-2,1,0,-3,-1,-2,2,-2,1,-1,0,1,0,-2,0,1,-3,2,1,2,2,-1,0,-1,-1,-1,0,-1,-2,-1,-2,2,-3,0,0,-3,-3,-3,-3,1,2,-3,0,-2,2,0,1,1,2,1,2,0,2,-2,-2,1,-3,-2,0,-3,0,0,-3,-1,-2,0,0,2]</text:p>
          </table:table-cell>
          <table:table-cell office:value-type="float" office:value="0.495849439514321" calcext:value-type="float">
            <text:p>0,495849439514321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2,2,1,2,-3,-2,1,-3,2,1,-1,1,-2,-1,-3,2,2,-1,2,0,-1,-2,-1,1,-3,0,2,0,-2,2,1,1,-3,-3,-1,-2,1,2,1,-2,0,1,-3,-1,-2,0,2,-3,0,0,-3,-2,0,-3,-2,0,-1,2,2,0,-1,-2,2,2,2,0,0,-2,-3,1,-2,-3,1,0,-3,0]</text:p>
          </table:table-cell>
          <table:table-cell office:value-type="float" office:value="0.497995983919549" calcext:value-type="float">
            <text:p>0,497995983919549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3,0,0,1,-2,1,2,-2,-1,-3,2,0,0,1,-3,-1,-3,2,-3,-3,-3,2,0,1,2,0,0,0,0,0,0,0,0,0,0,0,0,0,0,0,0,0,0,0,0,0,0,0,-3,-2,0,0,0,0,0,0,0,0,0,0,0,0,2,2,0,2,-2,-1]</text:p>
          </table:table-cell>
          <table:table-cell office:value-type="float" office:value="0.498531175889065" calcext:value-type="float">
            <text:p>0,498531175889065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3,0,0,1,-2,1,2,-2,-1,-3,2,0,0,1,-3,-1,-3,2,-3,-3,-3,2,0,1,2,0,0,0,0,0,0,0,0,0,0,0,0,0,0,0,0,0,0,0,0,0,0,0,-3,-2,0,0,0,0,0,0,0,0,0,0,0,0,2,2,0,2,-2,-1]</text:p>
          </table:table-cell>
          <table:table-cell office:value-type="float" office:value="0.498531175889065" calcext:value-type="float">
            <text:p>0,498531175889065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2,0,-2,-1,-2,-3,1,-2,2,1,-3,-1,-2,-1,0,0,1,-2,1,0,-1,-3,0,2,2,-1,-1,-1,-3,2,-3,2,2,1,-1,2,-3,0,0,-3,0,-1,-3,-2,2,1,1,-2,-3,0,-2,2,-2,0,-2,-3,2,1,-3,2,2,-1,1,1,0,0,1,0,2,0,0,-2,1,1,-3,2,2]</text:p>
          </table:table-cell>
          <table:table-cell office:value-type="float" office:value="0.501730339259381" calcext:value-type="float">
            <text:p>0,501730339259381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-3,-3,0,-2,0,-3,2,2,-2,2,-1,-1,-1,1,-1,0,-2,-1,-3,1,2,-2,-1,2,-2,-2,-3,2,0,-1,-3,1,-3,2,1,2,1,0,1,2,-1,1,1,0,-2,-1,2,-2,0,-1,0,-1,-1,0,2,2,0,1,2,-1,2,2,-2,2,1,0,-2,0,-3,0,1,1,1,-2,-2,-3,-1,2]</text:p>
          </table:table-cell>
          <table:table-cell office:value-type="float" office:value="0.513290041464538" calcext:value-type="float">
            <text:p>0,513290041464538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-2,-1,-2,-3,-2,-1,-1,2,-3,2,2,-3,2,-3,1,-1,2,-3,2,1,-1,0,2,0,-3,2,2,1,-1,-1,2,-1,1,-3,-1,-1,-1,-3,2,2,1,0,2,1,-2,-3,-1,-3,-2,2,-1,-2,1,-3,-2,0,-1,0,2,-1,0,1,0,0,2,0,-1,1,1,-2,-3,1,-3,-3,2,1]</text:p>
          </table:table-cell>
          <table:table-cell office:value-type="float" office:value="0.519486926367418" calcext:value-type="float">
            <text:p>0,519486926367418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-2,2,2,-3,2,-3,0,-3,2,0,1,2,0,0,0,0,0,0,0,0,-1,2,0,1,-1,0,3,0,0,0,0,0,0,0,0,0,-1,1,0,0,0,0,0,0,0,0,0,0,0,0,0,0,0,0,0]</text:p>
          </table:table-cell>
          <table:table-cell office:value-type="float" office:value="0.521024631535465" calcext:value-type="float">
            <text:p>0,521024631535465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-2,2,2,-3,2,-3,0,-3,2,0,1,2,0,0,0,0,0,0,0,0,-1,2,0,1,-1,0,3,0,0,0,0,0,0,0,0,0,-1,1,0,0,0,0,0,0,0,0,0,0,0,0,0,0,0,0,0]</text:p>
          </table:table-cell>
          <table:table-cell office:value-type="float" office:value="0.521024631535465" calcext:value-type="float">
            <text:p>0,521024631535465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-2,2,2,-3,2,-3,0,-3,2,0,1,2,0,0,0,0,0,0,0,0,-1,2,0,1,-1,0,3,0,0,0,0,0,0,0,0,0,-1,1,0,0,0,0,0,0,0,0,0,0,0,0,0,0,0,0,0]</text:p>
          </table:table-cell>
          <table:table-cell office:value-type="float" office:value="0.521024631535465" calcext:value-type="float">
            <text:p>0,521024631535465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1,2,-2,-2,-3,-2,-3,-1,0,2,-2,-3,-2,-2,-1,0,0,-1,1,2,-1,1,-2,-3,-3,-1,0,-2,0,1,-1,-1,2,-3,0,-3,-3,1,-2,-2,2,1,-2,1,2,-3,1,-1,-2,1,2,-1,1,1,0,-3,1,-3,-2,1,0,2,1,1,-1,1,-3,-3,1,-1,0,2,-2,0,-3,0,-1,0]</text:p>
          </table:table-cell>
          <table:table-cell office:value-type="float" office:value="0.521536192416212" calcext:value-type="float">
            <text:p>0,521536192416212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2,2,-2,-1,0,0,-2,-2,0,1,1,0,-3,-1,1,-3,2,2,0,1,-3,1,-2,2,2,-2,0,1,-3,0,-2,-3,1,-2,-3,2,-1,1,-2,2,-2,-3,0,-3,-2,-1,1,-1,2,1,-3,2,-1,-1,-1,-3,1,-1,0,-2,2,-1,-3,-3,0,0,2,1,-1,1,0,-2,0,0,0,-3,-2]</text:p>
          </table:table-cell>
          <table:table-cell office:value-type="float" office:value="0.52459508194416" calcext:value-type="float">
            <text:p>0,52459508194416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3,-3,0,-2,-2,0,-3,-2,-1,1,2,-1,-1,1,-2,1,-1,-3,-1,1,-1,0,2,1,0,1,0,0,-2,2,0,1,2,0,0,0,0,0,0,0,0,0,0,0,0,0,0,0,0,0,0,0,0,0,0,0,-3,-2,0,0,0,0,0,0,2,0,0,0,1,-1,0,0,2,0,-1,-1]</text:p>
          </table:table-cell>
          <table:table-cell office:value-type="float" office:value="0.52459508194416" calcext:value-type="float">
            <text:p>0,5245950819441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-1,0,0,0,0,3,0,0,0,0,2,0,0,0,0,0,0,-3,-2,0,0,0,0,0,0,0,0,0,0,0,0,0,0,0,0,0,0]</text:p>
          </table:table-cell>
          <table:table-cell office:value-type="float" office:value="0.52459508194416" calcext:value-type="float">
            <text:p>0,5245950819441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-1,0,0,0,0,3,0,0,0,0,2,0,0,0,0,0,0,-3,-2,0,0,0,0,0,0,0,0,0,0,0,0,0,0,0,0,0,0]</text:p>
          </table:table-cell>
          <table:table-cell office:value-type="float" office:value="0.52459508194416" calcext:value-type="float">
            <text:p>0,5245950819441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-1,0,0,0,0,3,0,0,0,0,2,0,0,0,0,0,0,-3,-2,0,0,0,0,0,0,0,0,0,0,0,0,0,0,0,0,0,0]</text:p>
          </table:table-cell>
          <table:table-cell office:value-type="float" office:value="0.52459508194416" calcext:value-type="float">
            <text:p>0,5245950819441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-1,0,0,0,0,3,0,0,0,0,2,0,0,0,0,0,0,-3,-2,0,0,0,0,0,0,0,0,0,0,0,0,0,0,0,0,0,0]</text:p>
          </table:table-cell>
          <table:table-cell office:value-type="float" office:value="0.52459508194416" calcext:value-type="float">
            <text:p>0,5245950819441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-1,0,0,0,0,3,0,0,0,0,2,0,0,0,0,0,0,-3,-2,0,0,0,0,0,0,0,0,0,0,0,0,0,0,0,0,0,0]</text:p>
          </table:table-cell>
          <table:table-cell office:value-type="float" office:value="0.52459508194416" calcext:value-type="float">
            <text:p>0,5245950819441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-1,0,0,0,0,3,0,0,0,0,2,0,0,0,0,0,0,-3,-2,0,0,0,0,0,0,0,0,0,0,0,0,0,0,0,0,0,0]</text:p>
          </table:table-cell>
          <table:table-cell office:value-type="float" office:value="0.52459508194416" calcext:value-type="float">
            <text:p>0,5245950819441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1,1,-2,1,2,0,-1,-3,-1,-1,1,-1,-1,-3,2,-2,-1,-1,2,-2,-2,1,-2,1,-2,-1,1,1,-1,-3,0,-2,1,2,-1,-2,1,0,0,-3,-2,1,1,0,-3,-3,-1,-2,-2,-3,0,0,1,1,-1,2,0,-3,0,1,-3,0,-1,2]</text:p>
          </table:table-cell>
          <table:table-cell office:value-type="float" office:value="0.525103164467073" calcext:value-type="float">
            <text:p>0,525103164467073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0,-3,-2,0,0,0,0,0,0,0,0,0,0,0,0,2,2,0,2,-2,-1]</text:p>
          </table:table-cell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0,-3,-2,0,0,0,0,0,0,0,0,0,0,0,0,2,2,0,2,-2,-1]</text:p>
          </table:table-cell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0,-3,-2,0,0,0,0,0,0,0,0,0,0,0,0,2,2,0,2,-2,-1]</text:p>
          </table:table-cell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0,-3,-2,0,0,0,0,0,0,0,0,0,0,0,0,2,2,0,2,-2,-1]</text:p>
          </table:table-cell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0,-3,-2,0,0,0,0,0,0,0,0,0,0,0,0,2,2,0,2,-2,-1]</text:p>
          </table:table-cell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0,-3,-2,0,0,0,0,0,0,0,0,0,0,0,0,2,2,0,2,-2,-1]</text:p>
          </table:table-cell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0,-3,-2,0,0,0,0,0,0,0,0,0,0,0,0,2,2,0,2,-2,-1]</text:p>
          </table:table-cell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0,-3,-2,0,0,0,0,0,0,0,0,0,0,0,0,2,2,0,2,-2,-1]</text:p>
          </table:table-cell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0,-3,-2,0,0,0,0,0,0,0,0,0,0,0,0,2,2,0,2,-2,-1]</text:p>
          </table:table-cell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0,-3,-2,0,0,0,0,0,0,0,0,0,0,0,0,2,2,0,2,-2,-1]</text:p>
          </table:table-cell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-1,1,0,0,2,1,0,1,-2,-1,-3,-1,2,0,0,1,2,1,-2,2,-3,2,-1,-3,1,0,-2,0,1,-2,-1,-2,-2,2,-3,-3,-2,-3,-2,2,1,-1,-2,0,0,0,0,0,0,0,0,0,0,0,0,0,0,0]</text:p>
          </table:table-cell>
          <table:table-cell office:value-type="float" office:value="0.545527267879434" calcext:value-type="float">
            <text:p>0,545527267879434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-1,1,0,0,2,1,0,1,-2,-1,-3,-1,2,0,0,1,2,1,-2,2,-3,2,-1,-3,1,0,-2,0,1,-2,-1,-2,-2,2,-3,-3,-2,-3,-2,2,1,-1,-2,0,0,0,0,0,0,0,0,0,0,0,0,0,0,0]</text:p>
          </table:table-cell>
          <table:table-cell office:value-type="float" office:value="0.545527267879434" calcext:value-type="float">
            <text:p>0,545527267879434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-1,1,0,0,2,1,0,1,-2,-1,-3,-1,2,0,0,1,2,1,-2,2,-3,2,-1,-3,1,0,-2,0,1,-2,-1,-2,-2,2,-3,-3,-2,-3,-2,2,1,-1,-2,0,0,0,0,0,0,0,0,0,0,0,0,0,0,0]</text:p>
          </table:table-cell>
          <table:table-cell office:value-type="float" office:value="0.545527267879434" calcext:value-type="float">
            <text:p>0,545527267879434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-1,1,0,0,2,1,0,1,-2,-1,-3,-1,2,0,0,1,2,1,-2,2,-3,2,-1,-3,1,0,-2,0,1,-2,-1,-2,-2,2,-3,-3,-2,-3,-2,2,1,-1,-2,0,0,0,0,0,0,0,0,0,0,0,0,0,0,0]</text:p>
          </table:table-cell>
          <table:table-cell office:value-type="float" office:value="0.545527267879434" calcext:value-type="float">
            <text:p>0,545527267879434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-1,1,0,0,2,1,0,1,-2,-1,-3,-1,2,0,0,1,2,1,-2,2,-3,2,-1,-3,1,0,-2,0,1,-2,-1,-2,-2,2,-3,-3,-2,-3,-2,2,1,-1,-2,0,0,0,0,0,0,0,0,0,0,0,0,0,0,0]</text:p>
          </table:table-cell>
          <table:table-cell office:value-type="float" office:value="0.545527267879434" calcext:value-type="float">
            <text:p>0,545527267879434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-1,1,0,0,2,1,0,1,-2,-1,-3,-1,2,0,0,1,2,1,-2,2,-3,2,-1,-3,1,0,-2,0,1,-2,-1,-2,-2,2,-3,-3,-2,-3,-2,2,1,-1,-2,0,0,0,0,0,0,0,0,0,0,0,0,0,0,0]</text:p>
          </table:table-cell>
          <table:table-cell office:value-type="float" office:value="0.545527267879434" calcext:value-type="float">
            <text:p>0,545527267879434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-3,-2,-3,-1,-3,0,-3,-3,2,2,-1,-2,2,0,1,-2,2,1,-1,-1,1,0,0,1,-1,-3,-1,1,0,-1,-3,-2,2,1,2,-2,2,-2,-2,-2,-3,0,-1,2,-2,0,-2,1,-2,1,-1,1,2,0,-3,0,0,-1,2,-3,-2,-1,-1,-1,1,-2,-2,-3,1,-1,-2,1,0,-3,-1,-2]</text:p>
          </table:table-cell>
          <table:table-cell office:value-type="float" office:value="0.547479071137275" calcext:value-type="float">
            <text:p>0,547479071137275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3,-2,-1,-2,-1,-2,-1,0,-1,2,-2,-2,2,-2,0,2,2,1,-1,-2,1,1,-1,-1,0,-1,-1,-3,0,2,-3,-2,0,2,-3,-3,0,1,-3,-3,-3,0,-1,-2,0,-3,-3,1,-3,0,1,2,1,1,-2,-2,1,-3,1,-3,2,-2,-3,-1,2,-3,0,-3,-3,-1,-1,-3,1,-2,-3,-2,-2]</text:p>
          </table:table-cell>
          <table:table-cell office:value-type="float" office:value="0.55184538897533" calcext:value-type="float">
            <text:p>0,55184538897533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2,-3,0,-3,2,0,1,2,0,0,0,0,0,0,0,0,0,0,0,0,0,0,0,0,0,0,0,0,0,0,0,0,0,0,0,0,0,0,0,0,0,0,0,0,0,2,2,0,2,-2,-1]</text:p>
          </table:table-cell>
          <table:table-cell office:value-type="float" office:value="0.55184538897533" calcext:value-type="float">
            <text:p>0,5518453889753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559046807819643" calcext:value-type="float">
            <text:p>0,55904680781964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559046807819643" calcext:value-type="float">
            <text:p>0,55904680781964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559046807819643" calcext:value-type="float">
            <text:p>0,55904680781964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559046807819643" calcext:value-type="float">
            <text:p>0,55904680781964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559046807819643" calcext:value-type="float">
            <text:p>0,55904680781964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559046807819643" calcext:value-type="float">
            <text:p>0,55904680781964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559046807819643" calcext:value-type="float">
            <text:p>0,55904680781964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1,0,0,-2,0,-3,-2,-1,1,2,-1,-1,1,-2,1,-1,0,0,0,0,0,0,0,0,0,0,0,0,0,0,0,0,0,0,0,0,0,0,0,0,0,0,0,0,0,0,0,0,0,0,0,0,0,0,0,0,0,0,0,0,0,-2,-3,1,-2,1,0,1,-1,0,0,2,2,-2,-1]</text:p>
          </table:table-cell>
          <table:table-cell office:value-type="float" office:value="0.562849891178812" calcext:value-type="float">
            <text:p>0,56284989117881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1,0,0,-2,0,-3,-2,-1,1,2,-1,-1,1,-2,1,-1,0,0,0,0,0,0,0,0,0,0,0,0,0,0,0,0,0,0,0,0,0,0,0,0,0,0,0,0,0,0,0,0,0,0,0,0,0,0,0,0,0,0,0,0,0,-2,-3,1,-2,1,0,1,-1,0,0,2,2,-2,-1]</text:p>
          </table:table-cell>
          <table:table-cell office:value-type="float" office:value="0.562849891178812" calcext:value-type="float">
            <text:p>0,56284989117881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1,0,0,-2,0,-3,-2,-1,1,2,-1,-1,1,-2,1,-1,0,0,0,0,0,0,0,0,0,0,0,0,0,0,0,0,0,0,0,0,0,0,0,0,0,0,0,0,0,0,0,0,0,0,0,0,0,0,0,0,0,0,0,0,0,-2,-3,1,-2,1,0,1,-1,0,0,2,2,-2,-1]</text:p>
          </table:table-cell>
          <table:table-cell office:value-type="float" office:value="0.562849891178812" calcext:value-type="float">
            <text:p>0,56284989117881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1,0,0,-2,0,-3,-2,-1,1,2,-1,-1,1,-2,1,-1,0,0,0,0,0,0,0,0,0,0,0,0,0,0,0,0,0,0,0,0,0,0,0,0,0,0,0,0,0,0,0,0,0,0,0,0,0,0,0,0,0,0,0,0,0,-2,-3,1,-2,1,0,1,-1,0,0,2,2,-2,-1]</text:p>
          </table:table-cell>
          <table:table-cell office:value-type="float" office:value="0.562849891178812" calcext:value-type="float">
            <text:p>0,56284989117881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1,0,0,-2,0,-3,-2,-1,1,2,-1,-1,1,-2,1,-1,0,0,0,0,0,0,0,0,0,0,0,0,0,0,0,0,0,0,0,0,0,0,0,0,0,0,0,0,0,0,0,0,0,0,0,0,0,0,0,0,0,0,0,0,0,-2,-3,1,-2,1,0,1,-1,0,0,2,2,-2,-1]</text:p>
          </table:table-cell>
          <table:table-cell office:value-type="float" office:value="0.562849891178812" calcext:value-type="float">
            <text:p>0,56284989117881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1,0,0,-2,0,-3,-2,-1,1,2,-1,-1,1,-2,1,-1,0,0,0,0,0,0,0,0,0,0,0,0,0,0,0,0,0,0,0,0,0,0,0,0,0,0,0,0,0,0,0,0,0,0,0,0,0,0,0,0,0,0,0,0,0,-2,-3,1,-2,1,0,1,-1,0,0,2,2,-2,-1]</text:p>
          </table:table-cell>
          <table:table-cell office:value-type="float" office:value="0.562849891178812" calcext:value-type="float">
            <text:p>0,56284989117881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1,0,0,-2,0,-3,-2,-1,1,2,-1,-1,1,-2,1,-1,0,0,0,0,0,0,0,0,0,0,0,0,0,0,0,0,0,0,0,0,0,0,0,0,0,0,0,0,0,0,0,0,0,0,0,0,0,0,0,0,0,0,0,0,0,-2,-3,1,-2,1,0,1,-1,0,0,2,2,-2,-1]</text:p>
          </table:table-cell>
          <table:table-cell office:value-type="float" office:value="0.562849891178812" calcext:value-type="float">
            <text:p>0,56284989117881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-3,-2,0,0,0,0,0,0,0,0,0,0,0,0,2,2,0,2,-1,-1]</text:p>
          </table:table-cell>
          <table:table-cell office:value-type="float" office:value="0.568037557443754" calcext:value-type="float">
            <text:p>0,568037557443754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-3,-2,0,0,0,0,0,0,0,0,0,0,0,0,2,2,0,2,-1,-1]</text:p>
          </table:table-cell>
          <table:table-cell office:value-type="float" office:value="0.568037557443754" calcext:value-type="float">
            <text:p>0,568037557443754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-3,-2,0,0,0,0,0,0,0,0,0,0,0,0,2,2,0,2,-1,-1]</text:p>
          </table:table-cell>
          <table:table-cell office:value-type="float" office:value="0.568037557443754" calcext:value-type="float">
            <text:p>0,568037557443754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-2,-3,0,2,0,1,1,-1,-2,-1,1,2,-1,0,2,2,2,0,1,-1,-3,2,2,0,-1,2,-2,-3,-1,-2,-1,-1,-3,-2,-3,2,0,0,1,1,-3,0,0,1,-1,-1,-3,-1,1,-3,-3,0,-1,0,-1,-1]</text:p>
          </table:table-cell>
          <table:table-cell office:value-type="float" office:value="0.570379990298865" calcext:value-type="float">
            <text:p>0,570379990298865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3,1,1,2,1,0,1,0,1,2,1,-2,0,-3,-2,2,-1,2,-3,2,-3,-3,-3,-1,0,1,0,-1,-2,-3,1,0,2,-1,0,1,-3,2,-2,0,-3,-3,2,2,-1,1,0,2,1,-3,-3,0,2,-3,-3,2,0,-1,-1,2,2,-2,-2,0,-2,-3,-1,-2,0,0,2,0,1,0,1,2,-3,-2]</text:p>
          </table:table-cell>
          <table:table-cell office:value-type="float" office:value="0.573178273605458" calcext:value-type="float">
            <text:p>0,573178273605458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3,1,-2,1,-2,2,0,-1,-3,1,0,0,-2,-2,0,1,-1,0,-3,-2,-3,-2,1,1,-1,2,-2,0,2,2,-3,-3,-1,-3,1,2,2,-2,-2,-3,0,-1,-3,0,1,-2,2,-2,-1,0,-2,1,-1,-1,-3,1,-3,-1,-2,-2,1,2,0,-3,0,-1,-3,-3,0,1,1,-2,-2,-3,1,0,-3,-2]</text:p>
          </table:table-cell>
          <table:table-cell office:value-type="float" office:value="0.575962961772138" calcext:value-type="float">
            <text:p>0,575962961772138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3,-2,-2,2,0,-3,1,1,2,-3,-3,0,-2,-1,-3,2,-1,-3,0,1,0,2,0,-2,-2,-2,-3,0,1,-1,-3,2,1,1,2,-1,1,1,-2,1,-3,-3,2,-1,1,-2,-3,1,1,-1,-1,-2,2,-1,1,-3,1,2,0,-2,-3,-3,2,-1,2,-2,2,0,-1,0,-3,0,2,1,1,-1,2,-3]</text:p>
          </table:table-cell>
          <table:table-cell office:value-type="float" office:value="0.579655069847578" calcext:value-type="float">
            <text:p>0,579655069847578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-1,0,2,0,-1,-1,2,-1,2,-2,-2,2,-3,-1,0,0,0,2,1,-3,-1,-2,1,-3,-2,-3,0,-2,1,2,1,1,-3,-1,-3,0,0,2,-2,-1,2,0,-2,0,1,1,-3,2,2,0,-1,-2,2,2,-2,-3,1,2,-2,-2,2,1,0,-3,0,0,2,0,-1,2,2,1,1,-2,-2,2,-3]</text:p>
          </table:table-cell>
          <table:table-cell office:value-type="float" office:value="0.581033561853358" calcext:value-type="float">
            <text:p>0,581033561853358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2,0,1,2,-2,-1,1,1,-1,1,0,1,-2,-1,0,0,1,-2,1,0,-1,-3,0,2,2,-1,-1,-1,-3,0,-3,2,2,1,-1,2,2,1,0,-3,-3,-1,-3,0,-3,-3,2,-1,-2,0,-1,2,-2,0,-2,-3,2,1,-3,2,2,-1,1,1,0,0,1,0,2,0,0,-2,1,1,-3,2,2]</text:p>
          </table:table-cell>
          <table:table-cell office:value-type="float" office:value="0.583323809446063" calcext:value-type="float">
            <text:p>0,583323809446063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2,0,1,2,-2,-1,1,1,-1,1,0,1,-2,-1,0,0,1,-2,1,0,-1,-3,0,2,2,-1,-1,-1,-3,0,-3,2,2,1,-1,2,2,1,0,-3,-3,-1,-3,0,-3,-3,2,-1,-2,0,-1,2,-2,0,-2,-3,2,1,-3,2,2,-1,1,1,0,0,1,0,2,0,0,-2,1,1,-3,2,2]</text:p>
          </table:table-cell>
          <table:table-cell office:value-type="float" office:value="0.583323809446063" calcext:value-type="float">
            <text:p>0,583323809446063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3,0,-2,2,0,1,-3,-2,-2,2,2,-1,0,-2,-1,0,2,2,-2,-3,-1,0,-2,1,-1,0,-1,-3,-3,-1,0,1,1,-2,-2,-1,2,-1,2,-1,-1,-2,1,-3,-2,-3,-2,-3,-1,-2,-3,1,-2,0,2,0,-2,-1,0,-3,-2,2,-3,1,-1,-2,0,-2,2,-3,0,-1,-3,1,0,-2,1,-3]</text:p>
          </table:table-cell>
          <table:table-cell office:value-type="float" office:value="0.589689183666559" calcext:value-type="float">
            <text:p>0,58968918366655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0,0,0,0,0,0,0,0,0,0,0,0,0,0,0,0,0,0,0,0,0,0,0,0,0,0,0,0,0,0,0,0,0,0,0,0,0]</text:p>
          </table:table-cell>
          <table:table-cell office:value-type="float" office:value="0.590141226035486" calcext:value-type="float">
            <text:p>0,59014122603548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0,0,0,0,0,0,0,0,0,0,0,0,0,0,0,0,0,0,0,0,0,0,0,0,0,0,0,0,0,0,0,0,0,0,0,0,0]</text:p>
          </table:table-cell>
          <table:table-cell office:value-type="float" office:value="0.590141226035486" calcext:value-type="float">
            <text:p>0,59014122603548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0,0,0,0,0,0,0,0,0,0,0,0,0,0,0,0,0,0,0,0,0,0,0,0,0,0,0,0,0,0,0,0,0,0,0,0,0]</text:p>
          </table:table-cell>
          <table:table-cell office:value-type="float" office:value="0.590141226035486" calcext:value-type="float">
            <text:p>0,59014122603548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0,0,0,0,0,0,0,0,0,0,0,0,0,0,0,0,0,0,0,0,0,0,0,0,0,0,0,0,0,0,0,0,0,0,0,0,0]</text:p>
          </table:table-cell>
          <table:table-cell office:value-type="float" office:value="0.590141226035486" calcext:value-type="float">
            <text:p>0,59014122603548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0,0,0,0,0,0,0,0,0,0,0,0,0,0,0,0,0,0,0,0,0,0,0,0,0,0,0,0,0,0,0,0,0,0,0,0,0]</text:p>
          </table:table-cell>
          <table:table-cell office:value-type="float" office:value="0.590141226035486" calcext:value-type="float">
            <text:p>0,59014122603548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0,0,0,0,0,0,0,0,0,0,0,0,0,0,0,0,0,0,0,0,0,0,0,0,0,0,0,0,0,0,0,0,0,0,0,0,0]</text:p>
          </table:table-cell>
          <table:table-cell office:value-type="float" office:value="0.590141226035486" calcext:value-type="float">
            <text:p>0,59014122603548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0,0,0,0,0,0,0,0,0,0,0,0,0,0,0,0,0,0,0,0,0,0,0,0,0,0,0,0,0,0,0,0,0,0,0,0,0]</text:p>
          </table:table-cell>
          <table:table-cell office:value-type="float" office:value="0.590141226035486" calcext:value-type="float">
            <text:p>0,59014122603548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0,0,0,0,0,0,0,0,0,0,0,0,0,0,0,0,0,0,0,0,0,0,0,0,0,0,0,0,0,0,0,0,0,0,0,0,0]</text:p>
          </table:table-cell>
          <table:table-cell office:value-type="float" office:value="0.590141226035486" calcext:value-type="float">
            <text:p>0,59014122603548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0,0,0,0,0,0,0,0,0,0,0,0,0,0,0,0,0,0,0,0,0,0,0,0,0,0,0,0,0,0,0,0,0,0,0,0,0]</text:p>
          </table:table-cell>
          <table:table-cell office:value-type="float" office:value="0.590141226035486" calcext:value-type="float">
            <text:p>0,59014122603548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3,0,0,0,0,0,0,0,0,0,0,0,0,0,0,0,0,0,-2,2,2,-3,2,-3,0,-3,2,0,1,2,0,0,0,0,2,0,0,0,0,0,0,0,0,0,0,-3,0,0,0,0,0,0,0,0,0,0,0,0,0,0,0,0,0,0,0,0,0,0,0,0,0,0,0]</text:p>
          </table:table-cell>
          <table:table-cell office:value-type="float" office:value="0.595986577030054" calcext:value-type="float">
            <text:p>0,595986577030054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3,0,0,0,0,0,0,0,0,0,0,0,0,0,0,0,0,0,-2,2,2,-3,2,-3,0,-3,2,0,1,2,0,0,0,0,2,0,0,0,0,0,0,0,0,0,0,-3,0,0,0,0,0,0,0,0,0,0,0,0,0,0,0,0,0,0,0,0,0,0,0,0,0,0,0]</text:p>
          </table:table-cell>
          <table:table-cell office:value-type="float" office:value="0.595986577030054" calcext:value-type="float">
            <text:p>0,595986577030054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3,0,0,0,0,0,0,0,0,0,0,0,0,0,0,0,0,0,0,0,0,0,0,0,2,0,0,0,0,0,0,0,0,0,0,0,0,0,0,0,0,0,0,0,0,0,0,0,0,0,0,0,0,0,0,0,-1,0,0,0,0,0,0,2,2,0,0,-1,-1]</text:p>
          </table:table-cell>
          <table:table-cell office:value-type="float" office:value="0.599110451697626" calcext:value-type="float">
            <text:p>0,59911045169762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3,0,0,0,0,0,0,0,0,0,0,0,0,0,0,0,0,0,0,0,0,0,0,0,2,0,0,0,0,0,0,0,0,0,0,0,0,0,0,0,0,0,0,0,0,0,0,0,0,0,0,0,0,0,0,0,-1,0,0,0,0,0,0,2,2,0,0,-1,-1]</text:p>
          </table:table-cell>
          <table:table-cell office:value-type="float" office:value="0.599110451697626" calcext:value-type="float">
            <text:p>0,59911045169762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2,0,-1,0,2,0,2,-2,2,-1,-1,-1,-1,0,-2,-2,0,-1,0,1,2,-3,2,-3,-3,0,0,0,-2,0,0,0,0,0,0,0,0,0,0,0,0,0,0,0,0,0,0,0,0,0,0,0,0,0,0,0,0]</text:p>
          </table:table-cell>
          <table:table-cell office:value-type="float" office:value="0.599555390824456" calcext:value-type="float">
            <text:p>0,59955539082445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2,0,-1,0,2,0,2,-2,2,-1,-1,-1,-1,0,-2,-2,0,-1,0,1,2,-3,2,-3,-3,0,0,0,-2,0,0,0,0,0,0,0,0,0,0,0,0,0,0,0,0,0,0,0,0,0,0,0,0,0,0,0,0]</text:p>
          </table:table-cell>
          <table:table-cell office:value-type="float" office:value="0.599555390824456" calcext:value-type="float">
            <text:p>0,59955539082445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0,0,-1,0,0,-3,0,0,0,0,0,0,0,0,0,0,0,0,0,0,0,0,0,0,0,0,0,-2,-1,-3,-1,2,0,0,0,0,0,0,0,0,0,0,0,0,0,0,0,0,0,0,0,0,0,0,0,0,0,0,0,0,0,0,0,0,0,0,0,0,0,1,-1,0,0,2,0,-1,-1]</text:p>
          </table:table-cell>
          <table:table-cell office:value-type="float" office:value="0.610136596727869" calcext:value-type="float">
            <text:p>0,61013659672786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0,0,-1,0,0,-3,0,0,0,0,0,0,0,0,0,0,0,0,0,0,0,0,0,0,0,0,0,-2,-1,-3,-1,2,0,0,0,0,0,0,0,0,0,0,0,0,0,0,0,0,0,0,0,0,0,0,0,0,0,0,0,0,0,0,0,0,0,0,0,0,0,1,-1,0,0,2,0,-1,-1]</text:p>
          </table:table-cell>
          <table:table-cell office:value-type="float" office:value="0.610136596727869" calcext:value-type="float">
            <text:p>0,61013659672786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0,0,-1,0,0,-3,0,0,0,0,0,0,0,0,0,0,0,0,0,0,0,0,0,0,0,0,0,-2,-1,-3,-1,2,0,0,0,0,0,0,0,0,0,0,0,0,0,0,0,0,0,0,0,0,0,0,0,0,0,0,0,0,0,0,0,0,0,0,0,0,0,1,-1,0,0,2,0,-1,-1]</text:p>
          </table:table-cell>
          <table:table-cell office:value-type="float" office:value="0.610136596727869" calcext:value-type="float">
            <text:p>0,61013659672786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0,0,-1,0,0,-3,0,0,0,0,0,0,0,0,0,0,0,0,0,0,0,0,0,0,0,0,0,-2,-1,-3,-1,2,0,0,0,0,0,0,0,0,0,0,0,0,0,0,0,0,0,0,0,0,0,0,0,0,0,0,0,0,0,0,0,0,0,0,0,0,0,1,-1,0,0,2,0,-1,-1]</text:p>
          </table:table-cell>
          <table:table-cell office:value-type="float" office:value="0.610136596727869" calcext:value-type="float">
            <text:p>0,61013659672786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0,0,-1,0,0,-3,0,0,0,0,0,0,0,0,0,0,0,0,0,0,0,0,0,0,0,0,0,-2,-1,-3,-1,2,0,0,0,0,0,0,0,0,0,0,0,0,0,0,0,0,0,0,0,0,0,0,0,0,0,0,0,0,0,0,0,0,0,0,0,0,0,1,-1,0,0,2,0,-1,-1]</text:p>
          </table:table-cell>
          <table:table-cell office:value-type="float" office:value="0.610136596727869" calcext:value-type="float">
            <text:p>0,61013659672786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0,0,-1,0,0,-3,0,0,0,0,0,0,0,0,0,0,0,0,0,0,0,0,0,0,0,0,0,-2,-1,-3,-1,2,0,0,0,0,0,0,0,0,0,0,0,0,0,0,0,0,0,0,0,0,0,0,0,0,0,0,0,0,0,0,0,0,0,0,0,0,0,1,-1,0,0,2,0,-1,-1]</text:p>
          </table:table-cell>
          <table:table-cell office:value-type="float" office:value="0.610136596727869" calcext:value-type="float">
            <text:p>0,61013659672786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0,0,-1,0,0,-3,0,0,0,0,0,0,0,0,0,0,0,0,0,0,0,0,0,0,0,0,0,-2,-1,-3,-1,2,0,0,0,0,0,0,0,0,0,0,0,0,0,0,0,0,0,0,0,0,0,0,0,0,0,0,0,0,0,0,0,0,0,0,0,0,0,1,-1,0,0,2,0,-1,-1]</text:p>
          </table:table-cell>
          <table:table-cell office:value-type="float" office:value="0.610136596727869" calcext:value-type="float">
            <text:p>0,61013659672786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2,-2,0,1,1,-3,2,0,2,0,-3,1,1,0,-3,2,-3,0,-3,1,-2,-1,1,-1,-2,-2,1,0,2,-2,-2,-1,1,1,-3,2,-2,-1,-1,-3,-2,0,1,-3,1,-1,-2,-1,1,1,2,1,-2,1,2,0,-1,-2,0,0,-1,-1,0,1,-2,0,-3,2,0,-2,0,0,-2,-3,0,1,0]</text:p>
          </table:table-cell>
          <table:table-cell office:value-type="float" office:value="0.611446372682565" calcext:value-type="float">
            <text:p>0,611446372682565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2,-2,0,1,1,-3,2,0,2,0,-3,1,1,0,-3,2,-3,0,-3,1,-2,-1,1,-1,-2,-2,1,0,2,-2,-2,-1,1,1,-3,2,-2,-1,-1,-3,-2,0,1,-3,1,-1,-2,-1,1,1,2,1,-2,1,2,0,-1,-2,0,0,-1,-1,0,1,-2,0,-3,2,0,-2,0,0,-2,-3,0,1,0]</text:p>
          </table:table-cell>
          <table:table-cell office:value-type="float" office:value="0.611446372682565" calcext:value-type="float">
            <text:p>0,611446372682565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-1,0,1,-1,-2,-3,0,-2,-2,-2,0,-2,1,0,-3,2,1,-1,-3,-2,2,-3,0,2,-2,0,-3,2,-2,-1,-2,-1,-3,0,-1,-3,-2,2,-3,1,0,1,0,1,1,2,-1,2,-2,-2,-2,-1,-1,0,2,-1,-3,1,-2,1,-3,1,-3,2,2,-3,-3,-2,-2,-3,1,2,-1,-1,1,-3,-1]</text:p>
          </table:table-cell>
          <table:table-cell office:value-type="float" office:value="0.617089944821661" calcext:value-type="float">
            <text:p>0,617089944821661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-1,-2,-3,2,-3,-1,0,-3,0,2,-3,-3,2,2,1,-3,-1,-2,-3,2,-3,2,-3,2,-1,0,-1,1,2,0,1,2,0,0,-1,1,1,2,2,-1,0,0,2,0,0,2,-3,-3,-3,-2,0,-2,1,-2,-1,-1,-2,-3,-1,-1,-3,2,-2,-3,-2,-2,0,-1,0,2,-1,-1,-2,1,-2,-1,2]</text:p>
          </table:table-cell>
          <table:table-cell office:value-type="float" office:value="0.628225012767453" calcext:value-type="float">
            <text:p>0,628225012767453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0,0,0,0,0,0,0,0,0,0,0,0,0,0,0,0,0,0,0,0,0,0,0,0,0,0,0,0,0,0,0,0,0,0,0,0,0,0,0,0,0,0,0,0,0,0,0,0,0,0,0,0,0,0,0,0,0,0,0,0,0,0,0,-2,-3,1,-2,1,0,1,-1,0,0,2,0,-1,-1]</text:p>
          </table:table-cell>
          <table:table-cell office:value-type="float" office:value="0.650743164901996" calcext:value-type="float">
            <text:p>0,65074316490199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0,0,0,0,0,0,0,0,0,0,0,0,0,0,0,0,0,0,0,0,0,0,0,0,0,0,0,0,0,0,0,0,0,0,0,0,0,0,0,0,0,0,0,0,0,0,0,0,0,0,0,0,0,0,0,0,0,0,0,0,0,0,0,-2,-3,1,-2,1,0,1,-1,0,0,2,0,-1,-1]</text:p>
          </table:table-cell>
          <table:table-cell office:value-type="float" office:value="0.650743164901996" calcext:value-type="float">
            <text:p>0,65074316490199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1,-2,-2,-1,-2,0,2,2,-1,0,-3,2,-2,1,-2,2,-1,2,-1,1,1,2,-3,-1,-2,0,-1,0,-3,-1,2,-2,-3,1,-2,-2,2,-3,-2,-3,-3,-1,0,1,2,1,0,-2,-2,-1,-3,-3,1,-3,2,0,-3,1,-3,1,-2,-1,2,2,0,2,2,-1,0,2,2,-1,0,-2,0,-2,-2,-1]</text:p>
          </table:table-cell>
          <table:table-cell office:value-type="float" office:value="0.656861223293525" calcext:value-type="float">
            <text:p>0,656861223293525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0,0,0,0,-3,-2,0,0,0,0,0,0,0,0,0,0,0,0,2,2,0,0,0,0]</text:p>
          </table:table-cell>
          <table:table-cell office:value-type="float" office:value="0.656861223293525" calcext:value-type="float">
            <text:p>0,656861223293525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0,0,0,0,-3,-2,0,0,0,0,0,0,0,0,0,0,0,0,2,2,0,0,0,0]</text:p>
          </table:table-cell>
          <table:table-cell office:value-type="float" office:value="0.656861223293525" calcext:value-type="float">
            <text:p>0,656861223293525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1,1,-2,-2,0,1,2,-2,0,-3,2,-3,-3,-2,1,-1,2,-1,-1,1,-1,1,-1,-1,-3,-3,-3,-3,1,-2,-1,2,1,0,-3,2,2,-1,-3,-1,2,2,-2,0,1,-1,-2,-2,2,-1,2,0,0,1,-1,0,-2,2,-3,0,0,2,-1,-1,1,2,-1,0,-3,1,-1,-1,-2,2,1,-1,-1,2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2,-1,-3,1,-3,0,-1,2,1,-2,2,0,-2,0,1,2,-1,-3,-2,-3,2,-3,1,-2,1,2,-2,-2,-3,0,1,0,-1,-1,-1,-1,-1,0,0,2,2,1,1,0,2,-1,-2,-3,-3,1,-3,0,-2,-3,0,-2,0,1,-3,-3,-1,-3,2,-3,0,-1,-2,2,-3,-1,-1,1,-1,-2,-3,-2,-1,-2]</text:p>
          </table:table-cell>
          <table:table-cell office:value-type="float" office:value="0.679215233437335" calcext:value-type="float">
            <text:p>0,679215233437335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2,-3,2,-2,-3,-2,-2,0,0,0,0,0,0,0,0,0,0,0,0,0,0,0,0,0,0,0,0,0,0,0,0,0,0,0,0,0,0,0,0,0,0,0,0,0,0]</text:p>
          </table:table-cell>
          <table:table-cell office:value-type="float" office:value="0.680392043849231" calcext:value-type="float">
            <text:p>0,68039204384923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2,-3,2,-2,-3,-2,-2,0,0,0,0,0,0,0,0,0,0,0,0,0,0,0,0,0,0,0,0,0,0,0,0,0,0,0,0,0,0,0,0,0,0,0,0,0,0]</text:p>
          </table:table-cell>
          <table:table-cell office:value-type="float" office:value="0.680392043849231" calcext:value-type="float">
            <text:p>0,68039204384923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-3,-1,0,0,-3,-1,-3,0,0,0,0,0,0,0,0,0,0,0,0,0,0,0,0,0,0,0,0]</text:p>
          </table:table-cell>
          <table:table-cell office:value-type="float" office:value="0.681175454637056" calcext:value-type="float">
            <text:p>0,68117545463705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-3,-1,0,0,-3,-1,-3,0,0,0,0,0,0,0,0,0,0,0,0,0,0,0,0,0,0,0,0]</text:p>
          </table:table-cell>
          <table:table-cell office:value-type="float" office:value="0.681175454637056" calcext:value-type="float">
            <text:p>0,68117545463705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1,-1,-2,0,-3,-1,-3,-3,1,1,1,1,0,2,-3,0,1,0,0,2,-3,2,-3,1,-2,-3,-3,1,-1,2,1,-3,-1,2,-1,-2,2,-1,-1,1,1,0,-2,-1,-2,0,1,2,1,-1,2,2,2,-1,-1,-1,-1,0,-2,-3,-1,-2,0,2,-3,1,-1,1,-1,1,1,-2,-2,2,-3,0,1,0]</text:p>
          </table:table-cell>
          <table:table-cell office:value-type="float" office:value="0.683130051063973" calcext:value-type="float">
            <text:p>0,683130051063973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-1,1,-1,0,2,-3,-3,-2,1,-2,-2,1,0,-2,-1,-3,2,0,-1,-3,-2,-3,2,-1,-3,1,-2,0,0,0,0,-1,0,2,0,2,0,2,1,-2,1,-3,0,-1,-2,2,0,1,2,0,2,-1,0,-1,-2,-1,2,-3,-1,-2,2,0,1,-3,0,1,-2,1,0,-1,-1,2,2,-3,-1,-2,0]</text:p>
          </table:table-cell>
          <table:table-cell office:value-type="float" office:value="0.692820323027551" calcext:value-type="float">
            <text:p>0,692820323027551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-1,1,-1,0,2,-3,-3,-2,1,-2,-2,1,0,-2,-1,-3,2,0,-1,-3,-2,-3,2,-1,-3,1,-2,0,0,0,0,-1,0,2,0,2,0,2,1,-2,1,-3,0,-1,-2,2,0,1,2,0,2,-1,0,-1,-2,-1,2,-3,-1,-2,2,0,1,-3,0,1,-2,1,0,-1,-1,2,2,-3,-1,-2,0]</text:p>
          </table:table-cell>
          <table:table-cell office:value-type="float" office:value="0.692820323027551" calcext:value-type="float">
            <text:p>0,692820323027551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-1,1,-1,0,2,-3,-3,-2,1,-2,-2,1,0,-2,-1,-3,2,0,-1,-3,-2,-3,2,-1,-3,1,-2,0,0,0,0,-1,0,2,0,2,0,2,1,-2,1,-3,0,-1,-2,2,0,1,2,0,2,-1,0,-1,-2,-1,2,-3,-1,-2,2,0,1,-3,0,1,-2,1,0,-1,-1,2,2,-3,-1,-2,0]</text:p>
          </table:table-cell>
          <table:table-cell office:value-type="float" office:value="0.692820323027551" calcext:value-type="float">
            <text:p>0,692820323027551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-2,2,-1,-3,1,0,-1,1,-1,2,1,0,0,0,0,0,0,0,0,0,0,0,0,0,0,0,0,0,0,0,0,0,0,0,0,0,0,0]</text:p>
          </table:table-cell>
          <table:table-cell office:value-type="float" office:value="0.696275807421168" calcext:value-type="float">
            <text:p>0,69627580742116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-2,2,-1,-3,1,0,-1,1,-1,2,1,0,0,0,0,0,0,0,0,0,0,0,0,0,0,0,0,0,0,0,0,0,0,0,0,0,0,0]</text:p>
          </table:table-cell>
          <table:table-cell office:value-type="float" office:value="0.696275807421168" calcext:value-type="float">
            <text:p>0,69627580742116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-2,2,-1,-3,1,0,-1,1,-1,2,1,0,0,0,0,0,0,0,0,0,0,0,0,0,0,0,0,0,0,0,0,0,0,0,0,0,0,0]</text:p>
          </table:table-cell>
          <table:table-cell office:value-type="float" office:value="0.696275807421168" calcext:value-type="float">
            <text:p>0,69627580742116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-3,-3,1,-3,-1,-3,0,2,2,-2,-2,-2,1,-2,0,0,0,0,0,0,0,0,0,0,0,0,0,0,0,0,0,0,0,0,0,0,0,0,0,0,0,0,0,0,0,0,0,0,0,0,0,0,0,0,0,0,0,0,0,0,0,0,0,0,0,0,0,0,0,0,-2,2,-2,0,-2,1,-2]</text:p>
          </table:table-cell>
          <table:table-cell office:value-type="float" office:value="0.701237002256251" calcext:value-type="float">
            <text:p>0,70123700225625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-3,-3,1,-3,-1,-3,0,2,2,-2,-2,-2,1,-2,0,0,0,0,0,0,0,0,0,0,0,0,0,0,0,0,0,0,0,0,0,0,0,0,0,0,0,0,0,0,0,0,0,0,0,0,0,0,0,0,0,0,0,0,0,0,0,0,0,0,0,0,0,0,0,0,-2,2,-2,0,-2,1,-2]</text:p>
          </table:table-cell>
          <table:table-cell office:value-type="float" office:value="0.701237002256251" calcext:value-type="float">
            <text:p>0,70123700225625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-3,-3,1,-3,-1,-3,0,2,2,-2,-2,-2,1,-2,0,0,0,0,0,0,0,0,0,0,0,0,0,0,0,0,0,0,0,0,0,0,0,0,0,0,0,0,0,0,0,0,0,0,0,0,0,0,0,0,0,0,0,0,0,0,0,0,0,0,0,0,0,0,0,0,-2,2,-2,0,-2,1,-2]</text:p>
          </table:table-cell>
          <table:table-cell office:value-type="float" office:value="0.701237002256251" calcext:value-type="float">
            <text:p>0,70123700225625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-3,-3,1,-3,-1,-3,0,2,2,-2,-2,-2,1,-2,0,0,0,0,0,0,0,0,0,0,0,0,0,0,0,0,0,0,0,0,0,0,0,0,0,0,0,0,0,0,0,0,0,0,0,0,0,0,0,0,0,0,0,0,0,0,0,0,0,0,0,0,0,0,0,0,-2,2,-2,0,-2,1,-2]</text:p>
          </table:table-cell>
          <table:table-cell office:value-type="float" office:value="0.701237002256251" calcext:value-type="float">
            <text:p>0,70123700225625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2,-3,-3,0,0,0,-2,0,0,0,0,0,0,0,0,0,0,0,0,0,0,0,0,0,0,0,0,0,0,0,0,0,0,0,0]</text:p>
          </table:table-cell>
          <table:table-cell office:value-type="float" office:value="0.706540869306228" calcext:value-type="float">
            <text:p>0,70654086930622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2,-3,-3,0,0,0,-2,0,0,0,0,0,0,0,0,0,0,0,0,0,0,0,0,0,0,0,0,0,0,0,0,0,0,0,0]</text:p>
          </table:table-cell>
          <table:table-cell office:value-type="float" office:value="0.706540869306228" calcext:value-type="float">
            <text:p>0,70654086930622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2,-3,-3,0,0,0,-2,0,0,0,0,0,0,0,0,0,0,0,0,0,0,0,0,0,0,0,0,0,0,0,0,0,0,0,0]</text:p>
          </table:table-cell>
          <table:table-cell office:value-type="float" office:value="0.706540869306228" calcext:value-type="float">
            <text:p>0,70654086930622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2,-3,-3,0,0,0,-2,0,0,0,0,0,0,0,0,0,0,0,0,0,0,0,0,0,0,0,0,0,0,0,0,0,0,0,0]</text:p>
          </table:table-cell>
          <table:table-cell office:value-type="float" office:value="0.706540869306228" calcext:value-type="float">
            <text:p>0,70654086930622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1,1,2,1,1,-1,1,-2,-3,-2,2,-2,1,-2,1,2,-3,2,1,-1,2,1,-2,2,-3,0,1,-1,1,1,2,0,2,-1,-1,-1,2,0,1,1,-1,1,0,0,2,-1,0,1,-1,2,-2,-3,0,-2,2,-3,-1,-3,1,-2,1,-2,0,-1,-1,-1,-1,-1,1,-1,2,0,-3,2,2,-2,-3,1]</text:p>
          </table:table-cell>
          <table:table-cell office:value-type="float" office:value="0.712928233882392" calcext:value-type="float">
            <text:p>0,712928233882392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-2,-2,-1,-2,-2,0,1,-1,2,-2,1,0,0,-3,-2,-2,2,0,-2,2,-2,1,-1,-1,-1,-3,0,-1,1,1,-2,1,1,-3,-1,2,-2,2,-2,0,-2,1,-1,-3,1,2,-3,0,1,-1,2,-2,-1,1,-3,0,2,2,2,-2,2,-1,0,-2,2,-3,1,0,0,-1,-3,-3,-2,1,0,-1,-2]</text:p>
          </table:table-cell>
          <table:table-cell office:value-type="float" office:value="0.717402722790112" calcext:value-type="float">
            <text:p>0,717402722790112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-2,2,0,0,0,0,0,0,0,0,0]</text:p>
          </table:table-cell>
          <table:table-cell office:value-type="float" office:value="0.719629534320727" calcext:value-type="float">
            <text:p>0,71962953432072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-2,2,0,0,0,0,0,0,0,0,0]</text:p>
          </table:table-cell>
          <table:table-cell office:value-type="float" office:value="0.719629534320727" calcext:value-type="float">
            <text:p>0,71962953432072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-2,2,0,0,0,0,0,0,0,0,0]</text:p>
          </table:table-cell>
          <table:table-cell office:value-type="float" office:value="0.719629534320727" calcext:value-type="float">
            <text:p>0,71962953432072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-2,2,0,0,0,0,0,0,0,0,0]</text:p>
          </table:table-cell>
          <table:table-cell office:value-type="float" office:value="0.719629534320727" calcext:value-type="float">
            <text:p>0,71962953432072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-2,2,0,0,0,0,0,0,0,0,0]</text:p>
          </table:table-cell>
          <table:table-cell office:value-type="float" office:value="0.719629534320727" calcext:value-type="float">
            <text:p>0,71962953432072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-2,2,0,0,0,0,0,0,0,0,0]</text:p>
          </table:table-cell>
          <table:table-cell office:value-type="float" office:value="0.719629534320727" calcext:value-type="float">
            <text:p>0,71962953432072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-2,2,0,0,0,0,0,0,0,0,0]</text:p>
          </table:table-cell>
          <table:table-cell office:value-type="float" office:value="0.719629534320727" calcext:value-type="float">
            <text:p>0,71962953432072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-2,2,0,0,0,0,0,0,0,0,0]</text:p>
          </table:table-cell>
          <table:table-cell office:value-type="float" office:value="0.719629534320727" calcext:value-type="float">
            <text:p>0,71962953432072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-2,2,-3,-3,-2,-3,-2,2,1,-1,-2,0,-2,-3,0,-1,0,0,0,0,0,0,0,0,0,0]</text:p>
          </table:table-cell>
          <table:table-cell office:value-type="float" office:value="0.721479960451663" calcext:value-type="float">
            <text:p>0,72147996045166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-2,2,-3,-3,-2,-3,-2,2,1,-1,-2,0,-2,-3,0,-1,0,0,0,0,0,0,0,0,0,0]</text:p>
          </table:table-cell>
          <table:table-cell office:value-type="float" office:value="0.721479960451663" calcext:value-type="float">
            <text:p>0,72147996045166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0,-2,-1,2,-2,-3,2,1,-3,1,-1,-1,2,-3,2,1,2,0,-3,0,1,1,-3,-2,-3,-1,0,0,-1,1,-1,1,1,0,0,-2,-3,-3,0,-3,1,-1,2,1,0,1,0,-2,2,2,-2,-1,-2,2,-1,1,-2,-3,1,1,0,-2,-2,-1,-2,1,0,-2,-1,0,0,1,-3,2,1,-1,2]</text:p>
          </table:table-cell>
          <table:table-cell office:value-type="float" office:value="0.721849476460755" calcext:value-type="float">
            <text:p>0,721849476460755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0,-2,-1,2,-2,-3,2,1,-3,1,-1,-1,2,-3,2,1,2,0,-3,0,1,1,-3,-2,-3,-1,0,0,-1,1,-1,1,1,0,0,-2,-3,-3,0,-3,1,-1,2,1,0,1,0,-2,2,2,-2,-1,-2,2,-1,1,-2,-3,1,1,0,-2,-2,-1,-2,1,0,-2,-1,0,0,1,-3,2,1,-1,2]</text:p>
          </table:table-cell>
          <table:table-cell office:value-type="float" office:value="0.721849476460755" calcext:value-type="float">
            <text:p>0,721849476460755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-3,-2,0,0,0,0,0,0,0,0,0,0,0,0,0,0,0,0,0,0]</text:p>
          </table:table-cell>
          <table:table-cell office:value-type="float" office:value="0.730661800470414" calcext:value-type="float">
            <text:p>0,7306618004704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-3,-2,0,0,0,0,0,0,0,0,0,0,0,0,0,0,0,0,0,0]</text:p>
          </table:table-cell>
          <table:table-cell office:value-type="float" office:value="0.730661800470414" calcext:value-type="float">
            <text:p>0,7306618004704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-3,-2,0,0,0,0,0,0,0,0,0,0,0,0,0,0,0,0,0,0]</text:p>
          </table:table-cell>
          <table:table-cell office:value-type="float" office:value="0.730661800470414" calcext:value-type="float">
            <text:p>0,7306618004704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-3,-2,0,0,0,0,0,0,0,0,0,0,0,0,0,0,0,0,0,0]</text:p>
          </table:table-cell>
          <table:table-cell office:value-type="float" office:value="0.730661800470414" calcext:value-type="float">
            <text:p>0,7306618004704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-3,-2,0,0,0,0,0,0,0,0,0,0,0,0,0,0,0,0,0,0]</text:p>
          </table:table-cell>
          <table:table-cell office:value-type="float" office:value="0.730661800470414" calcext:value-type="float">
            <text:p>0,7306618004704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-3,-2,0,0,0,0,0,0,0,0,0,0,0,0,0,0,0,0,0,0]</text:p>
          </table:table-cell>
          <table:table-cell office:value-type="float" office:value="0.730661800470414" calcext:value-type="float">
            <text:p>0,7306618004704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-1,0,-1,-3,-3,-1,-1,-2,2,2,2,-3,1,-2,-2,1,0,-3,1,0,-2,1,2,-2,-1,1,1,0,-2,-3,1,-1,0,1,0,-3,-2,1,2,1,0,-1,1,-1,2,1,1,-3,-2,1,0,2,2,2,0,0,0,-2,0,-2,1,1,-3,1,-3,0,0,-3,0,-3,0,1,-3,-3,2,1,2]</text:p>
          </table:table-cell>
          <table:table-cell office:value-type="float" office:value="0.737925018774491" calcext:value-type="float">
            <text:p>0,737925018774491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-1,0,-1,-3,-3,-1,-1,-2,2,2,2,-3,1,-2,-2,1,0,-3,1,0,-2,1,2,-2,-1,1,1,0,-2,-3,1,-1,0,1,0,-3,-2,1,2,1,0,-1,1,-1,2,1,1,-3,-2,1,0,2,2,2,0,0,0,-2,0,-2,1,1,-3,1,-3,0,0,-3,0,-3,0,1,-3,-3,2,1,2]</text:p>
          </table:table-cell>
          <table:table-cell office:value-type="float" office:value="0.737925018774491" calcext:value-type="float">
            <text:p>0,737925018774491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0,3,0,0,0,0,0,0,0,0,0,0,0,0,0,0,0,0,0,0,0,0,0,0,0,0,0,-1,0,-2,-2,-3,-2,-1,-2,-2,1,-1,0,-3,-2,0,0,0,0,0,0,0,0,0,0,0,0,0,0,0,0,0]</text:p>
          </table:table-cell>
          <table:table-cell office:value-type="float" office:value="0.742608016834364" calcext:value-type="float">
            <text:p>0,74260801683436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0,3,0,0,0,0,0,0,0,0,0,0,0,0,0,0,0,0,0,0,0,0,0,0,0,0,0,-1,0,-2,-2,-3,-2,-1,-2,-2,1,-1,0,-3,-2,0,0,0,0,0,0,0,0,0,0,0,0,0,0,0,0,0]</text:p>
          </table:table-cell>
          <table:table-cell office:value-type="float" office:value="0.742608016834364" calcext:value-type="float">
            <text:p>0,74260801683436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0,3,0,0,0,0,0,0,0,0,0,0,0,0,0,0,0,0,0,0,0,0,0,0,0,0,0,-1,0,-2,-2,-3,-2,-1,-2,-2,1,-1,0,-3,-2,0,0,0,0,0,0,0,0,0,0,0,0,0,0,0,0,0]</text:p>
          </table:table-cell>
          <table:table-cell office:value-type="float" office:value="0.742608016834364" calcext:value-type="float">
            <text:p>0,74260801683436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0,3,0,0,0,0,0,0,0,0,0,0,0,0,0,0,0,0,0,0,0,0,0,0,0,0,0,-1,0,-2,-2,-3,-2,-1,-2,-2,1,-1,0,-3,-2,0,0,0,0,0,0,0,0,0,0,0,0,0,0,0,0,0]</text:p>
          </table:table-cell>
          <table:table-cell office:value-type="float" office:value="0.742608016834364" calcext:value-type="float">
            <text:p>0,74260801683436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0,3,0,0,0,0,0,0,0,0,0,0,0,0,0,0,0,0,0,0,0,0,0,0,0,0,0,-1,0,-2,-2,-3,-2,-1,-2,-2,1,-1,0,-3,-2,0,0,0,0,0,0,0,0,0,0,0,0,0,0,0,0,0]</text:p>
          </table:table-cell>
          <table:table-cell office:value-type="float" office:value="0.742608016834364" calcext:value-type="float">
            <text:p>0,74260801683436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2,-1,-3,2,-2,-1,-1,2,-2,-2,1,-2,1,-2,-1,1,1,0,0,0,0,0,0,0,0,0,0,0,0,0,0,0,0,0,0,0,0,0,0,0,0,0,0,0,0,0,0,0,0,0,0,0,0]</text:p>
          </table:table-cell>
          <table:table-cell office:value-type="float" office:value="0.747975044146973" calcext:value-type="float">
            <text:p>0,74797504414697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-1,2,0,-1,1,-1,-3,2,-2,-3,-2,-2,-1,-2,-2,2,2,-2,-3,1,1,1,0,-2,-2,-2,-3,-3,-2,1,-1,1,1,-3,2,-1,1,0,-3,2,1,1,2,-1,0,-1,-1,0,2,2,0,-1,-3,-2,2,0,-1,-1,-3,0,-1,-3,0,-1,1,0,0,-2,-2,2,-3,-1,-3,-3,-3,2,1,-2]</text:p>
          </table:table-cell>
          <table:table-cell office:value-type="float" office:value="0.764547796631011" calcext:value-type="float">
            <text:p>0,764547796631011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-2,0,-3,2,1,-1,1,2,2,1,-3,0,-1,-1,-3,-2,2,0,-3,2,1,-2,0,0,-1,2,0,2,1,0,0,-2,-2,2,-3,2,1,-1,0,0,0,-2,-2,-2,-3,0,2,-2,-1,-1,-3,1,1,1,0,-3,-3,0,0,2,1,1,-2,-1,-3,2,-2,-1,-1,-3,0,0,2,0,-2,-1,-3]</text:p>
          </table:table-cell>
          <table:table-cell office:value-type="float" office:value="0.772183052563747" calcext:value-type="float">
            <text:p>0,772183052563747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3,0,-2,-2,-3,-2,-2,0,1,0,1,1,-3,-2,-1,-2,0,-3,-3,-2,-1,1,2,2,2,0,1,2,2,-2,2,0,1,-1,-1,2,-3,-1,-1,-2,2,-1,-2,-3,-2,-3,-3,-1,-2,-2,0,0,0,2,-3,-2,1,-1,-2,-1,-1,-2,1,-1,1,-2,-3,1,2,-1,-2,-3,0,2,-1,-3,0]</text:p>
          </table:table-cell>
          <table:table-cell office:value-type="float" office:value="0.789599054372956" calcext:value-type="float">
            <text:p>0,789599054372956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-1,2,1,-2,-3,-3,1,-3,1,0,-2,-2,0,-1,0,-2,-3,1,-2,0,2,0,1,0,-3,0,1,1,2,-3,-2,-1,2,-3,0,-2,1,2,-1,1,-3,1,1,1,-3,-2,-3,2,1,-3,-3,2,2,2,-1,2,-2,-2,-3,-1,-1,-3,-2,1,-2,1,-2,0,1,-2,-1,-2,-2,0,-1,-2,1]</text:p>
          </table:table-cell>
          <table:table-cell office:value-type="float" office:value="0.834266144584568" calcext:value-type="float">
            <text:p>0,834266144584568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-2,-1,2,1,-2,2,-2,2,-1,-2,-2,1,1,0,1,-1,-3,0,-3,-3,1,1,2,2,-1,2,-1,-1,-1,-2,-3,1,-3,-2,1,1,-1,-3,-3,-3,0,1,-1,-2,-3,-3,-2,-1,1,2,-1,-3,-2,0,-3,-1,0,2,-2,-1,-1,1,-1,-2,-3,0,1,0,1,2,2,-3,0,2,0,2,-2,0]</text:p>
          </table:table-cell>
          <table:table-cell office:value-type="float" office:value="0.846955331368386" calcext:value-type="float">
            <text:p>0,846955331368386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-2,1,1,-2,0,0,-3,-3,1,2,-2,-3,-1,0,1,-2,-3,-2,-1,-2,-2,-1,-2,-1,0,-1,-2,-1,-1,-1,-1,-1,1,0,-3,-1,-1,0,0,0,0,0,0]</text:p>
          </table:table-cell>
          <table:table-cell office:value-type="float" office:value="0.873002481859779" calcext:value-type="float">
            <text:p>0,873002481859779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-2,1,1,-2,0,0,-3,-3,1,2,-2,-3,-1,0,1,-2,-3,-2,-1,-2,-2,-1,-2,-1,0,-1,-2,-1,-1,-1,-1,-1,1,0,-3,-1,-1,0,0,0,0,0,0]</text:p>
          </table:table-cell>
          <table:table-cell office:value-type="float" office:value="0.873002481859779" calcext:value-type="float">
            <text:p>0,873002481859779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-2,1,1,-2,0,0,-3,-3,1,2,-2,-3,-1,0,1,-2,-3,-2,-1,-2,-2,-1,-2,-1,0,-1,-2,-1,-1,-1,-1,-1,1,0,-3,-1,-1,0,0,0,0,0,0]</text:p>
          </table:table-cell>
          <table:table-cell office:value-type="float" office:value="0.873002481859779" calcext:value-type="float">
            <text:p>0,873002481859779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-2,1,1,-2,0,0,-3,-3,1,2,-2,-3,-1,0,1,-2,-3,-2,-1,-2,-2,-1,-2,-1,0,-1,-2,-1,-1,-1,-1,-1,1,0,-3,-1,-1,0,0,0,0,0,0]</text:p>
          </table:table-cell>
          <table:table-cell office:value-type="float" office:value="0.873002481859779" calcext:value-type="float">
            <text:p>0,873002481859779</text:p>
          </table:table-cell>
          <table:table-cell office:value-type="float" office:value="75" calcext:value-type="float">
            <text:p>75</text:p>
          </table:table-cell>
          <table:table-cell/>
        </table:table-row>
      </table:table>
      <table:table table:name="Arkusz6" table:style-name="ta1"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.277777777777778" calcext:value-type="float">
            <text:p>0,277777777777778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 office:value-type="float" office:value="0.526315789473684" calcext:value-type="float">
            <text:p>0,5263157894736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 office:value-type="float" office:value="0.266081871345029" calcext:value-type="float">
            <text:p>0,266081871345029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2,-3,2,-3,-3,-3,2,0,2,-3,0,-3,-1,-2,2,-2,0,0,0,0,0,0,0,0,0,0,0,0,0,0,0,0,0,0,0,0,0,0,0,0,-1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05" calcext:value-type="float">
            <text:p>105</text:p>
          </table:table-cell>
          <table:table-cell office:value-type="float" office:value="0.307017543859649" calcext:value-type="float">
            <text:p>0,307017543859649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 office:value-type="float" office:value="0.330409356725146" calcext:value-type="float">
            <text:p>0,330409356725146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 office:value-type="float" office:value="0.532163743" calcext:value-type="float">
            <text:p>0,532163743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 office:value-type="float" office:value="0.491228070175439" calcext:value-type="float">
            <text:p>0,49122807017543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-2,2,-2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81" calcext:value-type="float">
            <text:p>81</text:p>
          </table:table-cell>
          <table:table-cell office:value-type="float" office:value="0.236842105263158" calcext:value-type="float">
            <text:p>0,236842105263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2,-3,2,-3,-3,-3,2,0,2,-3,0,-3,-1,0,0,0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97" calcext:value-type="float">
            <text:p>97</text:p>
          </table:table-cell>
          <table:table-cell office:value-type="float" office:value="0.283625730994152" calcext:value-type="float">
            <text:p>0,283625730994152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2,-2,-2,-2,-1,-2,0,2,-3,0,-3,-1,-2,2,-2,-2,-3,-1,2,0,1,-1,1,1,-1,-3,-1,0,0,-3,-1,-3,-3,-2,-3,-2,-2,-3,2,2,-1,-2,2,2,2,1,0,-3,0,-2,1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183" calcext:value-type="float">
            <text:p>183</text:p>
          </table:table-cell>
          <table:table-cell office:value-type="float" office:value="0.535087719298246" calcext:value-type="float">
            <text:p>0,53508771929824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2,-2,-2,-1,-2,0,0,1,2,2,3,1,2,-3,-3,-1,0,0,0,-2,0,0,0,0,0,0,-2,0,0,0,1,-2,0,0,0,0,0,0,0,0,0,0,0,0,0,0,0,0,0,0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75" calcext:value-type="float">
            <text:p>75</text:p>
          </table:table-cell>
          <table:table-cell office:value-type="float" office:value="0.219298245614035" calcext:value-type="float">
            <text:p>0,21929824561403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63" calcext:value-type="float">
            <text:p>63</text:p>
          </table:table-cell>
          <table:table-cell office:value-type="float" office:value="0.184210526315789" calcext:value-type="float">
            <text:p>0,184210526315789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13" calcext:value-type="float">
            <text:p>113</text:p>
          </table:table-cell>
          <table:table-cell office:value-type="float" office:value="0.330409356725146" calcext:value-type="float">
            <text:p>0,330409356725146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2,-2,-2,-2,-1,-2,0,1,2,0,0,0,0,0,-2,-2,-3,-1,2,0,1,-1,1,1,-1,-3,-1,0,0,-3,-1,-3,-3,-2,-3,-2,-2,-3,2,2,-1,-2,2,2,2,1,0,-3,0,-2,1,0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71" calcext:value-type="float">
            <text:p>171</text:p>
          </table:table-cell>
          <table:table-cell office:value-type="float" office:value="0.5" calcext:value-type="float">
            <text:p>0,5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13" calcext:value-type="float">
            <text:p>113</text:p>
          </table:table-cell>
          <table:table-cell office:value-type="float" office:value="0.330409356725146" calcext:value-type="float">
            <text:p>0,33040935672514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1,-1,-2,-3,-1,-2,-2,2,2,-3,2,-3,-3,-3,0,0,2,-3,0,-3,-1,0,0,0,0,0,0,0,0,0,0,0,0,0,0,0,0,0,0,0,0,-3,-2,0,0,0,0,0,0,0,0,0,0,0,0,2,2,0,0,-1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81" calcext:value-type="float">
            <text:p>81</text:p>
          </table:table-cell>
          <table:table-cell office:value-type="float" office:value="0.236842105263158" calcext:value-type="float">
            <text:p>0,236842105263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80" calcext:value-type="float">
            <text:p>80</text:p>
          </table:table-cell>
          <table:table-cell office:value-type="float" office:value="0.233918128654971" calcext:value-type="float">
            <text:p>0,233918128654971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 office:value-type="float" office:value="0.309941520467836" calcext:value-type="float">
            <text:p>0,30994152046783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0,0,0,0,0,0,0,0,0,0,0,0,0,0,0,0,0,0,0,0,0,0,0,0,0,0,0,-1,0,0,0,0,0,0,2,2,0,2,-2,-1]</text:p>
          </table:table-cell>
          <table:table-cell office:value-type="float" office:value="0.0765941686205071" calcext:value-type="float">
            <text:p>0,076594168620507</text:p>
          </table:table-cell>
          <table:table-cell office:value-type="float" office:value="73" calcext:value-type="float">
            <text:p>73</text:p>
          </table:table-cell>
          <table:table-cell office:value-type="float" office:value="0.213450292397661" calcext:value-type="float">
            <text:p>0,21345029239766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2,0,-1,1,0,-1,1,-2,-1,-1,-2,-3,-1,-2,-2,2,2,0,0,0,0,0,-2,0,0,0,0,0,0,0,0,0,0,0,0,0,0,0,0,0,0,0,0,0,0,0,0,0,0,-3,-2,0,0,0,0,0,0,0,0,0,0,0,0,2,2,0,0,-1,-1]</text:p>
          </table:table-cell>
          <table:table-cell office:value-type="float" office:value="0.08" calcext:value-type="float">
            <text:p>0,08</text:p>
          </table:table-cell>
          <table:table-cell office:value-type="float" office:value="64" calcext:value-type="float">
            <text:p>64</text:p>
          </table:table-cell>
          <table:table-cell office:value-type="float" office:value="0.187134502923977" calcext:value-type="float">
            <text:p>0,1871345029239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 office:value-type="float" office:value="0.233918128654971" calcext:value-type="float">
            <text:p>0,2339181286549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 office:value-type="float" office:value="0.184210526315789" calcext:value-type="float">
            <text:p>0,184210526315789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-2,-3,-3,-2,1,-1,2,-1,-1,-2,-3,-1,-2,-2,2,2,-3,2,-2,-2,-1,-2,0,0,1,2,2,3,1,2,-3,-3,-1,0,0,0,-2,0,0,0,0,0,0,-2,0,0,0,1,-2,0,0,0,0,0,0,0,0,0,0,0,0,0,2,2,0,2,-2,-1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23" calcext:value-type="float">
            <text:p>123</text:p>
          </table:table-cell>
          <table:table-cell office:value-type="float" office:value="0.359649122807018" calcext:value-type="float">
            <text:p>0,35964912280701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-2,0,0,0,0,0,0,0,0,0,0,0,0,0,0,0,0,0,0,0,0,0,0,0,0,0,0,-3,-2,0,0,0,0,0,0,0,0,0,0,0,0,2,2,0,0,-1,-1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56" calcext:value-type="float">
            <text:p>56</text:p>
          </table:table-cell>
          <table:table-cell office:value-type="float" office:value="0.16374269005848" calcext:value-type="float">
            <text:p>0,1637426900584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 office:value-type="float" office:value="0.184210526315789" calcext:value-type="float">
            <text:p>0,1842105263157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0,0,0,0,0,0,0,0,0,0,0,0,0,0,2,2,0,2,-2,-1]</text:p>
          </table:table-cell>
          <table:table-cell office:value-type="float" office:value="0.0923760430703401" calcext:value-type="float">
            <text:p>0,09237604307034</text:p>
          </table:table-cell>
          <table:table-cell office:value-type="float" office:value="62" calcext:value-type="float">
            <text:p>62</text:p>
          </table:table-cell>
          <table:table-cell office:value-type="float" office:value="0.181286549707602" calcext:value-type="float">
            <text:p>0,18128654970760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952190457139046" calcext:value-type="float">
            <text:p>0,095219045713905</text:p>
          </table:table-cell>
          <table:table-cell office:value-type="float" office:value="80" calcext:value-type="float">
            <text:p>80</text:p>
          </table:table-cell>
          <table:table-cell office:value-type="float" office:value="0.233918128654971" calcext:value-type="float">
            <text:p>0,2339181286549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1,-2,0,0,0,0,0,0,0,0,0,0,0,0,0,2,2,0,2,-2,-1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 office:value-type="float" office:value="0.245614035087719" calcext:value-type="float">
            <text:p>0,24561403508771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-1,0,2,0,-1,1,0,-1,1,-2,-1,-1,-2,-3,-1,-2,-2,2,2,-3,2,-3,-3,-3,2,0,1,2,0,0,0,0,0,0,0,0,0,0,0,0,0,0,0,0,0,0,0,0,0,0,0,0,0,0,0,0,0,0,0,0,0,0,0,0,0,2,2,0,2,-2,2]</text:p>
          </table:table-cell>
          <table:table-cell office:value-type="float" office:value="0.0952190457139048" calcext:value-type="float">
            <text:p>0,095219045713905</text:p>
          </table:table-cell>
          <table:table-cell office:value-type="float" office:value="87" calcext:value-type="float">
            <text:p>87</text:p>
          </table:table-cell>
          <table:table-cell office:value-type="float" office:value="0.254385964912281" calcext:value-type="float">
            <text:p>0,254385964912281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-1,2,-2,-1,-1,-2,-1,-3,-3,-3,-3,1,1,-2,-1,-1,1,-1,1,-3,-3,1,1,0,2,-3,3,-2,-3,0,2,-3,2,-2,-3,-2,-2,-1,1,1,0,-2,-3,0,1,2,2,2,-2,2,-1,-1,-3,-2,3,-3,2,1,-1,1,-1,2,-1,0,1,2,2,-1,1,-3,-2,0,-2,-1,1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87" calcext:value-type="float">
            <text:p>187</text:p>
          </table:table-cell>
          <table:table-cell office:value-type="float" office:value="0.546783625730994" calcext:value-type="float">
            <text:p>0,546783625730994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0,0,-3,0,-1,-1,-1,-1,1,-1,-1,-1,-3,-1,-1,1,0,-1,-3,-3,1,0,2,-2,-2,-2,-1,-2,0,0,1,2,2,3,1,0,-3,-3,-1,-3,0,0,-2,0,-3,-3,-1,-2,-2,2,-3,-3,-2,-3,-2,2,1,-1,-2,0,-2,-3,0,-1,0,0,0,-2,2,0,2,-2,-3,0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57" calcext:value-type="float">
            <text:p>157</text:p>
          </table:table-cell>
          <table:table-cell office:value-type="float" office:value="0.45906432748538" calcext:value-type="float">
            <text:p>0,45906432748538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0,-3,-3,-1,-3,0,0,-2,0,0,0,0,0,0,0,0,0,0,0,-3,-2,0,0,0,0,0,0,0,0,0,0,0,0,2,2,0,2,-2,-1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14" calcext:value-type="float">
            <text:p>114</text:p>
          </table:table-cell>
          <table:table-cell office:value-type="float" office:value="0.333333333333333" calcext:value-type="float">
            <text:p>0,33333333333333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 office:value-type="float" office:value="0.228070175438596" calcext:value-type="float">
            <text:p>0,22807017543859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0,0,0,0,0,0,2,-1,0,0,0,0,0,0,2,2,0,2,-2,-1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92" calcext:value-type="float">
            <text:p>92</text:p>
          </table:table-cell>
          <table:table-cell office:value-type="float" office:value="0.269005847953216" calcext:value-type="float">
            <text:p>0,26900584795321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0,-2,2,2,-3,2,-3,0,-3,2,0,1,2,0,0,0,0,0,0,0,0,0,0,0,0,0,0,0,0,0,0,0,0,0,0,0,0,0,0,0,0,0,0,0,0,0,0,0,0,0,2,2,0,2,-2,-1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80" calcext:value-type="float">
            <text:p>80</text:p>
          </table:table-cell>
          <table:table-cell office:value-type="float" office:value="0.233918128654971" calcext:value-type="float">
            <text:p>0,233918128654971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3,-3,2,-3,0,-2,-1,-3,-2,1,-1,-3,1,0,1,-3,-1,-3,2,-3,0,2,-1,-2,2,-1,2,0,-2,-1,2,-2,0,2,-3,0,-3,-1,-2,2,-2,-2,-3,-1,2,0,1,-1,1,1,-1,-3,-1,0,0,-3,-1,-3,-3,-2,-3,-2,-2,-3,2,2,-1,-2,2,2,-1,1,-3,0,2,0,-1,-2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84" calcext:value-type="float">
            <text:p>184</text:p>
          </table:table-cell>
          <table:table-cell office:value-type="float" office:value="0.538011695906433" calcext:value-type="float">
            <text:p>0,538011695906433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03" calcext:value-type="float">
            <text:p>103</text:p>
          </table:table-cell>
          <table:table-cell office:value-type="float" office:value="0.301169590643275" calcext:value-type="float">
            <text:p>0,3011695906432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1,-3,-3,2,0,1,2,0,0,0,0,0,0,0,0,0,0,0,0,0,0,0,0,0,0,0,0,0,0,1,-2,0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7" calcext:value-type="float">
            <text:p>97</text:p>
          </table:table-cell>
          <table:table-cell office:value-type="float" office:value="0.283625730994152" calcext:value-type="float">
            <text:p>0,283625730994152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03" calcext:value-type="float">
            <text:p>103</text:p>
          </table:table-cell>
          <table:table-cell office:value-type="float" office:value="0.301169590643275" calcext:value-type="float">
            <text:p>0,301169590643275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0,0,-3,0,-1,-1,-1,-3,-1,-1,-2,-2,-2,-3,-1,1,0,-1,-3,-3,1,0,2,-2,-2,-2,-1,-2,0,0,1,2,2,3,1,0,-3,-3,-1,-3,0,0,-2,0,-3,-3,-1,-2,-2,2,-3,-3,-2,-3,-2,2,1,-1,-2,0,-2,-3,0,-1,0,0,0,-2,2,0,2,-2,-3,0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67" calcext:value-type="float">
            <text:p>167</text:p>
          </table:table-cell>
          <table:table-cell office:value-type="float" office:value="0.488304093567251" calcext:value-type="float">
            <text:p>0,48830409356725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2,0,0,0,-2,0,0,-2,0,0,0,0,0,0,0,2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3" calcext:value-type="float">
            <text:p>93</text:p>
          </table:table-cell>
          <table:table-cell office:value-type="float" office:value="0.271929824561403" calcext:value-type="float">
            <text:p>0,27192982456140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-2,2,-2,0,0,0,0,0,0,0,0,0,0,0,0,0,0,0,0,0,0,0,0,0,0,0,0,0,0,0,0,0,0,0,2,2,0,0,-1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64" calcext:value-type="float">
            <text:p>64</text:p>
          </table:table-cell>
          <table:table-cell office:value-type="float" office:value="0.187134502923977" calcext:value-type="float">
            <text:p>0,1871345029239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12" calcext:value-type="float">
            <text:p>0,12</text:p>
          </table:table-cell>
          <table:table-cell office:value-type="float" office:value="91" calcext:value-type="float">
            <text:p>91</text:p>
          </table:table-cell>
          <table:table-cell office:value-type="float" office:value="0.266081871345029" calcext:value-type="float">
            <text:p>0,26608187134502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3,-3,-1,-2,-2,2,0,0,0,0,0,0,-1,0,0,0,0,0,0,0,0,0,0,0,0,0,0,0,0,0,0,0,0,0,0,0,0,0,0,0,0,0,0,0,0,0,0,0,0,0,0,0,0,2,2,0,0,-2,-1]</text:p>
          </table:table-cell>
          <table:table-cell office:value-type="float" office:value="0.12" calcext:value-type="float">
            <text:p>0,12</text:p>
          </table:table-cell>
          <table:table-cell office:value-type="float" office:value="60" calcext:value-type="float">
            <text:p>60</text:p>
          </table:table-cell>
          <table:table-cell office:value-type="float" office:value="0.175438596491228" calcext:value-type="float">
            <text:p>0,175438596491228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1,2,0,-2,1,-1,0,-1,-2,1,-1,1,-1,2,1,0,-2,-2,2,-2,-3,1,2,2,2,-2,2,-1,-1,-3,-2,-3,-2,2,1,-1,-2,0,-2,-3,1,-2,1,0,1,-1,0,0,2,0,-1,-1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47" calcext:value-type="float">
            <text:p>147</text:p>
          </table:table-cell>
          <table:table-cell office:value-type="float" office:value="0.429824561403509" calcext:value-type="float">
            <text:p>0,42982456140350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0,0,0,0,0,0,0,0,0,0,0,0,0,0,0,0,0,0,0,0,-3,-2,0,0,0,0,0,0,0,0,0,0,0,0,0,0,0,0,0,0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47" calcext:value-type="float">
            <text:p>47</text:p>
          </table:table-cell>
          <table:table-cell office:value-type="float" office:value="0.137426900584795" calcext:value-type="float">
            <text:p>0,13742690058479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0,0,0,0,0,0,0,0,0,0,0,0,0,0,0,0,0,0,0,0,0,0,0,0,0,0,0,0,0,-1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8" calcext:value-type="float">
            <text:p>68</text:p>
          </table:table-cell>
          <table:table-cell office:value-type="float" office:value="0.198830409356725" calcext:value-type="float">
            <text:p>0,19883040935672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2,-3,2,-3,-3,-3,2,0,1,2,0,0,0,0,0,0,0,0,0,0,0,0,0,0,0,0,0,0,0,0,0,0,0,0,0,0,0,0,0,0,0,0,0,0,0,0,0,0,0,0,0,0,0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58" calcext:value-type="float">
            <text:p>58</text:p>
          </table:table-cell>
          <table:table-cell office:value-type="float" office:value="0.169590643274854" calcext:value-type="float">
            <text:p>0,16959064327485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3,0,0,0,0,0,0,0,0,0,0,0,-3,-1,-2,-3,-1,-2,-2,2,0,0,0,0,0,0,0,0,2,-3,0,-3,-1,0,0,0,0,0,0,0,0,0,0,0,0,0,0,0,0,0,0,0,0,0,0,0,0,0,0,0,0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1" calcext:value-type="float">
            <text:p>61</text:p>
          </table:table-cell>
          <table:table-cell office:value-type="float" office:value="0.178362573099415" calcext:value-type="float">
            <text:p>0,17836257309941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0,0,0,0,0,0,0,0,0,0,0,0,0,0,0,0,0,0,0,0,0,0,0,0,0,0,0,0,0,0,0,0,0,0,0,0,0]</text:p>
          </table:table-cell>
          <table:table-cell office:value-type="float" office:value="0.130639452948436" calcext:value-type="float">
            <text:p>0,130639452948436</text:p>
          </table:table-cell>
          <table:table-cell office:value-type="float" office:value="48" calcext:value-type="float">
            <text:p>48</text:p>
          </table:table-cell>
          <table:table-cell office:value-type="float" office:value="0.140350877192982" calcext:value-type="float">
            <text:p>0,140350877192982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0,-2,1,-1,0,-1,-2,1,-1,1,-1,2,1,0,-2,-2,0,-2,-2,-1,-2,-2,-1,2,0,-1,1,0,1,-1,0,-3,-2,0,-2,-3,2,2,-1,-2,2,2,-1,1,-3,0,0,-2,-1,1]</text:p>
          </table:table-cell>
          <table:table-cell office:value-type="float" office:value="0.134660065844828" calcext:value-type="float">
            <text:p>0,134660065844828</text:p>
          </table:table-cell>
          <table:table-cell office:value-type="float" office:value="161" calcext:value-type="float">
            <text:p>161</text:p>
          </table:table-cell>
          <table:table-cell office:value-type="float" office:value="0.470760233918129" calcext:value-type="float">
            <text:p>0,47076023391812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-1,-1,-1,-1,-3,-1,-1,-2,-2,-2,-3,2,2,-3,2,-2,-2,2,0,0,0,0,0,0,0,0,2,-3,0,-3,-1,-2,2,-2,-2,-3,-1,2,0,-1,-1,1,0,0,0,0,0,0,0,0,0,0,0,0,0,0,0,0,0,0,0,0,0,0,0,0,0,0,0,0,0]</text:p>
          </table:table-cell>
          <table:table-cell office:value-type="float" office:value="0.136626010212795" calcext:value-type="float">
            <text:p>0,136626010212795</text:p>
          </table:table-cell>
          <table:table-cell office:value-type="float" office:value="80" calcext:value-type="float">
            <text:p>80</text:p>
          </table:table-cell>
          <table:table-cell office:value-type="float" office:value="0.233918128654971" calcext:value-type="float">
            <text:p>0,2339181286549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33" calcext:value-type="float">
            <text:p>33</text:p>
          </table:table-cell>
          <table:table-cell office:value-type="float" office:value="0.0964912280701754" calcext:value-type="float">
            <text:p>0,096491228070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-1,0,2,0,-1,1,0,-1,1,-2,-1,-1,-2,-3,-1,-2,-2,2,2,-3,2,-3,-3,-3,2,0,1,2,0,0,0,0,0,0,0,0,0,0,0,0,0,0,0,0,0,0,0,0,0,0,0,0,0,0,0,0,0,0,0,0,0,0,0,0,0,2,2,0,2,-2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87" calcext:value-type="float">
            <text:p>87</text:p>
          </table:table-cell>
          <table:table-cell office:value-type="float" office:value="0.254385964912281" calcext:value-type="float">
            <text:p>0,2543859649122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63" calcext:value-type="float">
            <text:p>63</text:p>
          </table:table-cell>
          <table:table-cell office:value-type="float" office:value="0.184210526315789" calcext:value-type="float">
            <text:p>0,1842105263157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-1,-1,1,0,0,0,0,0,0,0,0,0,0,0,0,0,0,0,0,0,0,0,0,0,0,0,2,2,0,2,-2,-1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83" calcext:value-type="float">
            <text:p>83</text:p>
          </table:table-cell>
          <table:table-cell office:value-type="float" office:value="0.242690058479532" calcext:value-type="float">
            <text:p>0,24269005847953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79" calcext:value-type="float">
            <text:p>79</text:p>
          </table:table-cell>
          <table:table-cell office:value-type="float" office:value="0.230994152046784" calcext:value-type="float">
            <text:p>0,2309941520467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-3,-2,0,0,0,0,0,0,0,0,0,0,0,0,2,2,0,2,-2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63" calcext:value-type="float">
            <text:p>63</text:p>
          </table:table-cell>
          <table:table-cell office:value-type="float" office:value="0.184210526315789" calcext:value-type="float">
            <text:p>0,1842105263157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0,0,0,0,0,0,0,-1,0,0,0,0,0,0,2,2,0,0,-1,-1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52" calcext:value-type="float">
            <text:p>52</text:p>
          </table:table-cell>
          <table:table-cell office:value-type="float" office:value="0.152046783625731" calcext:value-type="float">
            <text:p>0,15204678362573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-3,2,0,1,2,0,0,0,0,0,0,0,0,0,0,0,0,0,0,0,0,0,0,0,0,0,0,0,0,0,0,0,0,0,0,0,0,0,0,0,0,0,0,0,0,0,0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39" calcext:value-type="float">
            <text:p>39</text:p>
          </table:table-cell>
          <table:table-cell office:value-type="float" office:value="0.114035087719298" calcext:value-type="float">
            <text:p>0,114035087719298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2,0,-1,0,2,0,2,-2,2,-1,-1,-1,-1,0,-2,-2,0,-1,0,1,2,-3,2,-3,-3,0,0,0,-2,0,0,0,0,0,0,0,0,0,0,0,0,0,0,2,-1,0,-1,0,0,2,-3,0,-3,2,1,-1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25" calcext:value-type="float">
            <text:p>125</text:p>
          </table:table-cell>
          <table:table-cell office:value-type="float" office:value="0.365497076023392" calcext:value-type="float">
            <text:p>0,3654970760233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-1,1,-2,-1,-1,-2,-3,-1,-2,-2,2,2,-3,2,-3,-3,-3,2,0,1,2,0,0,0,0,0,0,0,0,0,0,0,0,0,0,0,0,0,0,0,0,0,0,0,0,0,0,0,0,0,0,0,0,0,0,0,0,0,0,0,0,0,0,0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59" calcext:value-type="float">
            <text:p>59</text:p>
          </table:table-cell>
          <table:table-cell office:value-type="float" office:value="0.172514619883041" calcext:value-type="float">
            <text:p>0,172514619883041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0,0,0,0,0,0,0,1,2,1,1,0,-3,-3,-1,-3,0,-3,-3,2,-1,-2,-1,-2,-2,2,-3,-3,-2,-3,-2,2,1,-1,-2,0,-2,-3,1,-2,1,0,1,-1,0,0,2,0,-1,-1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42" calcext:value-type="float">
            <text:p>142</text:p>
          </table:table-cell>
          <table:table-cell office:value-type="float" office:value="0.415204678362573" calcext:value-type="float">
            <text:p>0,4152046783625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1,-3,-3,2,0,1,2,0,0,0,0,0,0,0,0,0,0,0,0,0,0,0,0,0,0,0,0,0,0,1,-2,0,0,0,0,0,0,0,0,0,0,0,0,0,2,2,0,2,-2,-1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97" calcext:value-type="float">
            <text:p>97</text:p>
          </table:table-cell>
          <table:table-cell office:value-type="float" office:value="0.283625730994152" calcext:value-type="float">
            <text:p>0,283625730994152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3,2,-1,-3,1,0,-2,0,-3,-3,-1,-2,-2,2,-3,-3,-2,-3,-2,2,1,-1,-2,0,-2,-3,0,-1,0,0,0,-2,2,0,2,-2,-3,0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70" calcext:value-type="float">
            <text:p>170</text:p>
          </table:table-cell>
          <table:table-cell office:value-type="float" office:value="0.497076023391813" calcext:value-type="float">
            <text:p>0,497076023391813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1,2,-3,-1,0,2,0,-1,1,-1,-1,-1,-3,-1,-1,1,0,-1,-3,-3,1,0,2,-2,-2,-2,-1,-2,0,0,1,2,2,3,1,0,-3,-3,-1,-3,0,0,-2,0,-3,-3,-1,-2,-2,2,-3,-3,-2,-3,-2,2,1,-1,-2,0,-2,-3,0,-1,0,0,0,-2,2,0,2,-2,-3,0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61" calcext:value-type="float">
            <text:p>161</text:p>
          </table:table-cell>
          <table:table-cell office:value-type="float" office:value="0.470760233918129" calcext:value-type="float">
            <text:p>0,47076023391812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-3,-2,0,0,0,0,0,0,0,0,0,0,0,0,2,2,0,0,-1,-1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57" calcext:value-type="float">
            <text:p>57</text:p>
          </table:table-cell>
          <table:table-cell office:value-type="float" office:value="0.166666666666667" calcext:value-type="float">
            <text:p>0,1666666666666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-3,-3,0,0,0,0,0,0,0,0,0,0,0,0,0,0,2,2,0,2,-2,-1]</text:p>
          </table:table-cell>
          <table:table-cell office:value-type="float" office:value="0.161658075373095" calcext:value-type="float">
            <text:p>0,161658075373095</text:p>
          </table:table-cell>
          <table:table-cell office:value-type="float" office:value="90" calcext:value-type="float">
            <text:p>90</text:p>
          </table:table-cell>
          <table:table-cell office:value-type="float" office:value="0.263157894736842" calcext:value-type="float">
            <text:p>0,263157894736842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1,-2,-1,-3,-3,-3,-3,1,1,-2,1,2,0,2,1,-2,-2,2,2,-1,-3,2,-2,-1,-1,2,-2,-2,1,-2,1,-2,-1,1,1,-1,-3,0,-3,0,1,2,2,2,-2,2,-1,-1,-3,-2,-2,-3,2,1,-1,1,-1,2,-1,0,-1,0,0,0,-2,2,0,2,-2,-3,0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69" calcext:value-type="float">
            <text:p>169</text:p>
          </table:table-cell>
          <table:table-cell office:value-type="float" office:value="0.494152046783626" calcext:value-type="float">
            <text:p>0,49415204678362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0,0,0,0,0,0,-2,2,2,-3,2,-3,0,-3,2,0,1,2,0,0,0,0,0,0,0,0,0,0,0,0,0,0,0,0,0,0,0,0,0,0,0,0,0,0,0,0,0,0,0,0,0,0,0,0,0,2,2,0,2,-2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74" calcext:value-type="float">
            <text:p>74</text:p>
          </table:table-cell>
          <table:table-cell office:value-type="float" office:value="0.216374269005848" calcext:value-type="float">
            <text:p>0,21637426900584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-2,0,0,0,0,0,0,0,0,0,0,0,0,0,0,0,0,0,0,0,0,0,0,0,0,0,0,-3,-2,0,0,0,0,0,0,0,0,0,0,0,0,2,2,0,0,-1,-1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56" calcext:value-type="float">
            <text:p>56</text:p>
          </table:table-cell>
          <table:table-cell office:value-type="float" office:value="0.16374269005848" calcext:value-type="float">
            <text:p>0,16374269005848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-2,-1,-1,-2,-1,-3,-3,-3,-3,1,1,-2,1,2,0,-1,-3,-1,-1,1,-1,0,2,-3,0,-2,-3,0,2,-3,2,-2,-3,-2,-2,-1,1,1,0,-2,-3,0,1,2,2,2,-2,2,-1,-1,-3,-2,-2,-3,2,1,-1,1,-1,2,-1,0,-2,2,2,-1,1,-3,0,0,-2,-1,1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174" calcext:value-type="float">
            <text:p>174</text:p>
          </table:table-cell>
          <table:table-cell office:value-type="float" office:value="0.508771929824561" calcext:value-type="float">
            <text:p>0,50877192982456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-1,-3,-1,-1,-2,-3,-1,-2,-2,2,2,-3,2,-3,-3,-3,2,0,1,2,0,0,0,0,0,0,0,0,0,0,0,0,0,0,0,0,0,0,0,0,0,0,0,-3,-2,0,0,0,0,0,0,0,0,0,0,0,0,2,2,0,2,-2,-1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96" calcext:value-type="float">
            <text:p>96</text:p>
          </table:table-cell>
          <table:table-cell office:value-type="float" office:value="0.280701754385965" calcext:value-type="float">
            <text:p>0,280701754385965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0,2,0,-1,1,-1,-1,-1,-3,-1,-1,1,0,-1,-3,-3,1,0,2,-2,-2,-2,-1,-2,0,2,-3,0,-3,-1,-2,2,-2,-2,-3,-1,2,0,1,-1,1,1,-1,-3,-1,0,0,-3,-1,-3,-3,-2,-3,-2,-2,-3,2,2,-1,-2,2,2,2,1,0,-3,0,-2,1,0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66" calcext:value-type="float">
            <text:p>166</text:p>
          </table:table-cell>
          <table:table-cell office:value-type="float" office:value="0.485380116959064" calcext:value-type="float">
            <text:p>0,485380116959064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3,1,-2,1,2,-2,-1,-3,2,0,0,1,0,-1,-1,-3,-1,-1,0,0,-3,-3,-2,1,-2,0,-2,2,-3,2,-1,-3,1,0,-2,0,-3,0,-1,-2,-2,2,-3,-3,-2,-3,-2,2,1,-1,-2,0,-2,-3,0,-1,0,0,0,-2,2,0,2,-2,-3,0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68" calcext:value-type="float">
            <text:p>168</text:p>
          </table:table-cell>
          <table:table-cell office:value-type="float" office:value="0.491228070175439" calcext:value-type="float">
            <text:p>0,491228070175439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3,2,-1,-3,1,0,-2,0,-3,-3,-1,-2,-2,2,-3,-3,-2,-3,-2,2,1,-1,-2,0,-2,-3,1,-2,1,0,1,-1,0,0,2,0,-1,-1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53" calcext:value-type="float">
            <text:p>153</text:p>
          </table:table-cell>
          <table:table-cell office:value-type="float" office:value="0.447368421052632" calcext:value-type="float">
            <text:p>0,447368421052632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-1,1,0,0,2,1,0,1,-2,-1,-3,-1,2,0,0,1,-2,0,-2,2,-3,2,-1,-3,1,0,-2,0,-3,-3,-1,-2,-2,2,-3,-3,-2,-3,-2,2,1,-1,-2,0,-2,-3,0,-1,0,0,0,-2,2,0,2,-2,-3,0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61" calcext:value-type="float">
            <text:p>161</text:p>
          </table:table-cell>
          <table:table-cell office:value-type="float" office:value="0.470760233918129" calcext:value-type="float">
            <text:p>0,47076023391812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33" calcext:value-type="float">
            <text:p>33</text:p>
          </table:table-cell>
          <table:table-cell office:value-type="float" office:value="0.0964912280701754" calcext:value-type="float">
            <text:p>0,096491228070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-1,-3,0,0,0,0,0,-1,-1,-2,-3,-1,-2,-2,2,0,0,0,0,0,0,-2,0,0,0,0,0,0,0,0,0,0,0,0,0,0,0,0,0,0,0,0,0,0,0,0,0,0,0,0,0,0,0,0,0,0,0,0,0,0,0,0,0,0,0,0,0,-1]</text:p>
          </table:table-cell>
          <table:table-cell office:value-type="float" office:value="0.172819751957543" calcext:value-type="float">
            <text:p>0,172819751957543</text:p>
          </table:table-cell>
          <table:table-cell office:value-type="float" office:value="42" calcext:value-type="float">
            <text:p>42</text:p>
          </table:table-cell>
          <table:table-cell office:value-type="float" office:value="0.12280701754386" calcext:value-type="float">
            <text:p>0,122807017543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0,0,0,0,0,0,0,2,-3,0,-3,-1,-2,2,-2,0,0,0,0,0,0,0,0,0,0,0,0,0,0,0,0,0,0,0,0,0,0,0,0,0,0,0,0,0,0,0,2,2,0,2,-2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70" calcext:value-type="float">
            <text:p>70</text:p>
          </table:table-cell>
          <table:table-cell office:value-type="float" office:value="0.204678362573099" calcext:value-type="float">
            <text:p>0,204678362573099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0,-2,1,-1,0,-1,-2,1,-1,1,-1,2,1,0,-2,-2,0,-2,-2,-1,-2,-2,-1,2,0,-1,1,0,1,-1,0,-3,-2,0,-2,-3,2,2,-1,-2,2,2,-1,1,-3,0,0,-2,-1,1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61" calcext:value-type="float">
            <text:p>161</text:p>
          </table:table-cell>
          <table:table-cell office:value-type="float" office:value="0.470760233918129" calcext:value-type="float">
            <text:p>0,47076023391812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-3,-2,0,0,0,0,0,0,0,0,0,0,0,0,2,2,0,2,-2,-1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88" calcext:value-type="float">
            <text:p>88</text:p>
          </table:table-cell>
          <table:table-cell office:value-type="float" office:value="0.257309941520468" calcext:value-type="float">
            <text:p>0,2573099415204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33" calcext:value-type="float">
            <text:p>33</text:p>
          </table:table-cell>
          <table:table-cell office:value-type="float" office:value="0.0964912280701754" calcext:value-type="float">
            <text:p>0,096491228070176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2,0,-1,0,2,0,2,-2,2,-1,-1,-1,-1,0,-2,-2,0,-1,0,1,2,-3,0,0,0,0,0,0,0,0,0,0,0,0,0,0,0,0,0,0,0,0,0,2,-1,0,-1,0,0,2,-3,0,-3,2,1,-1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12" calcext:value-type="float">
            <text:p>112</text:p>
          </table:table-cell>
          <table:table-cell office:value-type="float" office:value="0.327485380116959" calcext:value-type="float">
            <text:p>0,32748538011695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56" calcext:value-type="float">
            <text:p>56</text:p>
          </table:table-cell>
          <table:table-cell office:value-type="float" office:value="0.16374269005848" calcext:value-type="float">
            <text:p>0,1637426900584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2,-3,-1,0,2,0,-1,1,0,-1,1,-2,-1,-1,-2,-3,-1,-2,-2,2,2,-3,2,-2,-2,-1,-2,0,2,1,2,2,3,1,0,-3,-3,0,0,0,0,0,0,0,0,0,0,0,0,0,0,0,0,0,0,0,0,0,0,0,0,0,0,0,0,0,0,0,0,0,0,0,0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80" calcext:value-type="float">
            <text:p>80</text:p>
          </table:table-cell>
          <table:table-cell office:value-type="float" office:value="0.233918128654971" calcext:value-type="float">
            <text:p>0,2339181286549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-1,-1,-1,-1,-3,-1,-1,-2,-2,-2,-3,2,2,-3,2,-2,-2,2,0,0,0,0,0,0,0,0,2,-3,0,-3,-1,-2,2,-2,-2,-3,0,0,0,0,0,0,0,0,0,0,0,0,0,0,0,0,0,0,0,0,0,0,0,0,0,0,0,0,0,0,0,0,0,0,0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71" calcext:value-type="float">
            <text:p>71</text:p>
          </table:table-cell>
          <table:table-cell office:value-type="float" office:value="0.207602339181287" calcext:value-type="float">
            <text:p>0,2076023391812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56" calcext:value-type="float">
            <text:p>56</text:p>
          </table:table-cell>
          <table:table-cell office:value-type="float" office:value="0.16374269005848" calcext:value-type="float">
            <text:p>0,16374269005848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1,2,0,-2,1,-1,0,-1,-2,1,-2,0,-2,2,-2,2,-1,-3,1,0,-1,1,-1,2,1,-2,2,-1,-1,-3,-2,-3,-2,2,1,-1,-2,0,-2,-3,1,-2,1,0,1,-1,0,0,2,0,-1,-1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45" calcext:value-type="float">
            <text:p>145</text:p>
          </table:table-cell>
          <table:table-cell office:value-type="float" office:value="0.423976608187135" calcext:value-type="float">
            <text:p>0,42397660818713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0,2,-2,2,-3,2,0,1,2,0,0,0,0,0,0,0,0,0,0,0,0,0,0,0,0,0,0,0,0,0,0,0,-3,-2,0,0,0,0,0,0,0,0,0,0,0,0,2,2,0,2,-2,-1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94" calcext:value-type="float">
            <text:p>94</text:p>
          </table:table-cell>
          <table:table-cell office:value-type="float" office:value="0.274853801169591" calcext:value-type="float">
            <text:p>0,2748538011695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63" calcext:value-type="float">
            <text:p>63</text:p>
          </table:table-cell>
          <table:table-cell office:value-type="float" office:value="0.184210526315789" calcext:value-type="float">
            <text:p>0,184210526315789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1,-3,-1,-1,1,0,-1,-3,-3,1,0,2,-2,-2,-2,-1,-2,0,0,1,2,2,3,1,0,-3,-3,-1,-3,0,-3,-3,2,-1,-2,0,-1,0,-2,-3,-3,2,1,-2,-2,-1,1,1,1,2,-2,-1,-3,-3,2,-3,0,-1,-2,0,-2,-1,1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74" calcext:value-type="float">
            <text:p>174</text:p>
          </table:table-cell>
          <table:table-cell office:value-type="float" office:value="0.508771929824561" calcext:value-type="float">
            <text:p>0,50877192982456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0,0,0,0,0,0,-2,-3,1,-2,1,0,1,-1,0,0,2,0,-2,-1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93" calcext:value-type="float">
            <text:p>93</text:p>
          </table:table-cell>
          <table:table-cell office:value-type="float" office:value="0.271929824561403" calcext:value-type="float">
            <text:p>0,27192982456140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1,-1,1,0,-1,-3,-3,1,0,2,-2,-2,-2,-1,-2,0,2,-3,0,-3,-1,-2,2,-2,-2,0,0,0,0,0,0,0,0,0,0,0,0,0,0,0,0,0,0,0,0,0,0,0,0,0,0,0,0,0,0,2,2,0,2,-2,-1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96" calcext:value-type="float">
            <text:p>96</text:p>
          </table:table-cell>
          <table:table-cell office:value-type="float" office:value="0.280701754385965" calcext:value-type="float">
            <text:p>0,280701754385965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-3,2,-3,0,2,-1,-2,2,-1,2,0,-2,-1,2,3,0,0,0,2,2,-3,0,0,-3,0,-1,-3,-2,2,1,2,-2,-3,0,-2,0,-2,-2,-3,0,1,-2,-2,-1,1,1,0,0,0,0,0,0,0,0,0,2,2,0,2,-2,-1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132" calcext:value-type="float">
            <text:p>132</text:p>
          </table:table-cell>
          <table:table-cell office:value-type="float" office:value="0.385964912280702" calcext:value-type="float">
            <text:p>0,38596491228070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-3,-3,2,0,1,2,0,0,0,0,0,0,0,0,0,0,0,0,0,0,0,0,0,0,0,0,0,0,0,0,0,0,0,0,0,0,0,0,0,0,0,0,0,2,2,0,2,-2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62" calcext:value-type="float">
            <text:p>62</text:p>
          </table:table-cell>
          <table:table-cell office:value-type="float" office:value="0.181286549707602" calcext:value-type="float">
            <text:p>0,181286549707602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0,0,0,0,0,0,0,1,2,1,-2,2,-3,2,-1,-3,1,0,-2,0,1,-2,-1,-2,-2,2,-3,-3,-2,-3,-2,2,1,-1,-2,0,-2,-3,1,-2,1,0,1,-1,0,0,2,0,-1,-1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38" calcext:value-type="float">
            <text:p>138</text:p>
          </table:table-cell>
          <table:table-cell office:value-type="float" office:value="0.403508771929825" calcext:value-type="float">
            <text:p>0,40350877192982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91" calcext:value-type="float">
            <text:p>91</text:p>
          </table:table-cell>
          <table:table-cell office:value-type="float" office:value="0.266081871345029" calcext:value-type="float">
            <text:p>0,26608187134502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2,-2,2,2,-3,2,-1,-3,-3,2,0,1,2,0,0,0,0,0,0,0,0,0,0,0,0,0,0,0,0,0,0,0,0,0,0,1,-2,0,0,0,0,0,0,0,0,0,0,0,0,0,2,2,0,2,-2,-1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80" calcext:value-type="float">
            <text:p>80</text:p>
          </table:table-cell>
          <table:table-cell office:value-type="float" office:value="0.233918128654971" calcext:value-type="float">
            <text:p>0,2339181286549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79" calcext:value-type="float">
            <text:p>79</text:p>
          </table:table-cell>
          <table:table-cell office:value-type="float" office:value="0.230994152046784" calcext:value-type="float">
            <text:p>0,2309941520467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1,-2,-1,-1,-2,-3,-1,-2,-2,2,0,0,0,0,0,0,0,0,2,-3,0,-3,-1,-2,2,-2,0,0,0,0,0,0,0,0,0,0,0,0,0,0,0,0,0,0,0,0,0,0,0,0,0,0,0,0,0,0,0,0,0,0,0,0,0]</text:p>
          </table:table-cell>
          <table:table-cell office:value-type="float" office:value="0.195959179422654" calcext:value-type="float">
            <text:p>0,195959179422654</text:p>
          </table:table-cell>
          <table:table-cell office:value-type="float" office:value="47" calcext:value-type="float">
            <text:p>47</text:p>
          </table:table-cell>
          <table:table-cell office:value-type="float" office:value="0.137426900584795" calcext:value-type="float">
            <text:p>0,137426900584795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1,0,0,-3,0,-3,-2,-1,1,2,-1,-1,1,-2,1,0,-2,-3,-1,-2,-2,2,2,-3,2,-3,-3,-3,2,0,1,2,-2,1,1,-2,0,-1,-3,-1,-3,0,-2,0,1,0,1,-2,-3,-2,-1,-2,-2,1,-1,0,2,-2,2,0,0,0,0,0,0,0,0,0,0,2,2,0,2,-2,-1]</text:p>
          </table:table-cell>
          <table:table-cell office:value-type="float" office:value="0.19731531449265" calcext:value-type="float">
            <text:p>0,19731531449265</text:p>
          </table:table-cell>
          <table:table-cell office:value-type="float" office:value="142" calcext:value-type="float">
            <text:p>142</text:p>
          </table:table-cell>
          <table:table-cell office:value-type="float" office:value="0.415204678362573" calcext:value-type="float">
            <text:p>0,415204678362573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-2,-3,-1,-3,-2,1,2,-2,0,-3,0,-2,0,-2,1,2,-3,-3,1,-3,2,1,-2,-2,2,2,-1,-3,2,-2,-1,-1,2,-2,-2,1,-2,1,-2,-1,1,1,-1,-3,0,-2,1,2,-1,-2,1,0,0,-2,0,0,2,-2,-3,-2,-2,2,-2,-2,0,-2,-2,-1,-3,-1,1,-2,1,-1,-2,-3,-2,-2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82" calcext:value-type="float">
            <text:p>182</text:p>
          </table:table-cell>
          <table:table-cell office:value-type="float" office:value="0.532163742690059" calcext:value-type="float">
            <text:p>0,532163742690059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0,0,0,0,0,0,0,1,2,1,-2,2,-3,2,-1,-3,1,0,-2,0,1,-2,-1,-2,-2,0,0,0,0,0,-3,-2,0,0,0,0,0,0,0,0,0,0,0,0,2,2,0,2,-2,-1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06" calcext:value-type="float">
            <text:p>106</text:p>
          </table:table-cell>
          <table:table-cell office:value-type="float" office:value="0.309941520467836" calcext:value-type="float">
            <text:p>0,30994152046783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0,0,0,0,0,0,0,2,-3,0,-3,-1,-2,2,-2,0,0,0,0,0,0,0,0,0,0,0,0,0,0,0,0,0,0,0,0,0,0,0,0,0,0,0,0,0,0,0,2,2,0,2,-2,-1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68" calcext:value-type="float">
            <text:p>68</text:p>
          </table:table-cell>
          <table:table-cell office:value-type="float" office:value="0.198830409356725" calcext:value-type="float">
            <text:p>0,198830409356725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2,0,-1,0,2,0,2,-2,2,-1,-1,-1,-1,0,-2,-2,0,-1,0,1,2,-3,2,-3,-3,0,0,1,-2,2,2,-3,-3,-2,-1,-3,0,-2,1,-3,-1,0,-1,1,1,-3,-1,-2,-2,2,-3,0,-3,2,1,-1,2]</text:p>
          </table:table-cell>
          <table:table-cell office:value-type="float" office:value="0.2" calcext:value-type="float">
            <text:p>0,2</text:p>
          </table:table-cell>
          <table:table-cell office:value-type="float" office:value="172" calcext:value-type="float">
            <text:p>172</text:p>
          </table:table-cell>
          <table:table-cell office:value-type="float" office:value="0.502923976608187" calcext:value-type="float">
            <text:p>0,502923976608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3,-1,-2,-3,-1,-2,-2,2,2,-3,2,-3,-3,-3,2,0,1,2,0,0,0,0,0,0,0,0,0,0,0,0,0,0,0,0,0,0,0,0,0,0,0,0,0,0,0,0,0,0,0,0,0,0,0,0,0,2,2,0,2,-2,-1]</text:p>
          </table:table-cell>
          <table:table-cell office:value-type="float" office:value="0.2" calcext:value-type="float">
            <text:p>0,2</text:p>
          </table:table-cell>
          <table:table-cell office:value-type="float" office:value="94" calcext:value-type="float">
            <text:p>94</text:p>
          </table:table-cell>
          <table:table-cell office:value-type="float" office:value="0.274853801169591" calcext:value-type="float">
            <text:p>0,2748538011695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-3,-3,2,0,1,2,0,0,0,0,0,0,0,0,0,0,0,0,0,0,0,0,0,0,0,0,0,0,0,0,0,0,0,0,0,0,0,0,0,0,0,0,0,2,2,0,2,-2,2]</text:p>
          </table:table-cell>
          <table:table-cell office:value-type="float" office:value="0.2" calcext:value-type="float">
            <text:p>0,2</text:p>
          </table:table-cell>
          <table:table-cell office:value-type="float" office:value="62" calcext:value-type="float">
            <text:p>62</text:p>
          </table:table-cell>
          <table:table-cell office:value-type="float" office:value="0.181286549707602" calcext:value-type="float">
            <text:p>0,18128654970760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0,0,0,0,0,0,0,0,0,0,0,0,0,0,-2,2,2,-3,2,-3,0,-3,2,0,1,2,0,0,0,-2,2,-2,0,0,0,0,0,0,0,0,0,0,0,0,0,0,0,0,0,0,0,0,0,0,0,0,0,0,0,0,0,0,0,2,2,0,2,-2,-1]</text:p>
          </table:table-cell>
          <table:table-cell office:value-type="float" office:value="0.2" calcext:value-type="float">
            <text:p>0,2</text:p>
          </table:table-cell>
          <table:table-cell office:value-type="float" office:value="66" calcext:value-type="float">
            <text:p>66</text:p>
          </table:table-cell>
          <table:table-cell office:value-type="float" office:value="0.192982456140351" calcext:value-type="float">
            <text:p>0,19298245614035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29" calcext:value-type="float">
            <text:p>29</text:p>
          </table:table-cell>
          <table:table-cell office:value-type="float" office:value="0.0847953216374269" calcext:value-type="float">
            <text:p>0,08479532163742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0,0,0,0,0,0,0,-1,0,0,0,0,0,0,2,2,0,0,-1,-1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52" calcext:value-type="float">
            <text:p>52</text:p>
          </table:table-cell>
          <table:table-cell office:value-type="float" office:value="0.152046783625731" calcext:value-type="float">
            <text:p>0,15204678362573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56" calcext:value-type="float">
            <text:p>56</text:p>
          </table:table-cell>
          <table:table-cell office:value-type="float" office:value="0.16374269005848" calcext:value-type="float">
            <text:p>0,1637426900584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-1,1,0,-3,-1,-2,-3,-1,-2,-2,2,0,0,0,0,0,-3,2,1,1,2,0,0,0,0,0,0,0,0,0,0,0,0,0,0,0,0,0,0,0,0,0,0,0,0,0,0,0,0,0,0,0,0,0,0,0,0,0,0,0,0,0,0,0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44" calcext:value-type="float">
            <text:p>44</text:p>
          </table:table-cell>
          <table:table-cell office:value-type="float" office:value="0.128654970760234" calcext:value-type="float">
            <text:p>0,12865497076023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2,0,0,0,0,0,0,0,0,0,0,0,0,0,0,0,0,0,0,0,0,0,0,0,0,0,0,0,0,0,0,0,0,2,2,0,2,-2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58" calcext:value-type="float">
            <text:p>58</text:p>
          </table:table-cell>
          <table:table-cell office:value-type="float" office:value="0.169590643274854" calcext:value-type="float">
            <text:p>0,16959064327485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2,-3,-2,-2,-2,-1,-2,0,0,0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46" calcext:value-type="float">
            <text:p>46</text:p>
          </table:table-cell>
          <table:table-cell office:value-type="float" office:value="0.134502923976608" calcext:value-type="float">
            <text:p>0,13450292397660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-1,-3,-3,1,2,-3,2,-3,-3,-3,2,0,1,2,0,0,0,0,0,0,0,0,0,0,0,0,-1,0,3,0,0,0,0,0,0,0,0,0,-1,1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46" calcext:value-type="float">
            <text:p>46</text:p>
          </table:table-cell>
          <table:table-cell office:value-type="float" office:value="0.134502923976608" calcext:value-type="float">
            <text:p>0,13450292397660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0,0,0,0,0,0,0,0,0,0,0,0,-2,2,2,-3,2,-3,-3,-3,2,0,1,2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34" calcext:value-type="float">
            <text:p>34</text:p>
          </table:table-cell>
          <table:table-cell office:value-type="float" office:value="0.0994152046783626" calcext:value-type="float">
            <text:p>0,099415204678363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-1,2,-3,1,2,2,0,0,2,2,-3,-2,1,1,-2,-1,-1,0,-3,2,0,1,-3,1,-3,1,1,2,0,-2,1,-1,0,-1,-2,1,-1,1,-1,2,1,0,-2,-2,2,-2,-3,0,0,0,0,0,0,0,0,0,0,0,0,0,0,0,2,0,-3,1,0,-2,-1,-1,2,1,-3,-3,-2,-3,0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38" calcext:value-type="float">
            <text:p>138</text:p>
          </table:table-cell>
          <table:table-cell office:value-type="float" office:value="0.403508771929825" calcext:value-type="float">
            <text:p>0,403508771929825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-3,-3,1,-3,-1,-3,0,2,2,-2,-2,-2,1,-2,-1,-2,-2,2,0,-3,-1,-2,-2,-1,-2,0,1,1,-2,0,1,-1,-2,-2,1,1,-3,-1,0,2,1,-2,0,0,1,2,-1,0,2,2,1,1,2,2,-1,-2,-2,-2,2,2,-2,1,0,-1,0,1,-3,0,0,0,-2,2,-2,0,-2,1,-2]</text:p>
          </table:table-cell>
          <table:table-cell office:value-type="float" office:value="0.212916258968951" calcext:value-type="float">
            <text:p>0,212916258968951</text:p>
          </table:table-cell>
          <table:table-cell office:value-type="float" office:value="164" calcext:value-type="float">
            <text:p>164</text:p>
          </table:table-cell>
          <table:table-cell office:value-type="float" office:value="0.47953216374269" calcext:value-type="float">
            <text:p>0,47953216374269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1,-3,-1,-1,1,0,-1,-3,-3,1,0,2,-2,-2,-2,-1,-2,0,2,-3,0,-3,-1,-2,2,-2,-2,-3,-1,2,0,1,-1,1,1,-1,-3,-1,0,0,-3,-1,-3,-3,-2,-3,-2,-2,-3,2,2,-1,-2,2,2,-1,1,-3,0,0,-2,-1,1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70" calcext:value-type="float">
            <text:p>170</text:p>
          </table:table-cell>
          <table:table-cell office:value-type="float" office:value="0.497076023391813" calcext:value-type="float">
            <text:p>0,49707602339181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-3,-3,-3,-3,2,0,1,2,0,0,0,0,0,0,0,0,0,0,0,0,0,0,0,0,0,0,0,0,0,-3,-3,0,0,0,0,0,0,0,0,0,0,0,0,0,0,2,2,0,2,-2,-1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89" calcext:value-type="float">
            <text:p>89</text:p>
          </table:table-cell>
          <table:table-cell office:value-type="float" office:value="0.260233918128655" calcext:value-type="float">
            <text:p>0,260233918128655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1,-2,-1,-3,-3,-3,-3,-1,-1,-3,-1,-1,1,0,-1,-3,-3,1,0,2,-2,-2,-2,-1,-2,0,2,-3,0,-3,-1,-2,2,-2,-2,-3,-1,2,0,1,-1,1,1,-1,-3,-1,0,0,-3,-1,-3,-3,-2,-3,-2,-2,-3,2,2,-1,-2,2,2,-1,1,-3,0,0,-2,-1,1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82" calcext:value-type="float">
            <text:p>182</text:p>
          </table:table-cell>
          <table:table-cell office:value-type="float" office:value="0.532163742690059" calcext:value-type="float">
            <text:p>0,53216374269005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0,0,2,0,-1,0,0,0,0,0,0,0,0,0,0,0,-2,2,2,-3,2,-3,0,-3,2,0,1,2,0,0,0,0,0,0,0,0,0,0,0,0,0,0,0,0,0,0,0,0,0,0,0,0,0,0,0,0,0,0,0,0,0,0,0,0,0,2,2,0,2,-2,-1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61" calcext:value-type="float">
            <text:p>61</text:p>
          </table:table-cell>
          <table:table-cell office:value-type="float" office:value="0.178362573099415" calcext:value-type="float">
            <text:p>0,178362573099415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2,0,-1,-3,0,-2,0,1,2,2,2,-2,2,-1,-1,-3,-2,-2,-3,2,1,-1,1,-1,2,-1,0,-1,0,0,0,-2,2,0,2,-2,-3,0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56" calcext:value-type="float">
            <text:p>156</text:p>
          </table:table-cell>
          <table:table-cell office:value-type="float" office:value="0.456140350877193" calcext:value-type="float">
            <text:p>0,456140350877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0,0,0,0,0,-1,-1,-3,-1,-1,1,0,-1,-2,-2,2,2,-3,2,-1,-3,-3,2,0,1,2,0,0,0,0,0,0,0,0,0,0,0,0,0,0,0,0,0,0,0,0,0,0,0,0,0,0,0,0,0,0,0,0,0,0,0,0,0,2,2,0,2,-2,-1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75" calcext:value-type="float">
            <text:p>75</text:p>
          </table:table-cell>
          <table:table-cell office:value-type="float" office:value="0.219298245614035" calcext:value-type="float">
            <text:p>0,21929824561403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0,0,0,0,0,0,0,0,0,0,0,0,0,0,2,2,0,2,-2,-1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96" calcext:value-type="float">
            <text:p>96</text:p>
          </table:table-cell>
          <table:table-cell office:value-type="float" office:value="0.280701754385965" calcext:value-type="float">
            <text:p>0,2807017543859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 office:value-type="float" office:value="0.0847953216374269" calcext:value-type="float">
            <text:p>0,084795321637427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1,2,-1,-1,1,-2,1,-1,-3,-1,1,0,0,2,1,0,1,-2,-1,-3,-1,2,0,0,1,2,1,-2,2,-3,2,-1,-3,1,0,-2,0,-3,-3,-1,-2,-2,2,-3,-3,-2,-3,-2,2,1,-1,-2,0,-2,-3,1,-2,1,0,1,-1,0,2,0,2,-2,-1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47" calcext:value-type="float">
            <text:p>147</text:p>
          </table:table-cell>
          <table:table-cell office:value-type="float" office:value="0.429824561403509" calcext:value-type="float">
            <text:p>0,42982456140350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63" calcext:value-type="float">
            <text:p>63</text:p>
          </table:table-cell>
          <table:table-cell office:value-type="float" office:value="0.184210526315789" calcext:value-type="float">
            <text:p>0,1842105263157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0,0,0,0,0,0,0,0,0,0,0,0,0,0,0,0,0,0,0,0,0,0,0,0,0,0,0,0,0,0,0,0,0,0,0,0,0,0,0,0,0,0,0,0,0]</text:p>
          </table:table-cell>
          <table:table-cell office:value-type="float" office:value="0.220302821891444" calcext:value-type="float">
            <text:p>0,220302821891444</text:p>
          </table:table-cell>
          <table:table-cell office:value-type="float" office:value="31" calcext:value-type="float">
            <text:p>31</text:p>
          </table:table-cell>
          <table:table-cell office:value-type="float" office:value="0.0906432748538012" calcext:value-type="float">
            <text:p>0,090643274853801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3,-3,2,-3,0,-2,-1,-3,-2,1,-1,-3,1,0,1,-3,-1,-3,2,-3,0,2,-1,-2,2,-1,2,0,-2,-1,2,-2,0,0,0,2,2,-3,0,0,-3,0,-1,-3,-2,2,1,2,-2,-3,0,-2,0,-2,-2,-3,0,1,-2,-2,-1,1,1,1,2,-2,-1,-3,-3,2,-3,0,-1,-2,2,0,-1,-2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178" calcext:value-type="float">
            <text:p>178</text:p>
          </table:table-cell>
          <table:table-cell office:value-type="float" office:value="0.52046783625731" calcext:value-type="float">
            <text:p>0,52046783625731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3,2,-1,-3,1,0,-2,0,-3,-3,-1,-2,-2,2,-3,-3,-2,-3,-2,2,1,-1,-2,0,-2,-3,0,-1,0,0,0,-2,2,0,2,-2,-3,0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170" calcext:value-type="float">
            <text:p>170</text:p>
          </table:table-cell>
          <table:table-cell office:value-type="float" office:value="0.497076023391813" calcext:value-type="float">
            <text:p>0,49707602339181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79" calcext:value-type="float">
            <text:p>79</text:p>
          </table:table-cell>
          <table:table-cell office:value-type="float" office:value="0.230994152046784" calcext:value-type="float">
            <text:p>0,2309941520467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1,-2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99" calcext:value-type="float">
            <text:p>99</text:p>
          </table:table-cell>
          <table:table-cell office:value-type="float" office:value="0.289473684210526" calcext:value-type="float">
            <text:p>0,289473684210526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3,2,-1,-3,1,0,-2,0,1,-2,-1,-2,-2,2,-3,-3,-2,-3,-2,2,1,-1,-2,0,-2,-3,1,-2,1,0,1,-1,0,0,2,0,-1,-1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50" calcext:value-type="float">
            <text:p>150</text:p>
          </table:table-cell>
          <table:table-cell office:value-type="float" office:value="0.43859649122807" calcext:value-type="float">
            <text:p>0,43859649122807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2,0,-1,-3,0,0,0,0,0,0,0,0,0,0,0,0,0,0,0,0,0,0,0,0,2,-1,0,-1,0,0,0,-2,2,0,2,-2,-3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16" calcext:value-type="float">
            <text:p>116</text:p>
          </table:table-cell>
          <table:table-cell office:value-type="float" office:value="0.339181286549708" calcext:value-type="float">
            <text:p>0,33918128654970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29" calcext:value-type="float">
            <text:p>29</text:p>
          </table:table-cell>
          <table:table-cell office:value-type="float" office:value="0.0847953216374269" calcext:value-type="float">
            <text:p>0,08479532163742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2,-3,-2,-2,-2,-1,-2,0,0,0,0,0,0,0,2,0,0,0,0,0,0,0,0,0,0,0,0,0,0,0,0,0,0,0,0,0,0,0,0,0,0,0,0,0,0,0,0,0,0,0,0,0,0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48" calcext:value-type="float">
            <text:p>48</text:p>
          </table:table-cell>
          <table:table-cell office:value-type="float" office:value="0.140350877192982" calcext:value-type="float">
            <text:p>0,1403508771929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3,-1,-2,-3,-1,-2,-2,2,0,0,0,0,0,0,0,0,2,0,0,0,0,0,0,0,0,0,0,0,0,0,0,0,0,0,0,0,0,0,0,0,0,0,0,0,0,0,0,0,-1,0,0,0,0,0,0,0,0,0,0,0,0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28" calcext:value-type="float">
            <text:p>28</text:p>
          </table:table-cell>
          <table:table-cell office:value-type="float" office:value="0.0818713450292398" calcext:value-type="float">
            <text:p>0,0818713450292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91" calcext:value-type="float">
            <text:p>91</text:p>
          </table:table-cell>
          <table:table-cell office:value-type="float" office:value="0.266081871345029" calcext:value-type="float">
            <text:p>0,26608187134502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56" calcext:value-type="float">
            <text:p>56</text:p>
          </table:table-cell>
          <table:table-cell office:value-type="float" office:value="0.16374269005848" calcext:value-type="float">
            <text:p>0,1637426900584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0,0,0,-1,-1,-1,-1,1,-1,-1,-1,-3,-1,-1,1,0,-1,-3,-2,2,2,-3,2,-3,-3,-3,2,0,1,2,0,0,0,0,0,0,0,0,0,0,0,0,0,0,0,0,0,0,0,0,0,0,0,0,0,0,0,0,0,0,0,0,0,0,0,0,0,2,2,0,2,-2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78" calcext:value-type="float">
            <text:p>78</text:p>
          </table:table-cell>
          <table:table-cell office:value-type="float" office:value="0.228070175438596" calcext:value-type="float">
            <text:p>0,22807017543859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2,-1,-1,1,0,-1,-3,-3,1,2,-3,2,-3,-3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78" calcext:value-type="float">
            <text:p>78</text:p>
          </table:table-cell>
          <table:table-cell office:value-type="float" office:value="0.228070175438596" calcext:value-type="float">
            <text:p>0,228070175438596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1,-2,-3,1,-2,2,1,-3,-1,-3,1,-2,2,-1,1,0,-2,-2,0,-2,-3,-1,2,1,2,1,-3,1,1,-1,0,-2,-3,-1,0,1,-3,1,-1,0,2,0,-2,2,1,-3,-3,0,-1,-2,1,-3,1,1,-3,2,-1,-1,1,-1,2,-1,0,-1,0,0,0,-2,2,0,2,-2,-3,0]</text:p>
          </table:table-cell>
          <table:table-cell office:value-type="float" office:value="0.235513623102076" calcext:value-type="float">
            <text:p>0,235513623102076</text:p>
          </table:table-cell>
          <table:table-cell office:value-type="float" office:value="162" calcext:value-type="float">
            <text:p>162</text:p>
          </table:table-cell>
          <table:table-cell office:value-type="float" office:value="0.473684210526316" calcext:value-type="float">
            <text:p>0,473684210526316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1,-2,-3,1,-2,2,-1,-3,1,0,1,-3,-1,1,-1,-2,-3,-1,-2,-2,2,2,-1,2,-3,3,-3,2,0,1,2,0,0,0,0,0,1,0,0,0,0,0,0,0,0,-3,0,0,-2,0,0,0,0,0,1,0,0,0,0,-1,2,-1,0,-1,0,0,0,-2,2,0,2,-2,-3,0]</text:p>
          </table:table-cell>
          <table:table-cell office:value-type="float" office:value="0.237767393335027" calcext:value-type="float">
            <text:p>0,237767393335027</text:p>
          </table:table-cell>
          <table:table-cell office:value-type="float" office:value="118" calcext:value-type="float">
            <text:p>118</text:p>
          </table:table-cell>
          <table:table-cell office:value-type="float" office:value="0.345029239766082" calcext:value-type="float">
            <text:p>0,3450292397660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3,-1,-2,-3,-1,-2,-2,2,2,-3,2,-3,-3,-3,2,0,1,2,0,0,0,0,0,0,0,0,0,0,0,0,0,0,0,0,0,0,0,0,0,0,0,0,0,0,0,0,0,0,0,0,0,0,0,0,0,2,2,0,2,-2,-1]</text:p>
          </table:table-cell>
          <table:table-cell office:value-type="float" office:value="0.24" calcext:value-type="float">
            <text:p>0,24</text:p>
          </table:table-cell>
          <table:table-cell office:value-type="float" office:value="94" calcext:value-type="float">
            <text:p>94</text:p>
          </table:table-cell>
          <table:table-cell office:value-type="float" office:value="0.274853801169591" calcext:value-type="float">
            <text:p>0,2748538011695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2,2,2,-3,2,-3,-3,-3,2,0,1,2,0,0,0,0,0,0,0,0,0,0,0,0,0,0,0,0,0,0,0,0,0,0,0,0,0,0,0,0,0,0,0,0,0,0,0,0,0,2,2,0,2,-2,-1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80" calcext:value-type="float">
            <text:p>80</text:p>
          </table:table-cell>
          <table:table-cell office:value-type="float" office:value="0.233918128654971" calcext:value-type="float">
            <text:p>0,233918128654971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2,-2,-3,-2,0,-1,1,-1,-2,-2,-3,1,1,0,2,0,-1,0,2,0,2,-2,2,-1,-1,-1,-1,0,-2,-2,0,-1,0,1,2,-3,2,-3,-3,0,0,-3,-3,2,2,-3,-3,-2,-1,-3,0,-2,1,-3,-1,0,-1,1,1,-3,-3,-2,-2,2,1,0,-3,2,1,1,0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173" calcext:value-type="float">
            <text:p>173</text:p>
          </table:table-cell>
          <table:table-cell office:value-type="float" office:value="0.505847953216374" calcext:value-type="float">
            <text:p>0,5058479532163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0,0,0,0,0,0,0,0,0,0,0,0,0,0,0,-2,0,0,0,0,0,0,0,0,0,0,0,0,0,0,0,0,0,0,0,0,0,0,0,0,0,0,2,2,0,2,-2,-1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73" calcext:value-type="float">
            <text:p>73</text:p>
          </table:table-cell>
          <table:table-cell office:value-type="float" office:value="0.213450292397661" calcext:value-type="float">
            <text:p>0,213450292397661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1,-2,-3,1,-2,2,-1,-3,1,0,1,-3,-1,-3,2,-3,0,2,-1,-2,2,-1,2,0,-2,-1,2,-2,0,0,0,2,2,-3,0,0,-3,0,-1,-3,-2,2,1,2,-2,-3,0,-2,0,-2,-2,-3,0,1,-2,-2,-1,1,1,-1,2,-1,0,-1,0,0,0,-2,2,0,2,-2,-3,0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55" calcext:value-type="float">
            <text:p>155</text:p>
          </table:table-cell>
          <table:table-cell office:value-type="float" office:value="0.453216374269006" calcext:value-type="float">
            <text:p>0,45321637426900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0,0,0,0,0,0,0,0,0,0,0,0,0,0,-2,2,2,-3,2,-3,0,-3,2,0,1,2,0,0,0,0,0,0,0,0,0,0,0,0,0,0,0,0,0,0,0,0,0,0,0,0,0,0,0,0,0,0,0,0,0,0,0,0,0,2,2,0,2,-2,-1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58" calcext:value-type="float">
            <text:p>58</text:p>
          </table:table-cell>
          <table:table-cell office:value-type="float" office:value="0.169590643274854" calcext:value-type="float">
            <text:p>0,16959064327485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3,-1,-2,-3,-1,-2,-3,1,2,-3,2,-3,-3,-3,2,0,1,2,0,0,0,0,0,0,0,0,0,0,0,0,0,0,0,0,0,0,0,0,0,0,0,0,0,0,0,0,0,0,0,0,0,0,0,0,0,2,2,0,2,-2,-1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95" calcext:value-type="float">
            <text:p>95</text:p>
          </table:table-cell>
          <table:table-cell office:value-type="float" office:value="0.277777777777778" calcext:value-type="float">
            <text:p>0,2777777777777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1,-3,-3,2,0,1,2,0,0,0,0,0,0,0,0,0,0,0,0,0,0,0,0,0,0,0,0,0,0,1,-2,0,0,0,0,0,0,0,0,0,0,0,0,0,2,2,0,2,-2,-1]</text:p>
          </table:table-cell>
          <table:table-cell office:value-type="float" office:value="0.271293199325011" calcext:value-type="float">
            <text:p>0,271293199325011</text:p>
          </table:table-cell>
          <table:table-cell office:value-type="float" office:value="82" calcext:value-type="float">
            <text:p>82</text:p>
          </table:table-cell>
          <table:table-cell office:value-type="float" office:value="0.239766081871345" calcext:value-type="float">
            <text:p>0,23976608187134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1,-1,1,0,-1,-3,-3,1,0,2,-2,-2,-2,-1,-2,0,2,-3,0,-3,-1,-2,2,-2,-2,0,0,0,0,0,0,0,0,0,0,0,0,0,0,0,0,0,0,0,0,0,0,0,0,0,0,0,0,0,0,2,2,0,2,-2,-1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94" calcext:value-type="float">
            <text:p>94</text:p>
          </table:table-cell>
          <table:table-cell office:value-type="float" office:value="0.274853801169591" calcext:value-type="float">
            <text:p>0,274853801169591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3,-3,2,-3,0,-2,-1,-3,-2,1,-1,-3,1,0,1,-3,-1,-3,2,-3,0,2,-1,-2,2,-1,2,0,-2,-1,2,-2,0,0,0,2,2,2,1,0,-3,-3,-1,-3,0,-3,-3,2,-1,-2,2,1,1,2,2,-1,-2,-2,-2,2,2,-2,1,0,-1,0,1,-3,0,2,-3,0,-1,-2,2,0,-1,-2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179" calcext:value-type="float">
            <text:p>179</text:p>
          </table:table-cell>
          <table:table-cell office:value-type="float" office:value="0.523391812865497" calcext:value-type="float">
            <text:p>0,523391812865497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0,2,0,-1,1,-1,-1,-1,-3,-1,-1,1,0,-1,-3,-3,1,0,2,-2,-2,-2,-1,-2,0,2,-3,0,-3,-1,-2,2,-2,-2,-3,-1,2,0,1,-1,1,1,-1,-3,-1,0,0,-3,-1,-3,-3,-2,-3,-2,-2,-3,2,2,-1,-2,2,2,2,1,0,-3,2,1,1,0]</text:p>
          </table:table-cell>
          <table:table-cell office:value-type="float" office:value="0.278088714861523" calcext:value-type="float">
            <text:p>0,278088714861523</text:p>
          </table:table-cell>
          <table:table-cell office:value-type="float" office:value="168" calcext:value-type="float">
            <text:p>168</text:p>
          </table:table-cell>
          <table:table-cell office:value-type="float" office:value="0.491228070175439" calcext:value-type="float">
            <text:p>0,491228070175439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1,-2,-1,-3,-3,-3,-3,1,1,-2,1,2,0,-1,-3,-1,-1,1,-1,0,2,-3,0,-2,-3,0,2,-3,2,-2,-3,-2,-2,-1,1,1,0,-2,-3,0,1,2,2,2,-2,2,-1,-1,-3,-2,-2,-3,2,1,-1,1,-1,2,-1,0,-1,0,0,0,-2,2,0,2,-2,-3,0]</text:p>
          </table:table-cell>
          <table:table-cell office:value-type="float" office:value="0.28" calcext:value-type="float">
            <text:p>0,28</text:p>
          </table:table-cell>
          <table:table-cell office:value-type="float" office:value="164" calcext:value-type="float">
            <text:p>164</text:p>
          </table:table-cell>
          <table:table-cell office:value-type="float" office:value="0.47953216374269" calcext:value-type="float">
            <text:p>0,47953216374269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-1,2,-3,1,2,2,0,0,2,2,-3,-2,1,1,-2,-1,-1,0,-3,2,0,1,-3,1,-3,1,1,2,0,-2,1,-1,0,-1,-2,1,-1,1,-1,2,1,0,-2,-2,2,-2,-3,1,2,2,2,-2,2,-1,-1,-3,-2,-2,-3,2,1,-1,1,-1,2,-1,0,-2,-1,-1,2,1,-3,-3,-2,-3,0,2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71" calcext:value-type="float">
            <text:p>171</text:p>
          </table:table-cell>
          <table:table-cell office:value-type="float" office:value="0.5" calcext:value-type="float">
            <text:p>0,5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180" calcext:value-type="float">
            <text:p>180</text:p>
          </table:table-cell>
          <table:table-cell office:value-type="float" office:value="0.526315789473684" calcext:value-type="float">
            <text:p>0,5263157894736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0,0,0,0,0,0,0,0,0,0,0,0,0,0,2,2,0,2,-2,-1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81" calcext:value-type="float">
            <text:p>81</text:p>
          </table:table-cell>
          <table:table-cell office:value-type="float" office:value="0.236842105263158" calcext:value-type="float">
            <text:p>0,236842105263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285657137141714" calcext:value-type="float">
            <text:p>0,285657137141714</text:p>
          </table:table-cell>
          <table:table-cell office:value-type="float" office:value="79" calcext:value-type="float">
            <text:p>79</text:p>
          </table:table-cell>
          <table:table-cell office:value-type="float" office:value="0.230994152046784" calcext:value-type="float">
            <text:p>0,2309941520467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0,0,0,0,0,0,0,0,0,0,0,0,0,0,0,0,0,0,0,0,0,0,0,0,0,0,0,0,0,0,0,0,0,0,0,0,0,0]</text:p>
          </table:table-cell>
          <table:table-cell office:value-type="float" office:value="0.285657137141714" calcext:value-type="float">
            <text:p>0,285657137141714</text:p>
          </table:table-cell>
          <table:table-cell office:value-type="float" office:value="46" calcext:value-type="float">
            <text:p>46</text:p>
          </table:table-cell>
          <table:table-cell office:value-type="float" office:value="0.134502923976608" calcext:value-type="float">
            <text:p>0,13450292397660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-1,-1,-1,-3,-1,-1,-2,-3,-1,-2,-2,2,2,-3,2,-3,-3,-3,2,0,1,2,0,0,0,0,0,0,0,0,0,0,0,0,0,0,0,0,0,0,0,0,0,0,0,-3,-2,0,0,0,0,0,0,0,0,0,0,0,0,2,2,0,2,-2,-1]</text:p>
          </table:table-cell>
          <table:table-cell office:value-type="float" office:value="0.286589136802729" calcext:value-type="float">
            <text:p>0,286589136802729</text:p>
          </table:table-cell>
          <table:table-cell office:value-type="float" office:value="97" calcext:value-type="float">
            <text:p>97</text:p>
          </table:table-cell>
          <table:table-cell office:value-type="float" office:value="0.283625730994152" calcext:value-type="float">
            <text:p>0,283625730994152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2,0,-1,-3,0,-2,0,1,2,2,-1,-3,-1,0,0,-3,-2,-2,-3,2,1,-1,1,-1,2,-1,0,-1,0,0,0,-2,2,0,2,-2,-3,0]</text:p>
          </table:table-cell>
          <table:table-cell office:value-type="float" office:value="0.29851629958677" calcext:value-type="float">
            <text:p>0,29851629958677</text:p>
          </table:table-cell>
          <table:table-cell office:value-type="float" office:value="151" calcext:value-type="float">
            <text:p>151</text:p>
          </table:table-cell>
          <table:table-cell office:value-type="float" office:value="0.441520467836257" calcext:value-type="float">
            <text:p>0,441520467836257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2,-2,-3,-2,0,-1,1,-1,-2,-2,-3,1,1,0,2,0,-1,0,2,0,2,-2,2,-1,-1,-1,-1,0,-2,-2,0,-1,0,1,2,-3,2,-3,-3,0,0,1,-2,2,2,-3,-3,-2,-1,-3,0,-2,1,-3,-1,0,-1,1,1,-3,-3,-2,-2,2,1,0,-3,2,1,1,0]</text:p>
          </table:table-cell>
          <table:table-cell office:value-type="float" office:value="0.299332590941915" calcext:value-type="float">
            <text:p>0,299332590941915</text:p>
          </table:table-cell>
          <table:table-cell office:value-type="float" office:value="170" calcext:value-type="float">
            <text:p>170</text:p>
          </table:table-cell>
          <table:table-cell office:value-type="float" office:value="0.497076023391813" calcext:value-type="float">
            <text:p>0,49707602339181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2,1,1,1,1,2,-3,0,1,2,2,-3,-1,-1,2,-1,-3,-2,-3,-3,2,-2,0,-1,0,0,-2,-2,0,0,2,1,-1,2,-3,-3,-2,-1,-1,-1,0,-1,1,0,0,-1,0,2,1,0,0,0,0,0,0,0,0,0,0,0,0,0,0,0,0,0,0,0,0,0,0,2,2,0,-1,0,0]</text:p>
          </table:table-cell>
          <table:table-cell office:value-type="float" office:value="0.299332590941915" calcext:value-type="float">
            <text:p>0,299332590941915</text:p>
          </table:table-cell>
          <table:table-cell office:value-type="float" office:value="95" calcext:value-type="float">
            <text:p>95</text:p>
          </table:table-cell>
          <table:table-cell office:value-type="float" office:value="0.277777777777778" calcext:value-type="float">
            <text:p>0,277777777777778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-1,2,-3,1,2,2,0,0,2,2,-3,-2,1,1,-2,-1,-1,0,-3,2,0,1,-3,1,-3,1,1,2,0,-2,1,-1,0,-1,-2,1,-1,1,-1,2,1,0,-2,-2,0,-2,-2,-1,-2,-2,-1,2,0,-1,1,0,1,-1,0,-3,-2,0,2,0,-3,1,0,-2,-1,-1,2,1,-3,-3,-2,-3,0,2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157" calcext:value-type="float">
            <text:p>157</text:p>
          </table:table-cell>
          <table:table-cell office:value-type="float" office:value="0.45906432748538" calcext:value-type="float">
            <text:p>0,4590643274853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56" calcext:value-type="float">
            <text:p>56</text:p>
          </table:table-cell>
          <table:table-cell office:value-type="float" office:value="0.16374269005848" calcext:value-type="float">
            <text:p>0,1637426900584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-1]</text:p>
          </table:table-cell>
          <table:table-cell office:value-type="float" office:value="0.304630924234556" calcext:value-type="float">
            <text:p>0,304630924234556</text:p>
          </table:table-cell>
          <table:table-cell office:value-type="float" office:value="54" calcext:value-type="float">
            <text:p>54</text:p>
          </table:table-cell>
          <table:table-cell office:value-type="float" office:value="0.157894736842105" calcext:value-type="float">
            <text:p>0,15789473684210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2,0,0,0,0,0]</text:p>
          </table:table-cell>
          <table:table-cell office:value-type="float" office:value="0.308976806033506" calcext:value-type="float">
            <text:p>0,308976806033506</text:p>
          </table:table-cell>
          <table:table-cell office:value-type="float" office:value="33" calcext:value-type="float">
            <text:p>33</text:p>
          </table:table-cell>
          <table:table-cell office:value-type="float" office:value="0.0964912280701754" calcext:value-type="float">
            <text:p>0,096491228070176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-2,-2,-2,-1,-2,0,2,-3,0,-3,-1,-2,2,-2,-2,-3,-1,2,0,1,-1,0,0,0,0,0,0,0,0,0,0,0,0,0,0,0,0,0,0,0,0,0,0,0,0,2,2,0,2,-2,-1]</text:p>
          </table:table-cell>
          <table:table-cell office:value-type="float" office:value="0.314112506383727" calcext:value-type="float">
            <text:p>0,314112506383727</text:p>
          </table:table-cell>
          <table:table-cell office:value-type="float" office:value="115" calcext:value-type="float">
            <text:p>115</text:p>
          </table:table-cell>
          <table:table-cell office:value-type="float" office:value="0.33625730994152" calcext:value-type="float">
            <text:p>0,33625730994152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3,-3,2,-3,0,-2,-1,-3,-2,1,-1,-3,1,0,1,-3,-1,-3,2,-3,0,2,-1,-2,2,-1,2,0,-2,-1,2,-2,0,0,0,2,2,2,1,0,-3,-3,-1,-3,0,-3,-3,2,-1,-2,0,-1,0,-2,-2,-3,0,1,-2,-2,-1,1,1,1,2,-2,-1,-3,-3,2,-3,0,-1,-2,2,0,-1,-2]</text:p>
          </table:table-cell>
          <table:table-cell office:value-type="float" office:value="0.320832251080426" calcext:value-type="float">
            <text:p>0,320832251080426</text:p>
          </table:table-cell>
          <table:table-cell office:value-type="float" office:value="181" calcext:value-type="float">
            <text:p>181</text:p>
          </table:table-cell>
          <table:table-cell office:value-type="float" office:value="0.529239766081871" calcext:value-type="float">
            <text:p>0,5292397660818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0,0,0,0,2,-2,-2,-2,-1,-2,0,0,0,0,0,0,0,0,0,0,0,0,0,0,0,0,0,0,0,0,0,0,0,0,0,0,0,0,0,0,0,0,0,0,0,0,0,0,0,0,0,0,0,0,0,0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34" calcext:value-type="float">
            <text:p>34</text:p>
          </table:table-cell>
          <table:table-cell office:value-type="float" office:value="0.0994152046783626" calcext:value-type="float">
            <text:p>0,0994152046783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2,-1,-1,1,-2,1,-1,-3,-1,1,0,0,2,1,0,1,0,0,0,0,0,0,0,1,2,1,1,0,-3,-3,-1,-3,0,-3,-3,2,-1,-2,0,0,0,0,0,0,0,0,0,0,0,0,0,0,0,0,0,0,0,0,0,0,2,2,0,2,-2,-1]</text:p>
          </table:table-cell>
          <table:table-cell office:value-type="float" office:value="0.322490309931942" calcext:value-type="float">
            <text:p>0,322490309931942</text:p>
          </table:table-cell>
          <table:table-cell office:value-type="float" office:value="89" calcext:value-type="float">
            <text:p>89</text:p>
          </table:table-cell>
          <table:table-cell office:value-type="float" office:value="0.260233918128655" calcext:value-type="float">
            <text:p>0,26023391812865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2,-3,-1,0,2,0,-1,1,0,-1,1,-2,0,0,0,0,0,0,-2,2,2,-3,2,-3,0,-3,2,0,1,2,0,0,0,0,0,0,0,0,0,0,0,0,0,0,0,0,0,0,0,0,0,0,0,0,0,0,0,0,0,0,0,0,0,0,0,0,0,0,0,0,0,0,0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45" calcext:value-type="float">
            <text:p>45</text:p>
          </table:table-cell>
          <table:table-cell office:value-type="float" office:value="0.131578947368421" calcext:value-type="float">
            <text:p>0,13157894736842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0,0,0,0,0,0,0,0,0,0,0,0,0,0,-2,2,2,-3,2,-3,0,-3,2,0,1,2,0,0,0,0,0,0,0,0,0,0,0,0,0,0,0,0,0,0,0,0,0,0,0,0,0,0,0,0,0,0,0,0,0,0,0,0,0,2,2,0,2,-2,-1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52" calcext:value-type="float">
            <text:p>52</text:p>
          </table:table-cell>
          <table:table-cell office:value-type="float" office:value="0.152046783625731" calcext:value-type="float">
            <text:p>0,15204678362573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0,0,0,0,0,0,0,0,0,0,0,0,0,0,0,0,0,0,0,0,0,0,0,0,0,0,0,0,0,0,0,0,0,0,0,0,0,0,0,0,0,0,0,2,-1,0,-1,0,0,2,-3,0,-3,2,1,-1,2]</text:p>
          </table:table-cell>
          <table:table-cell office:value-type="float" office:value="0.329039004780082" calcext:value-type="float">
            <text:p>0,329039004780082</text:p>
          </table:table-cell>
          <table:table-cell office:value-type="float" office:value="77" calcext:value-type="float">
            <text:p>77</text:p>
          </table:table-cell>
          <table:table-cell office:value-type="float" office:value="0.225146198830409" calcext:value-type="float">
            <text:p>0,225146198830409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-2,-3,-1,-3,-2,1,2,-2,0,-3,0,-2,0,-2,-3,2,-3,-3,1,-3,2,1,-2,-2,2,2,-1,-3,2,-2,-1,-1,2,-2,-2,1,-2,1,-2,-1,1,1,-1,-3,0,-2,1,2,-1,-2,1,0,0,-2,0,0,2,-2,-3,-2,-2,2,-2,-2,0,-2,-2,-1,-3,-1,1,-2,1,-1,-2,-3,-2,-2]</text:p>
          </table:table-cell>
          <table:table-cell office:value-type="float" office:value="0.333866240681304" calcext:value-type="float">
            <text:p>0,333866240681304</text:p>
          </table:table-cell>
          <table:table-cell office:value-type="float" office:value="186" calcext:value-type="float">
            <text:p>186</text:p>
          </table:table-cell>
          <table:table-cell office:value-type="float" office:value="0.543859649122807" calcext:value-type="float">
            <text:p>0,543859649122807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3,-2,2,-3,-1,-1,0,1,2,2,-3,-2,-2,-1,-3,1,2,-3,-3,-3,1,1,-2,-3,0,2,0,1,1,-1,-1,-1,2,-2,-2,1,-2,1,-2,-1,1,1,-1,-3,0,-2,1,2,-1,-2,-1,-2,-1,-1,-3,-2,-3,2,0,0,1,1,-3,0,0,1,-1,-1,-3,-1,1,-3,-3,0,-1,-2,1,-2]</text:p>
          </table:table-cell>
          <table:table-cell office:value-type="float" office:value="0.333866240681304" calcext:value-type="float">
            <text:p>0,333866240681304</text:p>
          </table:table-cell>
          <table:table-cell office:value-type="float" office:value="179" calcext:value-type="float">
            <text:p>179</text:p>
          </table:table-cell>
          <table:table-cell office:value-type="float" office:value="0.523391812865497" calcext:value-type="float">
            <text:p>0,52339181286549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1,2,-1,-1,1,-2,1,-1,-2,-3,-1,-2,-2,2,2,-3,2,-3,-3,-3,2,0,1,2,0,0,0,0,0,0,0,0,0,0,0,0,0,0,0,0,0,0,0,0,0,0,0,0,0,0,0,0,0,0,0,0,0,0,0,0,0,2,2,0,2,-2,-1]</text:p>
          </table:table-cell>
          <table:table-cell office:value-type="float" office:value="0.33466401061363" calcext:value-type="float">
            <text:p>0,33466401061363</text:p>
          </table:table-cell>
          <table:table-cell office:value-type="float" office:value="86" calcext:value-type="float">
            <text:p>86</text:p>
          </table:table-cell>
          <table:table-cell office:value-type="float" office:value="0.251461988304094" calcext:value-type="float">
            <text:p>0,251461988304094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2,-2,-3,-2,0,-1,1,-1,-2,-2,-3,1,1,0,2,0,-1,0,2,0,2,-3,0,-2,-3,0,2,-3,2,-2,-3,-2,-2,-1,1,1,0,-2,-3,-2,-2,-3,-2,-1,-3,2,-3,-2,1,1,0,-3,-3,-1,-2,-2,-3,0,0,1,1,-1,2,0,-3,0,1,-3,0,1,0]</text:p>
          </table:table-cell>
          <table:table-cell office:value-type="float" office:value="0.335459883344243" calcext:value-type="float">
            <text:p>0,335459883344243</text:p>
          </table:table-cell>
          <table:table-cell office:value-type="float" office:value="166" calcext:value-type="float">
            <text:p>166</text:p>
          </table:table-cell>
          <table:table-cell office:value-type="float" office:value="0.485380116959064" calcext:value-type="float">
            <text:p>0,485380116959064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-2,-3,-1,-3,-2,1,2,-2,-2,2,1,-3,-1,-3,1,-2,2,-1,1,0,-2,-2,0,-2,-3,-1,2,1,2,1,-3,1,1,-1,0,-2,-3,-1,0,1,-3,1,-1,0,2,0,-2,2,1,-3,-3,0,-1,-2,1,-3,1,1,-3,2,-1,-1,1,-1,2,-1,0,-1,0,0,0,-2,2,0,2,-2,-3,0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61" calcext:value-type="float">
            <text:p>161</text:p>
          </table:table-cell>
          <table:table-cell office:value-type="float" office:value="0.470760233918129" calcext:value-type="float">
            <text:p>0,470760233918129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-1,2,-3,1,2,2,0,0,2,2,-3,-2,1,1,-2,-1,-1,0,-3,2,0,1,-3,1,-3,1,1,2,0,-2,1,-1,0,-1,-2,1,-1,1,-1,2,1,0,-2,-2,2,-2,-3,-1,0,1,-2,-3,-2,-1,-2,-2,1,-1,0,-3,-2,0,2,0,-3,1,0,-2,-1,-1,2,1,-3,-3,-2,-3,0,2]</text:p>
          </table:table-cell>
          <table:table-cell office:value-type="float" office:value="0.365148371670111" calcext:value-type="float">
            <text:p>0,365148371670111</text:p>
          </table:table-cell>
          <table:table-cell office:value-type="float" office:value="167" calcext:value-type="float">
            <text:p>167</text:p>
          </table:table-cell>
          <table:table-cell office:value-type="float" office:value="0.488304093567251" calcext:value-type="float">
            <text:p>0,48830409356725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-3,-3,1,2,-3,2,-3,-3,-3,2,0,1,2,0,0,0,0,0,0,0,0,0,0,0,0,0,0,0,0,0,0,0,0,0,0,0,0,0,0,0,0,0,0,0,0,0,0,0,0,0,2,2,0,2,-2,2]</text:p>
          </table:table-cell>
          <table:table-cell office:value-type="float" office:value="0.36587793957366" calcext:value-type="float">
            <text:p>0,36587793957366</text:p>
          </table:table-cell>
          <table:table-cell office:value-type="float" office:value="66" calcext:value-type="float">
            <text:p>66</text:p>
          </table:table-cell>
          <table:table-cell office:value-type="float" office:value="0.192982456140351" calcext:value-type="float">
            <text:p>0,192982456140351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1,-2,-1,-3,-3,-3,-3,1,1,-2,1,2,0,-1,-3,-1,-1,1,-1,0,2,-3,0,-2,-3,0,2,-3,2,-2,-3,-2,-2,-1,1,1,0,-2,-3,-2,-2,-3,-2,-1,-3,2,-3,-2,1,1,0,-3,-3,-1,-2,-2,-3,0,0,1,1,-1,2,0,-3,0,1,-3,0,-1,2]</text:p>
          </table:table-cell>
          <table:table-cell office:value-type="float" office:value="0.370944739819828" calcext:value-type="float">
            <text:p>0,370944739819828</text:p>
          </table:table-cell>
          <table:table-cell office:value-type="float" office:value="179" calcext:value-type="float">
            <text:p>179</text:p>
          </table:table-cell>
          <table:table-cell office:value-type="float" office:value="0.523391812865497" calcext:value-type="float">
            <text:p>0,523391812865497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-3,2,-1,2,-3,-1,0,2,0,-1,1,-1,-2,-2,-2,-3,-1,-2,-3,-1,-2,-2,2,2,-3,2,-3,-3,-3,2,0,1,2,0,0,0,0,0,0,0,0,0,0,0,0,0,0,0,0,0,0,0,0,0,0,1,-2,0,0,0,0,0,0,0,0,0,0,0,0,0,2,2,0,2,-2,-1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106" calcext:value-type="float">
            <text:p>106</text:p>
          </table:table-cell>
          <table:table-cell office:value-type="float" office:value="0.309941520467836" calcext:value-type="float">
            <text:p>0,30994152046783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0,0,0,0,0,0,0,0,0,0,0,0,0,0,-2,2,2,-3,2,-3,0,-3,2,0,1,2,0,0,0,0,0,0,0,0,0,0,0,0,0,0,0,0,0,0,0,0,0,0,0,0,0,0,0,0,0,0,0,0,0,0,0,0,0,2,2,0,2,-2,-1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52" calcext:value-type="float">
            <text:p>52</text:p>
          </table:table-cell>
          <table:table-cell office:value-type="float" office:value="0.152046783625731" calcext:value-type="float">
            <text:p>0,15204678362573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-2,2,-1,-3,1,0,-1,1,-1,2,1,0,0,0,0,0,-1,-3,-3,-2,-3,-2,-2,-3,2,2,-1,-2,2,2,-1,1,-3,0,0,0,0,0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74" calcext:value-type="float">
            <text:p>74</text:p>
          </table:table-cell>
          <table:table-cell office:value-type="float" office:value="0.216374269005848" calcext:value-type="float">
            <text:p>0,216374269005848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-1,-1,-3,-1,-1,-2,-2,-2,-3,-1,-2,-3,1,-2,-2,2,2,-3,2,-3,-3,-3,2,0,1,2,-2,1,1,-2,0,-1,-3,-1,-3,0,-2,0,-1,0,1,-2,-3,-2,-1,-2,-2,1,-1,0,2,-2,0,2,0,-3,1,0,-1,0,0,0,-1,2,2,0,2,-2,-1]</text:p>
          </table:table-cell>
          <table:table-cell office:value-type="float" office:value="0.375233260785874" calcext:value-type="float">
            <text:p>0,375233260785874</text:p>
          </table:table-cell>
          <table:table-cell office:value-type="float" office:value="157" calcext:value-type="float">
            <text:p>157</text:p>
          </table:table-cell>
          <table:table-cell office:value-type="float" office:value="0.45906432748538" calcext:value-type="float">
            <text:p>0,45906432748538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1,2,2,2,0,-2,2,2,-2,0,-2,2,-1,-3,-1,1,-3,-1,-3,-3,-2,-2,2,0,-1,1,-2,-3,2,1,2,2,-1,-1,2,1,-3,-1,-3,1,1,2,0,0,-3,-3,2,2,1,2,-2,2,-1,0,-2,-1,-3,-1,-1,1,2,1,2,-1,1,-1,-1,-3,-2,1,0,1,-2,-1,-1,-1,0,-2]</text:p>
          </table:table-cell>
          <table:table-cell office:value-type="float" office:value="0.375233260785874" calcext:value-type="float">
            <text:p>0,375233260785874</text:p>
          </table:table-cell>
          <table:table-cell office:value-type="float" office:value="172" calcext:value-type="float">
            <text:p>172</text:p>
          </table:table-cell>
          <table:table-cell office:value-type="float" office:value="0.502923976608187" calcext:value-type="float">
            <text:p>0,502923976608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3,-1,-2,-3,-1,-2,-2,2,0,0,0,0,0,0,0,0,2,0,0,0,0,0,0,0,0,0,0,0,0,0,0,0,0,0,0,0,0,0,0,0,0,0,0,0,0,0,0,0,0,0,0,0,0,0,0,0,0,0,0,0,0]</text:p>
          </table:table-cell>
          <table:table-cell office:value-type="float" office:value="0.375943258129912" calcext:value-type="float">
            <text:p>0,375943258129912</text:p>
          </table:table-cell>
          <table:table-cell office:value-type="float" office:value="26" calcext:value-type="float">
            <text:p>26</text:p>
          </table:table-cell>
          <table:table-cell office:value-type="float" office:value="0.0760233918128655" calcext:value-type="float">
            <text:p>0,0760233918128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-1,-2,-2,2,0,-3,-1,-2,-2,-1,-2,0,1,1,-2,0,1,-1,-2,-2,1,1,-3,-1,0,2,1,-2,0,0,1,2,-1,0,2,2,1,1,2,2,-1,-2,-2,-2,2,2,-2,1,0,-1,0,1,-3,0,0,0,0,0,0,0,0,0,0]</text:p>
          </table:table-cell>
          <table:table-cell office:value-type="float" office:value="0.376651917115348" calcext:value-type="float">
            <text:p>0,376651917115348</text:p>
          </table:table-cell>
          <table:table-cell office:value-type="float" office:value="99" calcext:value-type="float">
            <text:p>99</text:p>
          </table:table-cell>
          <table:table-cell office:value-type="float" office:value="0.289473684210526" calcext:value-type="float">
            <text:p>0,289473684210526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1,1,-2,1,2,0,-1,-3,-1,-1,1,-1,0,2,-2,2,-1,-1,-2,-1,0,-2,-2,0,-1,1,1,2,-3,2,-3,-3,0,0,-3,-3,2,2,-3,-3,-2,-1,-3,0,-2,1,-3,-1,0,-1,1,1,-3,-1,-2,-2,2,-3,0,-3,2,1,-1,2]</text:p>
          </table:table-cell>
          <table:table-cell office:value-type="float" office:value="0.378769938969114" calcext:value-type="float">
            <text:p>0,378769938969114</text:p>
          </table:table-cell>
          <table:table-cell office:value-type="float" office:value="177" calcext:value-type="float">
            <text:p>177</text:p>
          </table:table-cell>
          <table:table-cell office:value-type="float" office:value="0.517543859649123" calcext:value-type="float">
            <text:p>0,517543859649123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1,1,-1,-3,1,1,1,2,2,-3,-1,-1,2,-1,-3,-2,-3,-3,2,-2,0,-1,0,0,-2,-2,0,0,2,1,-1,2,-3,-3,-2,-1,-1,-1,0,-1,1,0,0,-1,0,2,1,2,-3,-1,-1,0,2,2,-3,-1,-2,-2,0,2,2,-3,2,-2,0,0,-1,2,-2,2,-3,0,-2,0,1]</text:p>
          </table:table-cell>
          <table:table-cell office:value-type="float" office:value="0.387126163758879" calcext:value-type="float">
            <text:p>0,387126163758879</text:p>
          </table:table-cell>
          <table:table-cell office:value-type="float" office:value="154" calcext:value-type="float">
            <text:p>154</text:p>
          </table:table-cell>
          <table:table-cell office:value-type="float" office:value="0.450292397660819" calcext:value-type="float">
            <text:p>0,450292397660819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-2,1,1,-2,0,0,-3,-1,-3,0,-2,0,1,2,2,2,-2,2,-1,-1,-3,-2,-2,-3,2,1,-1,1,-1,2,-1,0,-1,0,0,0,-1,2,2,0,2,-2,-1]</text:p>
          </table:table-cell>
          <table:table-cell office:value-type="float" office:value="0.391918358845308" calcext:value-type="float">
            <text:p>0,391918358845308</text:p>
          </table:table-cell>
          <table:table-cell office:value-type="float" office:value="164" calcext:value-type="float">
            <text:p>164</text:p>
          </table:table-cell>
          <table:table-cell office:value-type="float" office:value="0.47953216374269" calcext:value-type="float">
            <text:p>0,47953216374269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-2,1,1,-2,0,0,-3,-3,1,0,-2,-2,-1,-2,-2,-1,2,0,-1,1,0,-1,-2,-1,0,-1,-2,-1,-1,-1,-1,-1,1,0,-3,-1,-1,2,2,0,2,-2,-1]</text:p>
          </table:table-cell>
          <table:table-cell office:value-type="float" office:value="0.395305788809962" calcext:value-type="float">
            <text:p>0,395305788809962</text:p>
          </table:table-cell>
          <table:table-cell office:value-type="float" office:value="161" calcext:value-type="float">
            <text:p>161</text:p>
          </table:table-cell>
          <table:table-cell office:value-type="float" office:value="0.470760233918129" calcext:value-type="float">
            <text:p>0,47076023391812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0,0,-1,0,0,-3,0,-1,-1,-1,-1,1,-1,-1,-1,-3,-1,-1,1,0,-1,-3,-2,2,2,-3,2,-3,-3,-3,2,0,1,2,0,0,0,0,0,0,0,0,0,0,0,0,0,0,0,0,0,0,0,0,0,0,0,0,0,0,0,0,0,0,0,0,0,0,0,1,-1,0,0,2,0,-1,-1]</text:p>
          </table:table-cell>
          <table:table-cell office:value-type="float" office:value="0.397324384686702" calcext:value-type="float">
            <text:p>0,397324384686702</text:p>
          </table:table-cell>
          <table:table-cell office:value-type="float" office:value="75" calcext:value-type="float">
            <text:p>75</text:p>
          </table:table-cell>
          <table:table-cell office:value-type="float" office:value="0.219298245614035" calcext:value-type="float">
            <text:p>0,219298245614035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2,-2,1,1,1,1,2,-3,0,1,2,2,-3,-1,-1,2,-1,-3,-2,-3,-3,2,-2,0,-1,0,0,-2,-2,0,0,2,1,-1,2,-3,-3,-2,-1,-1,-1,0,-1,1,0,0,-1,0,2,1,2,-3,-1,-1,0,2,2,-3,-1,-2,-2,0,2,2,-3,2,-2,0,0,-1,2,-2,1,1,1,-1,0,0]</text:p>
          </table:table-cell>
          <table:table-cell office:value-type="float" office:value="0.397994974842648" calcext:value-type="float">
            <text:p>0,397994974842648</text:p>
          </table:table-cell>
          <table:table-cell office:value-type="float" office:value="146" calcext:value-type="float">
            <text:p>146</text:p>
          </table:table-cell>
          <table:table-cell office:value-type="float" office:value="0.426900584795322" calcext:value-type="float">
            <text:p>0,42690058479532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2,-1,2,-3,-1,0,2,0,-1,1,-1,-1,-2,-2,-3,1,1,0,0,0,0,0,0,0,0,0,0,0,0,0,0,0,0,0,0,0,0,0,0,0,0,0,0,0,0,0,0,0,0,0,0,0,0,0,0,0,0,0,0,0,0,2,-1,0,-1,0,0,-1,1,-3,0,0,-2,-1,1]</text:p>
          </table:table-cell>
          <table:table-cell office:value-type="float" office:value="0.397994974842648" calcext:value-type="float">
            <text:p>0,397994974842648</text:p>
          </table:table-cell>
          <table:table-cell office:value-type="float" office:value="68" calcext:value-type="float">
            <text:p>68</text:p>
          </table:table-cell>
          <table:table-cell office:value-type="float" office:value="0.198830409356725" calcext:value-type="float">
            <text:p>0,198830409356725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-3,-3,1,-3,-1,-3,0,2,2,-2,-2,-2,1,-3,2,-3,-1,-3,0,0,0,2,2,-1,2,0,1,1,-2,0,1,-1,-2,-2,1,1,-3,-1,0,2,1,-2,0,0,1,2,-1,0,2,2,1,1,2,2,-1,-2,-2,-2,2,2,-2,1,0,-1,0,1,-3,0,0,0,-2,2,-2,0,-2,1,-2]</text:p>
          </table:table-cell>
          <table:table-cell office:value-type="float" office:value="0.398664437006028" calcext:value-type="float">
            <text:p>0,398664437006028</text:p>
          </table:table-cell>
          <table:table-cell office:value-type="float" office:value="160" calcext:value-type="float">
            <text:p>160</text:p>
          </table:table-cell>
          <table:table-cell office:value-type="float" office:value="0.467836257309942" calcext:value-type="float">
            <text:p>0,467836257309942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1,1,-1,-3,1,1,1,-3,2,-3,0,0,-1,2,-3,2,2,0,-3,0,-3,-2,-1,0,-2,-2,0,2,-1,-2,-1,-1,-1,-3,2,-2,1,-2,-2,-1,2,0,0,-1,2,2,1,-3,0,-1,1,1,2,-3,0,-2,-1,1,2,0,-2,1,0,0,0,-2,-2,-1,-3,2,-3,0,-2,0,1]</text:p>
          </table:table-cell>
          <table:table-cell office:value-type="float" office:value="0.399332776849918" calcext:value-type="float">
            <text:p>0,399332776849918</text:p>
          </table:table-cell>
          <table:table-cell office:value-type="float" office:value="153" calcext:value-type="float">
            <text:p>153</text:p>
          </table:table-cell>
          <table:table-cell office:value-type="float" office:value="0.447368421052632" calcext:value-type="float">
            <text:p>0,44736842105263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3,0,0,0,0,0,0,0,0,0,0,0,0,0,0,0,0,0,-2,2,2,-3,2,-3,-3,-3,2,0,1,2,0,0,0,0,2,0,0,0,0,0,0,0,0,0,0,-3,0,0,0,0,0,0,0,0,0,0,0,0,0,0,0,0,0,0,0,0,0,0,0,0,0,0,0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47" calcext:value-type="float">
            <text:p>47</text:p>
          </table:table-cell>
          <table:table-cell office:value-type="float" office:value="0.137426900584795" calcext:value-type="float">
            <text:p>0,13742690058479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-1,-1,-1,-1,1,-1,-1,-1,-3,-1,-1,1,0,-1,-3,-2,2,2,-3,2,-3,-3,-3,2,0,1,2,0,0,0,0,0,0,0,0,0,0,0,0,0,0,0,-3,0,0,0,0,0,0,0,0,0,0,0,0,0,0,0,0,0,0,0,0,0,0,0,0,0,0,0]</text:p>
          </table:table-cell>
          <table:table-cell office:value-type="float" office:value="0.409226913419275" calcext:value-type="float">
            <text:p>0,409226913419275</text:p>
          </table:table-cell>
          <table:table-cell office:value-type="float" office:value="61" calcext:value-type="float">
            <text:p>61</text:p>
          </table:table-cell>
          <table:table-cell office:value-type="float" office:value="0.178362573099415" calcext:value-type="float">
            <text:p>0,17836257309941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-2,-3,0,0,0,0,0,0,0,0,0,0,0,0,0,0,0,0,0,0,0,0,0,0,0,0,0,0,0,0,1,0,0,0,-2,0,0,0,0,0,0,0,0,0,0,0,0,0,0,0,0,0,-2,0,-2,-3,1,-2,1,2,1,-1,0,0,2,0,-1,-1]</text:p>
          </table:table-cell>
          <table:table-cell office:value-type="float" office:value="0.409878030638384" calcext:value-type="float">
            <text:p>0,409878030638384</text:p>
          </table:table-cell>
          <table:table-cell office:value-type="float" office:value="54" calcext:value-type="float">
            <text:p>54</text:p>
          </table:table-cell>
          <table:table-cell office:value-type="float" office:value="0.157894736842105" calcext:value-type="float">
            <text:p>0,15789473684210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2,2,2,1,2,2,-3,2,-3,-3,-3,2,0,1,2,0,0,0,0,0,0,0,0,0,0,0,0,0,0,0,0,0,0,0,0,0,0,0,0,0,0,0,0,0,0,0,0,0,0,0,0,0,2,2,0,2,-2,-1]</text:p>
          </table:table-cell>
          <table:table-cell office:value-type="float" office:value="0.411177171869581" calcext:value-type="float">
            <text:p>0,411177171869581</text:p>
          </table:table-cell>
          <table:table-cell office:value-type="float" office:value="93" calcext:value-type="float">
            <text:p>93</text:p>
          </table:table-cell>
          <table:table-cell office:value-type="float" office:value="0.271929824561403" calcext:value-type="float">
            <text:p>0,27192982456140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0,1,0,0,0,0,0,0,0,1,2,0,0,0,0,0,0,0,0,0,0,0,0,0,0,0,0,0,0,0,0,0,-3,-2,0,0,0,0,0,0,0,0,0,0,0,0,2,2,0,2,-2,-1]</text:p>
          </table:table-cell>
          <table:table-cell office:value-type="float" office:value="0.411177171869581" calcext:value-type="float">
            <text:p>0,411177171869581</text:p>
          </table:table-cell>
          <table:table-cell office:value-type="float" office:value="68" calcext:value-type="float">
            <text:p>68</text:p>
          </table:table-cell>
          <table:table-cell office:value-type="float" office:value="0.198830409356725" calcext:value-type="float">
            <text:p>0,198830409356725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-3,-1,-3,2,-3,0,2,-1,-2,2,-1,2,0,-2,-1,2,-2,0,0,0,2,2,2,1,0,-3,-3,-1,-3,0,-3,-3,2,-1,-2,0,-1,0,-2,-2,-3,0,-3,-2,2,1,-1,-2,0,-2,-3,1,-2,1,0,1,-1,0,0,2,0,-1,-1]</text:p>
          </table:table-cell>
          <table:table-cell office:value-type="float" office:value="0.41182520563948" calcext:value-type="float">
            <text:p>0,41182520563948</text:p>
          </table:table-cell>
          <table:table-cell office:value-type="float" office:value="156" calcext:value-type="float">
            <text:p>156</text:p>
          </table:table-cell>
          <table:table-cell office:value-type="float" office:value="0.456140350877193" calcext:value-type="float">
            <text:p>0,456140350877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2,0,-1,-3,0,0,0,0,0,0,0,0,0,0,0,0,0,0,0,0,0,0,0,0,2,-1,1,-2,1,0,1,-1,0,0,2,0,-1,-1]</text:p>
          </table:table-cell>
          <table:table-cell office:value-type="float" office:value="0.413763217311544" calcext:value-type="float">
            <text:p>0,413763217311544</text:p>
          </table:table-cell>
          <table:table-cell office:value-type="float" office:value="99" calcext:value-type="float">
            <text:p>99</text:p>
          </table:table-cell>
          <table:table-cell office:value-type="float" office:value="0.289473684210526" calcext:value-type="float">
            <text:p>0,289473684210526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-1,-1,-3,-1,-1,-2,-2,-2,-3,-1,-2,-3,1,-2,-2,2,2,-3,2,-3,-3,-3,2,0,1,2,0,0,0,0,0,0,0,0,0,0,0,0,0,0,0,0,0,0,0,0,0,0,0,0,0,0,0,2,0,-3,1,0,-1,0,0,0,-1,2,2,0,2,-2,-1]</text:p>
          </table:table-cell>
          <table:table-cell office:value-type="float" office:value="0.415692193816531" calcext:value-type="float">
            <text:p>0,415692193816531</text:p>
          </table:table-cell>
          <table:table-cell office:value-type="float" office:value="107" calcext:value-type="float">
            <text:p>107</text:p>
          </table:table-cell>
          <table:table-cell office:value-type="float" office:value="0.312865497076023" calcext:value-type="float">
            <text:p>0,312865497076023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2,1,0,-3,1,-2,-2,0,-3,-2,-1,1,2,-1,-1,1,-2,1,-1,-3,-1,1,0,0,2,1,0,1,-2,-1,-3,-1,2,0,0,1,2,1,-2,2,-3,2,-1,-3,1,0,-2,0,1,3,-1,-2,-2,2,-3,-3,-2,-3,-2,2,1,-1,-2,0,-2,-3,1,-2,1,0,1,-1,0,0,2,0,-1,2]</text:p>
          </table:table-cell>
          <table:table-cell office:value-type="float" office:value="0.418887415264134" calcext:value-type="float">
            <text:p>0,418887415264134</text:p>
          </table:table-cell>
          <table:table-cell office:value-type="float" office:value="156" calcext:value-type="float">
            <text:p>156</text:p>
          </table:table-cell>
          <table:table-cell office:value-type="float" office:value="0.456140350877193" calcext:value-type="float">
            <text:p>0,456140350877193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2,-2,-3,-2,0,-1,1,-1,-2,-2,-3,1,1,0,2,0,-1,0,2,0,2,-2,2,-1,-1,-1,-1,0,-2,-2,0,2,0,1,-1,-3,2,2,0,-1,2,-2,-3,-1,-2,-1,-1,-3,-2,-3,2,0,0,1,1,-3,0,0,1,-1,-1,-3,-1,1,-3,-3,0,-1,-2,1,0]</text:p>
          </table:table-cell>
          <table:table-cell office:value-type="float" office:value="0.420158700175699" calcext:value-type="float">
            <text:p>0,420158700175699</text:p>
          </table:table-cell>
          <table:table-cell office:value-type="float" office:value="160" calcext:value-type="float">
            <text:p>160</text:p>
          </table:table-cell>
          <table:table-cell office:value-type="float" office:value="0.467836257309942" calcext:value-type="float">
            <text:p>0,467836257309942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-3,-3,1,-3,-1,-3,0,2,2,-2,-2,-2,1,-2,-1,-2,-2,2,0,2,2,2,1,-1,-2,0,1,1,-2,0,1,-1,-2,-2,1,1,-3,-1,0,2,1,-2,0,0,1,2,-1,0,2,2,1,1,2,2,-1,-2,-2,-2,2,2,-2,1,0,-1,0,1,-3,0,0,0,-2,2,-2,0,-2,1,-2]</text:p>
          </table:table-cell>
          <table:table-cell office:value-type="float" office:value="0.429573431828987" calcext:value-type="float">
            <text:p>0,429573431828987</text:p>
          </table:table-cell>
          <table:table-cell office:value-type="float" office:value="161" calcext:value-type="float">
            <text:p>161</text:p>
          </table:table-cell>
          <table:table-cell office:value-type="float" office:value="0.470760233918129" calcext:value-type="float">
            <text:p>0,470760233918129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2,0,-2,0,1,2,-2,-1,1,1,-1,1,0,1,-2,-1,0,0,1,-2,1,0,-1,-3,0,2,2,-1,-1,-1,-3,0,-3,2,2,1,-1,2,-3,0,0,-3,0,-1,-3,-2,2,1,2,-2,-3,0,-2,2,-2,0,-2,-3,2,1,-3,2,2,-1,1,1,0,0,1,0,2,0,0,-2,1,1,-3,2,2]</text:p>
          </table:table-cell>
          <table:table-cell office:value-type="float" office:value="0.439393521420909" calcext:value-type="float">
            <text:p>0,439393521420909</text:p>
          </table:table-cell>
          <table:table-cell office:value-type="float" office:value="148" calcext:value-type="float">
            <text:p>148</text:p>
          </table:table-cell>
          <table:table-cell office:value-type="float" office:value="0.432748538011696" calcext:value-type="float">
            <text:p>0,432748538011696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3,-2,2,-3,-1,-1,0,1,2,2,-3,-2,-2,-1,-3,1,2,-3,-3,-3,1,1,-2,-3,0,2,0,1,1,-1,-2,-1,1,2,-1,0,2,2,2,0,1,-1,-3,2,2,0,-1,2,-2,-3,-1,-2,-1,-1,-3,-2,-3,2,0,0,1,1,-3,0,0,1,-1,-1,-3,-1,1,-3,-3,0,-1,-2,1,-2]</text:p>
          </table:table-cell>
          <table:table-cell office:value-type="float" office:value="0.443621460256377" calcext:value-type="float">
            <text:p>0,443621460256377</text:p>
          </table:table-cell>
          <table:table-cell office:value-type="float" office:value="180" calcext:value-type="float">
            <text:p>180</text:p>
          </table:table-cell>
          <table:table-cell office:value-type="float" office:value="0.526315789473684" calcext:value-type="float">
            <text:p>0,526315789473684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1,-3,-3,1,-3,-1,-3,0,2,2,-2,-2,-2,1,-2,0,-2,-2,2,0,2,2,2,1,-1,-2,0,1,1,-2,0,1,-1,-2,-2,1,1,-3,-1,0,2,-3,-2,0,1,1,2,-1,0,2,0,-1,0,-2,-2,-3,0,1,-2,-2,-1,1,1,1,2,-2,-1,-3,-3,0,0,0,0,-2,0,-2,1,-2]</text:p>
          </table:table-cell>
          <table:table-cell office:value-type="float" office:value="0.444822061802994" calcext:value-type="float">
            <text:p>0,444822061802994</text:p>
          </table:table-cell>
          <table:table-cell office:value-type="float" office:value="159" calcext:value-type="float">
            <text:p>159</text:p>
          </table:table-cell>
          <table:table-cell office:value-type="float" office:value="0.464912280701754" calcext:value-type="float">
            <text:p>0,464912280701754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2,-2,2,-2,-1,-2,-3,1,-2,2,1,-3,-1,-3,1,-2,2,-1,1,0,-2,-2,0,-2,-3,-1,2,1,2,1,-3,1,1,-1,0,-2,-3,-1,0,1,-3,1,-1,0,2,0,-2,2,1,-3,-3,0,-1,-2,1,-3,1,1,-3,2,-1,-1,1,-1,1,-3,-1,2,-1,-1,-3,0,1,-3,0,-1,1,2]</text:p>
          </table:table-cell>
          <table:table-cell office:value-type="float" office:value="0.446616912651846" calcext:value-type="float">
            <text:p>0,446616912651846</text:p>
          </table:table-cell>
          <table:table-cell office:value-type="float" office:value="179" calcext:value-type="float">
            <text:p>179</text:p>
          </table:table-cell>
          <table:table-cell office:value-type="float" office:value="0.523391812865497" calcext:value-type="float">
            <text:p>0,523391812865497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1,1,-2,1,2,0,-1,-3,-1,-1,1,-1,0,2,-3,0,-2,-3,0,2,-3,2,-2,-3,-2,-2,-1,1,1,0,-2,-3,-2,-2,-3,-2,-1,-3,2,-3,-2,1,1,0,-3,-3,-1,-2,-2,-3,0,0,1,1,-1,2,0,-3,0,1,-3,0,-1,2]</text:p>
          </table:table-cell>
          <table:table-cell office:value-type="float" office:value="0.450777106783386" calcext:value-type="float">
            <text:p>0,450777106783386</text:p>
          </table:table-cell>
          <table:table-cell office:value-type="float" office:value="167" calcext:value-type="float">
            <text:p>167</text:p>
          </table:table-cell>
          <table:table-cell office:value-type="float" office:value="0.488304093567251" calcext:value-type="float">
            <text:p>0,488304093567251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2,-2,1,1,1,1,2,-3,0,1,-3,2,-3,0,0,-1,2,-3,2,2,0,-3,0,-3,-2,-1,0,-2,-2,0,2,-1,-2,-1,-1,-1,-3,2,-2,1,-2,-2,-1,2,0,0,-1,2,2,1,-3,0,-1,1,1,2,-3,0,-2,-1,1,2,0,-2,1,0,0,0,-2,-2,-1,-3,1,1,1,-1,0,0]</text:p>
          </table:table-cell>
          <table:table-cell office:value-type="float" office:value="0.465331423109737" calcext:value-type="float">
            <text:p>0,465331423109737</text:p>
          </table:table-cell>
          <table:table-cell office:value-type="float" office:value="145" calcext:value-type="float">
            <text:p>145</text:p>
          </table:table-cell>
          <table:table-cell office:value-type="float" office:value="0.423976608187135" calcext:value-type="float">
            <text:p>0,42397660818713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-2,-2,2,0,0,0,0,0,0,-2,0,0,0,0,0,0,0,0,0,0,0,0,0,0,0,0,0,0,0,0,0,0,0,0,0,0,0,0,0,0,0,0,0,0,0,0,0,0,0,0,0,0,0,0,0,0]</text:p>
          </table:table-cell>
          <table:table-cell office:value-type="float" office:value="0.467047463683653" calcext:value-type="float">
            <text:p>0,467047463683653</text:p>
          </table:table-cell>
          <table:table-cell office:value-type="float" office:value="17" calcext:value-type="float">
            <text:p>17</text:p>
          </table:table-cell>
          <table:table-cell office:value-type="float" office:value="0.0497076023391813" calcext:value-type="float">
            <text:p>0,049707602339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0,0,0,0,0,0,-2,-3,1,-2,1,0,1,-1,0,0,2,0,-1,-1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 office:value-type="float" office:value="0.187134502923977" calcext:value-type="float">
            <text:p>0,1871345029239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1,-1,-2,-3,-1,-2,-2,2,0,0,0,0,0,0,-2,0,0,0,0,0,0,0,0,0,0,0,0,0,0,0,0,0,0,0,0,0,0,0,0,0,0,0,0,0,0,0,0,0,0,0,0,0,0,0,0,0,0,0,0,0,0]</text:p>
          </table:table-cell>
          <table:table-cell office:value-type="float" office:value="0.469325757514614" calcext:value-type="float">
            <text:p>0,469325757514614</text:p>
          </table:table-cell>
          <table:table-cell office:value-type="float" office:value="22" calcext:value-type="float">
            <text:p>22</text:p>
          </table:table-cell>
          <table:table-cell office:value-type="float" office:value="0.064327485380117" calcext:value-type="float">
            <text:p>0,06432748538011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 office:value-type="float" office:value="0.108187134502924" calcext:value-type="float">
            <text:p>0,10818713450292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-1,-1,-1,-1,1,-1,-1,-1,-3,-1,-1,1,0,-1,-3,-2,2,2,-3,2,-3,0,-3,2,0,1,2,0,0,0,0,0,0,0,0,0,0,0,0,0,0,0,-3,0,0,0,0,0,0,0,0,0,0,0,0,0,0,0,0,0,0,0,0,0,0,0,0,0,0,0]</text:p>
          </table:table-cell>
          <table:table-cell office:value-type="float" office:value="0.471593044902064" calcext:value-type="float">
            <text:p>0,471593044902064</text:p>
          </table:table-cell>
          <table:table-cell office:value-type="float" office:value="55" calcext:value-type="float">
            <text:p>55</text:p>
          </table:table-cell>
          <table:table-cell office:value-type="float" office:value="0.160818713450292" calcext:value-type="float">
            <text:p>0,160818713450292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-2,1,1,-2,0,0,-3,-3,1,2,-2,-3,-1,0,1,-2,-3,-2,-1,-2,-2,-1,-2,-1,0,-1,-2,-1,-1,-1,-1,-1,1,0,-3,-1,-1,2,2,0,2,-2,-1]</text:p>
          </table:table-cell>
          <table:table-cell office:value-type="float" office:value="0.475534786670054" calcext:value-type="float">
            <text:p>0,475534786670054</text:p>
          </table:table-cell>
          <table:table-cell office:value-type="float" office:value="171" calcext:value-type="float">
            <text:p>171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1,-1,-3,-1,1,0,0,2,1,0,1,-2,-1,-3,-1,2,0,0,1,0,0,0,0,0,0,0,0,0,0,0,0,0,0,0,0,0,0,0,0,0,0,-3,-2,0,0,0,0,0,0,0,0,0,0,0,0,2,2,0,2,-2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79" calcext:value-type="float">
            <text:p>79</text:p>
          </table:table-cell>
          <table:table-cell office:value-type="float" office:value="0.230994152046784" calcext:value-type="float">
            <text:p>0,2309941520467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 office:value-type="float" office:value="0.0701754385964912" calcext:value-type="float">
            <text:p>0,070175438596491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3,1,-2,2,-1,-2,1,0,2,-1,-1,-2,-3,-3,2,0,2,1,-1,-3,2,-2,0,-3,0,2,0,-3,-3,-3,-3,1,0,1,-2,-3,-1,-2,1,2,2,-2,-3,-1,-1,-2,0,-2,2,-2,1,-1,-3,-3,-3,1,-3,-2,-2,0,1,0,-1,1,-2,1,1,-1,2,1,-3,1,-3,0,-2,1,-3,-2]</text:p>
          </table:table-cell>
          <table:table-cell office:value-type="float" office:value="0.484974226119286" calcext:value-type="float">
            <text:p>0,484974226119286</text:p>
          </table:table-cell>
          <table:table-cell office:value-type="float" office:value="190" calcext:value-type="float">
            <text:p>190</text:p>
          </table:table-cell>
          <table:table-cell office:value-type="float" office:value="0.555555555555556" calcext:value-type="float">
            <text:p>0,55555555555555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484974226119286" calcext:value-type="float">
            <text:p>0,484974226119286</text:p>
          </table:table-cell>
          <table:table-cell office:value-type="float" office:value="25" calcext:value-type="float">
            <text:p>25</text:p>
          </table:table-cell>
          <table:table-cell office:value-type="float" office:value="0.0730994152046784" calcext:value-type="float">
            <text:p>0,073099415204678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1,-2,-3,-3,-3,-1,0,2,1,1,-1,2,-3,1,-3,2,-3,-1,-3,0,0,0,2,2,-1,2,1,0,2,0,0,2,-3,-1,-3,-2,-1,2,2,2,-2,-3,-3,-3,1,-2,-1,0,-3,-1,1,0,-2,2,-1,2,-1,-3,1,-2,0,2,-3,-2,-2,-1,2,0,1,2,0,-3,-1,-3,-2,-1,0,2]</text:p>
          </table:table-cell>
          <table:table-cell office:value-type="float" office:value="0.490441977539987" calcext:value-type="float">
            <text:p>0,490441977539987</text:p>
          </table:table-cell>
          <table:table-cell office:value-type="float" office:value="181" calcext:value-type="float">
            <text:p>181</text:p>
          </table:table-cell>
          <table:table-cell office:value-type="float" office:value="0.529239766081871" calcext:value-type="float">
            <text:p>0,529239766081871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-1,-1,2,0,0,-3,-1,0,-2,-3,-2,1,0,-3,-1,-2,2,-2,1,-1,0,1,0,-2,0,1,-3,2,1,2,2,-1,0,-1,-1,-1,0,-1,-2,-1,-2,2,-3,0,0,-3,-3,-3,-3,1,2,-3,0,-2,2,0,1,1,2,1,2,0,2,-2,-2,1,-3,-2,0,-3,0,0,-3,-1,-2,0,0,2]</text:p>
          </table:table-cell>
          <table:table-cell office:value-type="float" office:value="0.495849439514321" calcext:value-type="float">
            <text:p>0,495849439514321</text:p>
          </table:table-cell>
          <table:table-cell office:value-type="float" office:value="160" calcext:value-type="float">
            <text:p>160</text:p>
          </table:table-cell>
          <table:table-cell office:value-type="float" office:value="0.467836257309942" calcext:value-type="float">
            <text:p>0,467836257309942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2,2,1,2,-3,-2,1,-3,2,1,-1,1,-2,-1,-3,2,2,-1,2,0,-1,-2,-1,1,-3,0,2,0,-2,2,1,1,-3,-3,-1,-2,1,2,1,-2,0,1,-3,-1,-2,0,2,-3,0,0,-3,-2,0,-3,-2,0,-1,2,2,0,-1,-2,2,2,2,0,0,-2,-3,1,-2,-3,1,0,-3,0]</text:p>
          </table:table-cell>
          <table:table-cell office:value-type="float" office:value="0.497995983919549" calcext:value-type="float">
            <text:p>0,497995983919549</text:p>
          </table:table-cell>
          <table:table-cell office:value-type="float" office:value="173" calcext:value-type="float">
            <text:p>173</text:p>
          </table:table-cell>
          <table:table-cell office:value-type="float" office:value="0.505847953216374" calcext:value-type="float">
            <text:p>0,5058479532163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3,0,0,1,-2,1,2,-2,-1,-3,2,0,0,1,-3,-1,-3,2,-3,-3,-3,2,0,1,2,0,0,0,0,0,0,0,0,0,0,0,0,0,0,0,0,0,0,0,0,0,0,0,-3,-2,0,0,0,0,0,0,0,0,0,0,0,0,2,2,0,2,-2,-1]</text:p>
          </table:table-cell>
          <table:table-cell office:value-type="float" office:value="0.498531175889065" calcext:value-type="float">
            <text:p>0,498531175889065</text:p>
          </table:table-cell>
          <table:table-cell office:value-type="float" office:value="89" calcext:value-type="float">
            <text:p>89</text:p>
          </table:table-cell>
          <table:table-cell office:value-type="float" office:value="0.260233918128655" calcext:value-type="float">
            <text:p>0,260233918128655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2,0,-2,0,-2,-1,-2,-3,1,-2,2,1,-3,-1,-2,-1,0,0,1,-2,1,0,-1,-3,0,2,2,-1,-1,-1,-3,2,-3,2,2,1,-1,2,-3,0,0,-3,0,-1,-3,-2,2,1,1,-2,-3,0,-2,2,-2,0,-2,-3,2,1,-3,2,2,-1,1,1,0,0,1,0,2,0,0,-2,1,1,-3,2,2]</text:p>
          </table:table-cell>
          <table:table-cell office:value-type="float" office:value="0.501730339259381" calcext:value-type="float">
            <text:p>0,501730339259381</text:p>
          </table:table-cell>
          <table:table-cell office:value-type="float" office:value="159" calcext:value-type="float">
            <text:p>159</text:p>
          </table:table-cell>
          <table:table-cell office:value-type="float" office:value="0.464912280701754" calcext:value-type="float">
            <text:p>0,464912280701754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-3,-3,0,-2,0,-3,2,2,-2,2,-1,-1,-1,1,-1,0,-2,-1,-3,1,2,-2,-1,2,-2,-2,-3,2,0,-1,-3,1,-3,2,1,2,1,0,1,2,-1,1,1,0,-2,-1,2,-2,0,-1,0,-1,-1,0,2,2,0,1,2,-1,2,2,-2,2,1,0,-2,0,-3,0,1,1,1,-2,-2,-3,-1,2]</text:p>
          </table:table-cell>
          <table:table-cell office:value-type="float" office:value="0.513290041464538" calcext:value-type="float">
            <text:p>0,513290041464538</text:p>
          </table:table-cell>
          <table:table-cell office:value-type="float" office:value="162" calcext:value-type="float">
            <text:p>162</text:p>
          </table:table-cell>
          <table:table-cell office:value-type="float" office:value="0.473684210526316" calcext:value-type="float">
            <text:p>0,473684210526316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2,1,-2,-1,-2,-3,-2,-1,-1,2,-3,2,2,-3,2,-3,1,-1,2,-3,2,1,-1,0,2,0,-3,2,2,1,-1,-1,2,-1,1,-3,-1,-1,-1,-3,2,2,1,0,2,1,-2,-3,-1,-3,-2,2,-1,-2,1,-3,-2,0,-1,0,2,-1,0,1,0,0,2,0,-1,1,1,-2,-3,1,-3,-3,2,1]</text:p>
          </table:table-cell>
          <table:table-cell office:value-type="float" office:value="0.519486926367418" calcext:value-type="float">
            <text:p>0,519486926367418</text:p>
          </table:table-cell>
          <table:table-cell office:value-type="float" office:value="181" calcext:value-type="float">
            <text:p>181</text:p>
          </table:table-cell>
          <table:table-cell office:value-type="float" office:value="0.529239766081871" calcext:value-type="float">
            <text:p>0,5292397660818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-2,2,2,-3,2,-3,0,-3,2,0,1,2,0,0,0,0,0,0,0,0,-1,2,0,1,-1,0,3,0,0,0,0,0,0,0,0,0,-1,1,0,0,0,0,0,0,0,0,0,0,0,0,0,0,0,0,0]</text:p>
          </table:table-cell>
          <table:table-cell office:value-type="float" office:value="0.521024631535465" calcext:value-type="float">
            <text:p>0,521024631535465</text:p>
          </table:table-cell>
          <table:table-cell office:value-type="float" office:value="41" calcext:value-type="float">
            <text:p>41</text:p>
          </table:table-cell>
          <table:table-cell office:value-type="float" office:value="0.119883040935673" calcext:value-type="float">
            <text:p>0,119883040935673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1,2,-2,-2,-3,-2,-3,-1,0,2,-2,-3,-2,-2,-1,0,0,-1,1,2,-1,1,-2,-3,-3,-1,0,-2,0,1,-1,-1,2,-3,0,-3,-3,1,-2,-2,2,1,-2,1,2,-3,1,-1,-2,1,2,-1,1,1,0,-3,1,-3,-2,1,0,2,1,1,-1,1,-3,-3,1,-1,0,2,-2,0,-3,0,-1,0]</text:p>
          </table:table-cell>
          <table:table-cell office:value-type="float" office:value="0.521536192416212" calcext:value-type="float">
            <text:p>0,521536192416212</text:p>
          </table:table-cell>
          <table:table-cell office:value-type="float" office:value="169" calcext:value-type="float">
            <text:p>169</text:p>
          </table:table-cell>
          <table:table-cell office:value-type="float" office:value="0.494152046783626" calcext:value-type="float">
            <text:p>0,494152046783626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2,2,-2,-1,0,0,-2,-2,0,1,1,0,-3,-1,1,-3,2,2,0,1,-3,1,-2,2,2,-2,0,1,-3,0,-2,-3,1,-2,-3,2,-1,1,-2,2,-2,-3,0,-3,-2,-1,1,-1,2,1,-3,2,-1,-1,-1,-3,1,-1,0,-2,2,-1,-3,-3,0,0,2,1,-1,1,0,-2,0,0,0,-3,-2]</text:p>
          </table:table-cell>
          <table:table-cell office:value-type="float" office:value="0.52459508194416" calcext:value-type="float">
            <text:p>0,52459508194416</text:p>
          </table:table-cell>
          <table:table-cell office:value-type="float" office:value="167" calcext:value-type="float">
            <text:p>167</text:p>
          </table:table-cell>
          <table:table-cell office:value-type="float" office:value="0.488304093567251" calcext:value-type="float">
            <text:p>0,48830409356725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3,-3,0,-2,-2,0,-3,-2,-1,1,2,-1,-1,1,-2,1,-1,-3,-1,1,-1,0,2,1,0,1,0,0,-2,2,0,1,2,0,0,0,0,0,0,0,0,0,0,0,0,0,0,0,0,0,0,0,0,0,0,0,-3,-2,0,0,0,0,0,0,2,0,0,0,1,-1,0,0,2,0,-1,-1]</text:p>
          </table:table-cell>
          <table:table-cell office:value-type="float" office:value="0.52459508194416" calcext:value-type="float">
            <text:p>0,52459508194416</text:p>
          </table:table-cell>
          <table:table-cell office:value-type="float" office:value="83" calcext:value-type="float">
            <text:p>83</text:p>
          </table:table-cell>
          <table:table-cell office:value-type="float" office:value="0.242690058479532" calcext:value-type="float">
            <text:p>0,24269005847953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-1,0,0,0,0,3,0,0,0,0,2,0,0,0,0,0,0,-3,-2,0,0,0,0,0,0,0,0,0,0,0,0,0,0,0,0,0,0]</text:p>
          </table:table-cell>
          <table:table-cell office:value-type="float" office:value="0.52459508194416" calcext:value-type="float">
            <text:p>0,52459508194416</text:p>
          </table:table-cell>
          <table:table-cell office:value-type="float" office:value="47" calcext:value-type="float">
            <text:p>47</text:p>
          </table:table-cell>
          <table:table-cell office:value-type="float" office:value="0.137426900584795" calcext:value-type="float">
            <text:p>0,137426900584795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1,1,-2,1,2,0,-1,-3,-1,-1,1,-1,-1,-3,2,-2,-1,-1,2,-2,-2,1,-2,1,-2,-1,1,1,-1,-3,0,-2,1,2,-1,-2,1,0,0,-3,-2,1,1,0,-3,-3,-1,-2,-2,-3,0,0,1,1,-1,2,0,-3,0,1,-3,0,-1,2]</text:p>
          </table:table-cell>
          <table:table-cell office:value-type="float" office:value="0.525103164467073" calcext:value-type="float">
            <text:p>0,525103164467073</text:p>
          </table:table-cell>
          <table:table-cell office:value-type="float" office:value="158" calcext:value-type="float">
            <text:p>158</text:p>
          </table:table-cell>
          <table:table-cell office:value-type="float" office:value="0.461988304093567" calcext:value-type="float">
            <text:p>0,4619883040935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 office:value-type="float" office:value="0.064327485380117" calcext:value-type="float">
            <text:p>0,06432748538011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 office:value-type="float" office:value="0.12280701754386" calcext:value-type="float">
            <text:p>0,122807017543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0,-3,-2,0,0,0,0,0,0,0,0,0,0,0,0,2,2,0,2,-2,-1]</text:p>
          </table:table-cell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 office:value-type="float" office:value="0.0847953216374269" calcext:value-type="float">
            <text:p>0,08479532163742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-1,1,0,0,2,1,0,1,-2,-1,-3,-1,2,0,0,1,2,1,-2,2,-3,2,-1,-3,1,0,-2,0,1,-2,-1,-2,-2,2,-3,-3,-2,-3,-2,2,1,-1,-2,0,0,0,0,0,0,0,0,0,0,0,0,0,0,0]</text:p>
          </table:table-cell>
          <table:table-cell office:value-type="float" office:value="0.545527267879434" calcext:value-type="float">
            <text:p>0,545527267879434</text:p>
          </table:table-cell>
          <table:table-cell office:value-type="float" office:value="86" calcext:value-type="float">
            <text:p>86</text:p>
          </table:table-cell>
          <table:table-cell office:value-type="float" office:value="0.251461988304094" calcext:value-type="float">
            <text:p>0,251461988304094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-3,-2,-3,-1,-3,0,-3,-3,2,2,-1,-2,2,0,1,-2,2,1,-1,-1,1,0,0,1,-1,-3,-1,1,0,-1,-3,-2,2,1,2,-2,2,-2,-2,-2,-3,0,-1,2,-2,0,-2,1,-2,1,-1,1,2,0,-3,0,0,-1,2,-3,-2,-1,-1,-1,1,-2,-2,-3,1,-1,-2,1,0,-3,-1,-2]</text:p>
          </table:table-cell>
          <table:table-cell office:value-type="float" office:value="0.547479071137275" calcext:value-type="float">
            <text:p>0,547479071137275</text:p>
          </table:table-cell>
          <table:table-cell office:value-type="float" office:value="174" calcext:value-type="float">
            <text:p>174</text:p>
          </table:table-cell>
          <table:table-cell office:value-type="float" office:value="0.508771929824561" calcext:value-type="float">
            <text:p>0,508771929824561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3,-3,-2,-1,-2,-1,-2,-1,0,-1,2,-2,-2,2,-2,0,2,2,1,-1,-2,1,1,-1,-1,0,-1,-1,-3,0,2,-3,-2,0,2,-3,-3,0,1,-3,-3,-3,0,-1,-2,0,-3,-3,1,-3,0,1,2,1,1,-2,-2,1,-3,1,-3,2,-2,-3,-1,2,-3,0,-3,-3,-1,-1,-3,1,-2,-3,-2,-2]</text:p>
          </table:table-cell>
          <table:table-cell office:value-type="float" office:value="0.55184538897533" calcext:value-type="float">
            <text:p>0,55184538897533</text:p>
          </table:table-cell>
          <table:table-cell office:value-type="float" office:value="197" calcext:value-type="float">
            <text:p>197</text:p>
          </table:table-cell>
          <table:table-cell office:value-type="float" office:value="0.576023391812865" calcext:value-type="float">
            <text:p>0,5760233918128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2,-3,0,-3,2,0,1,2,0,0,0,0,0,0,0,0,0,0,0,0,0,0,0,0,0,0,0,0,0,0,0,0,0,0,0,0,0,0,0,0,0,0,0,0,0,2,2,0,2,-2,-1]</text:p>
          </table:table-cell>
          <table:table-cell office:value-type="float" office:value="0.55184538897533" calcext:value-type="float">
            <text:p>0,55184538897533</text:p>
          </table:table-cell>
          <table:table-cell office:value-type="float" office:value="35" calcext:value-type="float">
            <text:p>35</text:p>
          </table:table-cell>
          <table:table-cell office:value-type="float" office:value="0.10233918128655" calcext:value-type="float">
            <text:p>0,1023391812865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559046807819643" calcext:value-type="float">
            <text:p>0,559046807819643</text:p>
          </table:table-cell>
          <table:table-cell office:value-type="float" office:value="25" calcext:value-type="float">
            <text:p>25</text:p>
          </table:table-cell>
          <table:table-cell office:value-type="float" office:value="0.0730994152046784" calcext:value-type="float">
            <text:p>0,0730994152046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1,0,0,-2,0,-3,-2,-1,1,2,-1,-1,1,-2,1,-1,0,0,0,0,0,0,0,0,0,0,0,0,0,0,0,0,0,0,0,0,0,0,0,0,0,0,0,0,0,0,0,0,0,0,0,0,0,0,0,0,0,0,0,0,0,-2,-3,1,-2,1,0,1,-1,0,0,2,2,-2,-1]</text:p>
          </table:table-cell>
          <table:table-cell office:value-type="float" office:value="0.562849891178812" calcext:value-type="float">
            <text:p>0,562849891178812</text:p>
          </table:table-cell>
          <table:table-cell office:value-type="float" office:value="62" calcext:value-type="float">
            <text:p>62</text:p>
          </table:table-cell>
          <table:table-cell office:value-type="float" office:value="0.181286549707602" calcext:value-type="float">
            <text:p>0,18128654970760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-3,-2,0,0,0,0,0,0,0,0,0,0,0,0,2,2,0,2,-1,-1]</text:p>
          </table:table-cell>
          <table:table-cell office:value-type="float" office:value="0.568037557443754" calcext:value-type="float">
            <text:p>0,568037557443754</text:p>
          </table:table-cell>
          <table:table-cell office:value-type="float" office:value="59" calcext:value-type="float">
            <text:p>59</text:p>
          </table:table-cell>
          <table:table-cell office:value-type="float" office:value="0.172514619883041" calcext:value-type="float">
            <text:p>0,172514619883041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-2,-3,0,2,0,1,1,-1,-2,-1,1,2,-1,0,2,2,2,0,1,-1,-3,2,2,0,-1,2,-2,-3,-1,-2,-1,-1,-3,-2,-3,2,0,0,1,1,-3,0,0,1,-1,-1,-3,-1,1,-3,-3,0,-1,0,-1,-1]</text:p>
          </table:table-cell>
          <table:table-cell office:value-type="float" office:value="0.570379990298865" calcext:value-type="float">
            <text:p>0,570379990298865</text:p>
          </table:table-cell>
          <table:table-cell office:value-type="float" office:value="156" calcext:value-type="float">
            <text:p>156</text:p>
          </table:table-cell>
          <table:table-cell office:value-type="float" office:value="0.456140350877193" calcext:value-type="float">
            <text:p>0,456140350877193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2,-3,1,1,2,1,0,1,0,1,2,1,-2,0,-3,-2,2,-1,2,-3,2,-3,-3,-3,-1,0,1,0,-1,-2,-3,1,0,2,-1,0,1,-3,2,-2,0,-3,-3,2,2,-1,1,0,2,1,-3,-3,0,2,-3,-3,2,0,-1,-1,2,2,-2,-2,0,-2,-3,-1,-2,0,0,2,0,1,0,1,2,-3,-2]</text:p>
          </table:table-cell>
          <table:table-cell office:value-type="float" office:value="0.573178273605458" calcext:value-type="float">
            <text:p>0,573178273605458</text:p>
          </table:table-cell>
          <table:table-cell office:value-type="float" office:value="176" calcext:value-type="float">
            <text:p>176</text:p>
          </table:table-cell>
          <table:table-cell office:value-type="float" office:value="0.514619883040936" calcext:value-type="float">
            <text:p>0,514619883040936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2,-3,1,-2,1,-2,2,0,-1,-3,1,0,0,-2,-2,0,1,-1,0,-3,-2,-3,-2,1,1,-1,2,-2,0,2,2,-3,-3,-1,-3,1,2,2,-2,-2,-3,0,-1,-3,0,1,-2,2,-2,-1,0,-2,1,-1,-1,-3,1,-3,-1,-2,-2,1,2,0,-3,0,-1,-3,-3,0,1,1,-2,-2,-3,1,0,-3,-2]</text:p>
          </table:table-cell>
          <table:table-cell office:value-type="float" office:value="0.575962961772138" calcext:value-type="float">
            <text:p>0,575962961772138</text:p>
          </table:table-cell>
          <table:table-cell office:value-type="float" office:value="180" calcext:value-type="float">
            <text:p>180</text:p>
          </table:table-cell>
          <table:table-cell office:value-type="float" office:value="0.526315789473684" calcext:value-type="float">
            <text:p>0,526315789473684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-3,-2,-2,2,0,-3,1,1,2,-3,-3,0,-2,-1,-3,2,-1,-3,0,1,0,2,0,-2,-2,-2,-3,0,1,-1,-3,2,1,1,2,-1,1,1,-2,1,-3,-3,2,-1,1,-2,-3,1,1,-1,-1,-2,2,-1,1,-3,1,2,0,-2,-3,-3,2,-1,2,-2,2,0,-1,0,-3,0,2,1,1,-1,2,-3]</text:p>
          </table:table-cell>
          <table:table-cell office:value-type="float" office:value="0.579655069847578" calcext:value-type="float">
            <text:p>0,579655069847578</text:p>
          </table:table-cell>
          <table:table-cell office:value-type="float" office:value="180" calcext:value-type="float">
            <text:p>180</text:p>
          </table:table-cell>
          <table:table-cell office:value-type="float" office:value="0.526315789473684" calcext:value-type="float">
            <text:p>0,5263157894736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 office:value-type="float" office:value="0.0204678362573099" calcext:value-type="float">
            <text:p>0,02046783625731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1,-1,0,2,0,-1,-1,2,-1,2,-2,-2,2,-3,-1,0,0,0,2,1,-3,-1,-2,1,-3,-2,-3,0,-2,1,2,1,1,-3,-1,-3,0,0,2,-2,-1,2,0,-2,0,1,1,-3,2,2,0,-1,-2,2,2,-2,-3,1,2,-2,-2,2,1,0,-3,0,0,2,0,-1,2,2,1,1,-2,-2,2,-3]</text:p>
          </table:table-cell>
          <table:table-cell office:value-type="float" office:value="0.581033561853358" calcext:value-type="float">
            <text:p>0,581033561853358</text:p>
          </table:table-cell>
          <table:table-cell office:value-type="float" office:value="170" calcext:value-type="float">
            <text:p>170</text:p>
          </table:table-cell>
          <table:table-cell office:value-type="float" office:value="0.497076023391813" calcext:value-type="float">
            <text:p>0,49707602339181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 office:value-type="float" office:value="0.116959064327485" calcext:value-type="float">
            <text:p>0,116959064327485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2,0,-2,0,1,2,-2,-1,1,1,-1,1,0,1,-2,-1,0,0,1,-2,1,0,-1,-3,0,2,2,-1,-1,-1,-3,0,-3,2,2,1,-1,2,2,1,0,-3,-3,-1,-3,0,-3,-3,2,-1,-2,0,-1,2,-2,0,-2,-3,2,1,-3,2,2,-1,1,1,0,0,1,0,2,0,0,-2,1,1,-3,2,2]</text:p>
          </table:table-cell>
          <table:table-cell office:value-type="float" office:value="0.583323809446063" calcext:value-type="float">
            <text:p>0,583323809446063</text:p>
          </table:table-cell>
          <table:table-cell office:value-type="float" office:value="151" calcext:value-type="float">
            <text:p>151</text:p>
          </table:table-cell>
          <table:table-cell office:value-type="float" office:value="0.441520467836257" calcext:value-type="float">
            <text:p>0,441520467836257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2,-3,0,-2,2,0,1,-3,-2,-2,2,2,-1,0,-2,-1,0,2,2,-2,-3,-1,0,-2,1,-1,0,-1,-3,-3,-1,0,1,1,-2,-2,-1,2,-1,2,-1,-1,-2,1,-3,-2,-3,-2,-3,-1,-2,-3,1,-2,0,2,0,-2,-1,0,-3,-2,2,-3,1,-1,-2,0,-2,2,-3,0,-1,-3,1,0,-2,1,-3]</text:p>
          </table:table-cell>
          <table:table-cell office:value-type="float" office:value="0.589689183666559" calcext:value-type="float">
            <text:p>0,589689183666559</text:p>
          </table:table-cell>
          <table:table-cell office:value-type="float" office:value="180" calcext:value-type="float">
            <text:p>180</text:p>
          </table:table-cell>
          <table:table-cell office:value-type="float" office:value="0.526315789473684" calcext:value-type="float">
            <text:p>0,5263157894736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0,0,0,0,0,0,0,0,0,0,0,0,0,0,0,0,0,0,0,0,0,0,0,0,0,0,0,0,0,0,0,0,0,0,0,0,0]</text:p>
          </table:table-cell>
          <table:table-cell office:value-type="float" office:value="0.590141226035486" calcext:value-type="float">
            <text:p>0,590141226035486</text:p>
          </table:table-cell>
          <table:table-cell office:value-type="float" office:value="33" calcext:value-type="float">
            <text:p>33</text:p>
          </table:table-cell>
          <table:table-cell office:value-type="float" office:value="0.0964912280701754" calcext:value-type="float">
            <text:p>0,096491228070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3,0,0,0,0,0,0,0,0,0,0,0,0,0,0,0,0,0,-2,2,2,-3,2,-3,0,-3,2,0,1,2,0,0,0,0,2,0,0,0,0,0,0,0,0,0,0,-3,0,0,0,0,0,0,0,0,0,0,0,0,0,0,0,0,0,0,0,0,0,0,0,0,0,0,0]</text:p>
          </table:table-cell>
          <table:table-cell office:value-type="float" office:value="0.595986577030054" calcext:value-type="float">
            <text:p>0,595986577030054</text:p>
          </table:table-cell>
          <table:table-cell office:value-type="float" office:value="41" calcext:value-type="float">
            <text:p>41</text:p>
          </table:table-cell>
          <table:table-cell office:value-type="float" office:value="0.119883040935673" calcext:value-type="float">
            <text:p>0,1198830409356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 office:value-type="float" office:value="0.0204678362573099" calcext:value-type="float">
            <text:p>0,0204678362573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3,0,0,0,0,0,0,0,0,0,0,0,0,0,0,0,0,0,0,0,0,0,0,0,2,0,0,0,0,0,0,0,0,0,0,0,0,0,0,0,0,0,0,0,0,0,0,0,0,0,0,0,0,0,0,0,-1,0,0,0,0,0,0,2,2,0,0,-1,-1]</text:p>
          </table:table-cell>
          <table:table-cell office:value-type="float" office:value="0.599110451697626" calcext:value-type="float">
            <text:p>0,599110451697626</text:p>
          </table:table-cell>
          <table:table-cell office:value-type="float" office:value="24" calcext:value-type="float">
            <text:p>24</text:p>
          </table:table-cell>
          <table:table-cell office:value-type="float" office:value="0.0701754385964912" calcext:value-type="float">
            <text:p>0,0701754385964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2,0,-1,0,2,0,2,-2,2,-1,-1,-1,-1,0,-2,-2,0,-1,0,1,2,-3,2,-3,-3,0,0,0,-2,0,0,0,0,0,0,0,0,0,0,0,0,0,0,0,0,0,0,0,0,0,0,0,0,0,0,0,0]</text:p>
          </table:table-cell>
          <table:table-cell office:value-type="float" office:value="0.599555390824456" calcext:value-type="float">
            <text:p>0,599555390824456</text:p>
          </table:table-cell>
          <table:table-cell office:value-type="float" office:value="48" calcext:value-type="float">
            <text:p>48</text:p>
          </table:table-cell>
          <table:table-cell office:value-type="float" office:value="0.140350877192982" calcext:value-type="float">
            <text:p>0,1403508771929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0,0,-1,0,0,-3,0,0,0,0,0,0,0,0,0,0,0,0,0,0,0,0,0,0,0,0,0,-2,-1,-3,-1,2,0,0,0,0,0,0,0,0,0,0,0,0,0,0,0,0,0,0,0,0,0,0,0,0,0,0,0,0,0,0,0,0,0,0,0,0,0,1,-1,0,0,2,0,-1,-1]</text:p>
          </table:table-cell>
          <table:table-cell office:value-type="float" office:value="0.610136596727869" calcext:value-type="float">
            <text:p>0,610136596727869</text:p>
          </table:table-cell>
          <table:table-cell office:value-type="float" office:value="32" calcext:value-type="float">
            <text:p>32</text:p>
          </table:table-cell>
          <table:table-cell office:value-type="float" office:value="0.0935672514619883" calcext:value-type="float">
            <text:p>0,093567251461988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-2,2,-2,0,1,1,-3,2,0,2,0,-3,1,1,0,-3,2,-3,0,-3,1,-2,-1,1,-1,-2,-2,1,0,2,-2,-2,-1,1,1,-3,2,-2,-1,-1,-3,-2,0,1,-3,1,-1,-2,-1,1,1,2,1,-2,1,2,0,-1,-2,0,0,-1,-1,0,1,-2,0,-3,2,0,-2,0,0,-2,-3,0,1,0]</text:p>
          </table:table-cell>
          <table:table-cell office:value-type="float" office:value="0.611446372682565" calcext:value-type="float">
            <text:p>0,611446372682565</text:p>
          </table:table-cell>
          <table:table-cell office:value-type="float" office:value="151" calcext:value-type="float">
            <text:p>151</text:p>
          </table:table-cell>
          <table:table-cell office:value-type="float" office:value="0.441520467836257" calcext:value-type="float">
            <text:p>0,441520467836257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2,-1,0,1,-1,-2,-3,0,-2,-2,-2,0,-2,1,0,-3,2,1,-1,-3,-2,2,-3,0,2,-2,0,-3,2,-2,-1,-2,-1,-3,0,-1,-3,-2,2,-3,1,0,1,0,1,1,2,-1,2,-2,-2,-2,-1,-1,0,2,-1,-3,1,-2,1,-3,1,-3,2,2,-3,-3,-2,-2,-3,1,2,-1,-1,1,-3,-1]</text:p>
          </table:table-cell>
          <table:table-cell office:value-type="float" office:value="0.617089944821661" calcext:value-type="float">
            <text:p>0,617089944821661</text:p>
          </table:table-cell>
          <table:table-cell office:value-type="float" office:value="177" calcext:value-type="float">
            <text:p>177</text:p>
          </table:table-cell>
          <table:table-cell office:value-type="float" office:value="0.517543859649123" calcext:value-type="float">
            <text:p>0,517543859649123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-1,-2,-3,2,-3,-1,0,-3,0,2,-3,-3,2,2,1,-3,-1,-2,-3,2,-3,2,-3,2,-1,0,-1,1,2,0,1,2,0,0,-1,1,1,2,2,-1,0,0,2,0,0,2,-3,-3,-3,-2,0,-2,1,-2,-1,-1,-2,-3,-1,-1,-3,2,-2,-3,-2,-2,0,-1,0,2,-1,-1,-2,1,-2,-1,2]</text:p>
          </table:table-cell>
          <table:table-cell office:value-type="float" office:value="0.628225012767453" calcext:value-type="float">
            <text:p>0,628225012767453</text:p>
          </table:table-cell>
          <table:table-cell office:value-type="float" office:value="181" calcext:value-type="float">
            <text:p>181</text:p>
          </table:table-cell>
          <table:table-cell office:value-type="float" office:value="0.529239766081871" calcext:value-type="float">
            <text:p>0,5292397660818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 office:value-type="float" office:value="0.043859649122807" calcext:value-type="float">
            <text:p>0,04385964912280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0,0,0,0,0,0,0,0,0,0,0,0,0,0,0,0,0,0,0,0,0,0,0,0,0,0,0,0,0,0,0,0,0,0,0,0,0,0,0,0,0,0,0,0,0,0,0,0,0,0,0,0,0,0,0,0,0,0,0,0,0,0,0,-2,-3,1,-2,1,0,1,-1,0,0,2,0,-1,-1]</text:p>
          </table:table-cell>
          <table:table-cell office:value-type="float" office:value="0.650743164901996" calcext:value-type="float">
            <text:p>0,650743164901996</text:p>
          </table:table-cell>
          <table:table-cell office:value-type="float" office:value="30" calcext:value-type="float">
            <text:p>30</text:p>
          </table:table-cell>
          <table:table-cell office:value-type="float" office:value="0.087719298245614" calcext:value-type="float">
            <text:p>0,087719298245614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-1,-2,-2,-1,-2,0,2,2,-1,0,-3,2,-2,1,-2,2,-1,2,-1,1,1,2,-3,-1,-2,0,-1,0,-3,-1,2,-2,-3,1,-2,-2,2,-3,-2,-3,-3,-1,0,1,2,1,0,-2,-2,-1,-3,-3,1,-3,2,0,-3,1,-3,1,-2,-1,2,2,0,2,2,-1,0,2,2,-1,0,-2,0,-2,-2,-1]</text:p>
          </table:table-cell>
          <table:table-cell office:value-type="float" office:value="0.656861223293525" calcext:value-type="float">
            <text:p>0,656861223293525</text:p>
          </table:table-cell>
          <table:table-cell office:value-type="float" office:value="177" calcext:value-type="float">
            <text:p>177</text:p>
          </table:table-cell>
          <table:table-cell office:value-type="float" office:value="0.517543859649123" calcext:value-type="float">
            <text:p>0,51754385964912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0,0,0,0,-3,-2,0,0,0,0,0,0,0,0,0,0,0,0,2,2,0,0,0,0]</text:p>
          </table:table-cell>
          <table:table-cell office:value-type="float" office:value="0.656861223293525" calcext:value-type="float">
            <text:p>0,656861223293525</text:p>
          </table:table-cell>
          <table:table-cell office:value-type="float" office:value="33" calcext:value-type="float">
            <text:p>33</text:p>
          </table:table-cell>
          <table:table-cell office:value-type="float" office:value="0.0964912280701754" calcext:value-type="float">
            <text:p>0,096491228070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 office:value-type="float" office:value="0.0350877192982456" calcext:value-type="float">
            <text:p>0,03508771929824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1,1,-2,-2,0,1,2,-2,0,-3,2,-3,-3,-2,1,-1,2,-1,-1,1,-1,1,-1,-1,-3,-3,-3,-3,1,-2,-1,2,1,0,-3,2,2,-1,-3,-1,2,2,-2,0,1,-1,-2,-2,2,-1,2,0,0,1,-1,0,-2,2,-3,0,0,2,-1,-1,1,2,-1,0,-3,1,-1,-1,-2,2,1,-1,-1,2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169" calcext:value-type="float">
            <text:p>169</text:p>
          </table:table-cell>
          <table:table-cell office:value-type="float" office:value="0.494152046783626" calcext:value-type="float">
            <text:p>0,49415204678362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-2,-1,-3,1,-3,0,-1,2,1,-2,2,0,-2,0,1,2,-1,-3,-2,-3,2,-3,1,-2,1,2,-2,-2,-3,0,1,0,-1,-1,-1,-1,-1,0,0,2,2,1,1,0,2,-1,-2,-3,-3,1,-3,0,-2,-3,0,-2,0,1,-3,-3,-1,-3,2,-3,0,-1,-2,2,-3,-1,-1,1,-1,-2,-3,-2,-1,-2]</text:p>
          </table:table-cell>
          <table:table-cell office:value-type="float" office:value="0.679215233437335" calcext:value-type="float">
            <text:p>0,679215233437335</text:p>
          </table:table-cell>
          <table:table-cell office:value-type="float" office:value="179" calcext:value-type="float">
            <text:p>179</text:p>
          </table:table-cell>
          <table:table-cell office:value-type="float" office:value="0.523391812865497" calcext:value-type="float">
            <text:p>0,52339181286549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2,-3,2,-2,-3,-2,-2,0,0,0,0,0,0,0,0,0,0,0,0,0,0,0,0,0,0,0,0,0,0,0,0,0,0,0,0,0,0,0,0,0,0,0,0,0,0]</text:p>
          </table:table-cell>
          <table:table-cell office:value-type="float" office:value="0.680392043849231" calcext:value-type="float">
            <text:p>0,680392043849231</text:p>
          </table:table-cell>
          <table:table-cell office:value-type="float" office:value="20" calcext:value-type="float">
            <text:p>20</text:p>
          </table:table-cell>
          <table:table-cell office:value-type="float" office:value="0.0584795321637427" calcext:value-type="float">
            <text:p>0,05847953216374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-3,-1,0,0,-3,-1,-3,0,0,0,0,0,0,0,0,0,0,0,0,0,0,0,0,0,0,0,0]</text:p>
          </table:table-cell>
          <table:table-cell office:value-type="float" office:value="0.681175454637056" calcext:value-type="float">
            <text:p>0,681175454637056</text:p>
          </table:table-cell>
          <table:table-cell office:value-type="float" office:value="12" calcext:value-type="float">
            <text:p>12</text:p>
          </table:table-cell>
          <table:table-cell office:value-type="float" office:value="0.0350877192982456" calcext:value-type="float">
            <text:p>0,035087719298246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-1,-1,-2,0,-3,-1,-3,-3,1,1,1,1,0,2,-3,0,1,0,0,2,-3,2,-3,1,-2,-3,-3,1,-1,2,1,-3,-1,2,-1,-2,2,-1,-1,1,1,0,-2,-1,-2,0,1,2,1,-1,2,2,2,-1,-1,-1,-1,0,-2,-3,-1,-2,0,2,-3,1,-1,1,-1,1,1,-2,-2,2,-3,0,1,0]</text:p>
          </table:table-cell>
          <table:table-cell office:value-type="float" office:value="0.683130051063973" calcext:value-type="float">
            <text:p>0,683130051063973</text:p>
          </table:table-cell>
          <table:table-cell office:value-type="float" office:value="160" calcext:value-type="float">
            <text:p>160</text:p>
          </table:table-cell>
          <table:table-cell office:value-type="float" office:value="0.467836257309942" calcext:value-type="float">
            <text:p>0,467836257309942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-1,1,-1,0,2,-3,-3,-2,1,-2,-2,1,0,-2,-1,-3,2,0,-1,-3,-2,-3,2,-1,-3,1,-2,0,0,0,0,-1,0,2,0,2,0,2,1,-2,1,-3,0,-1,-2,2,0,1,2,0,2,-1,0,-1,-2,-1,2,-3,-1,-2,2,0,1,-3,0,1,-2,1,0,-1,-1,2,2,-3,-1,-2,0]</text:p>
          </table:table-cell>
          <table:table-cell office:value-type="float" office:value="0.692820323027551" calcext:value-type="float">
            <text:p>0,692820323027551</text:p>
          </table:table-cell>
          <table:table-cell office:value-type="float" office:value="144" calcext:value-type="float">
            <text:p>144</text:p>
          </table:table-cell>
          <table:table-cell office:value-type="float" office:value="0.421052631578947" calcext:value-type="float">
            <text:p>0,42105263157894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-2,2,-1,-3,1,0,-1,1,-1,2,1,0,0,0,0,0,0,0,0,0,0,0,0,0,0,0,0,0,0,0,0,0,0,0,0,0,0,0]</text:p>
          </table:table-cell>
          <table:table-cell office:value-type="float" office:value="0.696275807421168" calcext:value-type="float">
            <text:p>0,696275807421168</text:p>
          </table:table-cell>
          <table:table-cell office:value-type="float" office:value="20" calcext:value-type="float">
            <text:p>20</text:p>
          </table:table-cell>
          <table:table-cell office:value-type="float" office:value="0.0584795321637427" calcext:value-type="float">
            <text:p>0,05847953216374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 office:value-type="float" office:value="0.0116959064327485" calcext:value-type="float">
            <text:p>0,01169590643274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-3,-3,1,-3,-1,-3,0,2,2,-2,-2,-2,1,-2,0,0,0,0,0,0,0,0,0,0,0,0,0,0,0,0,0,0,0,0,0,0,0,0,0,0,0,0,0,0,0,0,0,0,0,0,0,0,0,0,0,0,0,0,0,0,0,0,0,0,0,0,0,0,0,0,-2,2,-2,0,-2,1,-2]</text:p>
          </table:table-cell>
          <table:table-cell office:value-type="float" office:value="0.701237002256251" calcext:value-type="float">
            <text:p>0,701237002256251</text:p>
          </table:table-cell>
          <table:table-cell office:value-type="float" office:value="65" calcext:value-type="float">
            <text:p>65</text:p>
          </table:table-cell>
          <table:table-cell office:value-type="float" office:value="0.190058479532164" calcext:value-type="float">
            <text:p>0,19005847953216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2,-3,-3,0,0,0,-2,0,0,0,0,0,0,0,0,0,0,0,0,0,0,0,0,0,0,0,0,0,0,0,0,0,0,0,0]</text:p>
          </table:table-cell>
          <table:table-cell office:value-type="float" office:value="0.706540869306228" calcext:value-type="float">
            <text:p>0,706540869306228</text:p>
          </table:table-cell>
          <table:table-cell office:value-type="float" office:value="13" calcext:value-type="float">
            <text:p>13</text:p>
          </table:table-cell>
          <table:table-cell office:value-type="float" office:value="0.0380116959064327" calcext:value-type="float">
            <text:p>0,038011695906433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1,1,2,1,1,-1,1,-2,-3,-2,2,-2,1,-2,1,2,-3,2,1,-1,2,1,-2,2,-3,0,1,-1,1,1,2,0,2,-1,-1,-1,2,0,1,1,-1,1,0,0,2,-1,0,1,-1,2,-2,-3,0,-2,2,-3,-1,-3,1,-2,1,-2,0,-1,-1,-1,-1,-1,1,-1,2,0,-3,2,2,-2,-3,1]</text:p>
          </table:table-cell>
          <table:table-cell office:value-type="float" office:value="0.712928233882392" calcext:value-type="float">
            <text:p>0,712928233882392</text:p>
          </table:table-cell>
          <table:table-cell office:value-type="float" office:value="166" calcext:value-type="float">
            <text:p>166</text:p>
          </table:table-cell>
          <table:table-cell office:value-type="float" office:value="0.485380116959064" calcext:value-type="float">
            <text:p>0,485380116959064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-2,-2,-2,-1,-2,-2,0,1,-1,2,-2,1,0,0,-3,-2,-2,2,0,-2,2,-2,1,-1,-1,-1,-3,0,-1,1,1,-2,1,1,-3,-1,2,-2,2,-2,0,-2,1,-1,-3,1,2,-3,0,1,-1,2,-2,-1,1,-3,0,2,2,2,-2,2,-1,0,-2,2,-3,1,0,0,-1,-3,-3,-2,1,0,-1,-2]</text:p>
          </table:table-cell>
          <table:table-cell office:value-type="float" office:value="0.717402722790112" calcext:value-type="float">
            <text:p>0,717402722790112</text:p>
          </table:table-cell>
          <table:table-cell office:value-type="float" office:value="169" calcext:value-type="float">
            <text:p>169</text:p>
          </table:table-cell>
          <table:table-cell office:value-type="float" office:value="0.494152046783626" calcext:value-type="float">
            <text:p>0,49415204678362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-2,2,0,0,0,0,0,0,0,0,0]</text:p>
          </table:table-cell>
          <table:table-cell office:value-type="float" office:value="0.719629534320727" calcext:value-type="float">
            <text:p>0,719629534320727</text:p>
          </table:table-cell>
          <table:table-cell office:value-type="float" office:value="8" calcext:value-type="float">
            <text:p>8</text:p>
          </table:table-cell>
          <table:table-cell office:value-type="float" office:value="0.0233918128654971" calcext:value-type="float">
            <text:p>0,02339181286549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-2,2,-3,-3,-2,-3,-2,2,1,-1,-2,0,-2,-3,0,-1,0,0,0,0,0,0,0,0,0,0]</text:p>
          </table:table-cell>
          <table:table-cell office:value-type="float" office:value="0.721479960451663" calcext:value-type="float">
            <text:p>0,721479960451663</text:p>
          </table:table-cell>
          <table:table-cell office:value-type="float" office:value="41" calcext:value-type="float">
            <text:p>41</text:p>
          </table:table-cell>
          <table:table-cell office:value-type="float" office:value="0.119883040935673" calcext:value-type="float">
            <text:p>0,119883040935673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-2,0,-2,-1,2,-2,-3,2,1,-3,1,-1,-1,2,-3,2,1,2,0,-3,0,1,1,-3,-2,-3,-1,0,0,-1,1,-1,1,1,0,0,-2,-3,-3,0,-3,1,-1,2,1,0,1,0,-2,2,2,-2,-1,-2,2,-1,1,-2,-3,1,1,0,-2,-2,-1,-2,1,0,-2,-1,0,0,1,-3,2,1,-1,2]</text:p>
          </table:table-cell>
          <table:table-cell office:value-type="float" office:value="0.721849476460755" calcext:value-type="float">
            <text:p>0,721849476460755</text:p>
          </table:table-cell>
          <table:table-cell office:value-type="float" office:value="156" calcext:value-type="float">
            <text:p>156</text:p>
          </table:table-cell>
          <table:table-cell office:value-type="float" office:value="0.456140350877193" calcext:value-type="float">
            <text:p>0,456140350877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-3,-2,0,0,0,0,0,0,0,0,0,0,0,0,0,0,0,0,0,0]</text:p>
          </table:table-cell>
          <table:table-cell office:value-type="float" office:value="0.730661800470414" calcext:value-type="float">
            <text:p>0,730661800470414</text:p>
          </table:table-cell>
          <table:table-cell office:value-type="float" office:value="7" calcext:value-type="float">
            <text:p>7</text:p>
          </table:table-cell>
          <table:table-cell office:value-type="float" office:value="0.0204678362573099" calcext:value-type="float">
            <text:p>0,02046783625731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-1,0,-1,-3,-3,-1,-1,-2,2,2,2,-3,1,-2,-2,1,0,-3,1,0,-2,1,2,-2,-1,1,1,0,-2,-3,1,-1,0,1,0,-3,-2,1,2,1,0,-1,1,-1,2,1,1,-3,-2,1,0,2,2,2,0,0,0,-2,0,-2,1,1,-3,1,-3,0,0,-3,0,-3,0,1,-3,-3,2,1,2]</text:p>
          </table:table-cell>
          <table:table-cell office:value-type="float" office:value="0.737925018774491" calcext:value-type="float">
            <text:p>0,737925018774491</text:p>
          </table:table-cell>
          <table:table-cell office:value-type="float" office:value="154" calcext:value-type="float">
            <text:p>154</text:p>
          </table:table-cell>
          <table:table-cell office:value-type="float" office:value="0.450292397660819" calcext:value-type="float">
            <text:p>0,45029239766081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0,3,0,0,0,0,0,0,0,0,0,0,0,0,0,0,0,0,0,0,0,0,0,0,0,0,0,-1,0,-2,-2,-3,-2,-1,-2,-2,1,-1,0,-3,-2,0,0,0,0,0,0,0,0,0,0,0,0,0,0,0,0,0]</text:p>
          </table:table-cell>
          <table:table-cell office:value-type="float" office:value="0.742608016834364" calcext:value-type="float">
            <text:p>0,742608016834364</text:p>
          </table:table-cell>
          <table:table-cell office:value-type="float" office:value="36" calcext:value-type="float">
            <text:p>36</text:p>
          </table:table-cell>
          <table:table-cell office:value-type="float" office:value="0.105263157894737" calcext:value-type="float">
            <text:p>0,10526315789473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2,-1,-3,2,-2,-1,-1,2,-2,-2,1,-2,1,-2,-1,1,1,0,0,0,0,0,0,0,0,0,0,0,0,0,0,0,0,0,0,0,0,0,0,0,0,0,0,0,0,0,0,0,0,0,0,0,0]</text:p>
          </table:table-cell>
          <table:table-cell office:value-type="float" office:value="0.747975044146973" calcext:value-type="float">
            <text:p>0,747975044146973</text:p>
          </table:table-cell>
          <table:table-cell office:value-type="float" office:value="36" calcext:value-type="float">
            <text:p>36</text:p>
          </table:table-cell>
          <table:table-cell office:value-type="float" office:value="0.105263157894737" calcext:value-type="float">
            <text:p>0,10526315789473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-1,2,0,-1,1,-1,-3,2,-2,-3,-2,-2,-1,-2,-2,2,2,-2,-3,1,1,1,0,-2,-2,-2,-3,-3,-2,1,-1,1,1,-3,2,-1,1,0,-3,2,1,1,2,-1,0,-1,-1,0,2,2,0,-1,-3,-2,2,0,-1,-1,-3,0,-1,-3,0,-1,1,0,0,-2,-2,2,-3,-1,-3,-3,-3,2,1,-2]</text:p>
          </table:table-cell>
          <table:table-cell office:value-type="float" office:value="0.764547796631011" calcext:value-type="float">
            <text:p>0,764547796631011</text:p>
          </table:table-cell>
          <table:table-cell office:value-type="float" office:value="172" calcext:value-type="float">
            <text:p>172</text:p>
          </table:table-cell>
          <table:table-cell office:value-type="float" office:value="0.502923976608187" calcext:value-type="float">
            <text:p>0,502923976608187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-2,-2,0,-3,2,1,-1,1,2,2,1,-3,0,-1,-1,-3,-2,2,0,-3,2,1,-2,0,0,-1,2,0,2,1,0,0,-2,-2,2,-3,2,1,-1,0,0,0,-2,-2,-2,-3,0,2,-2,-1,-1,-3,1,1,1,0,-3,-3,0,0,2,1,1,-2,-1,-3,2,-2,-1,-1,-3,0,0,2,0,-2,-1,-3]</text:p>
          </table:table-cell>
          <table:table-cell office:value-type="float" office:value="0.772183052563747" calcext:value-type="float">
            <text:p>0,772183052563747</text:p>
          </table:table-cell>
          <table:table-cell office:value-type="float" office:value="160" calcext:value-type="float">
            <text:p>160</text:p>
          </table:table-cell>
          <table:table-cell office:value-type="float" office:value="0.467836257309942" calcext:value-type="float">
            <text:p>0,46783625730994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2,0,-3,0,-2,-2,-3,-2,-2,0,1,0,1,1,-3,-2,-1,-2,0,-3,-3,-2,-1,1,2,2,2,0,1,2,2,-2,2,0,1,-1,-1,2,-3,-1,-1,-2,2,-1,-2,-3,-2,-3,-3,-1,-2,-2,0,0,0,2,-3,-2,1,-1,-2,-1,-1,-2,1,-1,1,-2,-3,1,2,-1,-2,-3,0,2,-1,-3,0]</text:p>
          </table:table-cell>
          <table:table-cell office:value-type="float" office:value="0.789599054372956" calcext:value-type="float">
            <text:p>0,789599054372956</text:p>
          </table:table-cell>
          <table:table-cell office:value-type="float" office:value="176" calcext:value-type="float">
            <text:p>176</text:p>
          </table:table-cell>
          <table:table-cell office:value-type="float" office:value="0.514619883040936" calcext:value-type="float">
            <text:p>0,514619883040936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-1,-1,2,1,-2,-3,-3,1,-3,1,0,-2,-2,0,-1,0,-2,-3,1,-2,0,2,0,1,0,-3,0,1,1,2,-3,-2,-1,2,-3,0,-2,1,2,-1,1,-3,1,1,1,-3,-2,-3,2,1,-3,-3,2,2,2,-1,2,-2,-2,-3,-1,-1,-3,-2,1,-2,1,-2,0,1,-2,-1,-2,-2,0,-1,-2,1]</text:p>
          </table:table-cell>
          <table:table-cell office:value-type="float" office:value="0.834266144584568" calcext:value-type="float">
            <text:p>0,834266144584568</text:p>
          </table:table-cell>
          <table:table-cell office:value-type="float" office:value="182" calcext:value-type="float">
            <text:p>182</text:p>
          </table:table-cell>
          <table:table-cell office:value-type="float" office:value="0.532163742690059" calcext:value-type="float">
            <text:p>0,532163742690059</text:p>
          </table:table-cell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-2,-1,2,1,-2,2,-2,2,-1,-2,-2,1,1,0,1,-1,-3,0,-3,-3,1,1,2,2,-1,2,-1,-1,-1,-2,-3,1,-3,-2,1,1,-1,-3,-3,-3,0,1,-1,-2,-3,-3,-2,-1,1,2,-1,-3,-2,0,-3,-1,0,2,-2,-1,-1,1,-1,-2,-3,0,1,0,1,2,2,-3,0,2,0,2,-2,0]</text:p>
          </table:table-cell>
          <table:table-cell office:value-type="float" office:value="0.846955331368386" calcext:value-type="float">
            <text:p>0,846955331368386</text:p>
          </table:table-cell>
          <table:table-cell office:value-type="float" office:value="166" calcext:value-type="float">
            <text:p>166</text:p>
          </table:table-cell>
          <table:table-cell office:value-type="float" office:value="0.485380116959064" calcext:value-type="float">
            <text:p>0,48538011695906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-2,1,1,-2,0,0,-3,-3,1,2,-2,-3,-1,0,1,-2,-3,-2,-1,-2,-2,-1,-2,-1,0,-1,-2,-1,-1,-1,-1,-1,1,0,-3,-1,-1,0,0,0,0,0,0]</text:p>
          </table:table-cell>
          <table:table-cell office:value-type="float" office:value="0.873002481859779" calcext:value-type="float">
            <text:p>0,873002481859779</text:p>
          </table:table-cell>
          <table:table-cell office:value-type="float" office:value="75" calcext:value-type="float">
            <text:p>75</text:p>
          </table:table-cell>
          <table:table-cell office:value-type="float" office:value="0.219298245614035" calcext:value-type="float">
            <text:p>0,219298245614035</text:p>
          </table:table-cell>
        </table:table-row>
      </table:table>
      <table:table table:name="Arkusz7" table:style-name="ta1"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-2,2,-2,0,0,0,0,0,0,0,0,0,0,0,0,0,0,0,0,0,0,0,0,0,0,0,0,-1,0,0,0,0,0,0,2,2,0,2,-2,-1]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2,-3,2,-3,-3,-3,2,0,2,-3,0,-3,-1,0,0,0,0,0,0,0,0,0,0,0,0,0,0,0,0,0,0,0,0,0,0,0,0,0,0,0,-1,0,0,0,0,0,0,2,2,0,2,-2,-1]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2,-2,-2,-1,-2,0,0,1,2,2,3,1,2,-3,-3,-1,0,0,0,-2,0,0,0,0,0,0,-2,0,0,0,1,-2,0,0,0,0,0,0,0,0,0,0,0,0,0,0,0,0,0,0,0]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1,-1,-2,-3,-1,-2,-2,2,2,-3,2,-3,-3,-3,0,0,2,-3,0,-3,-1,0,0,0,0,0,0,0,0,0,0,0,0,0,0,0,0,0,0,0,0,-3,-2,0,0,0,0,0,0,0,0,0,0,0,0,2,2,0,0,-1,-1]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0,0,0,0,0,0,0,0,0,0,0,0,0,0,0,0,0,0,0,0,0,0,0,0,0,0,0,-1,0,0,0,0,0,0,2,2,0,2,-2,-1]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2,0,-1,1,0,-1,1,-2,-1,-1,-2,-3,-1,-2,-2,2,2,0,0,0,0,0,-2,0,0,0,0,0,0,0,0,0,0,0,0,0,0,0,0,0,0,0,0,0,0,0,0,0,0,-3,-2,0,0,0,0,0,0,0,0,0,0,0,0,2,2,0,0,-1,-1]</text:p>
          </table:table-cell>
        </table:table-row>
      </table:table>
      <table:named-expressions/>
      <table:database-ranges>
        <table:database-range table:name="__Anonymous_Sheet_DB__0" table:target-range-address="'sorted chromosomes'.A1:'sorted chromosomes'.D900" table:contains-header="false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2" table:target-range-address="'Najlepsze chromosomy'.C18:'Najlepsze chromosomy'.F28" table:contains-header="false">
          <table:sort>
            <table:sort-by table:field-number="2" table:data-type="automatic"/>
          </table:sort>
        </table:database-range>
        <table:database-range table:name="__Anonymous_Sheet_DB__4" table:target-range-address="Arkusz5.A1:Arkusz5.D1326" table:display-filter-buttons="true" table:contains-header="false"/>
        <table:database-range table:name="__Anonymous_Sheet_DB__5" table:target-range-address="Arkusz6.A1:Arkusz6.E303" table:display-filter-buttons="true" table:contains-header="false">
          <table:filter table:display-duplicates="false">
            <table:filter-and>
              <table:filter-condition table:field-number="3" table:data-type="number" table:value="100" table:operator="&lt;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.00.0000</text:date>, <text:time style:data-style-name="N2" text:time-value="02:11:19.83761369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11T09:41:48.439033033</dc:date>
    <meta:editing-duration>PT15H51M55S</meta:editing-duration>
    <meta:editing-cycles>8</meta:editing-cycles>
    <meta:generator>LibreOffice/6.4.6.2$Linux_X86_64 LibreOffice_project/40$Build-2</meta:generator>
    <meta:document-statistic meta:table-count="7" meta:cell-count="1073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legend chart:legend-position="top" svg:x="5.227cm" svg:y="0.185cm" style:legend-expansion="wide" chart:style-name="ch2"/>
        <chart:plot-area chart:style-name="ch3" table:cell-range-address="Ewolucja.B2:Ewolucja.E20" chart:data-source-has-labels="both" svg:x="1.331cm" svg:y="0.963cm" svg:width="14.349cm" svg:height="6.876cm">
          <chartooo:coordinate-region svg:x="2.058cm" svg:y="1.162cm" svg:width="13.435cm" svg:height="6.03cm"/>
          <chart:axis chart:dimension="x" chart:name="primary-x" chart:style-name="ch4" chartooo:axis-type="auto">
            <chart:title svg:x="7.72cm" svg:y="8.019cm" chart:style-name="ch5">
              <text:p>Pokolenie</text:p>
            </chart:title>
            <chart:categories table:cell-range-address="Ewolucja.B3:Ewolucja.B20"/>
          </chart:axis>
          <chart:axis chart:dimension="y" chart:name="primary-y" chart:style-name="ch4">
            <chart:title svg:x="0.451cm" svg:y="4.961cm" chart:style-name="ch6">
              <text:p>Balans</text:p>
            </chart:title>
            <chart:grid chart:style-name="ch7" chart:class="major"/>
          </chart:axis>
          <chart:series chart:style-name="ch8" chart:values-cell-range-address="Ewolucja.C3:Ewolucja.C20" chart:label-cell-address="Ewolucja.C2:Ewolucja.C2" chart:class="chart:scatter">
            <chart:domain table:cell-range-address="Ewolucja.B3:Ewolucja.B20"/>
            <chart:data-point chart:repeated="18"/>
          </chart:series>
          <chart:series chart:style-name="ch9" chart:values-cell-range-address="Ewolucja.D3:Ewolucja.D20" chart:label-cell-address="Ewolucja.D2:Ewolucja.D2" chart:class="chart:scatter">
            <chart:data-point chart:repeated="18"/>
          </chart:series>
          <chart:series chart:style-name="ch10" chart:values-cell-range-address="Ewolucja.E3:Ewolucja.E20" chart:label-cell-address="Ewolucja.E2:Ewolucja.E2" chart:class="chart:scatte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MIN</text:p>
                <draw:g>
                  <svg:desc>Ewolucja.C2:Ewolucja.C2</svg:desc>
                </draw:g>
              </table:table-cell>
              <table:table-cell office:value-type="string">
                <text:p>MAX</text:p>
                <draw:g>
                  <svg:desc>Ewolucja.D2:Ewolucja.D2</svg:desc>
                </draw:g>
              </table:table-cell>
              <table:table-cell office:value-type="string">
                <text:p>AVG</text:p>
                <draw:g>
                  <svg:desc>Ewolucja.E2:Ewolucja.E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wolucja.B3:Ewolucja.B20</svg:desc>
                </draw:g>
              </table:table-cell>
              <table:table-cell office:value-type="float" office:value="0">
                <text:p>0</text:p>
                <draw:g>
                  <svg:desc>Ewolucja.B3:Ewolucja.B20</svg:desc>
                </draw:g>
              </table:table-cell>
              <table:table-cell office:value-type="float" office:value="0.154919333848297">
                <text:p>0.154919333848297</text:p>
                <draw:g>
                  <svg:desc>Ewolucja.C3:Ewolucja.C20</svg:desc>
                </draw:g>
              </table:table-cell>
              <table:table-cell office:value-type="float" office:value="0.832025640630544">
                <text:p>0.832025640630544</text:p>
                <draw:g>
                  <svg:desc>Ewolucja.D3:Ewolucja.D20</svg:desc>
                </draw:g>
              </table:table-cell>
              <table:table-cell office:value-type="float" office:value="0.552091449578055">
                <text:p>0.552091449578055</text:p>
                <draw:g>
                  <svg:desc>Ewolucja.E3:Ewolucja.E2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86189867250252">
                <text:p>0.186189867250252</text:p>
              </table:table-cell>
              <table:table-cell office:value-type="float" office:value="0.7170309151866">
                <text:p>0.7170309151866</text:p>
              </table:table-cell>
              <table:table-cell office:value-type="float" office:value="0.450854619214379">
                <text:p>0.45085461921437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832666399786453">
                <text:p>0.0832666399786453</text:p>
              </table:table-cell>
              <table:table-cell office:value-type="float" office:value="0.718888030224457">
                <text:p>0.718888030224457</text:p>
              </table:table-cell>
              <table:table-cell office:value-type="float" office:value="0.376178987717368">
                <text:p>0.3761789877173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653197264742181">
                <text:p>0.0653197264742181</text:p>
              </table:table-cell>
              <table:table-cell office:value-type="float" office:value="0.653605385534728">
                <text:p>0.653605385534728</text:p>
              </table:table-cell>
              <table:table-cell office:value-type="float" office:value="0.335915397153895">
                <text:p>0.3359153971538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05830052442584">
                <text:p>0.105830052442584</text:p>
              </table:table-cell>
              <table:table-cell office:value-type="float" office:value="0.638748776906852">
                <text:p>0.638748776906852</text:p>
              </table:table-cell>
              <table:table-cell office:value-type="float" office:value="0.265602470776833">
                <text:p>0.2656024707768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864098759787715">
                <text:p>0.0864098759787715</text:p>
              </table:table-cell>
              <table:table-cell office:value-type="float" office:value="0.565685424949238">
                <text:p>0.565685424949238</text:p>
              </table:table-cell>
              <table:table-cell office:value-type="float" office:value="0.250142047008082">
                <text:p>0.2501420470080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565685424949238">
                <text:p>0.0565685424949238</text:p>
              </table:table-cell>
              <table:table-cell office:value-type="float" office:value="0.560475988186232">
                <text:p>0.560475988186232</text:p>
              </table:table-cell>
              <table:table-cell office:value-type="float" office:value="0.239267303527839">
                <text:p>0.2392673035278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565685424949238">
                <text:p>0.0565685424949238</text:p>
              </table:table-cell>
              <table:table-cell office:value-type="float" office:value="0.590592922409336">
                <text:p>0.590592922409336</text:p>
              </table:table-cell>
              <table:table-cell office:value-type="float" office:value="0.24463108519497">
                <text:p>0.244631085194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653197264742181">
                <text:p>0.0653197264742181</text:p>
              </table:table-cell>
              <table:table-cell office:value-type="float" office:value="0.694742158406028">
                <text:p>0.694742158406028</text:p>
              </table:table-cell>
              <table:table-cell office:value-type="float" office:value="0.260299000500151">
                <text:p>0.2602990005001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4618802153517">
                <text:p>0.04618802153517</text:p>
              </table:table-cell>
              <table:table-cell office:value-type="float" office:value="0.562375912239017">
                <text:p>0.562375912239017</text:p>
              </table:table-cell>
              <table:table-cell office:value-type="float" office:value="0.24909356381046">
                <text:p>0.249093563810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516397779494322">
                <text:p>0.0516397779494322</text:p>
              </table:table-cell>
              <table:table-cell office:value-type="float" office:value="0.489353314760068">
                <text:p>0.489353314760068</text:p>
              </table:table-cell>
              <table:table-cell office:value-type="float" office:value="0.238702874045947">
                <text:p>0.23870287404594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565685424949238">
                <text:p>0.0565685424949238</text:p>
              </table:table-cell>
              <table:table-cell office:value-type="float" office:value="0.413763217311544">
                <text:p>0.413763217311544</text:p>
              </table:table-cell>
              <table:table-cell office:value-type="float" office:value="0.23173130285144">
                <text:p>0.231731302851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516397779494322">
                <text:p>0.0516397779494322</text:p>
              </table:table-cell>
              <table:table-cell office:value-type="float" office:value="0.462457205227323">
                <text:p>0.462457205227323</text:p>
              </table:table-cell>
              <table:table-cell office:value-type="float" office:value="0.191205790475816">
                <text:p>0.19120579047581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476655011512519">
                <text:p>0.476655011512519</text:p>
              </table:table-cell>
              <table:table-cell office:value-type="float" office:value="0.208175314901963">
                <text:p>0.20817531490196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230940107675851">
                <text:p>0.0230940107675851</text:p>
              </table:table-cell>
              <table:table-cell office:value-type="float" office:value="0.418887415264134">
                <text:p>0.418887415264134</text:p>
              </table:table-cell>
              <table:table-cell office:value-type="float" office:value="0.213334174310327">
                <text:p>0.2133341743103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565685424949238">
                <text:p>0.0565685424949238</text:p>
              </table:table-cell>
              <table:table-cell office:value-type="float" office:value="0.478887599895146">
                <text:p>0.478887599895146</text:p>
              </table:table-cell>
              <table:table-cell office:value-type="float" office:value="0.213034571292886">
                <text:p>0.2130345712928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230940107675851">
                <text:p>0.0230940107675851</text:p>
              </table:table-cell>
              <table:table-cell office:value-type="float" office:value="0.628225012767453">
                <text:p>0.628225012767453</text:p>
              </table:table-cell>
              <table:table-cell office:value-type="float" office:value="0.201089092899388">
                <text:p>0.20108909289938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516397779494322">
                <text:p>0.0516397779494322</text:p>
              </table:table-cell>
              <table:table-cell office:value-type="float" office:value="0.493693562175297">
                <text:p>0.493693562175297</text:p>
              </table:table-cell>
              <table:table-cell office:value-type="float" office:value="0.190572861962026">
                <text:p>0.1905728619620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